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7.svm" manifest:media-type=""/>
  <manifest:file-entry manifest:full-path="Pictures/10000000000002670000025AF945FF2F367AD83E.png" manifest:media-type="image/png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TablePreview7.svm" manifest:media-type=""/>
  <manifest:file-entry manifest:full-path="Pictures/TablePreview28.svm" manifest:media-type=""/>
  <manifest:file-entry manifest:full-path="Pictures/10000201000002000000020046FF672219159362.png" manifest:media-type="image/png"/>
  <manifest:file-entry manifest:full-path="Pictures/TablePreview5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8.svm" manifest:media-type=""/>
  <manifest:file-entry manifest:full-path="Pictures/TablePreview29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1000020100000200000002000495779E5F0A6401.png" manifest:media-type="image/png"/>
  <manifest:file-entry manifest:full-path="Pictures/TablePreview62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55.svm" manifest:media-type=""/>
  <manifest:file-entry manifest:full-path="Pictures/TablePreview56.svm" manifest:media-type=""/>
  <manifest:file-entry manifest:full-path="Pictures/TablePreview57.svm" manifest:media-type=""/>
  <manifest:file-entry manifest:full-path="Pictures/TablePreview58.svm" manifest:media-type=""/>
  <manifest:file-entry manifest:full-path="Pictures/TablePreview59.svm" manifest:media-type=""/>
  <manifest:file-entry manifest:full-path="Pictures/TablePreview60.svm" manifest:media-type=""/>
  <manifest:file-entry manifest:full-path="Pictures/TablePreview61.svm" manifest:media-type=""/>
  <manifest:file-entry manifest:full-path="Pictures/TablePreview63.svm" manifest:media-type=""/>
  <manifest:file-entry manifest:full-path="Pictures/TablePreview64.svm" manifest:media-type=""/>
  <manifest:file-entry manifest:full-path="Pictures/TablePreview65.svm" manifest:media-type=""/>
  <manifest:file-entry manifest:full-path="Pictures/TablePreview66.svm" manifest:media-type=""/>
  <manifest:file-entry manifest:full-path="Pictures/TablePreview67.svm" manifest:media-type=""/>
  <manifest:file-entry manifest:full-path="Pictures/TablePreview68.svm" manifest:media-type=""/>
  <manifest:file-entry manifest:full-path="Pictures/TablePreview69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72.svm" manifest:media-type=""/>
  <manifest:file-entry manifest:full-path="Pictures/TablePreview73.svm" manifest:media-type=""/>
  <manifest:file-entry manifest:full-path="Pictures/TablePreview74.svm" manifest:media-type=""/>
  <manifest:file-entry manifest:full-path="Pictures/TablePreview75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0.svm" manifest:media-type=""/>
  <manifest:file-entry manifest:full-path="Pictures/TablePreview81.svm" manifest:media-type=""/>
  <manifest:file-entry manifest:full-path="Pictures/TablePreview8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haroni" svg:font-family="Aharoni"/>
    <style:font-face style:name="Arial1" svg:font-family="Arial"/>
    <style:font-face style:name="DejaVu Sans1" svg:font-family="'DejaVu Sans'"/>
    <style:font-face style:name="Malgun Gothic" svg:font-family="'Malgun Gothic'"/>
    <style:font-face style:name="나눔고딕2" svg:font-family="나눔고딕"/>
    <style:font-face style:name="Aharoni1" svg:font-family="Aharoni" style:font-pitch="variable"/>
    <style:font-face style:name="Arial" svg:font-family="Arial" style:font-pitch="variable"/>
    <style:font-face style:name="DejaVu Sans" svg:font-family="'DejaVu Sans'" style:font-pitch="variable"/>
    <style:font-face style:name="Malgun Gothic1" svg:font-family="'Malgun Gothic'" style:font-pitch="variable"/>
    <style:font-face style:name="나눔고딕1" svg:font-family="나눔고딕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  <style:font-face style:name="나눔고딕3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332cm" fo:min-width="1.25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6.813cm" fo:min-width="21.26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1f497d" draw:stroke-linejoin="round" svg:stroke-linecap="butt" draw:fill="solid" draw:fill-color="#ffffff" draw:textarea-vertical-align="middle" draw:auto-grow-height="false" draw:fit-to-size="false" style:shrink-to-fit="false" fo:min-height="0.483cm" fo:min-width="11.564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332cm" fo:min-width="1.064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1f497d" draw:stroke-linejoin="round" svg:stroke-linecap="butt" draw:fill="solid" draw:fill-color="#ffffff" draw:textarea-vertical-align="middle" draw:auto-grow-height="false" draw:fit-to-size="false" style:shrink-to-fit="false" fo:min-height="0.483cm" fo:min-width="11.364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332cm" fo:min-width="1.26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dash" draw:stroke-dash="Dashed_20__28_var_29__20_1" svg:stroke-width="0.026cm" svg:stroke-color="#80808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51cm" fo:padding-bottom="0.151cm" fo:padding-left="0.302cm" fo:padding-right="0.302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2.535cm" fo:min-width="11.663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8cm" fo:min-width="5.682cm" fo:padding-top="0.254cm" fo:padding-bottom="0.254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793cm" fo:min-width="5.77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861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886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11cm" fo:min-width="3.317cm" fo:padding-top="0.254cm" fo:padding-bottom="0.254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5cm" fo:min-width="0.55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3d3d3" draw:textarea-vertical-align="middle" draw:auto-grow-height="false" draw:fit-to-size="false" style:shrink-to-fit="false" fo:min-height="0.29cm" fo:min-width="7.6cm" fo:padding-top="0.254cm" fo:padding-bottom="0.254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9cm" fo:min-width="2.108cm" fo:padding-top="0.254cm" fo:padding-bottom="0.254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1.606cm" fo:padding-top="0.254cm" fo:padding-bottom="0.254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0.952cm" fo:padding-top="0.254cm" fo:padding-bottom="0.254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0.952cm" fo:padding-top="0.254cm" fo:padding-bottom="0.254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5cm" fo:min-width="0.75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5cm" fo:min-width="0.55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886cm" fo:padding-top="0.254cm" fo:padding-bottom="0.254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882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6.77cm" fo:min-width="5.769cm" fo:padding-top="0.254cm" fo:padding-bottom="0.254cm" fo:padding-left="0.254cm" fo:padding-right="0.254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5.682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5.73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5.097cm" fo:min-width="4.984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2.626cm" fo:min-width="1.477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882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714cm" fo:min-width="5.584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469cm" fo:min-width="5.321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9cm" fo:min-width="6.139cm" fo:padding-top="0.254cm" fo:padding-bottom="0.254cm" fo:padding-left="0.254cm" fo:padding-right="0.254cm" fo:wrap-option="wrap"/>
    </style:style>
    <style:style style:name="gr66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5cm" fo:min-width="0.557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483cm" fo:min-width="7.038cm" fo:padding-top="0.254cm" fo:padding-bottom="0.254cm" fo:padding-left="0.254cm" fo:padding-right="0.254cm" fo:wrap-option="wrap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793cm" fo:min-width="5.777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861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886cm" fo:padding-top="0.254cm" fo:padding-bottom="0.254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11cm" fo:min-width="3.317cm" fo:padding-top="0.254cm" fo:padding-bottom="0.254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3d3d3" draw:textarea-vertical-align="middle" draw:auto-grow-height="false" draw:fit-to-size="false" style:shrink-to-fit="false" fo:min-height="0.29cm" fo:min-width="7.6cm" fo:padding-top="0.254cm" fo:padding-bottom="0.254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952cm" fo:padding-top="0.254cm" fo:padding-bottom="0.254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9cm" fo:min-width="2.108cm" fo:padding-top="0.254cm" fo:padding-bottom="0.254cm" fo:padding-left="0.25cm" fo:padding-right="0.25cm" fo:wrap-option="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1.606cm" fo:padding-top="0.254cm" fo:padding-bottom="0.254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0.952cm" fo:padding-top="0.254cm" fo:padding-bottom="0.254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7cm" fo:min-width="10.952cm" fo:padding-top="0.254cm" fo:padding-bottom="0.254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cm" fo:min-width="10.886cm" fo:padding-top="0.254cm" fo:padding-bottom="0.254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759cm" fo:min-width="1.477cm" fo:padding-top="0.125cm" fo:padding-bottom="0.125cm" fo:padding-left="0.25cm" fo:padding-right="0.25cm" fo:wrap-option="wrap"/>
    </style:style>
    <style:style style:name="gr8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483cm" fo:min-width="7.038cm" fo:padding-top="0.254cm" fo:padding-bottom="0.254cm" fo:padding-left="0.254cm" fo:padding-right="0.254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092cm" fo:min-width="5.584cm" fo:padding-top="0.254cm" fo:padding-bottom="0.254cm" fo:padding-left="0.254cm" fo:padding-right="0.254cm" fo:wrap-option="wrap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2cm" fo:min-width="5.584cm" fo:padding-top="0.254cm" fo:padding-bottom="0.254cm" fo:padding-left="0.254cm" fo:padding-right="0.254cm" fo:wrap-option="wrap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92cm" fo:min-width="5.584cm" fo:padding-top="0.254cm" fo:padding-bottom="0.254cm" fo:padding-left="0.254cm" fo:padding-right="0.254cm" fo:wrap-option="wrap"/>
      <style:paragraph-properties style:writing-mode="lr-tb"/>
    </style:style>
    <style:style style:name="gr9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1.185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1.2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75cm" fo:min-width="1.308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121cm" fo:min-width="1.91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544cm" fo:min-width="1.496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15cm" fo:min-width="1.523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2.042cm" fo:min-width="4.333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732cm" fo:min-width="0.489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7.71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7.71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0.903cm" fo:min-width="10.348cm" fo:padding-top="0.254cm" fo:padding-bottom="0.254cm" fo:padding-left="0.254cm" fo:padding-right="0.254cm" fo:wrap-option="wrap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353cm" fo:min-width="5.635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864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82cm" fo:min-width="9.19cm" fo:padding-top="0.254cm" fo:padding-bottom="0.254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3465a4" draw:stroke-linejoin="round" svg:stroke-linecap="butt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49cm" fo:min-width="2.723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9d9d9" draw:textarea-vertical-align="middle" draw:auto-grow-height="false" draw:fit-to-size="false" style:shrink-to-fit="false" fo:min-height="0.404cm" fo:min-width="9.19cm" fo:padding-top="0.254cm" fo:padding-bottom="0.254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82cm" fo:min-width="9.19cm" fo:padding-top="0.254cm" fo:padding-bottom="0.254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404cm" fo:min-width="9.19cm" fo:padding-top="0.254cm" fo:padding-bottom="0.254cm" fo:padding-left="0.25cm" fo:padding-right="0.25cm" fo:wrap-option="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83cm" fo:min-width="10.356cm" fo:padding-top="0.254cm" fo:padding-bottom="0.254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9cm" fo:min-width="9.299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026cm" svg:stroke-color="#999999" draw:stroke-linejoin="round" svg:stroke-linecap="butt" draw:fill="none" draw:textarea-vertical-align="top" draw:auto-grow-height="false" fo:min-height="0cm" fo:min-width="9.099cm" fo:padding-top="0.125cm" fo:padding-bottom="0.125cm" fo:padding-left="0.25cm" fo:padding-right="0.25cm" fo:wrap-option="wrap"/>
    </style:style>
    <style:style style:name="gr13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2.179cm" fo:min-width="4.043cm" fo:padding-top="0.254cm" fo:padding-bottom="0.254cm" fo:padding-left="0.254cm" fo:padding-right="0.254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483cm" fo:min-width="7.038cm" fo:padding-top="0.254cm" fo:padding-bottom="0.254cm" fo:padding-left="0.254cm" fo:padding-right="0.254cm" fo:wrap-option="wrap"/>
      <style:paragraph-properties style:writing-mode="lr-tb"/>
    </style:style>
    <style:style style:name="gr138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3.508cm" fo:min-width="11.659cm" fo:padding-top="0.254cm" fo:padding-bottom="0.254cm" fo:padding-left="0.254cm" fo:padding-right="0.254cm" fo:wrap-option="wrap"/>
    </style:style>
    <style:style style:name="gr139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4cm" fo:min-width="5.678cm" fo:padding-top="0.254cm" fo:padding-bottom="0.254cm" fo:padding-left="0.254cm" fo:padding-right="0.254cm" fo:wrap-option="wrap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14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895cm" fo:padding-top="0.254cm" fo:padding-bottom="0.254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1cm" fo:min-width="0.553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4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886cm" fo:padding-top="0.254cm" fo:padding-bottom="0.254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3cm" fo:min-width="10.94cm" fo:padding-top="0.254cm" fo:padding-bottom="0.254cm" fo:padding-left="0.254cm" fo:padding-right="0.254cm" fo:wrap-option="wrap"/>
    </style:style>
    <style:style style:name="gr15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883cm" fo:padding-top="0.254cm" fo:padding-bottom="0.254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2cm" fo:min-width="5.112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3.308cm" fo:min-width="11.659cm" fo:padding-top="0.254cm" fo:padding-bottom="0.254cm" fo:padding-left="0.254cm" fo:padding-right="0.254cm" fo:wrap-option="wrap"/>
    </style:style>
    <style:style style:name="gr1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895cm" fo:padding-top="0.254cm" fo:padding-bottom="0.254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top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1cm" fo:min-width="0.553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6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7.596cm" fo:padding-top="0.254cm" fo:padding-bottom="0.254cm" fo:padding-left="0.25cm" fo:padding-right="0.25cm" fo:wrap-option="wrap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7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2.104cm" fo:padding-top="0.254cm" fo:padding-bottom="0.254cm" fo:padding-left="0.25cm" fo:padding-right="0.25cm" fo:wrap-option="wrap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883cm" fo:padding-top="0.254cm" fo:padding-bottom="0.254cm" fo:padding-left="0.25cm" fo:padding-right="0.25cm" fo:wrap-option="wrap"/>
      <style:paragraph-properties style:writing-mode="lr-tb"/>
    </style:style>
    <style:style style:name="gr17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top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08cm" fo:min-width="0.102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2cm" fo:min-width="4.899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7.695cm" fo:min-width="7.151cm" fo:padding-top="0.125cm" fo:padding-bottom="0.125cm" fo:padding-left="0.25cm" fo:padding-right="0.25cm" fo:wrap-option="wrap"/>
    </style:style>
    <style:style style:name="gr17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579cm" fo:min-width="6.454cm" fo:padding-top="0.254cm" fo:padding-bottom="0.254cm" fo:padding-left="0.254cm" fo:padding-right="0.254cm" fo:wrap-option="wrap"/>
      <style:paragraph-properties style:writing-mode="lr-tb"/>
    </style:style>
    <style:style style:name="gr18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749cm" fo:min-width="1.337cm" fo:padding-top="0.125cm" fo:padding-bottom="0.125cm" fo:padding-left="0.25cm" fo:padding-right="0.25cm" fo:wrap-option="wrap"/>
    </style:style>
    <style:style style:name="gr18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solid" svg:stroke-width="0.026cm" svg:stroke-color="#3465a4" draw:marker-end="msArrowEnd_20_5" draw:marker-end-width="0.21cm" draw:marker-end-center="false" draw:stroke-linejoin="round" svg:stroke-linecap="butt" draw:fill="none" draw:textarea-vertical-align="top" draw:auto-grow-height="false" fo:min-height="10.837cm" fo:min-width="5.099cm" fo:padding-top="0.125cm" fo:padding-bottom="0.125cm" fo:padding-left="0.25cm" fo:padding-right="0.25cm" fo:wrap-option="wrap"/>
    </style:style>
    <style:style style:name="gr18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773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1.114cm" fo:min-width="11.659cm" fo:padding-top="0.254cm" fo:padding-bottom="0.254cm" fo:padding-left="0.254cm" fo:padding-right="0.254cm" fo:wrap-option="wrap"/>
    </style:style>
    <style:style style:name="gr18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9.349cm" fo:padding-top="0.254cm" fo:padding-bottom="0.254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9.441cm" fo:padding-top="0.254cm" fo:padding-bottom="0.254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3cm" fo:min-width="1.3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616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1.913cm" fo:padding-top="0.254cm" fo:padding-bottom="0.254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1cm" fo:padding-top="0.254cm" fo:padding-bottom="0.254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solid" svg:stroke-width="0.026cm" svg:stroke-color="#3465a4" draw:stroke-linejoin="round" svg:stroke-linecap="butt" draw:fill="none" draw:textarea-vertical-align="top" draw:auto-grow-height="false" fo:min-height="0cm" fo:min-width="11.615cm" fo:padding-top="0.125cm" fo:padding-bottom="0.125cm" fo:padding-left="0.25cm" fo:padding-right="0.25cm" fo:wrap-option="wrap"/>
    </style:style>
    <style:style style:name="gr20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>
      <style:graphic-properties draw:stroke="solid" svg:stroke-width="0.026cm" svg:stroke-color="#3465a4" draw:stroke-linejoin="round" svg:stroke-linecap="butt" draw:fill="none" draw:textarea-vertical-align="top" draw:auto-grow-height="false" fo:min-height="0.171cm" fo:min-width="2.89cm" fo:padding-top="0.125cm" fo:padding-bottom="0.125cm" fo:padding-left="0.25cm" fo:padding-right="0.25cm" fo:wrap-option="wrap"/>
    </style:style>
    <style:style style:name="gr20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9.349cm" fo:padding-top="0.254cm" fo:padding-bottom="0.254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9.441cm" fo:padding-top="0.254cm" fo:padding-bottom="0.254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3cm" fo:min-width="1.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616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1.913cm" fo:padding-top="0.254cm" fo:padding-bottom="0.254cm" fo:padding-left="0.25cm" fo:padding-right="0.25cm" fo:wrap-option="wrap"/>
      <style:paragraph-properties style:writing-mode="lr-tb"/>
    </style:style>
    <style:style style:name="gr21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1cm" fo:padding-top="0.254cm" fo:padding-bottom="0.254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1.114cm" fo:min-width="12.059cm" fo:padding-top="0.254cm" fo:padding-bottom="0.254cm" fo:padding-left="0.254cm" fo:padding-right="0.254cm" fo:wrap-option="wrap"/>
    </style:style>
    <style:style style:name="gr2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9.349cm" fo:padding-top="0.254cm" fo:padding-bottom="0.254cm" fo:padding-left="0.25cm" fo:padding-right="0.25cm" fo:wrap-option="wrap"/>
      <style:paragraph-properties style:writing-mode="lr-tb"/>
    </style:style>
    <style:style style:name="gr22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9.441cm" fo:padding-top="0.254cm" fo:padding-bottom="0.254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22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78cm" fo:min-width="4.122cm" fo:padding-top="0.254cm" fo:padding-bottom="0.254cm" fo:padding-left="0.25cm" fo:padding-right="0.25cm" fo:wrap-option="wrap"/>
      <style:paragraph-properties style:writing-mode="lr-tb"/>
    </style:style>
    <style:style style:name="gr228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913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913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1.913cm" fo:padding-top="0.254cm" fo:padding-bottom="0.254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1cm" fo:padding-top="0.254cm" fo:padding-bottom="0.254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24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9.349cm" fo:padding-top="0.254cm" fo:padding-bottom="0.254cm" fo:padding-left="0.25cm" fo:padding-right="0.25cm" fo:wrap-option="wrap"/>
      <style:paragraph-properties style:writing-mode="lr-tb"/>
    </style:style>
    <style:style style:name="gr24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9.441cm" fo:padding-top="0.254cm" fo:padding-bottom="0.254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24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3.762cm" fo:padding-top="0.254cm" fo:padding-bottom="0.254cm" fo:padding-left="0.25cm" fo:padding-right="0.25cm" fo:wrap-option="wrap"/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913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45cm" fo:min-width="1.913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1.913cm" fo:padding-top="0.254cm" fo:padding-bottom="0.254cm" fo:padding-left="0.25cm" fo:padding-right="0.25cm" fo:wrap-option="wrap"/>
      <style:paragraph-properties style:writing-mode="lr-tb"/>
    </style:style>
    <style:style style:name="gr24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1cm" fo:padding-top="0.254cm" fo:padding-bottom="0.254cm" fo:padding-left="0.25cm" fo:padding-right="0.25cm" fo:wrap-option="wrap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>
      <style:graphic-properties draw:stroke="solid" svg:stroke-width="0.026cm" svg:stroke-color="#1f497d" draw:stroke-linejoin="round" svg:stroke-linecap="butt" draw:fill="none" draw:textarea-vertical-align="top" draw:auto-grow-height="false" fo:min-height="1.759cm" fo:min-width="2.234cm" fo:padding-top="0.125cm" fo:padding-bottom="0.125cm" fo:padding-left="0.25cm" fo:padding-right="0.25cm" fo:wrap-option="wrap"/>
    </style:style>
    <style:style style:name="gr254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.485cm" fo:min-width="21.285cm" fo:padding-top="0.254cm" fo:padding-bottom="0.254cm" fo:padding-left="0.254cm" fo:padding-right="0.254cm" fo:wrap-option="wrap"/>
    </style:style>
    <style:style style:name="gr255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9cm" fo:min-width="5.731cm" fo:padding-top="0.254cm" fo:padding-bottom="0.254cm" fo:padding-left="0.254cm" fo:padding-right="0.254cm" fo:wrap-option="wrap"/>
    </style:style>
    <style:style style:name="gr2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5.32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1.31cm" fo:min-width="21.759cm" fo:padding-top="0cm" fo:padding-bottom="0cm" fo:padding-left="0cm" fo:padding-right="0cm" fo:wrap-option="wrap"/>
      <style:paragraph-properties style:writing-mode="lr-tb"/>
    </style:style>
    <style:style style:name="gr25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02cm" fo:min-width="2.461cm" fo:padding-top="0.254cm" fo:padding-bottom="0.254cm" fo:padding-left="0.254cm" fo:padding-right="0.254cm" fo:wrap-option="wrap"/>
    </style:style>
    <style:style style:name="gr259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57cm" fo:min-width="1.882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67cm" fo:min-width="2.898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67cm" fo:min-width="1.882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18cm" fo:min-width="5.421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>
      <style:graphic-properties draw:stroke="solid" svg:stroke-width="0.035cm" svg:stroke-color="#000000" draw:stroke-linejoin="round" svg:stroke-linecap="butt" draw:fill="none" draw:textarea-vertical-align="middle" draw:auto-grow-height="false" draw:fit-to-size="false" style:shrink-to-fit="false" fo:min-height="3.406cm" fo:min-width="10.622cm" fo:padding-top="0.254cm" fo:padding-bottom="0.254cm" fo:padding-left="0.25cm" fo:padding-right="0.25cm" fo:wrap-option="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15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2cm" fo:min-width="1.992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2cm" fo:min-width="1.992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99cm" fo:min-width="20.522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.227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.696cm" fo:min-width="2.544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4.454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4cm" fo:min-width="1.176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39cm" fo:min-width="8.307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3cm" fo:min-width="4.1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7cm" fo:min-width="1.413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5cm" fo:min-width="2.5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4cm" fo:min-width="2.534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32cm" fo:min-width="0.97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>
      <style:graphic-properties draw:stroke="solid" svg:stroke-width="0.026cm" svg:stroke-color="#000000" draw:stroke-linejoin="round" svg:stroke-linecap="butt" draw:fill="solid" draw:fill-color="#bfbfbf" draw:textarea-vertical-align="middle" draw:auto-grow-height="false" draw:fit-to-size="false" style:shrink-to-fit="false" fo:min-height="0.242cm" fo:min-width="1.992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147cm" fo:min-width="15.354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218cm" fo:min-width="5.421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7cm" fo:min-width="0.7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199cm" fo:min-width="2.5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589cm" fo:min-width="3.1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31cm" fo:min-width="9.761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12cm" fo:min-width="9.9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12cm" fo:min-width="10.103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기본값_5f_3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4cm" fo:min-width="5.688cm" fo:padding-top="0.254cm" fo:padding-bottom="0.254cm" fo:padding-left="0.254cm" fo:padding-right="0.254cm" fo:wrap-option="wrap"/>
    </style:style>
    <style:style style:name="gr28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10.011cm" fo:min-width="5.424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기본값_5f_3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4cm" fo:min-width="21.769cm" fo:padding-top="0cm" fo:padding-bottom="0cm" fo:padding-left="0cm" fo:padding-right="0cm" fo:wrap-option="wrap"/>
      <style:paragraph-properties style:writing-mode="lr-tb"/>
    </style:style>
    <style:style style:name="gr292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1.27cm" fo:min-width="3.802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899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32cm" fo:min-width="2.299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999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32cm" fo:min-width="2.299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899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9cm" fo:min-width="2.099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899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1.27cm" fo:min-width="2.802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899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32cm" fo:min-width="5.899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32cm" fo:min-width="2.299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15.498cm" fo:min-width="5.696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149cm" fo:min-width="3.999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기본값_5f_3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197cm" fo:min-width="0.197cm" fo:padding-top="0.254cm" fo:padding-bottom="0.254cm" fo:padding-left="0.254cm" fo:padding-right="0.254cm" fo:wrap-option="wrap"/>
    </style:style>
    <style:style style:name="gr31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1.464cm" fo:min-width="1.099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149cm" fo:min-width="3.999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17" style:family="graphic" style:parent-style-name="기본값_5f_3">
      <style:graphic-properties draw:stroke="none" svg:stroke-width="0cm" draw:fill="none" draw:textarea-vertical-align="middle" draw:auto-grow-height="false" draw:fit-to-size="false" style:shrink-to-fit="false" fo:min-height="9.753cm" fo:min-width="5.416cm" fo:padding-top="0.254cm" fo:padding-bottom="0.254cm" fo:padding-left="0.254cm" fo:padding-right="0.254cm" fo:wrap-option="wrap"/>
    </style:style>
    <style:style style:name="gr31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기본값_5f_3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4cm" fo:min-width="21.769cm" fo:padding-top="0cm" fo:padding-bottom="0cm" fo:padding-left="0cm" fo:padding-right="0cm" fo:wrap-option="wrap"/>
      <style:paragraph-properties style:writing-mode="lr-tb"/>
    </style:style>
    <style:style style:name="gr321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686cm" fo:min-width="4.699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686cm" fo:min-width="4.699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기본값_5f_3">
      <style:graphic-properties draw:stroke="solid" svg:stroke-width="0.028cm" svg:stroke-color="#999999" draw:stroke-linejoin="round" svg:stroke-linecap="butt" draw:fill="none" draw:textarea-vertical-align="top" draw:auto-grow-height="false" fo:min-height="0cm" fo:min-width="20.3cm" fo:padding-top="0.125cm" fo:padding-bottom="0.125cm" fo:padding-left="0.25cm" fo:padding-right="0.25cm" fo:wrap-option="wrap"/>
    </style:style>
    <style:style style:name="gr324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15.498cm" fo:min-width="5.696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30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기본값_5f_3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4cm" fo:min-width="21.769cm" fo:padding-top="0cm" fo:padding-bottom="0cm" fo:padding-left="0cm" fo:padding-right="0cm" fo:wrap-option="wrap"/>
      <style:paragraph-properties style:writing-mode="lr-tb"/>
    </style:style>
    <style:style style:name="gr333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99cm" fo:min-width="3.599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기본값_5f_3">
      <style:graphic-properties draw:stroke="solid" svg:stroke-width="0.026cm" svg:stroke-color="#000000" draw:stroke-linejoin="round" svg:stroke-linecap="butt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487cm" fo:min-width="1.599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기본값_5f_3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4cm" fo:min-width="2.099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9cm" fo:min-width="2.199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9cm" fo:min-width="2.199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15.498cm" fo:min-width="5.696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686cm" fo:min-width="4.699cm" fo:padding-top="0.125cm" fo:padding-bottom="0.125cm" fo:padding-left="0.25cm" fo:padding-right="0.25cm" fo:wrap-option="wrap"/>
      <style:paragraph-properties style:writing-mode="lr-tb"/>
    </style:style>
    <style:style style:name="gr34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99cm" fo:min-width="3.199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632cm" fo:min-width="2.499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dddddd" draw:textarea-vertical-align="middle" draw:auto-grow-height="false" draw:fit-to-size="false" style:shrink-to-fit="false" fo:min-height="0.241cm" fo:min-width="1.991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52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4cm" fo:min-width="5.688cm" fo:padding-top="0.254cm" fo:padding-bottom="0.254cm" fo:padding-left="0.254cm" fo:padding-right="0.254cm" fo:wrap-option="wrap"/>
    </style:style>
    <style:style style:name="gr3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6cm" fo:min-width="5.324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4cm" fo:min-width="21.769cm" fo:padding-top="0cm" fo:padding-bottom="0cm" fo:padding-left="0cm" fo:padding-right="0cm" fo:wrap-option="wrap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9cm" fo:min-width="4.699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9cm" fo:min-width="4.699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9cm" fo:min-width="3.299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>
      <style:graphic-properties draw:stroke="solid" svg:stroke-width="0.028cm" svg:stroke-color="#999999" draw:stroke-linejoin="round" svg:stroke-linecap="butt" draw:fill="none" draw:textarea-vertical-align="top" draw:auto-grow-height="false" fo:min-height="0cm" fo:min-width="20.299cm" fo:padding-top="0.125cm" fo:padding-bottom="0.125cm" fo:padding-left="0.25cm" fo:padding-right="0.25cm" fo:wrap-option="wrap"/>
    </style:style>
    <style:style style:name="gr3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89cm" fo:min-width="5.424cm" fo:padding-top="0.125cm" fo:padding-bottom="0.125cm" fo:padding-left="0.25cm" fo:padding-right="0.25cm" fo:wrap-option="wrap"/>
      <style:paragraph-properties style:writing-mode="lr-tb"/>
    </style:style>
    <style:style style:name="gr36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9cm" fo:min-width="3.299cm" fo:padding-top="0.125cm" fo:padding-bottom="0.125cm" fo:padding-left="0.25cm" fo:padding-right="0.25cm" fo:wrap-option="wrap"/>
      <style:paragraph-properties style:writing-mode="lr-tb"/>
    </style:style>
    <style:style style:name="gr36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5cm" fo:min-width="0.205cm" fo:padding-top="0.125cm" fo:padding-bottom="0.125cm" fo:padding-left="0.25cm" fo:padding-right="0.25cm" fo:wrap-option="wrap"/>
      <style:paragraph-properties style:writing-mode="lr-tb"/>
    </style:style>
    <style:style style:name="gr3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1cm" fo:min-width="3.93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9cm" fo:min-width="21.758cm" fo:padding-top="0cm" fo:padding-bottom="0cm" fo:padding-left="0cm" fo:padding-right="0cm" fo:wrap-option="wrap"/>
      <style:paragraph-properties style:writing-mode="lr-tb"/>
    </style:style>
    <style:style style:name="gr368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8cm" fo:min-width="5.729cm" fo:padding-top="0.254cm" fo:padding-bottom="0.254cm" fo:padding-left="0.254cm" fo:padding-right="0.254cm" fo:wrap-option="wrap"/>
    </style:style>
    <style:style style:name="gr3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89cm" fo:min-width="5.215cm" fo:padding-top="0.151cm" fo:padding-bottom="0.151cm" fo:padding-left="0.302cm" fo:padding-right="0.302cm" fo:wrap-option="wrap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307cm" fo:min-width="5.316cm" fo:padding-top="0.151cm" fo:padding-bottom="0.151cm" fo:padding-left="0.302cm" fo:padding-right="0.302cm" fo:wrap-option="wrap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solid" draw:fill-color="#ff0000" draw:textarea-vertical-align="middle" draw:auto-grow-height="false" draw:fit-to-size="false" style:shrink-to-fit="false" fo:min-height="0.157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solid" draw:fill-color="#ff0000" draw:textarea-vertical-align="middle" draw:auto-grow-height="false" draw:fit-to-size="false" style:shrink-to-fit="false" fo:min-height="0.157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4cm" fo:min-width="3.242cm" fo:padding-top="0.125cm" fo:padding-bottom="0.125cm" fo:padding-left="0.25cm" fo:padding-right="0.25cm" fo:wrap-option="wrap"/>
      <style:paragraph-properties style:writing-mode="lr-tb"/>
    </style:style>
    <style:style style:name="gr37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4cm" fo:min-width="0.304cm" fo:padding-top="0.254cm" fo:padding-bottom="0.254cm" fo:padding-left="0.25cm" fo:padding-right="0.25cm" fo:wrap-option="wrap"/>
      <style:paragraph-properties style:writing-mode="lr-tb"/>
    </style:style>
    <style:style style:name="gr375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4cm" fo:min-width="0.304cm" fo:padding-top="0.254cm" fo:padding-bottom="0.254cm" fo:padding-left="0.25cm" fo:padding-right="0.25cm" fo:wrap-option="wrap"/>
      <style:paragraph-properties style:writing-mode="lr-tb"/>
    </style:style>
    <style:style style:name="gr376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4cm" fo:min-width="0.304cm" fo:padding-top="0.254cm" fo:padding-bottom="0.254cm" fo:padding-left="0.25cm" fo:padding-right="0.25cm" fo:wrap-option="wrap"/>
      <style:paragraph-properties style:writing-mode="lr-tb"/>
    </style:style>
    <style:style style:name="gr377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4cm" fo:min-width="0.304cm" fo:padding-top="0.254cm" fo:padding-bottom="0.254cm" fo:padding-left="0.25cm" fo:padding-right="0.25cm" fo:wrap-option="wrap"/>
      <style:paragraph-properties style:writing-mode="lr-tb"/>
    </style:style>
    <style:style style:name="gr378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4cm" fo:min-width="0.304cm" fo:padding-top="0.254cm" fo:padding-bottom="0.254cm" fo:padding-left="0.25cm" fo:padding-right="0.25cm" fo:wrap-option="wrap"/>
      <style:paragraph-properties style:writing-mode="lr-tb"/>
    </style:style>
    <style:style style:name="gr379" style:family="graphic" style:parent-style-name="standard">
      <style:graphic-properties draw:stroke="solid" svg:stroke-width="0.035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0" style:family="graphic" style:parent-style-name="standard">
      <style:graphic-properties draw:stroke="solid" svg:stroke-width="0.026cm" svg:stroke-color="#cccccc" draw:stroke-linejoin="round" svg:stroke-linecap="butt" draw:fill="none" draw:textarea-vertical-align="top" draw:auto-grow-height="false" fo:min-height="0cm" fo:min-width="18.083cm" fo:padding-top="0.125cm" fo:padding-bottom="0.125cm" fo:padding-left="0.25cm" fo:padding-right="0.25cm" fo:wrap-option="wrap"/>
    </style:style>
    <style:style style:name="gr381" style:family="graphic" style:parent-style-name="기본값_5f_3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8cm" fo:min-width="5.686cm" fo:padding-top="0.254cm" fo:padding-bottom="0.254cm" fo:padding-left="0.254cm" fo:padding-right="0.254cm" fo:wrap-option="wrap"/>
    </style:style>
    <style:style style:name="gr382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68cm" fo:min-width="5.368cm" fo:padding-top="0.113cm" fo:padding-bottom="0.113cm" fo:padding-left="0.227cm" fo:padding-right="0.227cm" fo:wrap-option="wrap"/>
      <style:paragraph-properties style:writing-mode="lr-tb"/>
    </style:style>
    <style:style style:name="gr383" style:family="graphic" style:parent-style-name="기본값_5f_3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2cm" fo:min-width="21.768cm" fo:padding-top="0cm" fo:padding-bottom="0cm" fo:padding-left="0cm" fo:padding-right="0cm" fo:wrap-option="wrap"/>
      <style:paragraph-properties style:writing-mode="lr-tb"/>
    </style:style>
    <style:style style:name="gr38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85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15.52cm" fo:min-width="5.74cm" fo:padding-top="0.113cm" fo:padding-bottom="0.113cm" fo:padding-left="0.227cm" fo:padding-right="0.227cm" fo:wrap-option="wrap"/>
      <style:paragraph-properties style:writing-mode="lr-tb"/>
    </style:style>
    <style:style style:name="gr38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68cm" fo:min-width="5.368cm" fo:padding-top="0.113cm" fo:padding-bottom="0.113cm" fo:padding-left="0.227cm" fo:padding-right="0.227cm" fo:wrap-option="wrap"/>
      <style:paragraph-properties style:writing-mode="lr-tb"/>
    </style:style>
    <style:style style:name="gr387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77cm" fo:min-width="0.248cm" fo:padding-top="0.113cm" fo:padding-bottom="0.113cm" fo:padding-left="0.227cm" fo:padding-right="0.227cm" fo:wrap-option="wrap"/>
      <style:paragraph-properties style:writing-mode="lr-tb"/>
    </style:style>
    <style:style style:name="gr388" style:family="graphic" style:parent-style-name="기본값_5f_3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13cm" fo:min-width="6.669cm" fo:padding-top="0.254cm" fo:padding-bottom="0.254cm" fo:padding-left="0.254cm" fo:padding-right="0.254cm" fo:wrap-option="wrap"/>
    </style:style>
    <style:style style:name="gr389" style:family="graphic" style:parent-style-name="기본값_5f_3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4.49cm" fo:min-width="6.558cm" fo:padding-top="0.254cm" fo:padding-bottom="0.254cm" fo:padding-left="0.254cm" fo:padding-right="0.254cm" fo:wrap-option="wrap"/>
    </style:style>
    <style:style style:name="gr390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8cm" fo:min-width="2.198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4cm" fo:min-width="0.204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8cm" fo:min-width="2.198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4cm" fo:min-width="0.204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554cm" fo:min-width="3.898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4cm" fo:min-width="0.204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397" style:family="graphic" style:parent-style-name="기본값_5f_3">
      <style:graphic-properties draw:stroke="solid" svg:stroke-width="0.026cm" svg:stroke-color="#999999" draw:stroke-linejoin="round" svg:stroke-linecap="butt" draw:fill="none" draw:textarea-vertical-align="top" draw:auto-grow-height="false" fo:min-height="0cm" fo:min-width="21.099cm" fo:padding-top="0.125cm" fo:padding-bottom="0.125cm" fo:padding-left="0.25cm" fo:padding-right="0.25cm" fo:wrap-option="wrap"/>
    </style:style>
    <style:style style:name="gr39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68cm" fo:min-width="5.368cm" fo:padding-top="0.113cm" fo:padding-bottom="0.113cm" fo:padding-left="0.227cm" fo:padding-right="0.227cm" fo:wrap-option="wrap"/>
      <style:paragraph-properties style:writing-mode="lr-tb"/>
    </style:style>
    <style:style style:name="gr399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77cm" fo:min-width="0.248cm" fo:padding-top="0.113cm" fo:padding-bottom="0.113cm" fo:padding-left="0.227cm" fo:padding-right="0.227cm" fo:wrap-option="wrap"/>
      <style:paragraph-properties style:writing-mode="lr-tb"/>
    </style:style>
    <style:style style:name="gr400" style:family="graphic" style:parent-style-name="기본값_5f_3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12cm" fo:min-width="21.768cm" fo:padding-top="0cm" fo:padding-bottom="0cm" fo:padding-left="0cm" fo:padding-right="0cm" fo:wrap-option="wrap"/>
      <style:paragraph-properties style:writing-mode="lr-tb"/>
    </style:style>
    <style:style style:name="gr401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402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403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15.52cm" fo:min-width="5.74cm" fo:padding-top="0.113cm" fo:padding-bottom="0.113cm" fo:padding-left="0.227cm" fo:padding-right="0.227cm" fo:wrap-option="wrap"/>
      <style:paragraph-properties style:writing-mode="lr-tb"/>
    </style:style>
    <style:style style:name="gr404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68cm" fo:min-width="5.368cm" fo:padding-top="0.113cm" fo:padding-bottom="0.113cm" fo:padding-left="0.227cm" fo:padding-right="0.227cm" fo:wrap-option="wrap"/>
      <style:paragraph-properties style:writing-mode="lr-tb"/>
    </style:style>
    <style:style style:name="gr405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77cm" fo:min-width="0.248cm" fo:padding-top="0.113cm" fo:padding-bottom="0.113cm" fo:padding-left="0.227cm" fo:padding-right="0.227cm" fo:wrap-option="wrap"/>
      <style:paragraph-properties style:writing-mode="lr-tb"/>
    </style:style>
    <style:style style:name="gr406" style:family="graphic" style:parent-style-name="기본값_5f_3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48cm" fo:min-width="2.198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기본값_5f_3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4cm" fo:min-width="0.204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기본값_5f_3" style:list-style-name="L2">
      <style:graphic-properties draw:stroke="none" svg:stroke-width="0cm" draw:fill="none" draw:textarea-vertical-align="top" draw:auto-grow-height="false" draw:fit-to-size="false" style:shrink-to-fit="false" fo:min-height="0.708cm" fo:min-width="4.743cm" fo:padding-top="0.113cm" fo:padding-bottom="0.113cm" fo:padding-left="0.227cm" fo:padding-right="0.227cm" fo:wrap-option="wrap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09cm" fo:min-width="3.929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411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7cm" fo:min-width="5.728cm" fo:padding-top="0.254cm" fo:padding-bottom="0.254cm" fo:padding-left="0.254cm" fo:padding-right="0.254cm" fo:wrap-option="wrap"/>
    </style:style>
    <style:style style:name="gr4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88cm" fo:min-width="5.214cm" fo:padding-top="0.151cm" fo:padding-bottom="0.151cm" fo:padding-left="0.302cm" fo:padding-right="0.302cm" fo:wrap-option="wrap"/>
      <style:paragraph-properties style:writing-mode="lr-tb"/>
    </style:style>
    <style:style style:name="gr4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306cm" fo:min-width="5.315cm" fo:padding-top="0.151cm" fo:padding-bottom="0.151cm" fo:padding-left="0.302cm" fo:padding-right="0.302cm" fo:wrap-option="wrap"/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5.44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solid" draw:fill-color="#ff0000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solid" draw:fill-color="#ff0000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5cm" fo:min-width="5.679cm" fo:padding-top="0.254cm" fo:padding-bottom="0.254cm" fo:padding-left="0.254cm" fo:padding-right="0.254cm" fo:wrap-option="wrap"/>
    </style:style>
    <style:style style:name="gr4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5cm" fo:min-width="5.748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7cm" fo:min-width="5.315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1.305cm" fo:min-width="21.754cm" fo:padding-top="0cm" fo:padding-bottom="0cm" fo:padding-left="0cm" fo:padding-right="0cm" fo:wrap-option="wrap"/>
      <style:paragraph-properties style:writing-mode="lr-tb"/>
    </style:style>
    <style:style style:name="gr421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165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.161cm" fo:min-width="0.301cm" fo:padding-top="0.254cm" fo:padding-bottom="0.254cm" fo:padding-left="0.25cm" fo:padding-right="0.25cm" fo:wrap-option="wrap"/>
      <style:paragraph-properties style:writing-mode="lr-tb"/>
    </style:style>
    <style:style style:name="gr4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61cm" fo:min-width="0.301cm" fo:padding-top="0.254cm" fo:padding-bottom="0.254cm" fo:padding-left="0.25cm" fo:padding-right="0.25cm" fo:wrap-option="wrap"/>
      <style:paragraph-properties style:writing-mode="lr-tb"/>
    </style:style>
    <style:style style:name="gr424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313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8cm" fo:min-width="3.695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>
      <style:graphic-properties draw:stroke="solid" svg:stroke-width="0.026cm" svg:stroke-color="#1f497d" draw:stroke-linejoin="round" svg:stroke-linecap="butt" draw:fill="none" draw:textarea-vertical-align="middle" draw:auto-grow-height="false" draw:fit-to-size="false" style:shrink-to-fit="false" fo:min-height="0.403cm" fo:min-width="0.123cm" fo:padding-top="0.254cm" fo:padding-bottom="0.254cm" fo:padding-left="0.254cm" fo:padding-right="0.254cm" fo:wrap-option="wrap"/>
    </style:style>
    <style:style style:name="gr4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0.403cm" fo:min-width="5.668cm" fo:padding-top="0.254cm" fo:padding-bottom="0.254cm" fo:padding-left="0.25cm" fo:padding-right="0.25cm" fo:wrap-option="wrap"/>
      <style:paragraph-properties style:writing-mode="lr-tb"/>
    </style:style>
    <style:style style:name="gr4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74cm" fo:min-width="5.415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93cm" fo:min-width="1.501cm" fo:padding-top="0.254cm" fo:padding-bottom="0.254cm" fo:padding-left="0.25cm" fo:padding-right="0.25cm" fo:wrap-option="wrap"/>
      <style:paragraph-properties style:writing-mode="lr-tb"/>
    </style:style>
    <style:style style:name="gr431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15cm" fo:min-width="3.114cm" fo:padding-top="0.125cm" fo:padding-bottom="0.125cm" fo:padding-left="0.25cm" fo:padding-right="0.25cm" fo:wrap-option="wrap"/>
    </style:style>
    <style:style style:name="gr4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99cm" fo:min-width="5.415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172cm" fo:min-width="0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5cm" fo:min-width="2.7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5cm" fo:min-width="1.301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cm" fo:min-width="0.41cm" fo:padding-top="0.125cm" fo:padding-bottom="0.125cm" fo:padding-left="0.25cm" fo:padding-right="0.25cm" fo:wrap-option="wrap"/>
    </style:style>
    <style:style style:name="gr445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4.991cm" fo:min-width="15.159cm" fo:padding-top="0.254cm" fo:padding-bottom="0.254cm" fo:padding-left="0.254cm" fo:padding-right="0.254cm" fo:wrap-option="wrap"/>
    </style:style>
    <style:style style:name="gr446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91cm" fo:min-width="15.293cm" fo:padding-top="0.254cm" fo:padding-bottom="0.254cm" fo:padding-left="0.254cm" fo:padding-right="0.254cm" fo:wrap-option="wrap"/>
    </style:style>
    <style:style style:name="gr44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3cm" fo:min-width="5.585cm" fo:padding-top="0.254cm" fo:padding-bottom="0.254cm" fo:padding-left="0.254cm" fo:padding-right="0.254cm" fo:wrap-option="wrap"/>
      <style:paragraph-properties style:writing-mode="lr-tb"/>
    </style:style>
    <style:style style:name="gr44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3cm" fo:min-width="5.585cm" fo:padding-top="0.254cm" fo:padding-bottom="0.254cm" fo:padding-left="0.254cm" fo:padding-right="0.254cm" fo:wrap-option="wrap"/>
      <style:paragraph-properties style:writing-mode="lr-tb"/>
    </style:style>
    <style:style style:name="gr44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388cm" fo:min-width="0cm" fo:padding-top="0.125cm" fo:padding-bottom="0.125cm" fo:padding-left="0.25cm" fo:padding-right="0.25cm" fo:wrap-option="wrap"/>
    </style:style>
    <style:style style:name="gr450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182cm" fo:min-width="2.5cm" fo:padding-top="0.125cm" fo:padding-bottom="0.125cm" fo:padding-left="0.25cm" fo:padding-right="0.25cm" fo:wrap-option="wrap"/>
    </style:style>
    <style:style style:name="gr453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455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457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214cm" fo:min-width="0.043cm" fo:padding-top="0.125cm" fo:padding-bottom="0.125cm" fo:padding-left="0.25cm" fo:padding-right="0.25cm" fo:wrap-option="wrap"/>
      <style:paragraph-properties style:writing-mode="lr-tb"/>
    </style:style>
    <style:style style:name="gr458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382cm" fo:min-width="2.02cm" fo:padding-top="0.125cm" fo:padding-bottom="0.125cm" fo:padding-left="0.25cm" fo:padding-right="0.25cm" fo:wrap-option="wrap"/>
    </style:style>
    <style:style style:name="gr4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1cm" fo:min-width="3.931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9cm" fo:min-width="5.73cm" fo:padding-top="0.254cm" fo:padding-bottom="0.254cm" fo:padding-left="0.254cm" fo:padding-right="0.254cm" fo:wrap-option="wrap"/>
    </style:style>
    <style:style style:name="gr4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cm" fo:min-width="5.216cm" fo:padding-top="0.151cm" fo:padding-bottom="0.151cm" fo:padding-left="0.302cm" fo:padding-right="0.302cm" fo:wrap-option="wrap"/>
      <style:paragraph-properties style:writing-mode="lr-tb"/>
    </style:style>
    <style:style style:name="gr4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308cm" fo:min-width="5.317cm" fo:padding-top="0.151cm" fo:padding-bottom="0.151cm" fo:padding-left="0.302cm" fo:padding-right="0.302cm" fo:wrap-option="wrap"/>
      <style:paragraph-properties style:writing-mode="lr-tb"/>
    </style:style>
    <style:style style:name="gr46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.158cm" fo:min-width="0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5cm" fo:min-width="3.243cm" fo:padding-top="0.125cm" fo:padding-bottom="0.125cm" fo:padding-left="0.25cm" fo:padding-right="0.25cm" fo:wrap-option="wrap"/>
      <style:paragraph-properties style:writing-mode="lr-tb"/>
    </style:style>
    <style:style style:name="gr465" style:family="graphic" style:parent-style-name="standard">
      <style:graphic-properties draw:stroke="solid" svg:stroke-width="0.026cm" svg:stroke-color="#cccccc" draw:stroke-linejoin="round" svg:stroke-linecap="butt" draw:fill="none" draw:textarea-vertical-align="top" draw:auto-grow-height="false" fo:min-height="0cm" fo:min-width="18.099cm" fo:padding-top="0.125cm" fo:padding-bottom="0.125cm" fo:padding-left="0.25cm" fo:padding-right="0.25cm" fo:wrap-option="wrap"/>
    </style:style>
    <style:style style:name="gr466" style:family="graphic" style:parent-style-name="standard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5cm" fo:min-width="0.305cm" fo:padding-top="0.254cm" fo:padding-bottom="0.254cm" fo:padding-left="0.25cm" fo:padding-right="0.25cm" fo:wrap-option="wrap"/>
      <style:paragraph-properties style:writing-mode="lr-tb"/>
    </style:style>
    <style:style style:name="gr467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5cm" fo:min-width="0.305cm" fo:padding-top="0.254cm" fo:padding-bottom="0.254cm" fo:padding-left="0.25cm" fo:padding-right="0.25cm" fo:wrap-option="wrap"/>
      <style:paragraph-properties style:writing-mode="lr-tb"/>
    </style:style>
    <style:style style:name="gr468" style:family="graphic" style:parent-style-name="기본값_5f_5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8cm" fo:min-width="5.682cm" fo:padding-top="0.254cm" fo:padding-bottom="0.254cm" fo:padding-left="0.254cm" fo:padding-right="0.254cm" fo:wrap-option="wrap"/>
    </style:style>
    <style:style style:name="gr469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15.377cm" fo:min-width="5.418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471" style:family="graphic" style:parent-style-name="기본값_5f_5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472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2cm" fo:min-width="0.302cm" fo:padding-top="0.254cm" fo:padding-bottom="0.254cm" fo:padding-left="0.25cm" fo:padding-right="0.25cm" fo:wrap-option="wrap"/>
      <style:paragraph-properties style:writing-mode="lr-tb"/>
    </style:style>
    <style:style style:name="gr473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2cm" fo:min-width="0.302cm" fo:padding-top="0.254cm" fo:padding-bottom="0.254cm" fo:padding-left="0.25cm" fo:padding-right="0.25cm" fo:wrap-option="wrap"/>
      <style:paragraph-properties style:writing-mode="lr-tb"/>
    </style:style>
    <style:style style:name="gr474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2cm" fo:min-width="0.302cm" fo:padding-top="0.254cm" fo:padding-bottom="0.254cm" fo:padding-left="0.25cm" fo:padding-right="0.25cm" fo:wrap-option="wrap"/>
      <style:paragraph-properties style:writing-mode="lr-tb"/>
    </style:style>
    <style:style style:name="gr475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2cm" fo:min-width="0.302cm" fo:padding-top="0.254cm" fo:padding-bottom="0.254cm" fo:padding-left="0.25cm" fo:padding-right="0.25cm" fo:wrap-option="wrap"/>
      <style:paragraph-properties style:writing-mode="lr-tb"/>
    </style:style>
    <style:style style:name="gr476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2cm" fo:min-width="0.302cm" fo:padding-top="0.254cm" fo:padding-bottom="0.254cm" fo:padding-left="0.25cm" fo:padding-right="0.25cm" fo:wrap-option="wrap"/>
      <style:paragraph-properties style:writing-mode="lr-tb"/>
    </style:style>
    <style:style style:name="gr477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78" style:family="graphic" style:parent-style-name="기본값_5f_5" style:list-style-name="L2">
      <style:graphic-properties draw:stroke="none" svg:stroke-width="0cm" draw:fill="none" draw:textarea-vertical-align="middle" draw:auto-grow-height="false" draw:fit-to-size="false" style:shrink-to-fit="false" fo:min-height="0.74cm" fo:min-width="3.182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1cm" fo:min-width="5.583cm" fo:padding-top="0.254cm" fo:padding-bottom="0.254cm" fo:padding-left="0.254cm" fo:padding-right="0.254cm" fo:wrap-option="wrap"/>
      <style:paragraph-properties style:writing-mode="lr-tb"/>
    </style:style>
    <style:style style:name="gr481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기본값_5f_5" style:list-style-name="L2">
      <style:graphic-properties draw:stroke="none" svg:stroke-width="0cm" draw:fill="solid" draw:fill-color="#b7b7b7" draw:textarea-vertical-align="middle" draw:auto-grow-height="false" draw:fit-to-size="false" style:shrink-to-fit="false" fo:min-height="0.648cm" fo:min-width="1.974cm" fo:padding-top="0.125cm" fo:padding-bottom="0.125cm" fo:padding-left="0.25cm" fo:padding-right="0.25cm" fo:wrap-option="wrap"/>
      <style:paragraph-properties style:writing-mode="lr-tb"/>
    </style:style>
    <style:style style:name="gr483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312cm" fo:min-width="0cm" fo:padding-top="0.125cm" fo:padding-bottom="0.125cm" fo:padding-left="0.25cm" fo:padding-right="0.25cm" fo:wrap-option="wrap"/>
    </style:style>
    <style:style style:name="gr484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85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15.374cm" fo:min-width="5.418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기본값_5f_5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488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048cm" fo:min-width="5.726cm" fo:padding-top="0.254cm" fo:padding-bottom="0.254cm" fo:padding-left="0.254cm" fo:padding-right="0.254cm" fo:wrap-option="wrap"/>
      <style:paragraph-properties style:writing-mode="lr-tb"/>
    </style:style>
    <style:style style:name="gr489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4.055cm" fo:min-width="11.756cm" fo:padding-top="0.254cm" fo:padding-bottom="0.254cm" fo:padding-left="0.254cm" fo:padding-right="0.254cm" fo:wrap-option="wrap"/>
      <style:paragraph-properties style:writing-mode="lr-tb"/>
    </style:style>
    <style:style style:name="gr490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491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492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93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494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895cm" fo:min-width="7.003cm" fo:padding-top="0.254cm" fo:padding-bottom="0.254cm" fo:padding-left="0.254cm" fo:padding-right="0.254cm" fo:wrap-option="wrap"/>
      <style:paragraph-properties style:writing-mode="lr-tb"/>
    </style:style>
    <style:style style:name="gr495" style:family="graphic" style:parent-style-name="기본값_5f_5" style:list-style-name="L2">
      <style:graphic-properties draw:stroke="none" svg:stroke-width="0cm" draw:fill="solid" draw:fill-color="#b7b7b7" draw:textarea-vertical-align="middle" draw:auto-grow-height="false" draw:fit-to-size="false" style:shrink-to-fit="false" fo:min-height="0cm" fo:min-width="1.252cm" fo:padding-top="0.254cm" fo:padding-bottom="0.254cm" fo:padding-left="0.254cm" fo:padding-right="0.254cm" fo:wrap-option="wrap"/>
      <style:paragraph-properties style:writing-mode="lr-tb"/>
    </style:style>
    <style:style style:name="gr496" style:family="graphic" style:parent-style-name="기본값_5f_5" style:list-style-name="L2">
      <style:graphic-properties draw:stroke="none" svg:stroke-width="0cm" draw:fill="solid" draw:fill-color="#b7b7b7" draw:textarea-vertical-align="middle" draw:auto-grow-height="false" draw:fit-to-size="false" style:shrink-to-fit="false" fo:min-height="0cm" fo:min-width="1.252cm" fo:padding-top="0.254cm" fo:padding-bottom="0.254cm" fo:padding-left="0.254cm" fo:padding-right="0.254cm" fo:wrap-option="wrap"/>
      <style:paragraph-properties style:writing-mode="lr-tb"/>
    </style:style>
    <style:style style:name="gr497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1cm" fo:min-width="5.583cm" fo:padding-top="0.254cm" fo:padding-bottom="0.254cm" fo:padding-left="0.254cm" fo:padding-right="0.254cm" fo:wrap-option="wrap"/>
      <style:paragraph-properties style:writing-mode="lr-tb"/>
    </style:style>
    <style:style style:name="gr498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1cm" fo:min-width="5.583cm" fo:padding-top="0.254cm" fo:padding-bottom="0.254cm" fo:padding-left="0.254cm" fo:padding-right="0.254cm" fo:wrap-option="wrap"/>
      <style:paragraph-properties style:writing-mode="lr-tb"/>
    </style:style>
    <style:style style:name="gr499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449cm" fo:min-width="0cm" fo:padding-top="0.125cm" fo:padding-bottom="0.125cm" fo:padding-left="0.25cm" fo:padding-right="0.25cm" fo:wrap-option="wrap"/>
    </style:style>
    <style:style style:name="gr500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4.123cm" fo:min-width="0cm" fo:padding-top="0.125cm" fo:padding-bottom="0.125cm" fo:padding-left="0.25cm" fo:padding-right="0.25cm" fo:wrap-option="wrap"/>
    </style:style>
    <style:style style:name="gr501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575cm" fo:min-width="1.996cm" fo:padding-top="0.125cm" fo:padding-bottom="0.125cm" fo:padding-left="0.25cm" fo:padding-right="0.25cm" fo:wrap-option="wrap"/>
    </style:style>
    <style:style style:name="gr502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기본값_5f_5" style:list-style-name="L2">
      <style:graphic-properties draw:stroke="none" svg:stroke-width="0cm" draw:fill="none" draw:textarea-vertical-align="middle" draw:auto-grow-height="false" draw:fit-to-size="false" style:shrink-to-fit="false" fo:min-height="0.74cm" fo:min-width="1.997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15.377cm" fo:min-width="5.418cm" fo:padding-top="0.125cm" fo:padding-bottom="0.125cm" fo:padding-left="0.25cm" fo:padding-right="0.25cm" fo:wrap-option="wrap"/>
      <style:paragraph-properties style:writing-mode="lr-tb"/>
    </style:style>
    <style:style style:name="gr509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510" style:family="graphic" style:parent-style-name="기본값_5f_5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511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2cm" fo:min-width="1.229cm" fo:padding-top="0.254cm" fo:padding-bottom="0.254cm" fo:padding-left="0.254cm" fo:padding-right="0.254cm" fo:wrap-option="wrap"/>
      <style:paragraph-properties style:writing-mode="lr-tb"/>
    </style:style>
    <style:style style:name="gr512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d9d9d9" draw:textarea-vertical-align="middle" draw:auto-grow-height="false" draw:fit-to-size="false" style:shrink-to-fit="false" fo:min-height="0.332cm" fo:min-width="1.229cm" fo:padding-top="0.254cm" fo:padding-bottom="0.254cm" fo:padding-left="0.254cm" fo:padding-right="0.254cm" fo:wrap-option="wrap"/>
      <style:paragraph-properties style:writing-mode="lr-tb"/>
    </style:style>
    <style:style style:name="gr513" style:family="graphic" style:parent-style-name="기본값_5f_5" style:list-style-name="L2">
      <style:graphic-properties draw:stroke="none" svg:stroke-width="0cm" draw:fill="none" draw:textarea-vertical-align="middle" draw:auto-grow-height="false" draw:fit-to-size="false" style:shrink-to-fit="false" fo:min-height="0.739cm" fo:min-width="1.996cm" fo:padding-top="0.125cm" fo:padding-bottom="0.125cm" fo:padding-left="0.25cm" fo:padding-right="0.25cm" fo:wrap-option="wrap"/>
      <style:paragraph-properties style:writing-mode="lr-tb"/>
    </style:style>
    <style:style style:name="gr514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2cm" fo:min-width="1.229cm" fo:padding-top="0.254cm" fo:padding-bottom="0.254cm" fo:padding-left="0.254cm" fo:padding-right="0.254cm" fo:wrap-option="wrap"/>
      <style:paragraph-properties style:writing-mode="lr-tb"/>
    </style:style>
    <style:style style:name="gr515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16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3.13cm" fo:min-width="7.003cm" fo:padding-top="0.254cm" fo:padding-bottom="0.254cm" fo:padding-left="0.254cm" fo:padding-right="0.254cm" fo:wrap-option="wrap"/>
      <style:paragraph-properties style:writing-mode="lr-tb"/>
    </style:style>
    <style:style style:name="gr518" style:family="graphic" style:parent-style-name="기본값_5f_5" style:list-style-name="L2">
      <style:graphic-properties draw:stroke="none" svg:stroke-width="0cm" draw:fill="solid" draw:fill-color="#b7b7b7" draw:textarea-vertical-align="middle" draw:auto-grow-height="false" draw:fit-to-size="false" style:shrink-to-fit="false" fo:min-height="0.243cm" fo:min-width="1.224cm" fo:padding-top="0.254cm" fo:padding-bottom="0.254cm" fo:padding-left="0.254cm" fo:padding-right="0.254cm" fo:wrap-option="wrap"/>
      <style:paragraph-properties style:writing-mode="lr-tb"/>
    </style:style>
    <style:style style:name="gr519" style:family="graphic" style:parent-style-name="기본값_5f_5" style:list-style-name="L2">
      <style:graphic-properties draw:stroke="none" svg:stroke-width="0cm" draw:fill="solid" draw:fill-color="#b7b7b7" draw:textarea-vertical-align="middle" draw:auto-grow-height="false" draw:fit-to-size="false" style:shrink-to-fit="false" fo:min-height="0.243cm" fo:min-width="1.224cm" fo:padding-top="0.254cm" fo:padding-bottom="0.254cm" fo:padding-left="0.254cm" fo:padding-right="0.254cm" fo:wrap-option="wrap"/>
      <style:paragraph-properties style:writing-mode="lr-tb"/>
    </style:style>
    <style:style style:name="gr520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274cm" fo:min-width="5.015cm" fo:padding-top="0.254cm" fo:padding-bottom="0.254cm" fo:padding-left="0.254cm" fo:padding-right="0.254cm" fo:wrap-option="wrap"/>
      <style:paragraph-properties style:writing-mode="lr-tb"/>
    </style:style>
    <style:style style:name="gr521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667cm" fo:min-width="1.666cm" fo:padding-top="0.125cm" fo:padding-bottom="0.125cm" fo:padding-left="0.25cm" fo:padding-right="0.25cm" fo:wrap-option="wrap"/>
    </style:style>
    <style:style style:name="gr522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25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26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201cm" fo:min-width="0cm" fo:padding-top="0.125cm" fo:padding-bottom="0.125cm" fo:padding-left="0.25cm" fo:padding-right="0.25cm" fo:wrap-option="wrap"/>
    </style:style>
    <style:style style:name="gr527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8cm" fo:min-width="12.394cm" fo:padding-top="0.254cm" fo:padding-bottom="0.254cm" fo:padding-left="0.254cm" fo:padding-right="0.254cm" fo:wrap-option="wrap"/>
      <style:paragraph-properties style:writing-mode="lr-tb"/>
    </style:style>
    <style:style style:name="gr529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943cm" fo:min-width="3.865cm" fo:padding-top="0.254cm" fo:padding-bottom="0.254cm" fo:padding-left="0.254cm" fo:padding-right="0.254cm" fo:wrap-option="wrap"/>
      <style:paragraph-properties style:writing-mode="lr-tb"/>
    </style:style>
    <style:style style:name="gr530" style:family="graphic" style:parent-style-name="기본값_5f_5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1.214cm" fo:padding-top="0.125cm" fo:padding-bottom="0.125cm" fo:padding-left="0.25cm" fo:padding-right="0.25cm" fo:wrap-option="wrap"/>
    </style:style>
    <style:style style:name="gr531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191cm" fo:min-width="5.31cm" fo:padding-top="0.254cm" fo:padding-bottom="0.254cm" fo:padding-left="0.254cm" fo:padding-right="0.254cm" fo:wrap-option="wrap"/>
      <style:paragraph-properties style:writing-mode="lr-tb"/>
    </style:style>
    <style:style style:name="gr5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374cm" fo:min-width="5.418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cm" fo:min-width="5.318cm" fo:padding-top="0.125cm" fo:padding-bottom="0.125cm" fo:padding-left="0.25cm" fo:padding-right="0.25cm" fo:wrap-option="wrap"/>
      <style:paragraph-properties style:writing-mode="lr-tb"/>
    </style:style>
    <style:style style:name="gr536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537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048cm" fo:min-width="5.726cm" fo:padding-top="0.254cm" fo:padding-bottom="0.254cm" fo:padding-left="0.254cm" fo:padding-right="0.254cm" fo:wrap-option="wrap"/>
      <style:paragraph-properties style:writing-mode="lr-tb"/>
    </style:style>
    <style:style style:name="gr538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3.531cm" fo:min-width="11.76cm" fo:padding-top="0.254cm" fo:padding-bottom="0.254cm" fo:padding-left="0.254cm" fo:padding-right="0.254cm" fo:wrap-option="wrap"/>
      <style:paragraph-properties style:writing-mode="lr-tb"/>
    </style:style>
    <style:style style:name="gr539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40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41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1cm" fo:min-width="5.583cm" fo:padding-top="0.254cm" fo:padding-bottom="0.254cm" fo:padding-left="0.254cm" fo:padding-right="0.254cm" fo:wrap-option="wrap"/>
      <style:paragraph-properties style:writing-mode="lr-tb"/>
    </style:style>
    <style:style style:name="gr54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31cm" fo:min-width="5.583cm" fo:padding-top="0.254cm" fo:padding-bottom="0.254cm" fo:padding-left="0.254cm" fo:padding-right="0.254cm" fo:wrap-option="wrap"/>
      <style:paragraph-properties style:writing-mode="lr-tb"/>
    </style:style>
    <style:style style:name="gr54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449cm" fo:min-width="0cm" fo:padding-top="0.125cm" fo:padding-bottom="0.125cm" fo:padding-left="0.25cm" fo:padding-right="0.25cm" fo:wrap-option="wrap"/>
    </style:style>
    <style:style style:name="gr54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4.123cm" fo:min-width="0cm" fo:padding-top="0.125cm" fo:padding-bottom="0.125cm" fo:padding-left="0.25cm" fo:padding-right="0.25cm" fo:wrap-option="wrap"/>
    </style:style>
    <style:style style:name="gr54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575cm" fo:min-width="1.996cm" fo:padding-top="0.125cm" fo:padding-bottom="0.125cm" fo:padding-left="0.25cm" fo:padding-right="0.25cm" fo:wrap-option="wrap"/>
    </style:style>
    <style:style style:name="gr547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74cm" fo:min-width="1.997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048cm" fo:min-width="5.726cm" fo:padding-top="0.254cm" fo:padding-bottom="0.254cm" fo:padding-left="0.254cm" fo:padding-right="0.254cm" fo:wrap-option="wrap"/>
      <style:paragraph-properties style:writing-mode="lr-tb"/>
    </style:style>
    <style:style style:name="gr552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56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5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88cm" fo:min-width="5.214cm" fo:padding-top="0.151cm" fo:padding-bottom="0.151cm" fo:padding-left="0.302cm" fo:padding-right="0.302cm" fo:wrap-option="wrap"/>
      <style:paragraph-properties style:writing-mode="lr-tb"/>
    </style:style>
    <style:style style:name="gr5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306cm" fo:min-width="5.315cm" fo:padding-top="0.151cm" fo:padding-bottom="0.151cm" fo:padding-left="0.302cm" fo:padding-right="0.302cm" fo:wrap-option="wrap"/>
      <style:paragraph-properties style:writing-mode="lr-tb"/>
    </style:style>
    <style:style style:name="gr5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5.318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62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63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64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65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cm" fo:min-width="7.825cm" fo:padding-top="0.254cm" fo:padding-bottom="0.254cm" fo:padding-left="0.254cm" fo:padding-right="0.254cm" fo:wrap-option="wrap"/>
      <style:paragraph-properties style:writing-mode="lr-tb"/>
    </style:style>
    <style:style style:name="gr56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74cm" fo:min-width="1.997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8cm" fo:min-width="21.757cm" fo:padding-top="0cm" fo:padding-bottom="0cm" fo:padding-left="0cm" fo:padding-right="0cm" fo:wrap-option="wrap"/>
      <style:paragraph-properties style:writing-mode="lr-tb"/>
    </style:style>
    <style:style style:name="gr5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88cm" fo:min-width="5.214cm" fo:padding-top="0.151cm" fo:padding-bottom="0.151cm" fo:padding-left="0.302cm" fo:padding-right="0.302cm" fo:wrap-option="wrap"/>
      <style:paragraph-properties style:writing-mode="lr-tb"/>
    </style:style>
    <style:style style:name="gr57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306cm" fo:min-width="5.315cm" fo:padding-top="0.151cm" fo:padding-bottom="0.151cm" fo:padding-left="0.302cm" fo:padding-right="0.302cm" fo:wrap-option="wrap"/>
      <style:paragraph-properties style:writing-mode="lr-tb"/>
    </style:style>
    <style:style style:name="gr5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3cm" fo:min-width="5.318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75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76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77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78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57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cm" fo:min-width="7.825cm" fo:padding-top="0.254cm" fo:padding-bottom="0.254cm" fo:padding-left="0.254cm" fo:padding-right="0.254cm" fo:wrap-option="wrap"/>
      <style:paragraph-properties style:writing-mode="lr-tb"/>
    </style:style>
    <style:style style:name="gr580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8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9d9d9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8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74cm" fo:min-width="1.997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3cm" fo:min-width="1.23cm" fo:padding-top="0.254cm" fo:padding-bottom="0.254cm" fo:padding-left="0.254cm" fo:padding-right="0.254cm" fo:wrap-option="wrap"/>
      <style:paragraph-properties style:writing-mode="lr-tb"/>
    </style:style>
    <style:style style:name="gr584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85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1cm" fo:min-width="0.201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587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588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89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779cm" fo:min-width="1.105cm" fo:padding-top="0.113cm" fo:padding-bottom="0.113cm" fo:padding-left="0.227cm" fo:padding-right="0.227cm" fo:wrap-option="wrap"/>
      <style:paragraph-properties style:writing-mode="lr-tb"/>
    </style:style>
    <style:style style:name="gr590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764cm" fo:min-width="0.536cm" fo:padding-top="0.113cm" fo:padding-bottom="0.113cm" fo:padding-left="0.227cm" fo:padding-right="0.227cm" fo:wrap-option="wrap"/>
      <style:paragraph-properties style:writing-mode="lr-tb"/>
    </style:style>
    <style:style style:name="gr591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5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81cm" fo:min-width="5.31cm" fo:padding-top="0.254cm" fo:padding-bottom="0.254cm" fo:padding-left="0.254cm" fo:padding-right="0.254cm" fo:wrap-option="wrap"/>
      <style:paragraph-properties style:writing-mode="lr-tb"/>
    </style:style>
    <style:style style:name="gr593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1.701cm" fo:padding-top="0.125cm" fo:padding-bottom="0.125cm" fo:padding-left="0.25cm" fo:padding-right="0.25cm" fo:wrap-option="wrap"/>
      <style:paragraph-properties style:writing-mode="lr-tb"/>
    </style:style>
    <style:style style:name="gr5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4cm" fo:min-width="3.134cm" fo:padding-top="0.125cm" fo:padding-bottom="0.125cm" fo:padding-left="0.25cm" fo:padding-right="0.25cm" fo:wrap-option="wrap"/>
      <style:paragraph-properties style:writing-mode="lr-tb"/>
    </style:style>
    <style:style style:name="gr595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.343cm" fo:min-width="0.093cm" fo:padding-top="0.125cm" fo:padding-bottom="0.125cm" fo:padding-left="0.25cm" fo:padding-right="0.25cm" fo:wrap-option="wrap"/>
      <style:paragraph-properties style:writing-mode="lr-tb"/>
    </style:style>
    <style:style style:name="gr596" style:family="graphic" style:parent-style-name="기본값_5f_4">
      <style:graphic-properties draw:stroke="none" svg:stroke-width="0cm" draw:fill="solid" draw:fill-color="#cccccc" draw:textarea-vertical-align="middle" draw:auto-grow-height="false" draw:fit-to-size="false" style:shrink-to-fit="false" fo:min-height="1.717cm" fo:min-width="21.284cm" fo:padding-top="0.254cm" fo:padding-bottom="0.254cm" fo:padding-left="0.254cm" fo:padding-right="0.254cm" fo:wrap-option="wrap"/>
    </style:style>
    <style:style style:name="gr597" style:family="graphic" style:parent-style-name="기본값_5f_4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8cm" fo:min-width="5.73cm" fo:padding-top="0.254cm" fo:padding-bottom="0.254cm" fo:padding-left="0.254cm" fo:padding-right="0.254cm" fo:wrap-option="wrap"/>
    </style:style>
    <style:style style:name="gr598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741cm" fo:min-width="5.319cm" fo:padding-top="0.125cm" fo:padding-bottom="0.125cm" fo:padding-left="0.25cm" fo:padding-right="0.25cm" fo:wrap-option="wrap"/>
      <style:paragraph-properties style:writing-mode="lr-tb"/>
    </style:style>
    <style:style style:name="gr599" style:family="graphic" style:parent-style-name="기본값_5f_4">
      <style:graphic-properties draw:stroke="none" svg:stroke-width="0cm" draw:fill="solid" draw:fill-color="#cccccc" draw:textarea-vertical-align="middle" draw:auto-grow-height="false" draw:fit-to-size="false" style:shrink-to-fit="false" fo:min-height="1.309cm" fo:min-width="21.758cm" fo:padding-top="0cm" fo:padding-bottom="0cm" fo:padding-left="0cm" fo:padding-right="0cm" fo:wrap-option="wrap"/>
      <style:paragraph-properties style:writing-mode="lr-tb"/>
    </style:style>
    <style:style style:name="gr600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13.922cm" fo:min-width="5.635cm" fo:padding-top="0.125cm" fo:padding-bottom="0.125cm" fo:padding-left="0.25cm" fo:padding-right="0.25cm" fo:wrap-option="wrap"/>
      <style:paragraph-properties style:writing-mode="lr-tb"/>
    </style:style>
    <style:style style:name="gr601" style:family="graphic" style:parent-style-name="기본값_5f_4">
      <style:graphic-properties draw:stroke="none" svg:stroke-width="0cm" draw:fill="solid" draw:fill-color="#ff0000" draw:textarea-vertical-align="middle" draw:auto-grow-height="false" draw:fit-to-size="false" style:shrink-to-fit="false" fo:min-height="0.226cm" fo:min-width="0cm" fo:padding-top="0.125cm" fo:padding-bottom="0.125cm" fo:padding-left="0.25cm" fo:padding-right="0.25cm" fo:wrap-option="wrap"/>
      <style:paragraph-properties style:writing-mode="lr-tb"/>
    </style:style>
    <style:style style:name="gr602" style:family="graphic" style:parent-style-name="기본값_5f_4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977cm" fo:min-width="1.164cm" fo:padding-top="0.125cm" fo:padding-bottom="0.125cm" fo:padding-left="0.25cm" fo:padding-right="0.25cm" fo:wrap-option="wrap"/>
      <style:paragraph-properties style:writing-mode="lr-tb"/>
    </style:style>
    <style:style style:name="gr603" style:family="graphic" style:parent-style-name="기본값_5f_4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04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176cm" fo:min-width="2.474cm" fo:padding-top="0.254cm" fo:padding-bottom="0.254cm" fo:padding-left="0.254cm" fo:padding-right="0.254cm" fo:wrap-option="wrap"/>
      <style:paragraph-properties style:writing-mode="lr-tb"/>
    </style:style>
    <style:style style:name="gr605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434cm" fo:min-width="2.992cm" fo:padding-top="0.125cm" fo:padding-bottom="0.125cm" fo:padding-left="0.25cm" fo:padding-right="0.25cm" fo:wrap-option="wrap"/>
      <style:paragraph-properties style:writing-mode="lr-tb"/>
    </style:style>
    <style:style style:name="gr606" style:family="graphic" style:parent-style-name="기본값_5f_4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6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60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609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6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96cm" fo:min-width="2.455cm" fo:padding-top="0.254cm" fo:padding-bottom="0.254cm" fo:padding-left="0.254cm" fo:padding-right="0.254cm" fo:wrap-option="wrap"/>
    </style:style>
    <style:style style:name="gr6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5cm" fo:min-width="6.699cm" fo:padding-top="0.125cm" fo:padding-bottom="0.125cm" fo:padding-left="0.25cm" fo:padding-right="0.25cm" fo:wrap-option="wrap"/>
      <style:paragraph-properties style:writing-mode="lr-tb"/>
    </style:style>
    <style:style style:name="gr6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01cm" fo:min-width="2.46cm" fo:padding-top="0.254cm" fo:padding-bottom="0.254cm" fo:padding-left="0.254cm" fo:padding-right="0.254cm" fo:wrap-option="wrap"/>
    </style:style>
    <style:style style:name="gr6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2cm" fo:min-width="5.299cm" fo:padding-top="0.125cm" fo:padding-bottom="0.125cm" fo:padding-left="0.25cm" fo:padding-right="0.25cm" fo:wrap-option="wrap"/>
      <style:paragraph-properties style:writing-mode="lr-tb"/>
    </style:style>
    <style:style style:name="gr614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53cm" fo:min-width="0.348cm" fo:padding-top="0.125cm" fo:padding-bottom="0.125cm" fo:padding-left="0.25cm" fo:padding-right="0.25cm" fo:wrap-option="wrap"/>
      <style:paragraph-properties style:writing-mode="lr-tb"/>
    </style:style>
    <style:style style:name="gr615" style:family="graphic" style:parent-style-name="standard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16" style:family="graphic" style:parent-style-name="standard">
      <style:graphic-properties draw:stroke="solid" svg:stroke-width="0.026cm" svg:stroke-color="#d9d9d9" draw:stroke-linejoin="round" svg:stroke-linecap="butt" draw:fill="solid" draw:fill-color="#d9d9d9" draw:textarea-vertical-align="middle" draw:auto-grow-height="false" draw:fit-to-size="false" style:shrink-to-fit="false" fo:min-height="12.531cm" fo:min-width="11.659cm" fo:padding-top="0.254cm" fo:padding-bottom="0.254cm" fo:padding-left="0.254cm" fo:padding-right="0.254cm" fo:wrap-option="wrap"/>
    </style:style>
    <style:style style:name="gr6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6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619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62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895cm" fo:padding-top="0.254cm" fo:padding-bottom="0.254cm" fo:padding-left="0.25cm" fo:padding-right="0.25cm" fo:wrap-option="wrap"/>
      <style:paragraph-properties style:writing-mode="lr-tb"/>
    </style:style>
    <style:style style:name="gr62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2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2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2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886cm" fo:padding-top="0.254cm" fo:padding-bottom="0.254cm" fo:padding-left="0.25cm" fo:padding-right="0.25cm" fo:wrap-option="wrap"/>
      <style:paragraph-properties style:writing-mode="lr-tb"/>
    </style:style>
    <style:style style:name="gr62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62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883cm" fo:padding-top="0.254cm" fo:padding-bottom="0.254cm" fo:padding-left="0.25cm" fo:padding-right="0.25cm" fo:wrap-option="wrap"/>
      <style:paragraph-properties style:writing-mode="lr-tb"/>
    </style:style>
    <style:style style:name="gr62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513cm" fo:padding-top="0.254cm" fo:padding-bottom="0.254cm" fo:padding-left="0.25cm" fo:padding-right="0.25cm" fo:wrap-option="wrap"/>
      <style:paragraph-properties style:writing-mode="lr-tb"/>
    </style:style>
    <style:style style:name="gr629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30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89cm" fo:min-width="5.919cm" fo:padding-top="0.125cm" fo:padding-bottom="0.125cm" fo:padding-left="0.25cm" fo:padding-right="0.25cm" fo:wrap-option="wrap"/>
      <style:paragraph-properties style:writing-mode="lr-tb"/>
    </style:style>
    <style:style style:name="gr63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middle" draw:auto-grow-height="false" draw:fit-to-size="false" style:shrink-to-fit="false" fo:min-height="0.403cm" fo:min-width="2.513cm" fo:padding-top="0.254cm" fo:padding-bottom="0.254cm" fo:padding-left="0.25cm" fo:padding-right="0.25cm" fo:wrap-option="wrap"/>
      <style:paragraph-properties style:writing-mode="lr-tb"/>
    </style:style>
    <style:style style:name="gr6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88cm" fo:min-width="5.414cm" fo:padding-top="0.125cm" fo:padding-bottom="0.125cm" fo:padding-left="0.25cm" fo:padding-right="0.25cm" fo:wrap-option="wrap"/>
      <style:paragraph-properties style:writing-mode="lr-tb"/>
    </style:style>
    <style:style style:name="gr6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36cm" fo:min-width="5.314cm" fo:padding-top="0.125cm" fo:padding-bottom="0.125cm" fo:padding-left="0.25cm" fo:padding-right="0.25cm" fo:wrap-option="wrap"/>
      <style:paragraph-properties style:writing-mode="lr-tb"/>
    </style:style>
    <style:style style:name="gr635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4cm" fo:min-width="21.753cm" fo:padding-top="0cm" fo:padding-bottom="0cm" fo:padding-left="0cm" fo:padding-right="0cm" fo:wrap-option="wrap"/>
      <style:paragraph-properties style:writing-mode="lr-tb"/>
    </style:style>
    <style:style style:name="gr63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895cm" fo:padding-top="0.254cm" fo:padding-bottom="0.254cm" fo:padding-left="0.25cm" fo:padding-right="0.25cm" fo:wrap-option="wrap"/>
      <style:paragraph-properties style:writing-mode="lr-tb"/>
    </style:style>
    <style:style style:name="gr63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top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638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11cm" fo:min-width="0.553cm" fo:padding-top="0.125cm" fo:padding-bottom="0.125cm" fo:padding-left="0.25cm" fo:padding-right="0.25cm" fo:wrap-option="wrap"/>
      <style:paragraph-properties style:writing-mode="lr-tb"/>
    </style:style>
    <style:style style:name="gr639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4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eeeee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1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2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7.596cm" fo:padding-top="0.254cm" fo:padding-bottom="0.254cm" fo:padding-left="0.25cm" fo:padding-right="0.25cm" fo:wrap-option="wrap"/>
      <style:paragraph-properties style:writing-mode="lr-tb"/>
    </style:style>
    <style:style style:name="gr64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47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efefef" draw:textarea-vertical-align="middle" draw:auto-grow-height="false" draw:fit-to-size="false" style:shrink-to-fit="false" fo:min-height="0.286cm" fo:min-width="2.104cm" fo:padding-top="0.254cm" fo:padding-bottom="0.254cm" fo:padding-left="0.25cm" fo:padding-right="0.25cm" fo:wrap-option="wrap"/>
      <style:paragraph-properties style:writing-mode="lr-tb"/>
    </style:style>
    <style:style style:name="gr6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03cm" fo:min-width="11.602cm" fo:padding-top="0.254cm" fo:padding-bottom="0.254cm" fo:padding-left="0.25cm" fo:padding-right="0.25cm" fo:wrap-option="wrap"/>
      <style:paragraph-properties style:writing-mode="lr-tb"/>
    </style:style>
    <style:style style:name="gr649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883cm" fo:padding-top="0.254cm" fo:padding-bottom="0.254cm" fo:padding-left="0.25cm" fo:padding-right="0.25cm" fo:wrap-option="wrap"/>
      <style:paragraph-properties style:writing-mode="lr-tb"/>
    </style:style>
    <style:style style:name="gr65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cccccc" draw:textarea-vertical-align="top" draw:auto-grow-height="false" draw:fit-to-size="false" style:shrink-to-fit="false" fo:min-height="0.403cm" fo:min-width="3.313cm" fo:padding-top="0.254cm" fo:padding-bottom="0.254cm" fo:padding-left="0.25cm" fo:padding-right="0.25cm" fo:wrap-option="wrap"/>
      <style:paragraph-properties style:writing-mode="lr-tb"/>
    </style:style>
    <style:style style:name="gr651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52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308cm" fo:min-width="0.102cm" fo:padding-top="0.125cm" fo:padding-bottom="0.125cm" fo:padding-left="0.25cm" fo:padding-right="0.25cm" fo:wrap-option="wrap"/>
      <style:paragraph-properties style:writing-mode="lr-tb"/>
    </style:style>
    <style:style style:name="gr6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72cm" fo:min-width="4.899cm" fo:padding-top="0.125cm" fo:padding-bottom="0.125cm" fo:padding-left="0.25cm" fo:padding-right="0.25cm" fo:wrap-option="wrap"/>
      <style:paragraph-properties style:writing-mode="lr-tb"/>
    </style:style>
    <style:style style:name="gr654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86cm" fo:min-width="10.948cm" fo:padding-top="0.254cm" fo:padding-bottom="0.254cm" fo:padding-left="0.25cm" fo:padding-right="0.25cm" fo:wrap-option="wrap"/>
      <style:paragraph-properties style:writing-mode="lr-tb"/>
    </style:style>
    <style:style style:name="gr65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579cm" fo:min-width="6.454cm" fo:padding-top="0.254cm" fo:padding-bottom="0.254cm" fo:padding-left="0.254cm" fo:padding-right="0.254cm" fo:wrap-option="wrap"/>
      <style:paragraph-properties style:writing-mode="lr-tb"/>
    </style:style>
    <style:style style:name="gr656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57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5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094cm" fo:min-width="6.454cm" fo:padding-top="0.254cm" fo:padding-bottom="0.254cm" fo:padding-left="0.254cm" fo:padding-right="0.254cm" fo:wrap-option="wrap"/>
      <style:paragraph-properties style:writing-mode="lr-tb"/>
    </style:style>
    <style:style style:name="gr659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60" style:family="graphic" style:parent-style-name="standard" style:list-style-name="L2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.447cm" fo:min-width="0.197cm" fo:padding-top="0.125cm" fo:padding-bottom="0.125cm" fo:padding-left="0.25cm" fo:padding-right="0.25cm" fo:wrap-option="wrap"/>
      <style:paragraph-properties style:writing-mode="lr-tb"/>
    </style:style>
    <style:style style:name="gr661" style:family="graphic" style:parent-style-name="standard">
      <style:graphic-properties draw:stroke="solid" svg:stroke-width="0.026cm" svg:stroke-color="#1f497d" draw:stroke-linejoin="round" svg:stroke-linecap="butt" draw:fill="none" draw:textarea-vertical-align="top" draw:auto-grow-height="false" fo:min-height="3.932cm" fo:min-width="2.236cm" fo:padding-top="0.125cm" fo:padding-bottom="0.125cm" fo:padding-left="0.25cm" fo:padding-right="0.25cm" fo:wrap-option="wrap"/>
    </style:style>
    <style:style style:name="gr662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svg:stroke-linecap="butt" draw:fill="none" draw:textarea-vertical-align="top" draw:auto-grow-height="false" fo:min-height="10.354cm" fo:min-width="8.155cm" fo:padding-top="0.125cm" fo:padding-bottom="0.125cm" fo:padding-left="0.25cm" fo:padding-right="0.25cm" fo:wrap-option="wrap"/>
    </style:style>
    <style:style style:name="gr663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svg:stroke-linecap="butt" draw:fill="none" draw:textarea-vertical-align="top" draw:auto-grow-height="false" fo:min-height="7.82cm" fo:min-width="7.647cm" fo:padding-top="0.125cm" fo:padding-bottom="0.125cm" fo:padding-left="0.25cm" fo:padding-right="0.25cm" fo:wrap-option="wrap"/>
    </style:style>
    <style:style style:name="gr664" style:family="graphic" style:parent-style-name="standard">
      <style:graphic-properties draw:stroke="solid" svg:stroke-width="0.026cm" svg:stroke-color="#1f497d" draw:stroke-linejoin="round" svg:stroke-linecap="butt" draw:fill="none" draw:textarea-vertical-align="top" draw:auto-grow-height="false" fo:min-height="10.786cm" fo:min-width="8.024cm" fo:padding-top="0.125cm" fo:padding-bottom="0.125cm" fo:padding-left="0.25cm" fo:padding-right="0.25cm" fo:wrap-option="wrap"/>
    </style:style>
    <style:style style:name="gr665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svg:stroke-linecap="butt" draw:fill="none" draw:textarea-vertical-align="top" draw:auto-grow-height="false" fo:min-height="5.151cm" fo:min-width="6.731cm" fo:padding-top="0.125cm" fo:padding-bottom="0.125cm" fo:padding-left="0.25cm" fo:padding-right="0.25cm" fo:wrap-option="wrap"/>
    </style:style>
    <style:style style:name="gr666" style:family="graphic" style:parent-style-name="기본값_5f_4">
      <style:graphic-properties draw:stroke="none" svg:stroke-width="0cm" draw:fill="solid" draw:fill-color="#cccccc" draw:textarea-vertical-align="middle" draw:auto-grow-height="false" draw:fit-to-size="false" style:shrink-to-fit="false" fo:min-height="0.75cm" fo:min-width="2.453cm" fo:padding-top="0.125cm" fo:padding-bottom="0.125cm" fo:padding-left="0.25cm" fo:padding-right="0.25cm" fo:wrap-option="wrap"/>
      <style:paragraph-properties style:writing-mode="lr-tb"/>
    </style:style>
    <style:style style:name="gr667" style:family="graphic" style:parent-style-name="기본값_5f_4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9cm" fo:min-width="5.731cm" fo:padding-top="0.254cm" fo:padding-bottom="0.254cm" fo:padding-left="0.254cm" fo:padding-right="0.254cm" fo:wrap-option="wrap"/>
    </style:style>
    <style:style style:name="gr668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742cm" fo:min-width="5.32cm" fo:padding-top="0.125cm" fo:padding-bottom="0.125cm" fo:padding-left="0.25cm" fo:padding-right="0.25cm" fo:wrap-option="wrap"/>
      <style:paragraph-properties style:writing-mode="lr-tb"/>
    </style:style>
    <style:style style:name="gr669" style:family="graphic" style:parent-style-name="기본값_5f_4">
      <style:graphic-properties draw:stroke="none" svg:stroke-width="0cm" draw:fill="solid" draw:fill-color="#cccccc" draw:textarea-vertical-align="middle" draw:auto-grow-height="false" draw:fit-to-size="false" style:shrink-to-fit="false" fo:min-height="1.31cm" fo:min-width="21.759cm" fo:padding-top="0cm" fo:padding-bottom="0cm" fo:padding-left="0cm" fo:padding-right="0cm" fo:wrap-option="wrap"/>
      <style:paragraph-properties style:writing-mode="lr-tb"/>
    </style:style>
    <style:style style:name="gr670" style:family="graphic" style:parent-style-name="기본값_5f_4">
      <style:graphic-properties draw:stroke="none" svg:stroke-width="0cm" draw:fill="none" draw:textarea-vertical-align="middle" draw:auto-grow-height="false" draw:fit-to-size="false" style:shrink-to-fit="false" fo:min-height="0.802cm" fo:min-width="2.461cm" fo:padding-top="0.254cm" fo:padding-bottom="0.254cm" fo:padding-left="0.254cm" fo:padding-right="0.254cm" fo:wrap-option="wrap"/>
    </style:style>
    <style:style style:name="gr671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13.218cm" fo:min-width="5.421cm" fo:padding-top="0.125cm" fo:padding-bottom="0.125cm" fo:padding-left="0.25cm" fo:padding-right="0.25cm" fo:wrap-option="wrap"/>
      <style:paragraph-properties style:writing-mode="lr-tb"/>
    </style:style>
    <style:style style:name="gr672" style:family="graphic" style:parent-style-name="기본값_5f_4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5cm" fo:min-width="0.305cm" fo:padding-top="0.254cm" fo:padding-bottom="0.254cm" fo:padding-left="0.25cm" fo:padding-right="0.25cm" fo:wrap-option="wrap"/>
      <style:paragraph-properties style:writing-mode="lr-tb"/>
    </style:style>
    <style:style style:name="gr673" style:family="graphic" style:parent-style-name="기본값_5f_4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5cm" fo:min-width="0.305cm" fo:padding-top="0.254cm" fo:padding-bottom="0.254cm" fo:padding-left="0.25cm" fo:padding-right="0.25cm" fo:wrap-option="wrap"/>
      <style:paragraph-properties style:writing-mode="lr-tb"/>
    </style:style>
    <style:style style:name="gr674" style:family="graphic" style:parent-style-name="기본값_5f_4">
      <style:graphic-properties draw:stroke="none" svg:stroke-width="0cm" draw:fill="solid" draw:fill-color="#ff0000" draw:textarea-vertical-align="middle" draw:auto-grow-height="false" draw:fit-to-size="false" style:shrink-to-fit="false" fo:min-height="0.227cm" fo:min-width="0cm" fo:padding-top="0.125cm" fo:padding-bottom="0.125cm" fo:padding-left="0.25cm" fo:padding-right="0.25cm" fo:wrap-option="wrap"/>
      <style:paragraph-properties style:writing-mode="lr-tb"/>
    </style:style>
    <style:style style:name="gr675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11cm" fo:min-width="5.3cm" fo:padding-top="0.125cm" fo:padding-bottom="0.125cm" fo:padding-left="0.25cm" fo:padding-right="0.25cm" fo:wrap-option="wrap"/>
      <style:paragraph-properties style:writing-mode="lr-tb"/>
    </style:style>
    <style:style style:name="gr676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728cm" fo:min-width="3.695cm" fo:padding-top="0.125cm" fo:padding-bottom="0.125cm" fo:padding-left="0.25cm" fo:padding-right="0.25cm" fo:wrap-option="wrap"/>
      <style:paragraph-properties style:writing-mode="lr-tb"/>
    </style:style>
    <style:style style:name="gr677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14.36cm" fo:min-width="5.421cm" fo:padding-top="0.125cm" fo:padding-bottom="0.125cm" fo:padding-left="0.25cm" fo:padding-right="0.25cm" fo:wrap-option="wrap"/>
      <style:paragraph-properties style:writing-mode="lr-tb"/>
    </style:style>
    <style:style style:name="gr678" style:family="graphic" style:parent-style-name="기본값_5f_4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1cm" fo:min-width="8.023cm" fo:padding-top="0.125cm" fo:padding-bottom="0.125cm" fo:padding-left="0.25cm" fo:padding-right="0.25cm" fo:wrap-option="wrap"/>
      <style:paragraph-properties style:writing-mode="lr-tb"/>
    </style:style>
    <style:style style:name="gr679" style:family="graphic" style:parent-style-name="기본값_5f_4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428cm" fo:padding-top="0.125cm" fo:padding-bottom="0.125cm" fo:padding-left="0.25cm" fo:padding-right="0.25cm" fo:wrap-option="wrap"/>
      <style:paragraph-properties style:writing-mode="lr-tb"/>
    </style:style>
    <style:style style:name="gr680" style:family="graphic" style:parent-style-name="기본값_5f_4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678cm" fo:padding-top="0.125cm" fo:padding-bottom="0.125cm" fo:padding-left="0.25cm" fo:padding-right="0.25cm" fo:wrap-option="wrap"/>
      <style:paragraph-properties style:writing-mode="lr-tb"/>
    </style:style>
    <style:style style:name="gr681" style:family="graphic" style:parent-style-name="기본값_5f_4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09cm" fo:min-width="8.023cm" fo:padding-top="0.125cm" fo:padding-bottom="0.125cm" fo:padding-left="0.25cm" fo:padding-right="0.25cm" fo:wrap-option="wrap"/>
      <style:paragraph-properties style:writing-mode="lr-tb"/>
    </style:style>
    <style:style style:name="gr682" style:family="graphic" style:parent-style-name="기본값_5f_4">
      <style:graphic-properties draw:stroke="solid" svg:stroke-width="0.026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83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03cm" fo:min-width="1.334cm" fo:padding-top="0.125cm" fo:padding-bottom="0.125cm" fo:padding-left="0.25cm" fo:padding-right="0.25cm" fo:wrap-option="wrap"/>
      <style:paragraph-properties style:writing-mode="lr-tb"/>
    </style:style>
    <style:style style:name="gr684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03cm" fo:min-width="1.634cm" fo:padding-top="0.125cm" fo:padding-bottom="0.125cm" fo:padding-left="0.25cm" fo:padding-right="0.25cm" fo:wrap-option="wrap"/>
      <style:paragraph-properties style:writing-mode="lr-tb"/>
    </style:style>
    <style:style style:name="gr685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03cm" fo:min-width="1.701cm" fo:padding-top="0.125cm" fo:padding-bottom="0.125cm" fo:padding-left="0.25cm" fo:padding-right="0.25cm" fo:wrap-option="wrap"/>
      <style:paragraph-properties style:writing-mode="lr-tb"/>
    </style:style>
    <style:style style:name="gr686" style:family="graphic" style:parent-style-name="기본값_5f_4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82cm" fo:min-width="1.701cm" fo:padding-top="0.125cm" fo:padding-bottom="0.125cm" fo:padding-left="0.25cm" fo:padding-right="0.25cm" fo:wrap-option="wrap"/>
      <style:paragraph-properties style:writing-mode="lr-tb"/>
    </style:style>
    <style:style style:name="gr687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03cm" fo:min-width="11.501cm" fo:padding-top="0.125cm" fo:padding-bottom="0.125cm" fo:padding-left="0.25cm" fo:padding-right="0.25cm" fo:wrap-option="wrap"/>
      <style:paragraph-properties style:writing-mode="lr-tb"/>
    </style:style>
    <style:style style:name="gr688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603cm" fo:min-width="1.534cm" fo:padding-top="0.125cm" fo:padding-bottom="0.125cm" fo:padding-left="0.25cm" fo:padding-right="0.25cm" fo:wrap-option="wrap"/>
      <style:paragraph-properties style:writing-mode="lr-tb"/>
    </style:style>
    <style:style style:name="gr689" style:family="graphic" style:parent-style-name="기본값_5f_4">
      <style:graphic-properties draw:stroke="solid" svg:stroke-width="0.035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0" style:family="graphic" style:parent-style-name="기본값_5f_4">
      <style:graphic-properties draw:stroke="solid" svg:stroke-width="0.035cm" svg:stroke-color="#000000" draw:stroke-linejoin="miter" svg:stroke-linecap="butt" draw:fill="solid" draw:fill-color="#cccccc" draw:textarea-vertical-align="middle" draw:auto-grow-height="false" draw:fit-to-size="false" style:shrink-to-fit="false" fo:min-height="0.439cm" fo:min-width="11.026cm" fo:padding-top="0.125cm" fo:padding-bottom="0.125cm" fo:padding-left="0.25cm" fo:padding-right="0.25cm" fo:wrap-option="wrap"/>
      <style:paragraph-properties style:writing-mode="lr-tb"/>
    </style:style>
    <style:style style:name="gr691" style:family="graphic" style:parent-style-name="기본값_5f_4">
      <style:graphic-properties draw:stroke="solid" svg:stroke-width="0.035cm" svg:stroke-color="#000000" draw:stroke-linejoin="miter" svg:stroke-linecap="butt" draw:fill="solid" draw:fill-color="#cccccc" draw:textarea-vertical-align="middle" draw:auto-grow-height="false" draw:fit-to-size="false" style:shrink-to-fit="false" fo:min-height="0.904cm" fo:min-width="10.976cm" fo:padding-top="0.125cm" fo:padding-bottom="0.125cm" fo:padding-left="0.25cm" fo:padding-right="0.25cm" fo:wrap-option="wrap"/>
      <style:paragraph-properties style:writing-mode="lr-tb"/>
    </style:style>
    <style:style style:name="gr692" style:family="graphic" style:parent-style-name="기본값_5f_4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1.701cm" fo:padding-top="0.125cm" fo:padding-bottom="0.125cm" fo:padding-left="0.25cm" fo:padding-right="0.25cm" fo:wrap-option="wrap"/>
      <style:paragraph-properties style:writing-mode="lr-tb"/>
    </style:style>
    <style:style style:name="gr693" style:family="graphic" style:parent-style-name="기본값_5f_4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39cm" fo:min-width="5.731cm" fo:padding-top="0.254cm" fo:padding-bottom="0.254cm" fo:padding-left="0.254cm" fo:padding-right="0.254cm" fo:wrap-option="wrap"/>
      <style:paragraph-properties style:writing-mode="lr-tb"/>
    </style:style>
    <style:style style:name="gr694" style:family="graphic" style:parent-style-name="기본값_5f_4">
      <style:graphic-properties draw:stroke="none" svg:stroke-width="0cm" draw:fill="none" draw:textarea-vertical-align="middle" draw:auto-grow-height="false" draw:fit-to-size="false" style:shrink-to-fit="false" fo:min-height="0.802cm" fo:min-width="2.543cm" fo:padding-top="0.254cm" fo:padding-bottom="0.254cm" fo:padding-left="0.254cm" fo:padding-right="0.254cm" fo:wrap-option="wrap"/>
    </style:style>
    <style:style style:name="gr695" style:family="graphic" style:parent-style-name="기본값_5f_4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765cm" fo:padding-top="0.125cm" fo:padding-bottom="0.125cm" fo:padding-left="0.25cm" fo:padding-right="0.25cm" fo:wrap-option="wrap"/>
      <style:paragraph-properties style:writing-mode="lr-tb"/>
    </style:style>
    <style:style style:name="gr696" style:family="graphic" style:parent-style-name="기본값_5f_4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97" style:family="graphic" style:parent-style-name="기본값_5f_4">
      <style:graphic-properties draw:stroke="none" svg:stroke-width="0cm" draw:fill="none" draw:textarea-vertical-align="top" draw:auto-grow-height="false" draw:fit-to-size="false" style:shrink-to-fit="false" fo:min-height="0.305cm" fo:min-width="0.415cm" fo:padding-top="0.125cm" fo:padding-bottom="0.125cm" fo:padding-left="0.25cm" fo:padding-right="0.25cm" fo:wrap-option="wrap"/>
      <style:paragraph-properties style:writing-mode="lr-tb"/>
    </style:style>
    <style:style style:name="gr698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.75cm" fo:min-width="2.453cm" fo:padding-top="0.125cm" fo:padding-bottom="0.125cm" fo:padding-left="0.25cm" fo:padding-right="0.25cm" fo:wrap-option="wrap"/>
      <style:paragraph-properties style:writing-mode="lr-tb"/>
    </style:style>
    <style:style style:name="gr6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1cm" fo:min-width="5.3cm" fo:padding-top="0.125cm" fo:padding-bottom="0.125cm" fo:padding-left="0.25cm" fo:padding-right="0.25cm" fo:wrap-option="wrap"/>
      <style:paragraph-properties style:writing-mode="lr-tb"/>
    </style:style>
    <style:style style:name="gr70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8cm" fo:min-width="5.601cm" fo:padding-top="0.125cm" fo:padding-bottom="0.125cm" fo:padding-left="0.25cm" fo:padding-right="0.25cm" fo:wrap-option="wrap"/>
      <style:paragraph-properties style:writing-mode="lr-tb"/>
    </style:style>
    <style:style style:name="gr7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36cm" fo:min-width="5.421cm" fo:padding-top="0.125cm" fo:padding-bottom="0.125cm" fo:padding-left="0.25cm" fo:padding-right="0.25cm" fo:wrap-option="wrap"/>
      <style:paragraph-properties style:writing-mode="lr-tb"/>
    </style:style>
    <style:style style:name="gr702" style:family="graphic" style:parent-style-name="standard">
      <style:graphic-properties draw:stroke="solid" svg:stroke-width="0.035cm" svg:stroke-color="#000000" draw:stroke-linejoin="round" svg:stroke-linecap="butt" draw:fill="none" draw:textarea-vertical-align="middle" draw:auto-grow-height="false" draw:fit-to-size="false" style:shrink-to-fit="false" fo:min-height="2.893cm" fo:min-width="5.311cm" fo:padding-top="0.254cm" fo:padding-bottom="0.254cm" fo:padding-left="0.25cm" fo:padding-right="0.25cm" fo:wrap-option="wrap"/>
      <style:paragraph-properties style:writing-mode="lr-tb"/>
    </style:style>
    <style:style style:name="gr703" style:family="graphic" style:parent-style-name="standard">
      <style:graphic-properties draw:stroke="solid" svg:stroke-width="0.035cm" svg:stroke-color="#000000" draw:stroke-linejoin="round" svg:stroke-linecap="butt" draw:fill="none" draw:textarea-vertical-align="middle" draw:auto-grow-height="false" draw:fit-to-size="false" style:shrink-to-fit="false" fo:min-height="2.893cm" fo:min-width="5.701cm" fo:padding-top="0.254cm" fo:padding-bottom="0.254cm" fo:padding-left="0.25cm" fo:padding-right="0.25cm" fo:wrap-option="wrap"/>
      <style:paragraph-properties style:writing-mode="lr-tb"/>
    </style:style>
    <style:style style:name="gr70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39cm" fo:min-width="8.041cm" fo:padding-top="0.125cm" fo:padding-bottom="0.125cm" fo:padding-left="0.25cm" fo:padding-right="0.25cm" fo:wrap-option="wrap"/>
      <style:paragraph-properties style:writing-mode="lr-tb"/>
    </style:style>
    <style:style style:name="gr705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194cm" fo:min-width="10.342cm" fo:padding-top="0.125cm" fo:padding-bottom="0.125cm" fo:padding-left="0.25cm" fo:padding-right="0.25cm" fo:wrap-option="wrap"/>
      <style:paragraph-properties style:writing-mode="lr-tb"/>
    </style:style>
    <style:style style:name="gr706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39cm" fo:min-width="10.423cm" fo:padding-top="0.125cm" fo:padding-bottom="0.125cm" fo:padding-left="0.25cm" fo:padding-right="0.25cm" fo:wrap-option="wrap"/>
      <style:paragraph-properties style:writing-mode="lr-tb"/>
    </style:style>
    <style:style style:name="gr707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428cm" fo:padding-top="0.125cm" fo:padding-bottom="0.125cm" fo:padding-left="0.25cm" fo:padding-right="0.25cm" fo:wrap-option="wrap"/>
      <style:paragraph-properties style:writing-mode="lr-tb"/>
    </style:style>
    <style:style style:name="gr708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678cm" fo:padding-top="0.125cm" fo:padding-bottom="0.125cm" fo:padding-left="0.25cm" fo:padding-right="0.25cm" fo:wrap-option="wrap"/>
      <style:paragraph-properties style:writing-mode="lr-tb"/>
    </style:style>
    <style:style style:name="gr709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5cm" fo:min-width="0.391cm" fo:padding-top="0.125cm" fo:padding-bottom="0.125cm" fo:padding-left="0.25cm" fo:padding-right="0.25cm" fo:wrap-option="wrap"/>
      <style:paragraph-properties style:writing-mode="lr-tb"/>
    </style:style>
    <style:style style:name="gr711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39cm" fo:min-width="10.422cm" fo:padding-top="0.125cm" fo:padding-bottom="0.125cm" fo:padding-left="0.25cm" fo:padding-right="0.25cm" fo:wrap-option="wrap"/>
      <style:paragraph-properties style:writing-mode="lr-tb"/>
    </style:style>
    <style:style style:name="gr712" style:family="graphic" style:parent-style-name="기본값_5f_1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15cm" fo:min-width="1.334cm" fo:padding-top="0.125cm" fo:padding-bottom="0.125cm" fo:padding-left="0.25cm" fo:padding-right="0.25cm" fo:wrap-option="wrap"/>
    </style:style>
    <style:style style:name="gr713" style:family="graphic" style:parent-style-name="standard">
      <style:graphic-properties draw:stroke="solid" svg:stroke-width="0.035cm" svg:stroke-color="#000000" draw:stroke-linejoin="miter" svg:stroke-linecap="butt" draw:fill="solid" draw:fill-color="#cccccc" draw:textarea-vertical-align="middle" draw:auto-grow-height="false" draw:fit-to-size="false" style:shrink-to-fit="false" fo:min-height="0.904cm" fo:min-width="10.976cm" fo:padding-top="0.125cm" fo:padding-bottom="0.125cm" fo:padding-left="0.25cm" fo:padding-right="0.25cm" fo:wrap-option="wrap"/>
      <style:paragraph-properties style:writing-mode="lr-tb"/>
    </style:style>
    <style:style style:name="gr714" style:family="graphic" style:parent-style-name="standard">
      <style:graphic-properties draw:stroke="solid" svg:stroke-width="0.035cm" svg:stroke-color="#000000" draw:stroke-linejoin="miter" svg:stroke-linecap="butt" draw:fill="solid" draw:fill-color="#cccccc" draw:textarea-vertical-align="middle" draw:auto-grow-height="false" draw:fit-to-size="false" style:shrink-to-fit="false" fo:min-height="0.439cm" fo:min-width="11.026cm" fo:padding-top="0.125cm" fo:padding-bottom="0.125cm" fo:padding-left="0.25cm" fo:padding-right="0.25cm" fo:wrap-option="wrap"/>
      <style:paragraph-properties style:writing-mode="lr-tb"/>
    </style:style>
    <style:style style:name="gr715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369cm" fo:padding-top="0.125cm" fo:padding-bottom="0.125cm" fo:padding-left="0.25cm" fo:padding-right="0.25cm" fo:wrap-option="wrap"/>
      <style:paragraph-properties style:writing-mode="lr-tb"/>
    </style:style>
    <style:style style:name="gr716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61cm" fo:padding-top="0.125cm" fo:padding-bottom="0.125cm" fo:padding-left="0.25cm" fo:padding-right="0.25cm" fo:wrap-option="wrap"/>
      <style:paragraph-properties style:writing-mode="lr-tb"/>
    </style:style>
    <style:style style:name="gr717" style:family="graphic" style:parent-style-name="standard">
      <style:graphic-properties draw:stroke="solid" svg:stroke-width="0.035cm" svg:stroke-color="#000000" draw:stroke-linejoin="miter" svg:stroke-linecap="butt" draw:fill="solid" draw:fill-color="#bfbfbf" draw:textarea-vertical-align="middle" draw:auto-grow-height="false" draw:fit-to-size="false" style:shrink-to-fit="false" fo:min-height="0.514cm" fo:min-width="2.491cm" fo:padding-top="0.125cm" fo:padding-bottom="0.125cm" fo:padding-left="0.25cm" fo:padding-right="0.25cm" fo:wrap-option="wrap"/>
      <style:paragraph-properties style:writing-mode="lr-tb"/>
    </style:style>
    <style:style style:name="gr718" style:family="graphic" style:parent-style-name="기본값_5f_1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1.617cm" fo:min-width="0cm" fo:padding-top="0.125cm" fo:padding-bottom="0.125cm" fo:padding-left="0.25cm" fo:padding-right="0.25cm" fo:wrap-option="wrap"/>
    </style:style>
    <style:style style:name="gr719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04cm" fo:min-width="10.976cm" fo:padding-top="0.125cm" fo:padding-bottom="0.125cm" fo:padding-left="0.25cm" fo:padding-right="0.25cm" fo:wrap-option="wrap"/>
      <style:paragraph-properties style:writing-mode="lr-tb"/>
    </style:style>
    <style:style style:name="gr720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39cm" fo:min-width="11.026cm" fo:padding-top="0.125cm" fo:padding-bottom="0.125cm" fo:padding-left="0.25cm" fo:padding-right="0.25cm" fo:wrap-option="wrap"/>
      <style:paragraph-properties style:writing-mode="lr-tb"/>
    </style:style>
    <style:style style:name="gr721" style:family="graphic" style:parent-style-name="기본값_5f_1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35cm" fo:min-width="1.081cm" fo:padding-top="0.125cm" fo:padding-bottom="0.125cm" fo:padding-left="0.25cm" fo:padding-right="0.25cm" fo:wrap-option="wrap"/>
    </style:style>
    <style:style style:name="gr722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3" style:family="graphic" style:parent-style-name="standard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4" style:family="graphic" style:parent-style-name="standard">
      <style:graphic-properties draw:stroke="solid" svg:stroke-width="0.026cm" svg:stroke-color="#1f497d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2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26" style:family="graphic" style:parent-style-name="standard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27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28" style:family="graphic" style:parent-style-name="standard">
      <style:graphic-properties draw:stroke="solid" svg:stroke-width="0.02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9" style:family="graphic" style:parent-style-name="standard">
      <style:graphic-properties draw:stroke="solid" svg:stroke-width="0.026cm" svg:stroke-color="#99999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0" style:family="graphic" style:parent-style-name="standard">
      <style:graphic-properties draw:stroke="solid" svg:stroke-width="0.026cm" svg:stroke-color="#3465a4" draw:stroke-linejoin="round" svg:stroke-linecap="butt" draw:fill="solid" draw:fill-color="#ff3838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731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732" style:family="graphic" style:parent-style-name="standard">
      <style:graphic-properties draw:stroke="solid" svg:stroke-width="0.026cm" svg:stroke-color="#ccccc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3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4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36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737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337cm" fo:min-width="1.321cm" fo:padding-top="0.125cm" fo:padding-bottom="0.125cm" fo:padding-left="0.25cm" fo:padding-right="0.25cm" fo:wrap-option="wrap"/>
      <style:paragraph-properties style:writing-mode="lr-tb"/>
    </style:style>
    <style:style style:name="gr738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739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73cm" fo:min-width="0cm" fo:padding-top="0.125cm" fo:padding-bottom="0.125cm" fo:padding-left="0.25cm" fo:padding-right="0.25cm" fo:wrap-option="wrap"/>
      <style:paragraph-properties style:writing-mode="lr-tb"/>
    </style:style>
    <style:style style:name="gr740" style:family="graphic" style:parent-style-name="기본값_5f_1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3.485cm" fo:padding-top="0.125cm" fo:padding-bottom="0.125cm" fo:padding-left="0.25cm" fo:padding-right="0.25cm" fo:wrap-option="wrap"/>
    </style:style>
    <style:style style:name="gr741" style:family="graphic" style:parent-style-name="기본값_5f_5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9cm" fo:min-width="5.683cm" fo:padding-top="0.254cm" fo:padding-bottom="0.254cm" fo:padding-left="0.254cm" fo:padding-right="0.254cm" fo:wrap-option="wrap"/>
    </style:style>
    <style:style style:name="gr742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15.378cm" fo:min-width="5.419cm" fo:padding-top="0.125cm" fo:padding-bottom="0.125cm" fo:padding-left="0.25cm" fo:padding-right="0.25cm" fo:wrap-option="wrap"/>
      <style:paragraph-properties style:writing-mode="lr-tb"/>
    </style:style>
    <style:style style:name="gr743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741cm" fo:min-width="5.319cm" fo:padding-top="0.125cm" fo:padding-bottom="0.125cm" fo:padding-left="0.25cm" fo:padding-right="0.25cm" fo:wrap-option="wrap"/>
      <style:paragraph-properties style:writing-mode="lr-tb"/>
    </style:style>
    <style:style style:name="gr744" style:family="graphic" style:parent-style-name="기본값_5f_5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9cm" fo:min-width="21.758cm" fo:padding-top="0cm" fo:padding-bottom="0cm" fo:padding-left="0cm" fo:padding-right="0cm" fo:wrap-option="wrap"/>
      <style:paragraph-properties style:writing-mode="lr-tb"/>
    </style:style>
    <style:style style:name="gr745" style:family="graphic" style:parent-style-name="기본값_5f_5" style:list-style-name="L2">
      <style:graphic-properties draw:stroke="solid" svg:stroke-width="0.026cm" svg:stroke-color="#000000" draw:stroke-linejoin="round" svg:stroke-linecap="butt" draw:fill="solid" draw:fill-color="#999999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746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747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748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749" style:family="graphic" style:parent-style-name="기본값_5f_5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163cm" fo:min-width="0.303cm" fo:padding-top="0.254cm" fo:padding-bottom="0.254cm" fo:padding-left="0.25cm" fo:padding-right="0.25cm" fo:wrap-option="wrap"/>
      <style:paragraph-properties style:writing-mode="lr-tb"/>
    </style:style>
    <style:style style:name="gr750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51" style:family="graphic" style:parent-style-name="기본값_5f_5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52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631cm" fo:min-width="3.929cm" fo:padding-top="0.125cm" fo:padding-bottom="0.125cm" fo:padding-left="0.25cm" fo:padding-right="0.25cm" fo:wrap-option="wrap"/>
      <style:paragraph-properties style:writing-mode="lr-tb"/>
    </style:style>
    <style:style style:name="gr753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726cm" fo:min-width="3.693cm" fo:padding-top="0.125cm" fo:padding-bottom="0.125cm" fo:padding-left="0.25cm" fo:padding-right="0.25cm" fo:wrap-option="wrap"/>
      <style:paragraph-properties style:writing-mode="lr-tb"/>
    </style:style>
    <style:style style:name="gr754" style:family="graphic" style:parent-style-name="기본값_5f_5" style:list-style-name="L2">
      <style:graphic-properties draw:stroke="none" svg:stroke-width="0cm" draw:fill="none" draw:textarea-vertical-align="top" draw:auto-grow-height="false" draw:fit-to-size="false" style:shrink-to-fit="false" fo:min-height="0.8cm" fo:min-width="9.375cm" fo:padding-top="0.254cm" fo:padding-bottom="0.254cm" fo:padding-left="0.254cm" fo:padding-right="0.254cm" fo:wrap-option="wrap"/>
      <style:paragraph-properties style:writing-mode="lr-tb"/>
    </style:style>
    <style:style style:name="gr755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5.229cm" fo:min-width="5.683cm" fo:padding-top="0.254cm" fo:padding-bottom="0.254cm" fo:padding-left="0.254cm" fo:padding-right="0.254cm" fo:wrap-option="wrap"/>
    </style:style>
    <style:style style:name="gr7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378cm" fo:min-width="5.419cm" fo:padding-top="0.125cm" fo:padding-bottom="0.125cm" fo:padding-left="0.25cm" fo:padding-right="0.25cm" fo:wrap-option="wrap"/>
      <style:paragraph-properties style:writing-mode="lr-tb"/>
    </style:style>
    <style:style style:name="gr7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41cm" fo:min-width="5.319cm" fo:padding-top="0.125cm" fo:padding-bottom="0.125cm" fo:padding-left="0.25cm" fo:padding-right="0.25cm" fo:wrap-option="wrap"/>
      <style:paragraph-properties style:writing-mode="lr-tb"/>
    </style:style>
    <style:style style:name="gr758" style:family="graphic" style:parent-style-name="standard" style:list-style-name="L2">
      <style:graphic-properties draw:stroke="none" svg:stroke-width="0cm" draw:fill="solid" draw:fill-color="#cccccc" draw:textarea-vertical-align="middle" draw:auto-grow-height="false" draw:fit-to-size="false" style:shrink-to-fit="false" fo:min-height="1.309cm" fo:min-width="21.758cm" fo:padding-top="0cm" fo:padding-bottom="0cm" fo:padding-left="0cm" fo:padding-right="0cm" fo:wrap-option="wrap"/>
      <style:paragraph-properties style:writing-mode="lr-tb"/>
    </style:style>
    <style:style style:name="gr7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cm" fo:min-width="9.375cm" fo:padding-top="0.254cm" fo:padding-bottom="0.254cm" fo:padding-left="0.254cm" fo:padding-right="0.254cm" fo:wrap-option="wrap"/>
      <style:paragraph-properties style:writing-mode="lr-tb"/>
    </style:style>
    <style:style style:name="gr760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9d9d9" draw:textarea-vertical-align="middle" draw:auto-grow-height="false" draw:fit-to-size="false" style:shrink-to-fit="false" fo:min-height="0.332cm" fo:min-width="1.229cm" fo:padding-top="0.254cm" fo:padding-bottom="0.254cm" fo:padding-left="0.254cm" fo:padding-right="0.254cm" fo:wrap-option="wrap"/>
      <style:paragraph-properties style:writing-mode="lr-tb"/>
    </style:style>
    <style:style style:name="gr761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2cm" fo:min-width="1.229cm" fo:padding-top="0.254cm" fo:padding-bottom="0.254cm" fo:padding-left="0.254cm" fo:padding-right="0.254cm" fo:wrap-option="wrap"/>
      <style:paragraph-properties style:writing-mode="lr-tb"/>
    </style:style>
    <style:style style:name="gr7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cm" fo:min-width="12.394cm" fo:padding-top="0.254cm" fo:padding-bottom="0.254cm" fo:padding-left="0.254cm" fo:padding-right="0.254cm" fo:wrap-option="wrap"/>
      <style:paragraph-properties style:writing-mode="lr-tb"/>
    </style:style>
    <style:style style:name="gr76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943cm" fo:min-width="3.865cm" fo:padding-top="0.254cm" fo:padding-bottom="0.254cm" fo:padding-left="0.254cm" fo:padding-right="0.254cm" fo:wrap-option="wrap"/>
      <style:paragraph-properties style:writing-mode="lr-tb"/>
    </style:style>
    <style:style style:name="gr76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1.214cm" fo:padding-top="0.125cm" fo:padding-bottom="0.125cm" fo:padding-left="0.25cm" fo:padding-right="0.25cm" fo:wrap-option="wrap"/>
    </style:style>
    <style:style style:name="gr765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66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1.324cm" fo:min-width="15.45cm" fo:padding-top="0.254cm" fo:padding-bottom="0.254cm" fo:padding-left="0.254cm" fo:padding-right="0.254cm" fo:wrap-option="wrap"/>
      <style:paragraph-properties style:writing-mode="lr-tb"/>
    </style:style>
    <style:style style:name="gr767" style:family="graphic" style:parent-style-name="standard" style:list-style-name="L2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.332cm" fo:min-width="2.197cm" fo:padding-top="0.254cm" fo:padding-bottom="0.254cm" fo:padding-left="0.254cm" fo:padding-right="0.254cm" fo:wrap-option="wrap"/>
      <style:paragraph-properties style:writing-mode="lr-tb"/>
    </style:style>
    <style:style style:name="gr768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69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70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71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72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73" style:family="graphic" style:parent-style-name="standard" style:list-style-name="L2">
      <style:graphic-properties draw:stroke="none" svg:stroke-width="0cm" draw:fill="solid" draw:fill-color="#ff3838" draw:textarea-vertical-align="middle" draw:auto-grow-height="false" draw:fit-to-size="false" style:shrink-to-fit="false" fo:min-height="0.45cm" fo:min-width="0.2cm" fo:padding-top="0.125cm" fo:padding-bottom="0.125cm" fo:padding-left="0.25cm" fo:padding-right="0.25cm" fo:wrap-option="wrap"/>
      <style:paragraph-properties style:writing-mode="lr-tb"/>
    </style:style>
    <style:style style:name="gr774" style:family="graphic" style:parent-style-name="standard">
      <style:graphic-properties draw:stroke="none" svg:stroke-width="0cm" draw:fill="solid" draw:fill-color="#ff3838" draw:textarea-vertical-align="middle" draw:auto-grow-height="false" draw:fit-to-size="false" style:shrink-to-fit="false" fo:min-height="0.092cm" fo:min-width="0cm" fo:padding-top="0.125cm" fo:padding-bottom="0.125cm" fo:padding-left="0.25cm" fo:padding-right="0.25cm" fo:wrap-option="wrap"/>
      <style:paragraph-properties style:writing-mode="lr-tb"/>
    </style:style>
    <style:style style:name="gr775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27cm" fo:min-width="0.934cm" fo:padding-top="0.125cm" fo:padding-bottom="0.125cm" fo:padding-left="0.25cm" fo:padding-right="0.25cm" fo:wrap-option="wrap"/>
      <style:paragraph-properties style:writing-mode="lr-tb"/>
    </style:style>
    <style:style style:name="gr776" style:family="graphic" style:parent-style-name="standard" style:list-style-name="L5">
      <style:graphic-properties draw:stroke="solid" svg:stroke-width="0.009cm" svg:stroke-color="#000000" draw:stroke-linejoin="miter" svg:stroke-linecap="butt" draw:fill="solid" draw:fill-color="#f2f2f2" draw:textarea-vertical-align="middle" draw:auto-grow-height="false" draw:fit-to-size="false" style:shrink-to-fit="false" fo:min-height="0.269cm" fo:min-width="0.935cm" fo:padding-top="0.125cm" fo:padding-bottom="0.125cm" fo:padding-left="0.25cm" fo:padding-right="0.25cm" fo:wrap-option="wrap"/>
      <style:paragraph-properties style:writing-mode="lr-tb"/>
    </style:style>
    <style:style style:name="gr777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24cm" fo:min-width="0cm" fo:padding-top="0.125cm" fo:padding-bottom="0.125cm" fo:padding-left="0.25cm" fo:padding-right="0.25cm" fo:wrap-option="wrap"/>
      <style:paragraph-properties style:writing-mode="lr-tb"/>
    </style:style>
    <style:style style:name="gr778" style:family="graphic" style:parent-style-name="standard" style:list-style-name="L6">
      <style:graphic-properties draw:stroke="none" svg:stroke-width="0cm" draw:fill="solid" draw:fill-color="#ff3838" draw:textarea-vertical-align="middle" draw:auto-grow-height="false" draw:fit-to-size="false" style:shrink-to-fit="false" fo:min-height="0.124cm" fo:min-width="0cm" fo:padding-top="0.125cm" fo:padding-bottom="0.125cm" fo:padding-left="0.25cm" fo:padding-right="0.25cm" fo:wrap-option="wrap"/>
      <style:paragraph-properties style:writing-mode="lr-tb"/>
    </style:style>
    <style:style style:name="gr77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cm" fo:min-width="2.345cm" fo:padding-top="0.125cm" fo:padding-bottom="0.125cm" fo:padding-left="0.25cm" fo:padding-right="0.25cm" fo:wrap-option="wrap"/>
    </style:style>
    <style:style style:name="gr78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draw:textarea-vertical-align="top" draw:auto-grow-height="false" fo:min-height="0.35cm" fo:min-width="2.713cm" fo:padding-top="0.125cm" fo:padding-bottom="0.125cm" fo:padding-left="0.25cm" fo:padding-right="0.25cm" fo:wrap-option="wrap"/>
    </style:style>
    <style:style style:name="pr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기본값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기본값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OBJECT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기본값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기본값_20_2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기본값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기본값_20_4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기본값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기본값_20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기본값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79cm" style:use-optimal-column-width="false"/>
    </style:style>
    <style:style style:name="co2" style:family="table-column">
      <style:table-column-properties style:column-width="2.389cm" style:use-optimal-column-width="false"/>
    </style:style>
    <style:style style:name="co3" style:family="table-column">
      <style:table-column-properties style:column-width="10.577cm" style:use-optimal-column-width="false"/>
    </style:style>
    <style:style style:name="co4" style:family="table-column">
      <style:table-column-properties style:column-width="2.927cm" style:use-optimal-column-width="false"/>
    </style:style>
    <style:style style:name="co5" style:family="table-column">
      <style:table-column-properties style:column-width="2.655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co7" style:family="table-column">
      <style:table-column-properties style:column-width="10.25cm" style:use-optimal-column-width="false"/>
    </style:style>
    <style:style style:name="co8" style:family="table-column">
      <style:table-column-properties style:column-width="2.967cm" style:use-optimal-column-width="false"/>
    </style:style>
    <style:style style:name="co9" style:family="table-column">
      <style:table-column-properties style:column-width="3.167cm" style:use-optimal-column-width="false"/>
    </style:style>
    <style:style style:name="co10" style:family="table-column">
      <style:table-column-properties style:column-width="3.355cm" style:use-optimal-column-width="false"/>
    </style:style>
    <style:style style:name="co11" style:family="table-column">
      <style:table-column-properties style:column-width="12.224cm" style:use-optimal-column-width="false"/>
    </style:style>
    <style:style style:name="co12" style:family="table-column">
      <style:table-column-properties style:column-width="3.555cm" style:use-optimal-column-width="false"/>
    </style:style>
    <style:style style:name="co13" style:family="table-column">
      <style:table-column-properties style:column-width="3.949cm" style:use-optimal-column-width="false"/>
    </style:style>
    <style:style style:name="co14" style:family="table-column">
      <style:table-column-properties style:column-width="3.882cm" style:use-optimal-column-width="false"/>
    </style:style>
    <style:style style:name="co15" style:family="table-column">
      <style:table-column-properties style:column-width="4.015cm" style:use-optimal-column-width="false"/>
    </style:style>
    <style:style style:name="co16" style:family="table-column">
      <style:table-column-properties style:column-width="4.699cm" style:use-optimal-column-width="false"/>
    </style:style>
    <style:style style:name="co17" style:family="table-column">
      <style:table-column-properties style:column-width="6.51cm" style:use-optimal-column-width="false"/>
    </style:style>
    <style:style style:name="co18" style:family="table-column">
      <style:table-column-properties style:column-width="3.857cm" style:use-optimal-column-width="false"/>
    </style:style>
    <style:style style:name="co19" style:family="table-column">
      <style:table-column-properties style:column-width="4.852cm" style:use-optimal-column-width="false"/>
    </style:style>
    <style:style style:name="co20" style:family="table-column">
      <style:table-column-properties style:column-width="3.917cm" style:use-optimal-column-width="false"/>
    </style:style>
    <style:style style:name="co21" style:family="table-column">
      <style:table-column-properties style:column-width="4.78cm" style:use-optimal-column-width="false"/>
    </style:style>
    <style:style style:name="co22" style:family="table-column">
      <style:table-column-properties style:column-width="2.81cm" style:use-optimal-column-width="false"/>
    </style:style>
    <style:style style:name="co23" style:family="table-column">
      <style:table-column-properties style:column-width="5.897cm" style:use-optimal-column-width="false"/>
    </style:style>
    <style:style style:name="co24" style:family="table-column">
      <style:table-column-properties style:column-width="2.802cm" style:use-optimal-column-width="false"/>
    </style:style>
    <style:style style:name="co25" style:family="table-column">
      <style:table-column-properties style:column-width="5.895cm" style:use-optimal-column-width="false"/>
    </style:style>
    <style:style style:name="co26" style:family="table-column">
      <style:table-column-properties style:column-width="5.899cm" style:use-optimal-column-width="false"/>
    </style:style>
    <style:style style:name="co27" style:family="table-column">
      <style:table-column-properties style:column-width="2.8cm" style:use-optimal-column-width="false"/>
    </style:style>
    <style:style style:name="co28" style:family="table-column">
      <style:table-column-properties style:column-width="1.055cm" style:use-optimal-column-width="false"/>
    </style:style>
    <style:style style:name="co29" style:family="table-column">
      <style:table-column-properties style:column-width="7.744cm" style:use-optimal-column-width="false"/>
    </style:style>
    <style:style style:name="co30" style:family="table-column">
      <style:table-column-properties style:column-width="2.412cm" style:use-optimal-column-width="false"/>
    </style:style>
    <style:style style:name="co31" style:family="table-column">
      <style:table-column-properties style:column-width="6.53cm" style:use-optimal-column-width="false"/>
    </style:style>
    <style:style style:name="co32" style:family="table-column">
      <style:table-column-properties style:column-width="6.613cm" style:use-optimal-column-width="false"/>
    </style:style>
    <style:style style:name="co33" style:family="table-column">
      <style:table-column-properties style:column-width="2.222cm" style:use-optimal-column-width="false"/>
    </style:style>
    <style:style style:name="co34" style:family="table-column">
      <style:table-column-properties style:column-width="9.41cm" style:use-optimal-column-width="false"/>
    </style:style>
    <style:style style:name="co35" style:family="table-column">
      <style:table-column-properties style:column-width="2.195cm" style:use-optimal-column-width="false"/>
    </style:style>
    <style:style style:name="co36" style:family="table-column">
      <style:table-column-properties style:column-width="3.935cm" style:use-optimal-column-width="false"/>
    </style:style>
    <style:style style:name="co37" style:family="table-column">
      <style:table-column-properties style:column-width="2.636cm" style:use-optimal-column-width="false"/>
    </style:style>
    <style:style style:name="co38" style:family="table-column">
      <style:table-column-properties style:column-width="2.443cm" style:use-optimal-column-width="false"/>
    </style:style>
    <style:style style:name="co39" style:family="table-column">
      <style:table-column-properties style:column-width="1.862cm" style:use-optimal-column-width="false"/>
    </style:style>
    <style:style style:name="co40" style:family="table-column">
      <style:table-column-properties style:column-width="3.8cm" style:use-optimal-column-width="false"/>
    </style:style>
    <style:style style:name="co41" style:family="table-column">
      <style:table-column-properties style:column-width="16.197cm" style:use-optimal-column-width="false"/>
    </style:style>
    <style:style style:name="co42" style:family="table-column">
      <style:table-column-properties style:column-width="4.826cm" style:use-optimal-column-width="false"/>
    </style:style>
    <style:style style:name="co43" style:family="table-column">
      <style:table-column-properties style:column-width="3.79cm" style:use-optimal-column-width="false"/>
    </style:style>
    <style:style style:name="co44" style:family="table-column">
      <style:table-column-properties style:column-width="16.154cm" style:use-optimal-column-width="false"/>
    </style:style>
    <style:style style:name="co45" style:family="table-column">
      <style:table-column-properties style:column-width="2.588cm" style:use-optimal-column-width="false"/>
    </style:style>
    <style:style style:name="co46" style:family="table-column">
      <style:table-column-properties style:column-width="15.852cm" style:use-optimal-column-width="false"/>
    </style:style>
    <style:style style:name="co47" style:family="table-column">
      <style:table-column-properties style:column-width="15.947cm" style:use-optimal-column-width="false"/>
    </style:style>
    <style:style style:name="co48" style:family="table-column">
      <style:table-column-properties style:column-width="2.788cm" style:use-optimal-column-width="false"/>
    </style:style>
    <style:style style:name="co49" style:family="table-column">
      <style:table-column-properties style:column-width="5.961cm" style:use-optimal-column-width="false"/>
    </style:style>
    <style:style style:name="co50" style:family="table-column">
      <style:table-column-properties style:column-width="3.05cm" style:use-optimal-column-width="false"/>
    </style:style>
    <style:style style:name="co51" style:family="table-column">
      <style:table-column-properties style:column-width="3.933cm" style:use-optimal-column-width="false"/>
    </style:style>
    <style:style style:name="co52" style:family="table-column">
      <style:table-column-properties style:column-width="3.934cm" style:use-optimal-column-width="false"/>
    </style:style>
    <style:style style:name="co53" style:family="table-column">
      <style:table-column-properties style:column-width="2.519cm" style:use-optimal-column-width="false"/>
    </style:style>
    <style:style style:name="co54" style:family="table-column">
      <style:table-column-properties style:column-width="13.52cm" style:use-optimal-column-width="false"/>
    </style:style>
    <style:style style:name="co55" style:family="table-column">
      <style:table-column-properties style:column-width="16.772cm" style:use-optimal-column-width="false"/>
    </style:style>
    <style:style style:name="co56" style:family="table-column">
      <style:table-column-properties style:column-width="2.033cm" style:use-optimal-column-width="false"/>
    </style:style>
    <style:style style:name="co57" style:family="table-column">
      <style:table-column-properties style:column-width="2.259cm" style:use-optimal-column-width="false"/>
    </style:style>
    <style:style style:name="co58" style:family="table-column">
      <style:table-column-properties style:column-width="2.22cm" style:use-optimal-column-width="false"/>
    </style:style>
    <style:style style:name="co59" style:family="table-column">
      <style:table-column-properties style:column-width="2.297cm" style:use-optimal-column-width="false"/>
    </style:style>
    <style:style style:name="co60" style:family="table-column">
      <style:table-column-properties style:column-width="2.688cm" style:use-optimal-column-width="false"/>
    </style:style>
    <style:style style:name="co61" style:family="table-column">
      <style:table-column-properties style:column-width="2.691cm" style:use-optimal-column-width="false"/>
    </style:style>
    <style:style style:name="co62" style:family="table-column">
      <style:table-column-properties style:column-width="16.773cm" style:use-optimal-column-width="false"/>
    </style:style>
    <style:style style:name="co63" style:family="table-column">
      <style:table-column-properties style:column-width="2.677cm" style:use-optimal-column-width="false"/>
    </style:style>
    <style:style style:name="co64" style:family="table-column">
      <style:table-column-properties style:column-width="3.337cm" style:use-optimal-column-width="false"/>
    </style:style>
    <style:style style:name="co65" style:family="table-column">
      <style:table-column-properties style:column-width="9.165cm" style:use-optimal-column-width="false"/>
    </style:style>
    <style:style style:name="co66" style:family="table-column">
      <style:table-column-properties style:column-width="3.19cm" style:use-optimal-column-width="false"/>
    </style:style>
    <style:style style:name="co67" style:family="table-column">
      <style:table-column-properties style:column-width="6.18cm" style:use-optimal-column-width="false"/>
    </style:style>
    <style:style style:name="co68" style:family="table-column">
      <style:table-column-properties style:column-width="3.32cm" style:use-optimal-column-width="false"/>
    </style:style>
    <style:style style:name="co69" style:family="table-column">
      <style:table-column-properties style:column-width="1.306cm" style:use-optimal-column-width="false"/>
    </style:style>
    <style:style style:name="co70" style:family="table-column">
      <style:table-column-properties style:column-width="3.724cm" style:use-optimal-column-width="false"/>
    </style:style>
    <style:style style:name="co71" style:family="table-column">
      <style:table-column-properties style:column-width="2.843cm" style:use-optimal-column-width="false"/>
    </style:style>
    <style:style style:name="co72" style:family="table-column">
      <style:table-column-properties style:column-width="6.84cm" style:use-optimal-column-width="false"/>
    </style:style>
    <style:style style:name="co73" style:family="table-column">
      <style:table-column-properties style:column-width="1.626cm" style:use-optimal-column-width="false"/>
    </style:style>
    <style:style style:name="co74" style:family="table-column">
      <style:table-column-properties style:column-width="2.738cm" style:use-optimal-column-width="false"/>
    </style:style>
    <style:style style:name="co75" style:family="table-column">
      <style:table-column-properties style:column-width="3.6cm" style:use-optimal-column-width="false"/>
    </style:style>
    <style:style style:name="co76" style:family="table-column">
      <style:table-column-properties style:column-width="4.83cm" style:use-optimal-column-width="false"/>
    </style:style>
    <style:style style:name="co77" style:family="table-column">
      <style:table-column-properties style:column-width="3.261cm" style:use-optimal-column-width="false"/>
    </style:style>
    <style:style style:name="co78" style:family="table-column">
      <style:table-column-properties style:column-width="3.977cm" style:use-optimal-column-width="false"/>
    </style:style>
    <style:style style:name="co79" style:family="table-column">
      <style:table-column-properties style:column-width="12.792cm" style:use-optimal-column-width="false"/>
    </style:style>
    <style:style style:name="co80" style:family="table-column">
      <style:table-column-properties style:column-width="9.761cm" style:use-optimal-column-width="false"/>
    </style:style>
    <style:style style:name="co81" style:family="table-column">
      <style:table-column-properties style:column-width="8.843cm" style:use-optimal-column-width="false"/>
    </style:style>
    <style:style style:name="co82" style:family="table-column">
      <style:table-column-properties style:column-width="4.799cm" style:use-optimal-column-width="false"/>
    </style:style>
    <style:style style:name="co83" style:family="table-column">
      <style:table-column-properties style:column-width="2.913cm" style:use-optimal-column-width="false"/>
    </style:style>
    <style:style style:name="co84" style:family="table-column">
      <style:table-column-properties style:column-width="2.464cm" style:use-optimal-column-width="false"/>
    </style:style>
    <style:style style:name="co85" style:family="table-column">
      <style:table-column-properties style:column-width="2.532cm" style:use-optimal-column-width="false"/>
    </style:style>
    <style:style style:name="co86" style:family="table-column">
      <style:table-column-properties style:column-width="4.205cm" style:use-optimal-column-width="false"/>
    </style:style>
    <style:style style:name="co87" style:family="table-column">
      <style:table-column-properties style:column-width="4.657cm" style:use-optimal-column-width="false"/>
    </style:style>
    <style:style style:name="co88" style:family="table-column">
      <style:table-column-properties style:column-width="5.81cm" style:use-optimal-column-width="false"/>
    </style:style>
    <style:style style:name="co89" style:family="table-column">
      <style:table-column-properties style:column-width="5.898cm" style:use-optimal-column-width="false"/>
    </style:style>
    <style:style style:name="co90" style:family="table-column">
      <style:table-column-properties style:column-width="1.453cm" style:use-optimal-column-width="false"/>
    </style:style>
    <style:style style:name="co91" style:family="table-column">
      <style:table-column-properties style:column-width="2.328cm" style:use-optimal-column-width="false"/>
    </style:style>
    <style:style style:name="co92" style:family="table-column">
      <style:table-column-properties style:column-width="2.261cm" style:use-optimal-column-width="false"/>
    </style:style>
    <style:style style:name="co93" style:family="table-column">
      <style:table-column-properties style:column-width="1.89cm" style:use-optimal-column-width="false"/>
    </style:style>
    <style:style style:name="co94" style:family="table-column">
      <style:table-column-properties style:column-width="2.543cm" style:use-optimal-column-width="false"/>
    </style:style>
    <style:style style:name="co95" style:family="table-column">
      <style:table-column-properties style:column-width="2.697cm" style:use-optimal-column-width="false"/>
    </style:style>
    <style:style style:name="co96" style:family="table-column">
      <style:table-column-properties style:column-width="3.423cm" style:use-optimal-column-width="false"/>
    </style:style>
    <style:style style:name="co97" style:family="table-column">
      <style:table-column-properties style:column-width="3.425cm" style:use-optimal-column-width="false"/>
    </style:style>
    <style:style style:name="co98" style:family="table-column">
      <style:table-column-properties style:column-width="1.445cm" style:use-optimal-column-width="false"/>
    </style:style>
    <style:style style:name="co99" style:family="table-column">
      <style:table-column-properties style:column-width="10.187cm" style:use-optimal-column-width="false"/>
    </style:style>
    <style:style style:name="co100" style:family="table-column">
      <style:table-column-properties style:column-width="3.444cm" style:use-optimal-column-width="false"/>
    </style:style>
    <style:style style:name="co101" style:family="table-column">
      <style:table-column-properties style:column-width="7.382cm" style:use-optimal-column-width="false"/>
    </style:style>
    <style:style style:name="co102" style:family="table-column">
      <style:table-column-properties style:column-width="2.832cm" style:use-optimal-column-width="false"/>
    </style:style>
    <style:style style:name="co103" style:family="table-column">
      <style:table-column-properties style:column-width="3.117cm" style:use-optimal-column-width="false"/>
    </style:style>
    <style:style style:name="co104" style:family="table-column">
      <style:table-column-properties style:column-width="2.755cm" style:use-optimal-column-width="false"/>
    </style:style>
    <style:style style:name="ro1" style:family="table-row">
      <style:table-row-properties style:row-height="0.76cm"/>
    </style:style>
    <style:style style:name="ro2" style:family="table-row">
      <style:table-row-properties style:row-height="1.434cm"/>
    </style:style>
    <style:style style:name="ro3" style:family="table-row">
      <style:table-row-properties style:row-height="0.758cm"/>
    </style:style>
    <style:style style:name="ro4" style:family="table-row">
      <style:table-row-properties style:row-height="0.759cm"/>
    </style:style>
    <style:style style:name="ro5" style:family="table-row">
      <style:table-row-properties style:row-height="1.08cm"/>
    </style:style>
    <style:style style:name="ro6" style:family="table-row">
      <style:table-row-properties style:row-height="1.602cm"/>
    </style:style>
    <style:style style:name="ro7" style:family="table-row">
      <style:table-row-properties style:row-height="1.319cm"/>
    </style:style>
    <style:style style:name="ro8" style:family="table-row">
      <style:table-row-properties style:row-height="1.344cm"/>
    </style:style>
    <style:style style:name="ro9" style:family="table-row">
      <style:table-row-properties style:row-height="0.78cm"/>
    </style:style>
    <style:style style:name="ro10" style:family="table-row">
      <style:table-row-properties style:row-height="0.774cm"/>
    </style:style>
    <style:style style:name="ro11" style:family="table-row">
      <style:table-row-properties style:row-height="0.767cm"/>
    </style:style>
    <style:style style:name="ro12" style:family="table-row">
      <style:table-row-properties style:row-height="0.765cm"/>
    </style:style>
    <style:style style:name="ro13" style:family="table-row">
      <style:table-row-properties style:row-height="0.771cm"/>
    </style:style>
    <style:style style:name="ro14" style:family="table-row">
      <style:table-row-properties style:row-height="0.756cm"/>
    </style:style>
    <style:style style:name="ro15" style:family="table-row">
      <style:table-row-properties style:row-height="1.662cm"/>
    </style:style>
    <style:style style:name="ro16" style:family="table-row">
      <style:table-row-properties style:row-height="1.53cm"/>
    </style:style>
    <style:style style:name="ro17" style:family="table-row">
      <style:table-row-properties style:row-height="0.807cm"/>
    </style:style>
    <style:style style:name="ro18" style:family="table-row">
      <style:table-row-properties style:row-height="0.803cm"/>
    </style:style>
    <style:style style:name="ro19" style:family="table-row">
      <style:table-row-properties style:row-height="2.018cm"/>
    </style:style>
    <style:style style:name="ro20" style:family="table-row">
      <style:table-row-properties style:row-height="5.459cm"/>
    </style:style>
    <style:style style:name="ro21" style:family="table-row">
      <style:table-row-properties style:row-height="0.739cm"/>
    </style:style>
    <style:style style:name="ro22" style:family="table-row">
      <style:table-row-properties style:row-height="5.489cm"/>
    </style:style>
    <style:style style:name="ro23" style:family="table-row">
      <style:table-row-properties style:row-height="1.058cm"/>
    </style:style>
    <style:style style:name="ro24" style:family="table-row">
      <style:table-row-properties style:row-height="1.059cm"/>
    </style:style>
    <style:style style:name="ro25" style:family="table-row">
      <style:table-row-properties style:row-height="0.835cm"/>
    </style:style>
    <style:style style:name="ro26" style:family="table-row">
      <style:table-row-properties style:row-height="0.839cm"/>
    </style:style>
    <style:style style:name="ro27" style:family="table-row">
      <style:table-row-properties style:row-height="0.834cm"/>
    </style:style>
    <style:style style:name="ro28" style:family="table-row">
      <style:table-row-properties style:row-height="1.016cm"/>
    </style:style>
    <style:style style:name="ro29" style:family="table-row">
      <style:table-row-properties style:row-height="0.98cm"/>
    </style:style>
    <style:style style:name="ro30" style:family="table-row">
      <style:table-row-properties style:row-height="1.017cm"/>
    </style:style>
    <style:style style:name="ro31" style:family="table-row">
      <style:table-row-properties style:row-height="4.065cm"/>
    </style:style>
    <style:style style:name="ro32" style:family="table-row">
      <style:table-row-properties style:row-height="1.883cm"/>
    </style:style>
    <style:style style:name="ro33" style:family="table-row">
      <style:table-row-properties style:row-height="1.485cm"/>
    </style:style>
    <style:style style:name="ro34" style:family="table-row">
      <style:table-row-properties style:row-height="0.93cm"/>
    </style:style>
    <style:style style:name="ro35" style:family="table-row">
      <style:table-row-properties style:row-height="1.024cm"/>
    </style:style>
    <style:style style:name="ro36" style:family="table-row">
      <style:table-row-properties style:row-height="6.004cm"/>
    </style:style>
    <style:style style:name="ro37" style:family="table-row">
      <style:table-row-properties style:row-height="1.483cm"/>
    </style:style>
    <style:style style:name="ro38" style:family="table-row">
      <style:table-row-properties style:row-height="1.257cm"/>
    </style:style>
    <style:style style:name="ro39" style:family="table-row">
      <style:table-row-properties style:row-height="0.997cm"/>
    </style:style>
    <style:style style:name="ro40" style:family="table-row">
      <style:table-row-properties style:row-height="4.356cm"/>
    </style:style>
    <style:style style:name="ro41" style:family="table-row">
      <style:table-row-properties style:row-height="4.062cm"/>
    </style:style>
    <style:style style:name="ro42" style:family="table-row">
      <style:table-row-properties style:row-height="1.019cm"/>
    </style:style>
    <style:style style:name="ro43" style:family="table-row">
      <style:table-row-properties style:row-height="0.849cm"/>
    </style:style>
    <style:style style:name="ro44" style:family="table-row">
      <style:table-row-properties style:row-height="1.332cm"/>
    </style:style>
    <style:style style:name="ro45" style:family="table-row">
      <style:table-row-properties style:row-height="1.085cm"/>
    </style:style>
    <style:style style:name="ro46" style:family="table-row">
      <style:table-row-properties style:row-height="5.108cm"/>
    </style:style>
    <style:style style:name="ro47" style:family="table-row">
      <style:table-row-properties style:row-height="1.057cm"/>
    </style:style>
    <style:style style:name="ro48" style:family="table-row">
      <style:table-row-properties style:row-height="1.06cm"/>
    </style:style>
    <style:style style:name="ro49" style:family="table-row">
      <style:table-row-properties style:row-height="0.954cm"/>
    </style:style>
    <style:style style:name="ro50" style:family="table-row">
      <style:table-row-properties style:row-height="4.493cm"/>
    </style:style>
    <style:style style:name="ro51" style:family="table-row">
      <style:table-row-properties style:row-height="1.042cm"/>
    </style:style>
    <style:style style:name="ro52" style:family="table-row">
      <style:table-row-properties style:row-height="0.972cm"/>
    </style:style>
    <style:style style:name="ro53" style:family="table-row">
      <style:table-row-properties style:row-height="0.971cm"/>
    </style:style>
    <style:style style:name="ro54" style:family="table-row">
      <style:table-row-properties style:row-height="0.988cm"/>
    </style:style>
    <style:style style:name="ro55" style:family="table-row">
      <style:table-row-properties style:row-height="0.924cm"/>
    </style:style>
    <style:style style:name="ro56" style:family="table-row">
      <style:table-row-properties style:row-height="0.989cm"/>
    </style:style>
    <style:style style:name="ro57" style:family="table-row">
      <style:table-row-properties style:row-height="0.751cm"/>
    </style:style>
    <style:style style:name="ro58" style:family="table-row">
      <style:table-row-properties style:row-height="0.92cm"/>
    </style:style>
    <style:style style:name="ro59" style:family="table-row">
      <style:table-row-properties style:row-height="0.922cm"/>
    </style:style>
    <style:style style:name="ro60" style:family="table-row">
      <style:table-row-properties style:row-height="1.055cm"/>
    </style:style>
    <style:style style:name="ro61" style:family="table-row">
      <style:table-row-properties style:row-height="0.94cm"/>
    </style:style>
    <style:style style:name="ro62" style:family="table-row">
      <style:table-row-properties style:row-height="0.809cm"/>
    </style:style>
    <style:style style:name="ro63" style:family="table-row">
      <style:table-row-properties style:row-height="1.025cm"/>
    </style:style>
    <style:style style:name="ro64" style:family="table-row">
      <style:table-row-properties style:row-height="1.023cm"/>
    </style:style>
    <style:style style:name="ro65" style:family="table-row">
      <style:table-row-properties style:row-height="0.905cm"/>
    </style:style>
    <style:style style:name="ro66" style:family="table-row">
      <style:table-row-properties style:row-height="1.408cm"/>
    </style:style>
    <style:style style:name="ro67" style:family="table-row">
      <style:table-row-properties style:row-height="0.911cm"/>
    </style:style>
    <style:style style:name="ro68" style:family="table-row">
      <style:table-row-properties style:row-height="0.978cm"/>
    </style:style>
    <style:style style:name="ro69" style:family="table-row">
      <style:table-row-properties style:row-height="0.983cm"/>
    </style:style>
    <style:style style:name="ro70" style:family="table-row">
      <style:table-row-properties style:row-height="0.984cm"/>
    </style:style>
    <style:style style:name="ro71" style:family="table-row">
      <style:table-row-properties style:row-height="1.532cm"/>
    </style:style>
    <style:style style:name="ro72" style:family="table-row">
      <style:table-row-properties style:row-height="1.247cm"/>
    </style:style>
    <style:style style:name="ro73" style:family="table-row">
      <style:table-row-properties style:row-height="0.775cm"/>
    </style:style>
    <style:style style:name="ro74" style:family="table-row">
      <style:table-row-properties style:row-height="0.772cm"/>
    </style:style>
    <style:style style:name="ro75" style:family="table-row">
      <style:table-row-properties style:row-height="0.895cm"/>
    </style:style>
    <style:style style:name="ro76" style:family="table-row">
      <style:table-row-properties style:row-height="1.135cm"/>
    </style:style>
    <style:style style:name="ro77" style:family="table-row">
      <style:table-row-properties style:row-height="1.137cm"/>
    </style:style>
    <style:style style:name="ro78" style:family="table-row">
      <style:table-row-properties style:row-height="0.804cm"/>
    </style:style>
    <style:style style:name="ro79" style:family="table-row">
      <style:table-row-properties style:row-height="5.49cm"/>
    </style:style>
    <style:style style:name="ro80" style:family="table-row">
      <style:table-row-properties style:row-height="1.43cm"/>
    </style:style>
    <style:style style:name="ro81" style:family="table-row">
      <style:table-row-properties style:row-height="0.847cm"/>
    </style:style>
    <style:style style:name="ro82" style:family="table-row">
      <style:table-row-properties style:row-height="0.844cm"/>
    </style:style>
    <style:style style:name="ro83" style:family="table-row">
      <style:table-row-properties style:row-height="1.027cm"/>
    </style:style>
    <style:style style:name="ro84" style:family="table-row">
      <style:table-row-properties style:row-height="1cm"/>
    </style:style>
    <style:style style:name="ro85" style:family="table-row">
      <style:table-row-properties style:row-height="6.035cm"/>
    </style:style>
    <style:style style:name="ro86" style:family="table-row">
      <style:table-row-properties style:row-height="1.012cm"/>
    </style:style>
    <style:style style:name="ro87" style:family="table-row">
      <style:table-row-properties style:row-height="1.03cm"/>
    </style:style>
    <style:style style:name="ro88" style:family="table-row">
      <style:table-row-properties style:row-height="1.899cm"/>
    </style:style>
    <style:style style:name="ro89" style:family="table-row">
      <style:table-row-properties style:row-height="1.102cm"/>
    </style:style>
    <style:style style:name="ce1" style:family="table-cell">
      <loext:graphic-properties draw:fill="solid" draw:fill-color="#d9d9d9" draw:textarea-vertical-align="top" fo:padding-top="0.127cm" fo:padding-bottom="0.127cm" fo:padding-left="0.252cm" fo:padding-right="0.252cm"/>
      <style:paragraph-properties fo:border-left="0.48pt solid #ffffff" fo:border-right="none" fo:border-top="0.48pt solid #ffffff" fo:border-bottom="none"/>
    </style:style>
    <style:style style:name="ce2" style:family="table-cell">
      <loext:graphic-properties draw:fill="solid" draw:fill-color="#d9d9d9" draw:textarea-vertical-align="top" fo:padding-top="0.127cm" fo:padding-bottom="0.127cm" fo:padding-left="0.252cm" fo:padding-right="0.252cm"/>
      <style:paragraph-properties fo:border-left="none" fo:border-right="none" fo:border-top="0.48pt solid #ffffff" fo:border-bottom="none"/>
    </style:style>
    <style:style style:name="ce3" style:family="table-cell">
      <loext:graphic-properties draw:fill="solid" draw:fill-color="#d9d9d9" draw:textarea-vertical-align="top" fo:padding-top="0.127cm" fo:padding-bottom="0.127cm" fo:padding-left="0.252cm" fo:padding-right="0.252cm"/>
      <style:paragraph-properties fo:border-left="none" fo:border-right="0.48pt solid #ffffff" fo:border-top="0.48pt solid #ffffff" fo:border-bottom="none"/>
    </style:style>
    <style:style style:name="ce4" style:family="table-cell">
      <loext:graphic-properties draw:fill="none" draw:textarea-vertical-align="top" fo:padding-top="0.127cm" fo:padding-bottom="0.127cm" fo:padding-left="0.252cm" fo:padding-right="0.252cm"/>
      <style:paragraph-properties fo:border-left="0.48pt solid #ffffff" fo:border-right="none" fo:border-top="none" fo:border-bottom="0.48pt solid #ffffff"/>
    </style:style>
    <style:style style:name="ce5" style:family="table-cell">
      <loext:graphic-properties draw:fill="none" draw:textarea-vertical-align="top" fo:padding-top="0.127cm" fo:padding-bottom="0.127cm" fo:padding-left="0.252cm" fo:padding-right="0.252cm"/>
      <style:paragraph-properties fo:border-left="none" fo:border-right="none" fo:border-top="none" fo:border-bottom="0.48pt solid #ffffff"/>
    </style:style>
    <style:style style:name="ce6" style:family="table-cell">
      <loext:graphic-properties draw:fill="none" draw:textarea-vertical-align="top" fo:padding-top="0.127cm" fo:padding-bottom="0.127cm" fo:padding-left="0.252cm" fo:padding-right="0.252cm"/>
      <style:paragraph-properties fo:border-left="none" fo:border-right="0.48pt solid #ffffff" fo:border-top="none" fo:border-bottom="0.48pt solid #ffffff"/>
    </style:style>
    <style:style style:name="ce7" style:family="table-cell">
      <loext:graphic-properties draw:fill="solid" draw:fill-color="#d9d9d9" draw:textarea-vertical-align="top" fo:padding-top="0.127cm" fo:padding-bottom="0.127cm" fo:padding-left="0.252cm" fo:padding-right="0.252cm"/>
      <style:paragraph-properties fo:border-left="none" fo:border-right="0.37pt solid #ffffff" fo:border-top="0.48pt solid #ffffff" fo:border-bottom="none"/>
    </style:style>
    <style:style style:name="ce8" style:family="table-cell">
      <loext:graphic-properties draw:fill="none" draw:textarea-vertical-align="top" fo:padding-top="0.127cm" fo:padding-bottom="0.127cm" fo:padding-left="0.252cm" fo:padding-right="0.252cm"/>
      <style:paragraph-properties fo:border-left="none" fo:border-right="0.37pt solid #ffffff" fo:border-top="none" fo:border-bottom="0.48pt solid #ffffff"/>
    </style:style>
    <style:style style:name="ce9" style:family="table-cell">
      <loext:graphic-properties draw:fill="solid" draw:fill-color="#b2b2b2" draw:textarea-vertical-align="top" fo:padding-top="0.127cm" fo:padding-bottom="0.127cm" fo:padding-left="0.25cm" fo:padding-right="0.25cm"/>
      <style:paragraph-properties fo:border-left="0.37pt solid #ffffff" fo:border-right="none" fo:border-top="0.37pt solid #ffffff" fo:border-bottom="0.37pt solid #ffffff"/>
    </style:style>
    <style:style style:name="ce10" style:family="table-cell">
      <loext:graphic-properties draw:fill="solid" draw:fill-color="#b2b2b2" draw:textarea-vertical-align="top" fo:padding-top="0.127cm" fo:padding-bottom="0.127cm" fo:padding-left="0.25cm" fo:padding-right="0.25cm"/>
      <style:paragraph-properties fo:border-left="none" fo:border-right="none" fo:border-top="0.37pt solid #ffffff" fo:border-bottom="0.37pt solid #ffffff"/>
    </style:style>
    <style:style style:name="ce11" style:family="table-cell">
      <loext:graphic-properties draw:fill="solid" draw:fill-color="#b2b2b2" draw:textarea-vertical-align="top" fo:padding-top="0.127cm" fo:padding-bottom="0.127cm" fo:padding-left="0.25cm" fo:padding-right="0.25cm"/>
      <style:paragraph-properties fo:border-left="none" fo:border-right="0.37pt solid #ffffff" fo:border-top="0.37pt solid #ffffff" fo:border-bottom="0.37pt solid #ffffff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37pt solid #000000"/>
    </style:style>
    <style:style style:name="ce1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none"/>
    </style:style>
    <style:style style:name="ce14" style:family="table-cell">
      <loext:graphic-properties draw:fill="none" draw:textarea-vertical-align="top" fo:padding-top="0.127cm" fo:padding-bottom="0.127cm" fo:padding-left="0.252cm" fo:padding-right="0.252cm"/>
      <style:paragraph-properties fo:border-left="0.48pt solid #ffffff" fo:border-right="none" fo:border-top="none" fo:border-bottom="none"/>
    </style:style>
    <style:style style:name="ce15" style:family="table-cell">
      <loext:graphic-properties draw:fill="none" draw:textarea-vertical-align="top" fo:padding-top="0.127cm" fo:padding-bottom="0.127cm" fo:padding-left="0.252cm" fo:padding-right="0.252cm"/>
      <style:paragraph-properties fo:border="none"/>
    </style:style>
    <style:style style:name="ce16" style:family="table-cell">
      <loext:graphic-properties draw:fill="none" draw:textarea-vertical-align="top" fo:padding-top="0.127cm" fo:padding-bottom="0.127cm" fo:padding-left="0.252cm" fo:padding-right="0.252cm"/>
      <style:paragraph-properties fo:border-left="none" fo:border-right="0.37pt solid #ffffff" fo:border-top="none" fo:border-bottom="none"/>
    </style:style>
    <style:style style:name="ce17" style:family="table-cell">
      <loext:graphic-properties draw:fill="none" draw:textarea-vertical-align="top" fo:padding-top="0.253cm" fo:padding-bottom="0.253cm" fo:padding-left="0.253cm" fo:padding-right="0.253cm"/>
      <style:paragraph-properties fo:border-left="0.48pt solid #ffffff" fo:border-right="none" fo:border-top="none" fo:border-bottom="0.48pt solid #ffffff"/>
    </style:style>
    <style:style style:name="ce18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none" fo:border-bottom="0.48pt solid #ffffff"/>
    </style:style>
    <style:style style:name="ce19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0.37pt solid #ffffff" fo:border-top="none" fo:border-bottom="0.48pt solid #ffffff"/>
    </style:style>
    <style:style style:name="ce20" style:family="table-cell">
      <loext:graphic-properties draw:fill="solid" draw:fill-color="#cccccc" draw:textarea-vertical-align="top" fo:padding-top="0.127cm" fo:padding-bottom="0.127cm" fo:padding-left="0.225cm" fo:padding-right="0.225cm"/>
      <style:paragraph-properties fo:border-left="0.37pt solid #000000" fo:border-right="none" fo:border-top="0.37pt solid #000000" fo:border-bottom="0.37pt solid #000000"/>
    </style:style>
    <style:style style:name="ce21" style:family="table-cell">
      <loext:graphic-properties draw:fill="solid" draw:fill-color="#ffffff" draw:textarea-vertical-align="top" fo:padding-top="0.127cm" fo:padding-bottom="0.127cm" fo:padding-left="0.225cm" fo:padding-right="0.225cm"/>
      <style:paragraph-properties fo:border-left="none" fo:border-right="0.37pt solid #000000" fo:border-top="0.37pt solid #000000" fo:border-bottom="0.37pt solid #000000"/>
    </style:style>
    <style:style style:name="ce22" style:family="table-cell">
      <loext:graphic-properties draw:fill="solid" draw:fill-color="#dddddd" draw:textarea-vertical-align="top" fo:padding-top="0.127cm" fo:padding-bottom="0.127cm" fo:padding-left="0.225cm" fo:padding-right="0.225cm"/>
      <style:paragraph-properties fo:border-left="0.37pt solid #000000" fo:border-right="none" fo:border-top="0.37pt solid #000000" fo:border-bottom="0.37pt solid #000000"/>
    </style:style>
    <style:style style:name="ce2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37pt solid #000000" fo:border-right="none" fo:border-top="0.37pt solid #000000" fo:border-bottom="0.37pt solid #000000"/>
    </style:style>
    <style:style style:name="ce24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none" fo:border-right="0.37pt solid #000000" fo:border-top="0.37pt solid #000000" fo:border-bottom="0.37pt solid #000000"/>
    </style:style>
    <style:style style:name="ce25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none" fo:border-right="0.37pt solid #000000" fo:border-top="0.37pt solid #000000" fo:border-bottom="0.37pt solid #000000"/>
    </style:style>
    <style:style style:name="ce26" style:family="table-cell">
      <loext:graphic-properties draw:fill="solid" draw:fill-color="#cccccc" draw:textarea-vertical-align="top" fo:padding-top="0.127cm" fo:padding-bottom="0.127cm" fo:padding-left="0.23cm" fo:padding-right="0.23cm"/>
      <style:paragraph-properties fo:border="0.37pt solid #000000"/>
    </style:style>
    <style:style style:name="ce27" style:family="table-cell">
      <loext:graphic-properties draw:fill="none" draw:textarea-vertical-align="top" fo:padding-top="0.127cm" fo:padding-bottom="0.127cm" fo:padding-left="0.23cm" fo:padding-right="0.23cm"/>
      <style:paragraph-properties fo:border="0.37pt solid #000000"/>
    </style:style>
    <style:style style:name="ce28" style:family="table-cell">
      <loext:graphic-properties draw:fill="solid" draw:fill-color="#43434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37pt solid #9e9e9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29" style:family="table-cell">
      <loext:graphic-properties draw:fill="solid" draw:fill-color="#43434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30" style:family="table-cell">
      <loext:graphic-properties draw:fill="solid" draw:fill-color="#434343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37pt solid #9e9e9e" fo:border-right="non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31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37pt solid #9e9e9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3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3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37pt solid #9e9e9e" fo:border-right="non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34" style:family="table-cell">
      <loext:graphic-properties draw:fill="solid" draw:fill-color="#d3d3d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37pt solid #c0c0c0" fo:border-top="0.37pt solid #c0c0c0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35" style:family="table-cell">
      <loext:graphic-properties draw:fill="solid" draw:fill-color="#d3d3d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36" style:family="table-cell">
      <loext:graphic-properties draw:fill="solid" draw:fill-color="#d3d3d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0.37pt solid #c0c0c0" fo:border-right="none" fo:border-top="0.37pt solid #c0c0c0" fo:border-bottom="0.37pt solid #c0c0c0"/>
      <style:text-properties fo:font-size="12pt" style:font-size-asian="12pt" style:font-size-complex="18pt"/>
    </style:style>
    <style:style style:name="ce37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37pt solid #c0c0c0" fo:border-top="none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38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start" fo:text-indent="0cm" fo:border-left="0.37pt solid #c0c0c0" fo:border-right="0.37pt solid #c0c0c0" fo:border-top="none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39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0.37pt solid #c0c0c0" fo:border-right="0.37pt solid #c0c0c0" fo:border-top="none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0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0.37pt solid #c0c0c0" fo:border-right="none" fo:border-top="none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1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none" fo:border-right="0.37pt solid #c0c0c0" fo:border-top="0.37pt solid #c0c0c0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start" fo:text-indent="0cm" fo:border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4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-left="0.37pt solid #c0c0c0" fo:border-right="none" fo:border-top="0.37pt solid #c0c0c0" fo:border-bottom="0.37pt solid #c0c0c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45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46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37pt solid #000000"/>
    </style:style>
    <style:style style:name="ce47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000000"/>
    </style:style>
    <style:style style:name="ce48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</style:style>
    <style:style style:name="ce4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26pt solid #000000"/>
    </style:style>
    <style:style style:name="ce50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000000"/>
    </style:style>
    <style:style style:name="ce51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000000">
        <style:tab-stops>
          <style:tab-stop style:position="0cm"/>
        </style:tab-stops>
      </style:paragraph-properties>
      <style:text-properties fo:font-size="13pt" style:font-size-asian="13pt" style:font-size-complex="24pt"/>
    </style:style>
    <style:style style:name="ce5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text-align="start" fo:border="0.37pt solid #000000">
        <style:tab-stops>
          <style:tab-stop style:position="0cm"/>
        </style:tab-stops>
      </style:paragraph-properties>
      <style:text-properties fo:font-size="13pt" style:font-size-asian="13pt" style:font-size-complex="24pt"/>
    </style:style>
    <style:style style:name="ce53" style:family="table-cell">
      <loext:graphic-properties draw:fill="solid" draw:fill-color="#000000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37pt solid #9e9e9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54" style:family="table-cell">
      <loext:graphic-properties draw:fill="solid" draw:fill-color="#000000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55" style:family="table-cell">
      <loext:graphic-properties draw:fill="solid" draw:fill-color="#000000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37pt solid #9e9e9e" fo:border-right="non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56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57" style:family="table-cell">
      <loext:graphic-properties draw:fill="none" draw:textarea-vertical-align="top" fo:padding-top="0.127cm" fo:padding-bottom="0.127cm" fo:padding-left="0.252cm" fo:padding-right="0.252cm"/>
      <style:paragraph-properties fo:margin-left="0cm" fo:margin-right="0cm" fo:margin-top="0cm" fo:margin-bottom="0cm" fo:line-height="100%" fo:text-align="start" fo:text-indent="0cm" fo:border-left="none" fo:border-right="non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58" style:family="table-cell">
      <loext:graphic-properties draw:fill="solid" draw:fill-color="#b2b2b2" draw:textarea-vertical-align="middle" fo:padding-top="0.127cm" fo:padding-bottom="0.127cm" fo:padding-left="0.25cm" fo:padding-right="0.25cm"/>
      <style:paragraph-properties fo:border-left="0.37pt solid #ffffff" fo:border-right="none" fo:border-top="0.37pt solid #ffffff" fo:border-bottom="0.37pt solid #ffffff"/>
    </style:style>
    <style:style style:name="ce59" style:family="table-cell">
      <loext:graphic-properties draw:fill="solid" draw:fill-color="#b2b2b2" draw:textarea-vertical-align="middle" fo:padding-top="0.127cm" fo:padding-bottom="0.127cm" fo:padding-left="0.25cm" fo:padding-right="0.25cm"/>
      <style:paragraph-properties fo:border-left="none" fo:border-right="none" fo:border-top="0.37pt solid #ffffff" fo:border-bottom="0.37pt solid #ffffff"/>
    </style:style>
    <style:style style:name="ce60" style:family="table-cell">
      <loext:graphic-properties draw:fill="solid" draw:fill-color="#b2b2b2" draw:textarea-vertical-align="middle" fo:padding-top="0.127cm" fo:padding-bottom="0.127cm" fo:padding-left="0.25cm" fo:padding-right="0.25cm"/>
      <style:paragraph-properties fo:border-left="none" fo:border-right="0.37pt solid #ffffff" fo:border-top="0.37pt solid #ffffff" fo:border-bottom="0.37pt solid #ffffff"/>
    </style:style>
    <style:style style:name="ce61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-left="none" fo:border-right="none" fo:border-top="0.37pt solid #9e9e9e" fo:border-bottom="0.37pt solid #9e9e9e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ce62" style:family="table-cell">
      <loext:graphic-properties draw:fill="solid" draw:fill-color="#ffffff" draw:textarea-vertical-align="top" fo:padding-top="0.127cm" fo:padding-bottom="0.127cm" fo:padding-left="0.225cm" fo:padding-right="0.225cm"/>
      <style:paragraph-properties fo:border="none"/>
    </style:style>
    <style:style style:name="ce63" style:family="table-cell">
      <loext:graphic-properties draw:fill="none" draw:textarea-vertical-align="top" fo:padding-top="0.127cm" fo:padding-bottom="0.127cm" fo:padding-left="0.252cm" fo:padding-right="0.252cm"/>
      <style:paragraph-properties fo:border="0.37pt solid #9e9e9e"/>
    </style:style>
    <style:style style:name="ce64" style:family="table-cell">
      <loext:graphic-properties draw:fill="none" draw:textarea-vertical-align="middle" fo:padding-top="0.127cm" fo:padding-bottom="0.127cm" fo:padding-left="0.252cm" fo:padding-right="0.252cm"/>
      <style:paragraph-properties fo:border="0.37pt solid #9e9e9e"/>
    </style:style>
    <style:style style:name="ce65" style:family="table-cell">
      <loext:graphic-properties draw:fill="none" draw:textarea-vertical-align="top" fo:padding-top="0.127cm" fo:padding-bottom="0.127cm" fo:padding-left="0.252cm" fo:padding-right="0.252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</style:style>
    <style:style style:name="ce66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fo:font-size="12pt" style:font-size-asian="12pt" style:font-size-complex="18pt"/>
    </style:style>
    <style:style style:name="ce67" style:family="table-cell">
      <loext:graphic-properties draw:fill="solid" draw:fill-color="#ffffff"/>
      <style:paragraph-properties fo:border-left="0.03pt solid #000000" fo:border-right="0.03pt solid #000000" fo:border-top="none" fo:border-bottom="none"/>
      <style:text-properties fo:font-size="12pt" style:font-size-asian="12pt" style:font-size-complex="18pt"/>
    </style:style>
    <style:style style:name="ce68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8pt"/>
    </style:style>
    <style:style style:name="ce6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03pt solid #000000">
        <style:tab-stops>
          <style:tab-stop style:position="0cm"/>
        </style:tab-stops>
      </style:paragraph-properties>
      <style:text-properties fo:font-size="12pt" style:font-size-asian="12pt"/>
    </style:style>
    <style:style style:name="ce7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none" fo:border-bottom="0.03pt solid #000000">
        <style:tab-stops>
          <style:tab-stop style:position="0cm"/>
        </style:tab-stops>
      </style:paragraph-properties>
      <style:text-properties fo:font-size="12pt" style:font-size-asian="12pt"/>
    </style:style>
    <style:style style:name="ce7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text-align="center" fo:border-left="none" fo:border-right="none" fo:border-top="none" fo:border-bottom="0.03pt solid #000000"/>
      <style:text-properties fo:font-size="12pt" style:font-size-asian="12pt"/>
    </style:style>
    <style:style style:name="ce72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0.03pt solid #000000" fo:border-bottom="0.03pt solid #000000"/>
      <style:text-properties fo:font-size="12pt" style:font-size-asian="12pt"/>
    </style:style>
    <style:style style:name="ce7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>
        <style:tab-stops>
          <style:tab-stop style:position="0cm"/>
        </style:tab-stops>
      </style:paragraph-properties>
      <style:text-properties fo:font-size="12pt" style:font-size-asian="12pt"/>
    </style:style>
    <style:style style:name="ce74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-left="none" fo:border-right="none" fo:border-top="0.03pt solid #000000" fo:border-bottom="0.03pt solid #000000"/>
      <style:text-properties fo:font-size="12pt" style:font-size-asian="12pt"/>
    </style:style>
    <style:style style:name="ce75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>
        <style:tab-stops>
          <style:tab-stop style:position="0cm"/>
        </style:tab-stops>
      </style:paragraph-properties>
      <style:text-properties fo:font-size="12pt" style:font-size-asian="12pt"/>
    </style:style>
    <style:style style:name="ce76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0.03pt solid #000000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ce77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0.03pt solid #000000" fo:border-bottom="none"/>
      <style:text-properties fo:font-size="12pt" style:font-size-asian="12pt"/>
    </style:style>
    <style:style style:name="ce78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>
        <style:tab-stops>
          <style:tab-stop style:position="0cm"/>
        </style:tab-stops>
      </style:paragraph-properties>
      <style:text-properties fo:font-size="12pt" style:font-size-asian="12pt"/>
    </style:style>
    <style:style style:name="ce79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none" fo:border-top="0.03pt solid #000000" fo:border-bottom="none">
        <style:tab-stops>
          <style:tab-stop style:position="0cm"/>
        </style:tab-stops>
      </style:paragraph-properties>
      <style:text-properties fo:font-size="12pt" style:font-size-asian="12pt"/>
    </style:style>
    <style:style style:name="ce80" style:family="table-cell">
      <loext:graphic-properties draw:fill="solid" draw:fill-color="#bfbf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ce8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ce8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000000" fo:border-bottom="0.48pt solid #000000">
        <style:tab-stops>
          <style:tab-stop style:position="0cm"/>
        </style:tab-stops>
      </style:paragraph-properties>
    </style:style>
    <style:style style:name="ce83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-left="0.48pt solid #ffffff" fo:border-right="0.48pt solid #ffffff" fo:border-top="0.48pt solid #000000" fo:border-bottom="0.48pt solid #000000"/>
    </style:style>
    <style:style style:name="ce8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85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none"/>
    </style:style>
    <style:style style:name="ce86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none" fo:border-right="0.48pt solid #ffffff" fo:border-top="0.48pt solid #ffffff" fo:border-bottom="0.48pt solid #ffffff"/>
    </style:style>
    <style:style style:name="ce87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none" fo:border-right="none" fo:border-top="0.37pt solid #000000" fo:border-bottom="0.37pt solid #000000"/>
    </style:style>
    <style:style style:name="ce88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none" fo:border-right="none" fo:border-top="0.37pt solid #000000" fo:border-bottom="0.37pt solid #000000"/>
    </style:style>
    <style:style style:name="ce89" style:family="table-cell">
      <loext:graphic-properties draw:fill="solid" draw:fill-color="#d3d3d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</style:style>
    <style:style style:name="ce90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P1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cccccc"/>
      <style:paragraph-properties fo:text-align="start" style:writing-mode="lr-tb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0000"/>
      <style:paragraph-properties fo:text-align="start" style:writing-mode="lr-tb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P1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0pt"/>
    </style:style>
    <style:style style:name="P2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0pt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28" style:family="paragraph">
      <loext:graphic-properties draw:fill="solid" draw:fill-color="#d3d3d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29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31" style:family="paragraph">
      <loext:graphic-properties draw:fill="solid" draw:fill-color="#ff383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3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38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0pt"/>
    </style:style>
    <style:style style:name="P4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1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fo:font-size="14pt" style:font-size-asian="10pt"/>
    </style:style>
    <style:style style:name="P42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fo:font-size="14pt" style:font-size-asian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8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5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53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4" style:family="paragraph">
      <loext:graphic-properties draw:fill="solid" draw:fill-color="#ff3838"/>
      <style:paragraph-properties fo:text-align="start" style:font-independent-line-spacing="true"/>
      <style:text-properties fo:font-size="14pt"/>
    </style:style>
    <style:style style:name="P5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6" style:family="paragraph">
      <loext:graphic-properties draw:fill="solid" draw:fill-color="#99999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8pt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8pt"/>
    </style:style>
    <style:style style:name="P61" style:family="paragraph">
      <style:paragraph-properties fo:margin-top="0cm" fo:margin-bottom="0cm" fo:line-height="100%" fo:text-align="center"/>
    </style:style>
    <style:style style:name="P62" style:family="paragraph">
      <style:paragraph-properties fo:margin-top="0cm" fo:margin-bottom="0cm" fo:line-height="100%" fo:text-align="center" style:writing-mode="lr-tb"/>
      <style:text-properties fo:font-size="18pt" style:font-size-asian="18pt"/>
    </style:style>
    <style:style style:name="P63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 style:font-size-asian="18pt"/>
    </style:style>
    <style:style style:name="P6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65" style:family="paragraph">
      <loext:graphic-properties draw:fill="solid" draw:fill-color="#ff383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24pt"/>
    </style:style>
    <style:style style:name="P68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text-align="start" style:writing-mode="lr-tb">
        <style:tab-stops>
          <style:tab-stop style:position="0cm"/>
        </style:tab-stops>
      </style:paragraph-properties>
      <style:text-properties fo:font-size="13pt" style:font-size-asian="13pt" style:font-size-complex="24pt"/>
    </style:style>
    <style:style style:name="P70" style:family="paragraph">
      <loext:graphic-properties draw:fill="solid" draw:fill-color="#b7b7b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24pt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73" style:family="paragraph">
      <loext:graphic-properties draw:fill="solid" draw:fill-color="#cccccc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7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5" style:family="paragraph">
      <loext:graphic-properties draw:fill="solid" draw:fill-color="#eeeeee"/>
      <style:paragraph-properties fo:text-align="start" style:writing-mode="lr-tb" style:font-independent-line-spacing="true"/>
      <style:text-properties fo:font-size="14pt"/>
    </style:style>
    <style:style style:name="P7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8" style:family="paragraph">
      <loext:graphic-properties draw:fill="solid" draw:fill-color="#ff3838"/>
      <style:paragraph-properties fo:text-align="start" style:writing-mode="lr-tb" style:font-independent-line-spacing="true"/>
      <style:text-properties fo:font-size="14pt"/>
    </style:style>
    <style:style style:name="P79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80" style:family="paragraph">
      <loext:graphic-properties draw:fill="solid" draw:fill-color="#ff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/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/>
    </style:style>
    <style:style style:name="P83" style:family="paragraph">
      <style:paragraph-properties fo:text-align="center"/>
      <style:text-properties fo:font-size="12pt" style:font-size-asian="12pt"/>
    </style:style>
    <style:style style:name="P84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2pt" style:font-size-asian="12pt"/>
    </style:style>
    <style:style style:name="P85" style:family="paragraph">
      <style:paragraph-properties fo:text-align="center"/>
    </style:style>
    <style:style style:name="P86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87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88" style:family="paragraph">
      <loext:graphic-properties draw:fill="solid" draw:fill-color="#999999"/>
      <style:paragraph-properties fo:text-align="start" style:writing-mode="lr-tb" style:font-independent-line-spacing="true"/>
      <style:text-properties fo:font-size="14pt"/>
    </style:style>
    <style:style style:name="P89" style:family="paragraph">
      <style:paragraph-properties fo:margin-left="0.6cm" fo:margin-right="0cm" fo:margin-top="0cm" fo:margin-bottom="0cm" fo:line-height="100%" fo:text-align="center" fo:text-indent="-0.503cm" style:writing-mode="lr-tb">
        <style:tab-stops>
          <style:tab-stop style:position="0cm"/>
        </style:tab-stops>
      </style:paragraph-properties>
    </style:style>
    <style:style style:name="P9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.1000003814697pt" fo:letter-spacing="normal" fo:font-style="normal" style:text-underline-style="none" fo:font-weight="bold" style:font-name-asian="Arial1" style:font-size-asian="12.1000003814697pt" style:font-style-asian="normal" style:font-weight-asian="bold" style:font-name-complex="Arial1" style:font-size-complex="12.100000381469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9.69999980926514pt" fo:letter-spacing="normal" fo:font-style="normal" style:text-underline-style="none" fo:font-weight="normal" style:font-name-asian="Arial1" style:font-size-asian="9.69999980926514pt" style:font-style-asian="normal" style:font-weight-asian="normal" style:font-name-complex="Arial1" style:font-size-complex="9.699999809265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algun Gothic" fo:font-size="14.5pt" fo:letter-spacing="normal" fo:font-style="normal" style:text-underline-style="none" fo:font-weight="normal" style:font-name-asian="Malgun Gothic" style:font-size-asian="14.5pt" style:font-style-asian="normal" style:font-weight-asian="normal" style:font-name-complex="Malgun Gothic" style:font-size-complex="14.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algun Gothic" fo:font-size="16pt" fo:letter-spacing="normal" fo:font-style="normal" style:text-underline-style="none" fo:font-weight="normal" style:font-name-asian="Malgun Gothic" style:font-size-asian="16pt" style:font-style-asian="normal" style:font-weight-asian="normal" style:font-name-complex="Malgun Gothic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9.3999996185303pt" fo:letter-spacing="normal" fo:font-style="normal" style:text-underline-style="none" fo:font-weight="bold" style:font-name-asian="Arial1" style:font-size-asian="19.3999996185303pt" style:font-style-asian="normal" style:font-weight-asian="bold" style:font-name-complex="Arial1" style:font-size-complex="19.399999618530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5" style:family="text">
      <style:text-properties fo:font-variant="normal" fo:text-transform="none" fo:color="#ff45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5" style:family="text">
      <style:text-properties fo:font-variant="normal" fo:text-transform="none" fo:color="#80808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4.8999996185303pt" fo:letter-spacing="normal" fo:font-style="normal" style:text-underline-style="none" fo:font-weight="bold" style:font-name-asian="Arial1" style:font-size-asian="14.8999996185303pt" style:font-style-asian="normal" style:font-weight-asian="bold" style:font-name-complex="Arial1" style:font-size-complex="14.8999996185303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4.5pt" fo:letter-spacing="normal" fo:font-style="normal" style:text-underline-style="none" fo:font-weight="bold" style:font-name-asian="Arial1" style:font-size-asian="14.5pt" style:font-style-asian="normal" style:font-weight-asian="bold" style:font-name-complex="Arial1" style:font-size-complex="14.5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1" style:family="text">
      <style:text-properties fo:font-variant="normal" fo:text-transform="none" fo:color="#333333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4" style:family="text">
      <style:text-properties fo:font-variant="normal" fo:text-transform="none" fo:color="#999999" style:text-line-through-style="none" style:text-line-through-type="none" style:text-position="0% 100%" style:font-name="Arial1" fo:font-size="14.5pt" fo:letter-spacing="normal" fo:font-style="normal" style:text-underline-style="none" fo:font-weight="bold" style:font-name-asian="Arial1" style:font-size-asian="14.5pt" style:font-style-asian="normal" style:font-weight-asian="bold" style:font-name-complex="Arial1" style:font-size-complex="14.5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9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나눔고딕2" fo:font-size="10pt" fo:letter-spacing="normal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나눔고딕2" fo:font-size="14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53" style:family="text">
      <style:text-properties fo:font-variant="normal" fo:text-transform="none" fo:color="#595959" style:text-line-through-style="none" style:text-line-through-type="none" style:text-position="0% 100%" style:font-name="Aharoni" fo:font-size="9pt" fo:letter-spacing="normal" fo:font-style="normal" style:text-underline-style="none" fo:font-weight="bold" style:font-name-asian="DejaVu Sans1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font-variant="normal" fo:text-transform="none" fo:color="#595959" style:text-line-through-style="none" style:text-line-through-type="none" style:text-position="0% 100%" style:font-name="Arial1" fo:font-size="9pt" fo:letter-spacing="normal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나눔고딕2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24pt" style:font-style-complex="normal" style:font-weight-complex="bold"/>
    </style:style>
    <style:style style:name="T60" style:family="text">
      <style:text-properties fo:font-variant="normal" fo:text-transform="none" fo:color="#999999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6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2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65" style:family="text">
      <style:text-properties fo:font-size="12pt" style:font-size-asian="12pt" style:font-size-complex="18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0pt" style:font-style-complex="normal" style:font-weight-complex="normal"/>
    </style:style>
    <style:style style:name="T67" style:family="text">
      <style:text-properties fo:font-variant="normal" fo:text-transform="none" fo:color="#80808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63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5cm" text:min-label-width="0.595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268;p66" draw:style-name="gr1" draw:text-style-name="P1" draw:layer="layout" svg:width="21.791cm" svg:height="2.224cm" svg:x="0cm" svg:y="1.3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66" draw:style-name="gr2" draw:text-style-name="P3" draw:layer="layout" svg:width="1.751cm" svg:height="1.581cm" svg:x="0.249cm" svg:y="1.6cm">
          <text:p text:style-name="P2"><text:span text:style-name="T1">로고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66" draw:style-name="gr3" draw:text-style-name="P4" draw:layer="layout" svg:width="6.237cm" svg:height="15.745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66" draw:style-name="gr4" draw:text-style-name="P5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66" draw:style-name="gr5" draw:text-style-name="P7" draw:layer="layout" svg:width="21.757cm" svg:height="1.308cm" svg:x="0cm" svg:y="0.001cm">
          <text:p text:style-name="P6"><text:span text:style-name="T4"><text:s/></text:span><text:span text:style-name="T4">MAIN – </text:span><text:span text:style-name="T4">메인화면 </text:span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66" draw:style-name="gr6" draw:text-style-name="P8" draw:layer="layout" svg:width="2.967cm" svg:height="1.308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66" draw:style-name="gr7" draw:text-style-name="P7" draw:layer="layout" svg:width="21.757cm" svg:height="1.198cm" svg:x="0cm" svg:y="14.594cm">
          <text:p text:style-name="P2"><text:span text:style-name="T2">foo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66" draw:style-name="gr4" draw:text-style-name="P5" draw:layer="layout" svg:width="5.919cm" svg:height="13.466cm" svg:x="21.866cm" svg:y="2.279cm">
          <text:p text:style-name="P6"><text:span text:style-name="T6"/></text:p>
          <text:p text:style-name="P6"><text:span text:style-name="T7">1. </text:span><text:span text:style-name="T7">로고 이미지이다</text:span><text:span text:style-name="T7">. </text:span><text:span text:style-name="T7">버튼을 누르면 메인화면으로 이동한다</text:span><text:span text:style-name="T7">.</text:span></text:p>
          <text:p text:style-name="P6"><text:span text:style-name="T7"/></text:p>
          <text:p text:style-name="P6"><text:span text:style-name="T7">2. </text:span><text:span text:style-name="T7">헤더 영역이다</text:span><text:span text:style-name="T7">. </text:span><text:span text:style-name="T7">메뉴로 </text:span><text:span text:style-name="T7">About, Room, Q&amp;A, Contact</text:span><text:span text:style-name="T7">가 있다</text:span><text:span text:style-name="T7">.</text:span></text:p>
          <text:p text:style-name="P6"><text:span text:style-name="T7"/></text:p>
          <text:p text:style-name="P6"><text:span text:style-name="T7">3. [</text:span><text:span text:style-name="T7">이미지</text:span><text:span text:style-name="T7">]</text:span><text:span text:style-name="T7">를 누르면 해당 룸의 상세페이지로 이동한다</text:span><text:span text:style-name="T7">.</text:span></text:p>
          <text:p text:style-name="P6"><text:span text:style-name="T7"/></text:p>
          <text:p text:style-name="P6"><text:span text:style-name="T7">4. [</text:span><text:span text:style-name="T7">상세 보기</text:span><text:span text:style-name="T7">] </text:span><text:span text:style-name="T7">버튼을 누르면 해당 룸의 상세 페이지로 이동한다</text:span><text:span text:style-name="T7">.</text:span></text:p>
          <text:p text:style-name="P6"><text:span text:style-name="T7"/></text:p>
          <text:p text:style-name="P6"><text:span text:style-name="T7">5. </text:span><text:span text:style-name="T7">풋터 영역이다</text:span><text:span text:style-name="T7">. </text:span><text:span text:style-name="T7">호텔의 정보에 대해서 간략하게 보여준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66" draw:style-name="gr8" draw:text-style-name="P9" draw:layer="layout" svg:width="0.672cm" svg:height="0.672cm" svg:x="-0.051cm" svg:y="1.23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66" draw:style-name="gr8" draw:text-style-name="P9" draw:layer="layout" svg:width="0.672cm" svg:height="0.672cm" svg:x="0.234cm" svg:y="14.326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66" draw:style-name="gr9" draw:text-style-name="P10" draw:layer="layout" svg:width="21.757cm" svg:height="2.392cm" svg:x="0cm" svg:y="13.4cm">
          <text:p text:style-name="P6"><text:span text:style-name="T9"><text:s text:c="4"/></text:span><text:span text:style-name="T9">트래블 하우스</text:span></text:p>
          <text:p text:style-name="P6"><text:span text:style-name="T9"/></text:p>
          <text:p text:style-name="P6"><text:span text:style-name="T9"><text:s text:c="4"/></text:span><text:span text:style-name="T9">Email: </text:span><text:span text:style-name="T10"><text:a xlink:href="mailto:admin@travelhouse.com" xlink:type="simple">admin@travelhouse.com</text:a></text:span></text:p>
          <text:p text:style-name="P6"><text:span text:style-name="T9"><text:s text:c="4"/></text:span><text:span text:style-name="T9">02-539 ul.kwiatowa 23/92 Warszawa, Polska</text:span></text:p>
          <text:p text:style-name="P6"><text:span text:style-name="T9"><text:s text:c="4"/></text:span><text:span text:style-name="T9">Copyright Travel House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66" draw:style-name="gr8" draw:text-style-name="P9" draw:layer="layout" svg:width="0.672cm" svg:height="0.672cm" svg:x="3.455cm" svg:y="13.652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7;p66" draw:style-name="gr10" draw:text-style-name="P11" draw:layer="layout" svg:width="21.762cm" svg:height="7.062cm" svg:x="0cm" svg:y="4.738cm">
          <text:p text:style-name="P2"><text:span text:style-name="T11">배너 이미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66" draw:style-name="gr11" draw:text-style-name="P12" draw:layer="layout" svg:width="12.071cm" svg:height="0.99cm" svg:x="5.729cm" svg:y="2.205cm">
          <text:p text:style-name="P6"><text:span text:style-name="T6">Map</text:span><text:span text:style-name="T6"><text:tab/></text:span><text:span text:style-name="T6"><text:tab/></text:span><text:span text:style-name="T6">Room</text:span><text:span text:style-name="T6"><text:tab/></text:span><text:span text:style-name="T6"><text:tab/></text:span><text:span text:style-name="T6">Review</text:span><text:span text:style-name="T6"><text:tab/></text:span><text:span text:style-name="T6"><text:tab/></text:span><text:span text:style-name="T6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66" draw:style-name="gr8" draw:text-style-name="P9" draw:layer="layout" svg:width="0.672cm" svg:height="0.672cm" svg:x="7.923cm" svg:y="1.761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4;p66" draw:style-name="gr12" draw:text-style-name="P13" draw:layer="layout" svg:width="0.396cm" svg:height="0.341cm" draw:transform="rotate (-3.14159265358979) translate (10.427cm 2.87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08;p66" draw:style-name="gr4" draw:text-style-name="P5" draw:layer="layout" svg:width="4.964cm" svg:height="0.681cm" svg:x="17.9cm" svg:y="1.443cm">
          <text:p text:style-name="P6"><text:span text:style-name="T12">로그인 <text:s text:c="8"/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66" draw:style-name="gr13" draw:text-style-name="P5" draw:layer="layout" svg:width="7.546cm" svg:height="0.991cm" svg:x="14.074cm" svg:y="0.143cm">
          <text:p text:style-name="P14"><text:span text:style-name="T4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3.8cm" svg:height="0.823cm" svg:x="1.9cm" svg:y="2.177cm">
          <draw:text-box>
            <text:p><text:span text:style-name="T13">트래블 하우스</text:span></text:p>
          </draw:text-box>
        </draw:frame>
        <draw:frame draw:style-name="gr15" draw:text-style-name="P15" draw:layer="layout" svg:width="4.6cm" svg:height="0.862cm" svg:x="8.8cm" svg:y="3.738cm">
          <draw:text-box>
            <text:p><text:span text:style-name="T13">TRAVEL HOUSE</text:span></text:p>
          </draw:text-box>
        </draw:frame>
        <presentation:notes draw:style-name="dp2">
          <draw:frame draw:name="Google Shape;265;p1:notes" presentation:style-name="pr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6;p1:notes" draw:style-name="gr16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office:forms form:automatic-focus="false" form:apply-design-mode="false"/>
        <draw:custom-shape draw:name="Google Shape;314;p67" draw:style-name="gr1" draw:text-style-name="P1" draw:layer="layout" svg:width="21.791cm" svg:height="2.224cm" svg:x="0cm" svg:y="2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67" draw:style-name="gr3" draw:text-style-name="P4" draw:layer="layout" svg:width="6.237cm" svg:height="15.745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67" draw:style-name="gr4" draw:text-style-name="P5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67" draw:style-name="gr5" draw:text-style-name="P7" draw:layer="layout" svg:width="21.757cm" svg:height="1.308cm" svg:x="0cm" svg:y="0.001cm">
          <text:p text:style-name="P6"><text:span text:style-name="T4"><text:s/></text:span><text:span text:style-name="T4">COMMON.HEADER – </text:span><text:span text:style-name="T4">헤더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67" draw:style-name="gr4" draw:text-style-name="P5" draw:layer="layout" svg:width="6.134cm" svg:height="13.466cm" svg:x="21.866cm" svg:y="2.279cm">
          <text:p text:style-name="P6"><text:span text:style-name="T6"/></text:p>
          <text:p text:style-name="P6"><text:span text:style-name="T7">1. </text:span><text:span text:style-name="T7">호텔에 대한 소개 페이지로 이동한다</text:span><text:span text:style-name="T7">.</text:span></text:p>
          <text:p text:style-name="P6"><text:span text:style-name="T7"/></text:p>
          <text:p text:style-name="P6"><text:span text:style-name="T7">2. [Room] </text:span><text:span text:style-name="T7">버튼을 누르면 드롭다운 메뉴가 나타난다</text:span><text:span text:style-name="T7">. </text:span><text:span text:style-name="T7">각 룸의 버튼을 누르면 상세 내용 페이지로 이동한다</text:span><text:span text:style-name="T7">.</text:span></text:p>
          <text:p text:style-name="P6"><text:span text:style-name="T7"/></text:p>
          <text:p text:style-name="P6"><text:span text:style-name="T7">3. </text:span><text:span text:style-name="T7">문의 및 답변 게시판으로 이동한다</text:span><text:span text:style-name="T7">.</text:span></text:p>
          <text:p text:style-name="P6"><text:span text:style-name="T7"/></text:p>
          <text:p text:style-name="P6"><text:span text:style-name="T7">4. </text:span><text:span text:style-name="T7">일반회원이 관리자에게 문을 의 게시글을 작성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5. </text:span><text:span text:style-name="T7">회원의 개인계정으로 로그인을 한다</text:span><text:span text:style-name="T7">.</text:span></text:p>
          <text:p text:style-name="P6"><text:span text:style-name="T7"/></text:p>
          <text:p text:style-name="P6"><text:span text:style-name="T7">6. </text:span><text:span text:style-name="T7">회원이 새로운 계정을 생성한다</text:span><text:span text:style-name="T7">.</text:span></text:p>
          <text:p text:style-name="P6"><text:span text:style-name="T7"/></text:p>
          <text:p text:style-name="P6"><text:span text:style-name="T7">7. ID + </text:span><text:span text:style-name="T7">환영합니다</text:span><text:span text:style-name="T7">. </text:span><text:span text:style-name="T7">라고 표시된다</text:span><text:span text:style-name="T7">.</text:span></text:p>
          <text:p text:style-name="P6"><text:span text:style-name="T7"/></text:p>
          <text:p text:style-name="P6"><text:span text:style-name="T7">8. </text:span><text:span text:style-name="T7">로그아웃을 하고</text:span><text:span text:style-name="T7">, </text:span><text:span text:style-name="T7">로그인 전 상태의 메인화면으로 이동한다</text:span><text:span text:style-name="T7">.</text:span></text:p>
          <text:p text:style-name="P6"><text:span text:style-name="T7"/></text:p>
          <text:p text:style-name="P6"><text:span text:style-name="T7">9. </text:span><text:span text:style-name="T7">회원의 정보와 활동에 대해서 관리할 수 있는 마이페이지로 이동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67" draw:style-name="gr8" draw:text-style-name="P9" draw:layer="layout" svg:width="0.672cm" svg:height="0.672cm" svg:x="18.072cm" svg:y="1.971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0;p67" draw:style-name="gr17" draw:text-style-name="P3" draw:layer="layout" svg:width="1.563cm" svg:height="1.581cm" svg:x="0.137cm" svg:y="2.674cm">
          <text:p text:style-name="P2"><text:span text:style-name="T1">로고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67" draw:style-name="gr18" draw:text-style-name="P10" draw:layer="layout" svg:width="3.031cm" svg:height="3.858cm" svg:x="7.419cm" svg:y="4.297cm">
          <text:p text:style-name="P6"><text:span text:style-name="T1">스탠다드</text:span></text:p>
          <text:p text:style-name="P6"><text:span text:style-name="T1"/></text:p>
          <text:p text:style-name="P6"><text:span text:style-name="T1">디럭스</text:span></text:p>
          <text:p text:style-name="P6"><text:span text:style-name="T1"/></text:p>
          <text:p text:style-name="P6"><text:span text:style-name="T1">스위트</text:span></text:p>
          <text:p text:style-name="P6"><text:span text:style-name="T1"/></text:p>
          <text:p text:style-name="P6"><text:span text:style-name="T1">로열 패밀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67" draw:style-name="gr19" draw:text-style-name="P12" draw:layer="layout" svg:width="11.871cm" svg:height="0.99cm" svg:x="5.129cm" svg:y="3.305cm">
          <text:p text:style-name="P6"><text:span text:style-name="T6">Map</text:span><text:span text:style-name="T6"><text:tab/></text:span><text:span text:style-name="T6"><text:tab/></text:span><text:span text:style-name="T6">Room</text:span><text:span text:style-name="T6"><text:tab/></text:span><text:span text:style-name="T6"><text:tab/></text:span><text:span text:style-name="T6">Review</text:span><text:span text:style-name="T6"><text:tab/></text:span><text:span text:style-name="T6"><text:tab/></text:span><text:span text:style-name="T6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67" draw:style-name="gr8" draw:text-style-name="P9" draw:layer="layout" svg:width="0.672cm" svg:height="0.672cm" svg:x="7.323cm" svg:y="2.861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4;p67" draw:style-name="gr12" draw:text-style-name="P13" draw:layer="layout" svg:width="0.396cm" svg:height="0.341cm" draw:transform="rotate (-3.14159265358979) translate (9.827cm 3.97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25;p67" draw:style-name="gr8" draw:text-style-name="P9" draw:layer="layout" svg:width="0.672cm" svg:height="0.672cm" svg:x="4.823cm" svg:y="2.861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67" draw:style-name="gr8" draw:text-style-name="P9" draw:layer="layout" svg:width="0.672cm" svg:height="0.672cm" svg:x="10.974cm" svg:y="2.835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7;p67" draw:style-name="gr8" draw:text-style-name="P9" draw:layer="layout" svg:width="0.672cm" svg:height="0.672cm" svg:x="14.743cm" svg:y="3.47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8;p67" draw:style-name="gr4" draw:text-style-name="P5" draw:layer="layout" svg:width="4.964cm" svg:height="0.681cm" svg:x="17.9cm" svg:y="2.543cm">
          <text:p text:style-name="P6"><text:span text:style-name="T12">로그인 <text:s text:c="8"/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67" draw:style-name="gr1" draw:text-style-name="P1" draw:layer="layout" svg:width="21.791cm" svg:height="2.224cm" svg:x="0cm" svg:y="9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7" draw:style-name="gr8" draw:text-style-name="P9" draw:layer="layout" svg:width="0.672cm" svg:height="0.672cm" svg:x="19.126cm" svg:y="9.544cm">
          <text:p text:style-name="P2"><text:span text:style-name="T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1;p67" draw:style-name="gr8" draw:text-style-name="P9" draw:layer="layout" svg:width="0.672cm" svg:height="0.672cm" svg:x="17.038cm" svg:y="9.544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2;p67" draw:style-name="gr20" draw:text-style-name="P3" draw:layer="layout" svg:width="1.763cm" svg:height="1.581cm" svg:x="0.237cm" svg:y="10.218cm">
          <text:p text:style-name="P2"><text:span text:style-name="T1">로고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67" draw:style-name="gr18" draw:text-style-name="P10" draw:layer="layout" svg:width="3.031cm" svg:height="3.858cm" svg:x="7.219cm" svg:y="11.841cm">
          <text:p text:style-name="P6"><text:span text:style-name="T1">스탠다드</text:span></text:p>
          <text:p text:style-name="P6"><text:span text:style-name="T1"/></text:p>
          <text:p text:style-name="P6"><text:span text:style-name="T1">디럭스</text:span></text:p>
          <text:p text:style-name="P6"><text:span text:style-name="T1"/></text:p>
          <text:p text:style-name="P6"><text:span text:style-name="T1">스위트</text:span></text:p>
          <text:p text:style-name="P6"><text:span text:style-name="T1"/></text:p>
          <text:p text:style-name="P6"><text:span text:style-name="T1">로열 패밀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67" draw:style-name="gr19" draw:text-style-name="P12" draw:layer="layout" svg:width="11.871cm" svg:height="0.99cm" svg:x="5.329cm" svg:y="10.849cm">
          <text:p text:style-name="P6"><text:span text:style-name="T6">Map</text:span><text:span text:style-name="T6"><text:tab/></text:span><text:span text:style-name="T6"><text:tab/></text:span><text:span text:style-name="T6">Room</text:span><text:span text:style-name="T6"><text:tab/></text:span><text:span text:style-name="T6"><text:tab/></text:span><text:span text:style-name="T6">Review</text:span><text:span text:style-name="T6"><text:tab/></text:span><text:span text:style-name="T6"><text:tab/></text:span><text:span text:style-name="T6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67" draw:style-name="gr12" draw:text-style-name="P13" draw:layer="layout" svg:width="0.396cm" svg:height="0.341cm" draw:transform="rotate (-3.14159265358979) translate (9.996cm 11.54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36;p67" draw:style-name="gr4" draw:text-style-name="P5" draw:layer="layout" svg:width="4.964cm" svg:height="0.681cm" svg:x="17.3cm" svg:y="10.087cm">
          <text:p text:style-name="P6"><text:span text:style-name="T12">로그아웃 <text:s text:c="6"/>마이페이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67" draw:style-name="gr4" draw:text-style-name="P5" draw:layer="layout" svg:width="3.066cm" svg:height="0.982cm" svg:x="0.733cm" svg:y="1.431cm">
          <text:p text:style-name="P6"><text:span text:style-name="T14">로그인 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67" draw:style-name="gr4" draw:text-style-name="P5" draw:layer="layout" svg:width="3.066cm" svg:height="0.982cm" svg:x="0.7cm" svg:y="8.9cm">
          <text:p text:style-name="P6"><text:span text:style-name="T14">로그인 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67" draw:style-name="gr21" draw:text-style-name="P17" draw:layer="layout" svg:width="21.399cm" svg:height="0.001cm" svg:x="0.2cm" svg:y="8.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;p67" draw:style-name="gr22" draw:text-style-name="P5" draw:layer="layout" svg:width="3.031cm" svg:height="0.672cm" svg:x="14.167cm" svg:y="10.091cm">
          <text:p text:style-name="P6"><text:span text:style-name="T15">최율님 환영합니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67" draw:style-name="gr8" draw:text-style-name="P9" draw:layer="layout" svg:width="0.672cm" svg:height="0.672cm" svg:x="19.994cm" svg:y="1.971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2;p67" draw:style-name="gr8" draw:text-style-name="P9" draw:layer="layout" svg:width="0.672cm" svg:height="0.672cm" svg:x="15.316cm" svg:y="9.544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" draw:text-style-name="P15" draw:layer="layout" svg:width="3.8cm" svg:height="0.823cm" svg:x="1.6cm" svg:y="3.177cm">
          <draw:text-box>
            <text:p><text:span text:style-name="T13">트래블 하우스</text:span></text:p>
          </draw:text-box>
        </draw:frame>
        <draw:frame draw:style-name="gr14" draw:text-style-name="P15" draw:layer="layout" svg:width="3.8cm" svg:height="0.823cm" svg:x="1.9cm" svg:y="10.777cm">
          <draw:text-box>
            <text:p><text:span text:style-name="T13">트래블 하우스</text:span></text:p>
          </draw:text-box>
        </draw:frame>
        <presentation:notes draw:style-name="dp2">
          <draw:frame draw:name="Google Shape;311;p2:notes" presentation:style-name="pr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2;p2:notes" draw:style-name="gr16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office:forms form:automatic-focus="false" form:apply-design-mode="false"/>
        <draw:custom-shape draw:name="Google Shape;347;p68" draw:style-name="gr3" draw:text-style-name="P4" draw:layer="layout" svg:width="6.237cm" svg:height="15.745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68" draw:style-name="gr4" draw:text-style-name="P5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68" draw:style-name="gr5" draw:text-style-name="P7" draw:layer="layout" svg:width="21.757cm" svg:height="1.308cm" svg:x="0cm" svg:y="0.001cm">
          <text:p text:style-name="P6"><text:span text:style-name="T4"><text:s/></text:span><text:span text:style-name="T4">COMMON.FOOTER – </text:span><text:span text:style-name="T4">풋터 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68" draw:style-name="gr6" draw:text-style-name="P8" draw:layer="layout" svg:width="2.967cm" svg:height="1.308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68" draw:style-name="gr9" draw:text-style-name="P10" draw:layer="layout" svg:width="21.757cm" svg:height="2.392cm" svg:x="0cm" svg:y="13.4cm">
          <text:p text:style-name="P6"><text:span text:style-name="T9"><text:s text:c="4"/></text:span><text:span text:style-name="T9">트래블 하우스</text:span></text:p>
          <text:p text:style-name="P6"><text:span text:style-name="T9"/></text:p>
          <text:p text:style-name="P6"><text:span text:style-name="T9"><text:s text:c="4"/></text:span><text:span text:style-name="T9">Email: </text:span><text:span text:style-name="T10"><text:a xlink:href="mailto:admin@travelhouse.com" xlink:type="simple">admin@travelhouse.com</text:a></text:span></text:p>
          <text:p text:style-name="P6"><text:span text:style-name="T9"><text:s text:c="4"/></text:span><text:span text:style-name="T9">02-539 ul.kwiatowa 23/92 Warszawa, Polska</text:span></text:p>
          <text:p text:style-name="P6"><text:span text:style-name="T9"><text:s text:c="4"/></text:span><text:span text:style-name="T9">Copyright Travel House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68" draw:style-name="gr4" draw:text-style-name="P5" draw:layer="layout" svg:width="5.919cm" svg:height="13.466cm" svg:x="21.866cm" svg:y="2.279cm">
          <text:p text:style-name="P6"><text:span text:style-name="T7">1. </text:span><text:span text:style-name="T7">풋터 영역이다</text:span><text:span text:style-name="T7">. </text:span><text:span text:style-name="T7">호텔의 정보에 대해서 간략하게 보여준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68" draw:style-name="gr8" draw:text-style-name="P9" draw:layer="layout" svg:width="0.672cm" svg:height="0.672cm" svg:x="0.126cm" svg:y="12.67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344;p3:notes" presentation:style-name="pr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5;p3:notes" draw:style-name="gr16" draw:layer="layout" svg:width="13.999cm" svg:height="11.136cm" svg:x="3.5cm" svg:y="2.227cm" draw:page-number="3" presentation:class="page"/>
        </presentation:notes>
      </draw:page>
      <draw:page draw:name="page4" draw:style-name="dp1" draw:master-page-name="기본값" presentation:presentation-page-layout-name="AL1T11">
        <office:forms form:automatic-focus="false" form:apply-design-mode="false"/>
        <draw:custom-shape draw:name="Google Shape;358;p69" draw:style-name="gr23" draw:text-style-name="P17" draw:layer="layout" svg:width="18.925cm" svg:height="0.001cm" svg:x="0.753cm" svg:y="5.3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59;p69" draw:style-name="gr4" draw:text-style-name="P5" draw:layer="layout" svg:width="4.429cm" svg:height="0.759cm" svg:x="0.754cm" svg:y="4.465cm">
          <text:p text:style-name="P6"><text:span text:style-name="T16"><text:s/></text:span><text:span text:style-name="T16">최근 예약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69" draw:style-name="standard" draw:layer="layout" svg:width="18.682cm" svg:height="2.193cm" svg:x="0.874cm" svg:y="5.6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11">예약 날짜</text:span></text:p>
              </table:table-cell>
              <table:table-cell>
                <text:p text:style-name="P18"><text:span text:style-name="T11">예약 번호</text:span></text:p>
              </table:table-cell>
              <table:table-cell>
                <text:p text:style-name="P18"><text:span text:style-name="T11">객실 정보</text:span></text:p>
              </table:table-cell>
              <table:table-cell table:style-name="ce3">
                <text:p text:style-name="P18"><text:span text:style-name="T11">예약 상태</text:span></text:p>
              </table:table-cell>
            </table:table-row>
            <table:table-row table:style-name="ro2" table:default-cell-style-name="ce5">
              <table:table-cell table:style-name="ce4">
                <text:p text:style-name="P18"><text:span text:style-name="T15">2020-06-17</text:span></text:p>
              </table:table-cell>
              <table:table-cell>
                <text:p text:style-name="P18"><text:span text:style-name="T15">20475</text:span></text:p>
              </table:table-cell>
              <table:table-cell>
                <text:p text:style-name="P18"><text:span text:style-name="T11">디럭스 룸</text:span></text:p>
                <text:p text:style-name="P18"><text:span text:style-name="T15">인원 </text:span><text:span text:style-name="T15">: 2</text:span><text:span text:style-name="T15">명 </text:span></text:p>
                <text:p text:style-name="P18"><text:span text:style-name="T15">가격 </text:span><text:span text:style-name="T15">: 300,000 </text:span><text:span text:style-name="T15">원</text:span></text:p>
              </table:table-cell>
              <table:table-cell table:style-name="ce6">
                <text:p text:style-name="P18"><text:span text:style-name="T7">결제 완료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61;p69" draw:style-name="gr4" draw:text-style-name="P5" draw:layer="layout" svg:width="2.287cm" svg:height="0.659cm" svg:x="17.911cm" svg:y="4.548cm">
          <text:p text:style-name="P6"><text:span text:style-name="T17">더 보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69" draw:style-name="gr23" draw:text-style-name="P17" draw:layer="layout" svg:width="18.925cm" svg:height="0.001cm" svg:x="0.838cm" svg:y="9.1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63;p69" draw:style-name="gr4" draw:text-style-name="P5" draw:layer="layout" svg:width="4.429cm" svg:height="0.759cm" svg:x="0.838cm" svg:y="8.281cm">
          <text:p text:style-name="P6"><text:span text:style-name="T16"><text:s/></text:span><text:span text:style-name="T16">최근 문의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69" draw:style-name="standard" draw:layer="layout" svg:width="18.683cm" svg:height="1.517cm" svg:x="0.934cm" svg:y="9.52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18"><text:span text:style-name="T11">문의 번호</text:span></text:p>
              </table:table-cell>
              <table:table-cell>
                <text:p text:style-name="P18"><text:span text:style-name="T11">문의 날짜</text:span></text:p>
              </table:table-cell>
              <table:table-cell>
                <text:p text:style-name="P18"><text:span text:style-name="T11">문의 제목</text:span></text:p>
              </table:table-cell>
              <table:table-cell table:style-name="ce7">
                <text:p text:style-name="P18"><text:span text:style-name="T11">문의 상태</text:span></text:p>
              </table:table-cell>
            </table:table-row>
            <table:table-row table:style-name="ro3" table:default-cell-style-name="ce5">
              <table:table-cell table:style-name="ce4">
                <text:p text:style-name="P18"><text:span text:style-name="T15">30075</text:span></text:p>
              </table:table-cell>
              <table:table-cell>
                <text:p text:style-name="P18"><text:span text:style-name="T15">2020-06-17</text:span></text:p>
              </table:table-cell>
              <table:table-cell>
                <text:p text:style-name="P18"><text:span text:style-name="T7">예약변경 하고 싶어요</text:span><text:span text:style-name="T7">.</text:span></text:p>
              </table:table-cell>
              <table:table-cell table:style-name="ce8">
                <text:p text:style-name="P18"><text:span text:style-name="T7">답변 대기 중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365;p69" draw:style-name="gr4" draw:text-style-name="P5" draw:layer="layout" svg:width="2.402cm" svg:height="0.659cm" svg:x="17.896cm" svg:y="8.357cm">
          <text:p text:style-name="P6"><text:span text:style-name="T17">더 보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69" draw:style-name="gr8" draw:text-style-name="P9" draw:layer="layout" svg:width="0.575cm" svg:height="0.575cm" svg:x="17.407cm" svg:y="8.28cm">
          <text:p text:style-name="P2"><text:span text:style-name="T1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7;p69" draw:style-name="gr5" draw:text-style-name="P7" draw:layer="layout" svg:width="21.757cm" svg:height="1.308cm" svg:x="0.001cm" svg:y="0.001cm">
          <text:p text:style-name="P6"><text:span text:style-name="T4"><text:s/></text:span><text:span text:style-name="T4">COMMON.MYPAGE - </text:span><text:span text:style-name="T4">마이페이지 화면 <text:s text:c="15"/></text:span><text:span text:style-name="T4">/common/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69" draw:style-name="gr8" draw:text-style-name="P9" draw:layer="layout" svg:width="0.575cm" svg:height="0.575cm" svg:x="17.398cm" svg:y="4.441cm">
          <text:p text:style-name="P2"><text:span text:style-name="T19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9;p69" draw:style-name="gr23" draw:text-style-name="P17" draw:layer="layout" svg:width="18.925cm" svg:height="0.001cm" svg:x="0.838cm" svg:y="12.8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70;p69" draw:style-name="gr4" draw:text-style-name="P5" draw:layer="layout" svg:width="4.429cm" svg:height="0.759cm" svg:x="0.838cm" svg:y="11.997cm">
          <text:p text:style-name="P6"><text:span text:style-name="T16"><text:s/></text:span><text:span text:style-name="T16">최근 후기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69" draw:style-name="standard" draw:layer="layout" svg:width="18.745cm" svg:height="1.518cm" svg:x="0.934cm" svg:y="13.244cm">
          <table:table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18"><text:span text:style-name="T11">후기 번호</text:span></text:p>
              </table:table-cell>
              <table:table-cell>
                <text:p text:style-name="P18"><text:span text:style-name="T11">후기 날짜</text:span></text:p>
              </table:table-cell>
              <table:table-cell>
                <text:p text:style-name="P18"><text:span text:style-name="T11">후기 제목</text:span></text:p>
              </table:table-cell>
            </table:table-row>
            <table:table-row table:style-name="ro4" table:default-cell-style-name="ce5">
              <table:table-cell table:style-name="ce4">
                <text:p text:style-name="P18"><text:span text:style-name="T15">40172</text:span></text:p>
              </table:table-cell>
              <table:table-cell>
                <text:p text:style-name="P18"><text:span text:style-name="T15">2020-06-15</text:span></text:p>
              </table:table-cell>
              <table:table-cell>
                <text:p text:style-name="P18"><text:span text:style-name="T7">서비스 너무 좋아요</text:span><text:span text:style-name="T7">~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372;p69" draw:style-name="gr4" draw:text-style-name="P5" draw:layer="layout" svg:width="2.602cm" svg:height="0.659cm" svg:x="17.883cm" svg:y="12.173cm">
          <text:p text:style-name="P6"><text:span text:style-name="T17">더 보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69" draw:style-name="gr8" draw:text-style-name="P9" draw:layer="layout" svg:width="0.575cm" svg:height="0.575cm" svg:x="17.407cm" svg:y="11.896cm">
          <text:p text:style-name="P2"><text:span text:style-name="T1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4;p69" draw:style-name="gr3" draw:text-style-name="P4" draw:layer="layout" svg:width="6.236cm" svg:height="15.745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69" draw:style-name="gr24" draw:text-style-name="P5" draw:layer="layout" svg:width="5.818cm" svg:height="0.99cm" svg:x="21.865cm" svg:y="0.315cm">
          <text:p text:style-name="P2"><text:span text:style-name="T20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69" draw:style-name="gr24" draw:text-style-name="P5" draw:layer="layout" svg:width="5.919cm" svg:height="14.608cm" svg:x="21.865cm" svg:y="1.623cm">
          <text:p text:style-name="P6"><text:span text:style-name="T6"/></text:p>
          <text:p text:style-name="P6"><text:span text:style-name="T7">1. [</text:span><text:span text:style-name="T7">예약 내역</text:span><text:span text:style-name="T7">] </text:span><text:span text:style-name="T7">버튼을 누르면 예약 내역 목록 페이지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후기 내역</text:span><text:span text:style-name="T7">] </text:span><text:span text:style-name="T7">버튼을 누르면 후기 내역 목록 페이지로 이동한다</text:span><text:span text:style-name="T7">.</text:span></text:p>
          <text:p text:style-name="P6"><text:span text:style-name="T7"/></text:p>
          <text:p text:style-name="P6"><text:span text:style-name="T7">3. [</text:span><text:span text:style-name="T7">후기 내역</text:span><text:span text:style-name="T7">] </text:span><text:span text:style-name="T7">버튼을 누르면 후기 내역 목록 페이지로 이동한다</text:span><text:span text:style-name="T7">.</text:span></text:p>
          <text:p text:style-name="P6"><text:span text:style-name="T7"/></text:p>
          <text:p text:style-name="P6"><text:span text:style-name="T7">4. [</text:span><text:span text:style-name="T7">문의 내역</text:span><text:span text:style-name="T7">] </text:span><text:span text:style-name="T7">버튼을 누르면 문의 내역 목록 페이지로 이동한다</text:span><text:span text:style-name="T7">.</text:span></text:p>
          <text:p text:style-name="P6"><text:span text:style-name="T7"/></text:p>
          <text:p text:style-name="P6"><text:span text:style-name="T7">5. [</text:span><text:span text:style-name="T7">회원 정보 관리</text:span><text:span text:style-name="T7">] </text:span><text:span text:style-name="T7">버튼을 누르면 회원 수정</text:span><text:span text:style-name="T7">/</text:span><text:span text:style-name="T7">탈퇴 페이지로 이동한다</text:span><text:span text:style-name="T7">.</text:span></text:p>
          <text:p text:style-name="P6"><text:span text:style-name="T7"/></text:p>
          <text:p text:style-name="P6"><text:span text:style-name="T7">6. [</text:span><text:span text:style-name="T7">더 보기</text:span><text:span text:style-name="T7">] </text:span><text:span text:style-name="T7">버튼을 누르면 예약 내역 목록 페이지로 이동한다</text:span><text:span text:style-name="T7">.</text:span></text:p>
          <text:p text:style-name="P6"><text:span text:style-name="T7"/></text:p>
          <text:p text:style-name="P6"><text:span text:style-name="T7">7. [</text:span><text:span text:style-name="T7">더 보기</text:span><text:span text:style-name="T7">] </text:span><text:span text:style-name="T7">버튼을 누르면 후기 내역 목록 페이지로 이동한다</text:span><text:span text:style-name="T7">.</text:span></text:p>
          <text:p text:style-name="P6"><text:span text:style-name="T7"/></text:p>
          <text:p text:style-name="P6"><text:span text:style-name="T7">8. [</text:span><text:span text:style-name="T7">더 보기</text:span><text:span text:style-name="T7">] </text:span><text:span text:style-name="T7">버튼을 누르면 <text:s/>문의 내역 목록 페이지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69" draw:style-name="standard" draw:layer="layout" svg:width="20.099cm" svg:height="1.079cm" svg:x="0.596cm" svg:y="2.59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10">
              <table:table-cell table:style-name="ce9">
                <text:p text:style-name="P18"><text:span text:style-name="T6">예약 내역</text:span></text:p>
              </table:table-cell>
              <table:table-cell>
                <text:p text:style-name="P18"><text:span text:style-name="T6">환불 내역</text:span></text:p>
              </table:table-cell>
              <table:table-cell>
                <text:p text:style-name="P18"><text:span text:style-name="T6">후기 내역</text:span></text:p>
              </table:table-cell>
              <table:table-cell>
                <text:p text:style-name="P18"><text:span text:style-name="T6">문의 내역</text:span></text:p>
              </table:table-cell>
              <table:table-cell table:style-name="ce11">
                <text:p text:style-name="P18"><text:span text:style-name="T6">회원 정보 관리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378;p69" draw:style-name="gr8" draw:text-style-name="P9" draw:layer="layout" svg:width="0.575cm" svg:height="0.575cm" svg:x="0.357cm" svg:y="2.2cm">
          <text:p text:style-name="P2"><text:span text:style-name="T1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69" draw:style-name="gr8" draw:text-style-name="P9" draw:layer="layout" svg:width="0.575cm" svg:height="0.575cm" svg:x="4.023cm" svg:y="2.223cm">
          <text:p text:style-name="P2"><text:span text:style-name="T1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0;p69" draw:style-name="gr8" draw:text-style-name="P9" draw:layer="layout" svg:width="0.575cm" svg:height="0.575cm" svg:x="8cm" svg:y="2.223cm">
          <text:p text:style-name="P2"><text:span text:style-name="T1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1;p69" draw:style-name="gr8" draw:text-style-name="P9" draw:layer="layout" svg:width="0.575cm" svg:height="0.575cm" svg:x="11.823cm" svg:y="2.223cm">
          <text:p text:style-name="P2"><text:span text:style-name="T1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2;p69" draw:style-name="gr8" draw:text-style-name="P9" draw:layer="layout" svg:width="0.575cm" svg:height="0.575cm" svg:x="15.4cm" svg:y="2.211cm">
          <text:p text:style-name="P2"><text:span text:style-name="T1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69" draw:style-name="gr22" draw:text-style-name="P5" draw:layer="layout" svg:width="8.842cm" svg:height="0.99cm" svg:x="0.667cm" svg:y="1.451cm">
          <text:p text:style-name="P6"><text:span text:style-name="T6">마이페이지 </text:span><text:span text:style-name="T6">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4:notes" presentation:style-name="pr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6;p4:notes" draw:style-name="gr16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custom-shape draw:name="Google Shape;192;p41" draw:style-name="gr25" draw:text-style-name="P19" draw:layer="layout" svg:width="12.17cm" svg:height="13.042cm" svg:x="2.085cm" svg:y="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1" draw:style-name="gr26" draw:text-style-name="P4" draw:layer="layout" svg:width="6.189cm" svg:height="15.735cm" svg:x="21.861cm" svg:y="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41" draw:style-name="gr27" draw:text-style-name="P20" draw:layer="layout" svg:width="6.276cm" svg:height="13.042cm" svg:x="21.761cm" svg:y="1.353cm">
          <text:p text:style-name="P6"><text:span text:style-name="T6"/></text:p>
          <text:p text:style-name="P6"><text:span text:style-name="T6"/></text:p>
          <text:p text:style-name="P6"><text:span text:style-name="T21">1.</text:span><text:span text:style-name="T21">사용자 이름 입력</text:span><text:span text:style-name="T21">.</text:span></text:p>
          <text:p text:style-name="P6"><text:span text:style-name="T21"/></text:p>
          <text:p text:style-name="P6"><text:span text:style-name="T21">2. </text:span><text:span text:style-name="T21">사용자 아이디 입력</text:span></text:p>
          <text:p text:style-name="P6"><text:span text:style-name="T21">입력 시</text:span><text:span text:style-name="T21">, </text:span><text:span text:style-name="T21">아이디 중복여부 자동 확인한다</text:span><text:span text:style-name="T21">.</text:span></text:p>
          <text:p text:style-name="P6"><text:span text:style-name="T21"/></text:p>
          <text:p text:style-name="P6"><text:span text:style-name="T21">3.</text:span><text:span text:style-name="T21">사용자 비밀번호 입력</text:span></text:p>
          <text:p text:style-name="P6"><text:span text:style-name="T21"/></text:p>
          <text:p text:style-name="P6"><text:span text:style-name="T21">4.</text:span><text:span text:style-name="T21">위의 비밀번호와 일치하는지 검증한다</text:span><text:span text:style-name="T21">.</text:span></text:p>
          <text:p text:style-name="P6"><text:span text:style-name="T21"/></text:p>
          <text:p text:style-name="P6"><text:span text:style-name="T21">5. </text:span><text:span text:style-name="T21">생년월일을 입력한다</text:span><text:span text:style-name="T21">.</text:span></text:p>
          <text:p text:style-name="P6"><text:span text:style-name="T21"/></text:p>
          <text:p text:style-name="P6"><text:span text:style-name="T21">6..</text:span><text:span text:style-name="T21">사용자 전화번호를 입력한다</text:span></text:p>
          <text:p text:style-name="P6"><text:span text:style-name="T21"/></text:p>
          <text:p text:style-name="P6"><text:span text:style-name="T21">7.</text:span><text:span text:style-name="T21">사용자 이메일 입력한다</text:span><text:span text:style-name="T21">.</text:span></text:p>
          <text:p text:style-name="P6"><text:span text:style-name="T21"/></text:p>
          <text:p text:style-name="P6"><text:span text:style-name="T21">8.</text:span><text:span text:style-name="T21">사용자 주소를 입력한다</text:span><text:span text:style-name="T21">.</text:span></text:p>
          <text:p text:style-name="P6"><text:span text:style-name="T21"/></text:p>
          <text:p text:style-name="P6"><text:span text:style-name="T21">9.[</text:span><text:span text:style-name="T21">주소찾기</text:span><text:span text:style-name="T21">]</text:span><text:span text:style-name="T21">를 클릭하여 주소를 검색한다</text:span><text:span text:style-name="T21">.</text:span></text:p>
          <text:p text:style-name="P6"><text:span text:style-name="T21"/></text:p>
          <text:p text:style-name="P6"><text:span text:style-name="T21">10. </text:span><text:span text:style-name="T21">검색창에 주소를 입력한다</text:span><text:span text:style-name="T21">.</text:span></text:p>
          <text:p text:style-name="P6"><text:span text:style-name="T21"/></text:p>
          <text:p text:style-name="P6"><text:span text:style-name="T21">11.</text:span><text:span text:style-name="T21">상세주소를 입력한다</text:span><text:span text:style-name="T21">.</text:span></text:p>
          <text:p text:style-name="P6"><text:span text:style-name="T21"/></text:p>
          <text:p text:style-name="P6"><text:span text:style-name="T21">12.[</text:span><text:span text:style-name="T21">회원가입</text:span><text:span text:style-name="T21">]</text:span><text:span text:style-name="T21">을 한다</text:span></text:p>
          <text:p text:style-name="P6"><text:span text:style-name="T21"/></text:p>
          <text:p text:style-name="P6"><text:span text:style-name="T21">13. [</text:span><text:span text:style-name="T21">회원가입</text:span><text:span text:style-name="T21">] </text:span><text:span text:style-name="T21">버튼을 클릭하면 메시지 박스가 표시된다</text:span><text:span text:style-name="T21">.</text:span></text:p>
          <text:p text:style-name="P6"><text:span text:style-name="T21"/></text:p>
          <text:p text:style-name="P6"><text:span text:style-name="T21">14.</text:span><text:span text:style-name="T21">이미 회원인경우 </text:span><text:span text:style-name="T21">[login]</text:span><text:span text:style-name="T21">을 할수 있다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41" draw:style-name="gr28" draw:text-style-name="P21" draw:layer="layout" svg:width="5.817cm" svg:height="0.989cm" svg:x="21.865cm" svg:y="0.314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1" draw:style-name="gr29" draw:text-style-name="P22" draw:layer="layout" svg:width="21.86cm" svg:height="1.307cm" svg:x="0.001cm" svg:y="0cm">
          <text:p text:style-name="P6"><text:span text:style-name="T4"><text:s/></text:span><text:span text:style-name="T4">USER.01 - </text:span><text:span text:style-name="T4">회원가입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41" draw:style-name="gr30" draw:text-style-name="P12" draw:layer="layout" svg:width="11.385cm" svg:height="0.797cm" svg:x="2.414cm" svg:y="4.457cm">
          <text:p text:style-name="P6"><text:span text:style-name="T6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41" draw:style-name="gr31" draw:text-style-name="P24" draw:layer="layout" svg:width="3.816cm" svg:height="0.718cm" svg:x="6.274cm" svg:y="13.754cm">
          <text:p text:style-name="P23"><text:span text:style-name="T22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1" draw:style-name="gr32" draw:text-style-name="P25" draw:layer="layout" svg:width="1.493cm" svg:height="0.797cm" svg:x="4.495cm" svg:y="13.97cm">
          <text:p text:style-name="P2"><text:span text:style-name="T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0;p41" draw:style-name="gr33" draw:text-style-name="P25" draw:layer="layout" svg:width="0.989cm" svg:height="0.989cm" svg:x="0.553cm" svg:y="3.05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1;p41" draw:style-name="gr34" draw:text-style-name="P25" draw:layer="layout" svg:width="0.989cm" svg:height="0.989cm" svg:x="0.553cm" svg:y="4.21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2;p41" draw:style-name="gr35" draw:text-style-name="P25" draw:layer="layout" svg:width="0.989cm" svg:height="0.989cm" svg:x="0.553cm" svg:y="5.315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41" draw:style-name="gr36" draw:text-style-name="P25" draw:layer="layout" svg:width="0.989cm" svg:height="0.989cm" svg:x="0.553cm" svg:y="6.631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41" draw:style-name="gr37" draw:text-style-name="P25" draw:layer="layout" svg:width="0.989cm" svg:height="0.989cm" svg:x="0.553cm" svg:y="7.781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5;p41" draw:style-name="gr38" draw:text-style-name="P25" draw:layer="layout" svg:width="0.989cm" svg:height="0.989cm" svg:x="0.553cm" svg:y="8.821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41" draw:style-name="gr39" draw:text-style-name="P25" draw:layer="layout" svg:width="0.989cm" svg:height="0.989cm" svg:x="0.553cm" svg:y="9.877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41" draw:style-name="gr40" draw:text-style-name="P27" draw:layer="layout" svg:width="11.451cm" svg:height="0.797cm" svg:x="2.414cm" svg:y="3.29cm">
          <text:p text:style-name="P26"><text:span text:style-name="T6">이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1" draw:style-name="gr41" draw:text-style-name="P27" draw:layer="layout" svg:width="11.451cm" svg:height="0.797cm" svg:x="2.414cm" svg:y="6.685cm">
          <text:p text:style-name="P26"><text:span text:style-name="T6">암호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41" draw:style-name="gr42" draw:text-style-name="P27" draw:layer="layout" svg:width="11.451cm" svg:height="0.797cm" svg:x="2.414cm" svg:y="5.517cm">
          <text:p text:style-name="P26"><text:span text:style-name="T7">암호는 영문</text:span><text:span text:style-name="T7">, </text:span><text:span text:style-name="T7">특수문자</text:span><text:span text:style-name="T7">, </text:span><text:span text:style-name="T7">숫자를 포함해 </text:span><text:span text:style-name="T7">8</text:span><text:span text:style-name="T7">자 이상을 적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41" draw:style-name="gr43" draw:text-style-name="P27" draw:layer="layout" svg:width="11.451cm" svg:height="0.797cm" svg:x="2.414cm" svg:y="7.829cm">
          <text:p text:style-name="P26"><text:span text:style-name="T6">생년월일을 입력해 주세요</text:span><text:span text:style-name="T6">. <text:s text:c="4"/></text:span><text:span text:style-name="T6">연도</text:span><text:span text:style-name="T6">-</text:span><text:span text:style-name="T6">월</text:span><text:span text:style-name="T6">-</text:span><text:span text:style-name="T6">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41" draw:style-name="gr44" draw:text-style-name="P28" draw:layer="layout" svg:width="8.099cm" svg:height="0.797cm" svg:x="2.414cm" svg:y="11.224cm">
          <text:p text:style-name="P26"><text:span text:style-name="T6">주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41" draw:style-name="gr45" draw:text-style-name="P12" draw:layer="layout" svg:width="11.451cm" svg:height="0.797cm" svg:x="2.414cm" svg:y="8.956cm">
          <text:p text:style-name="P6"><text:span text:style-name="T1">010</text:span><text:span text:style-name="T1">으로 시작하는 휴대폰 번호를 입력해 주세요</text:span><text:span text:style-name="T1">.(-</text:span><text:span text:style-name="T1">포함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41" draw:style-name="gr46" draw:text-style-name="P27" draw:layer="layout" svg:width="11.451cm" svg:height="0.797cm" svg:x="2.414cm" svg:y="12.343cm">
          <text:p text:style-name="P26"><text:span text:style-name="T6">상세주소를 입력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41" draw:style-name="gr47" draw:text-style-name="P29" draw:layer="layout" svg:width="2.607cm" svg:height="0.797cm" svg:x="11.258cm" svg:y="11.224cm">
          <text:p text:style-name="P26"><text:span text:style-name="T1">주소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41" draw:style-name="gr48" draw:text-style-name="P30" draw:layer="layout" svg:width="12.105cm" svg:height="0.914cm" svg:x="2.15cm" svg:y="1.582cm">
          <text:p text:style-name="P23"><text:span text:style-name="T24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1" draw:style-name="gr49" draw:text-style-name="P20" draw:layer="layout" svg:width="11.451cm" svg:height="0.914cm" svg:x="2.362cm" svg:y="2.425cm">
          <text:p text:style-name="P6"><text:span text:style-name="T21">회원가입을 위해 아래의 양식을 작성해주세요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41" draw:style-name="gr50" draw:text-style-name="P30" draw:layer="layout" svg:width="11.451cm" svg:height="0.914cm" svg:x="2.573cm" svg:y="14.687cm">
          <text:p text:style-name="P23"><text:span text:style-name="T12">이미 회원이신가요</text:span><text:span text:style-name="T12">? login</text:span><text:span text:style-name="T12">은 저를 클릭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41" draw:style-name="gr51" draw:text-style-name="P25" draw:layer="layout" svg:width="0.989cm" svg:height="0.989cm" svg:x="0.553cm" svg:y="11.012cm">
          <text:p text:style-name="P2"><text:span text:style-name="T2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41" draw:style-name="gr52" draw:text-style-name="P31" draw:layer="layout" svg:width="1.776cm" svg:height="0.797cm" svg:x="0.115cm" svg:y="12.28cm">
          <text:p text:style-name="P6"><text:span text:style-name="T2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41" draw:style-name="gr53" draw:text-style-name="P25" draw:layer="layout" svg:width="1.493cm" svg:height="0.797cm" svg:x="12.39cm" svg:y="14.827cm">
          <text:p text:style-name="P2"><text:span text:style-name="T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41" draw:style-name="gr54" draw:text-style-name="P12" draw:layer="layout" svg:width="11.385cm" svg:height="0.797cm" svg:x="2.414cm" svg:y="10.124cm">
          <text:p text:style-name="P6"><text:span text:style-name="T6">E-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41" draw:style-name="gr55" draw:text-style-name="P25" draw:layer="layout" svg:width="1.954cm" svg:height="0.989cm" svg:x="13.5cm" svg:y="11.629cm">
          <text:p text:style-name="P2"><text:span text:style-name="T2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3;p41" draw:style-name="gr56" draw:text-style-name="P4" draw:layer="layout" svg:width="6.276cm" svg:height="7.277cm" svg:x="14.98cm" svg:y="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41" draw:style-name="gr57" draw:text-style-name="P32" draw:layer="layout" svg:width="6.189cm" svg:height="0.914cm" svg:x="15.018cm" svg:y="1.945cm">
          <text:p text:style-name="P26"><text:span text:style-name="T7">예</text:span><text:span text:style-name="T7">) </text:span><text:span text:style-name="T7">판교역로 </text:span><text:span text:style-name="T7">265, </text:span><text:span text:style-name="T7">분당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1" draw:style-name="gr58" draw:text-style-name="P17" draw:layer="layout" svg:width="6.231cm" svg:height="0.021cm" draw:transform="rotate (-3.14159265358979) translate (21.215cm 2.899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26;p41" draw:style-name="gr59" draw:text-style-name="P20" draw:layer="layout" svg:width="5.491cm" svg:height="5.604cm" svg:x="15.456cm" svg:y="3.179cm">
          <text:p text:style-name="P6"><text:span text:style-name="T11">tip</text:span></text:p>
          <text:p text:style-name="P6"><text:span text:style-name="T15">아래와 같은 조합으로 검색</text:span></text:p>
          <text:p text:style-name="P6"><text:span text:style-name="T15"/></text:p>
          <text:p text:style-name="P6"><text:span text:style-name="T15">도명 </text:span><text:span text:style-name="T15">+ </text:span><text:span text:style-name="T15">건물번호</text:span></text:p>
          <text:p text:style-name="P6"><text:span text:style-name="T15">예</text:span><text:span text:style-name="T15">) </text:span><text:span text:style-name="T15">판교역로 </text:span><text:span text:style-name="T15">265, </text:span><text:span text:style-name="T15">제주 첨단로 </text:span><text:span text:style-name="T15">242</text:span></text:p>
          <text:p text:style-name="P6"><text:span text:style-name="T15"/></text:p>
          <text:p text:style-name="P6"><text:span text:style-name="T15">지역명</text:span><text:span text:style-name="T15">(</text:span><text:span text:style-name="T15">동</text:span><text:span text:style-name="T15">/</text:span><text:span text:style-name="T15">리</text:span><text:span text:style-name="T15">) + </text:span><text:span text:style-name="T15">번지</text:span></text:p>
          <text:p text:style-name="P6"><text:span text:style-name="T15">예</text:span><text:span text:style-name="T15">) </text:span><text:span text:style-name="T15">삼평동 </text:span><text:span text:style-name="T15">681, </text:span><text:span text:style-name="T15">제주 영평동 </text:span><text:span text:style-name="T15">2181</text:span></text:p>
          <text:p text:style-name="P6"><text:span text:style-name="T15"/></text:p>
          <text:p text:style-name="P6"><text:span text:style-name="T15">지역명</text:span><text:span text:style-name="T15">(</text:span><text:span text:style-name="T15">동 </text:span><text:span text:style-name="T15">/ </text:span><text:span text:style-name="T15">리</text:span><text:span text:style-name="T15">) + </text:span><text:span text:style-name="T15">건물명</text:span><text:span text:style-name="T15">(</text:span><text:span text:style-name="T15">아파트명</text:span><text:span text:style-name="T15">)</text:span></text:p>
          <text:p text:style-name="P6"><text:span text:style-name="T15">예</text:span><text:span text:style-name="T15">) </text:span><text:span text:style-name="T15">분당 주공</text:span><text:span text:style-name="T15">, </text:span><text:span text:style-name="T15">연수동 주공 </text:span><text:span text:style-name="T15">3</text:span><text:span text:style-name="T15">차</text:span></text:p>
          <text:p text:style-name="P6"><text:span text:style-name="T15"/></text:p>
          <text:p text:style-name="P6"><text:span text:style-name="T15">사서함명 </text:span><text:span text:style-name="T15">+ </text:span><text:span text:style-name="T15">번호</text:span></text:p>
          <text:p text:style-name="P6"><text:span text:style-name="T15">예</text:span><text:span text:style-name="T15">) </text:span><text:span text:style-name="T15">분당우체국사서함 </text:span><text:span text:style-name="T15">1~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1" draw:style-name="gr60" draw:text-style-name="P17" draw:layer="layout" svg:width="1.977cm" svg:height="2.876cm" draw:transform="rotate (-3.14159265358979) translate (15.372cm 11.276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28;p41" draw:style-name="gr61" draw:text-style-name="P25" draw:layer="layout" svg:width="1.954cm" svg:height="0.989cm" svg:x="14.046cm" svg:y="1.611cm">
          <text:p text:style-name="P2"><text:span text:style-name="T2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41" draw:style-name="gr62" draw:text-style-name="P17" draw:layer="layout" svg:width="0.448cm" svg:height="0.448cm" svg:x="20.499cm" svg:y="2.195cm">
          <draw:image xlink:href="Pictures/10000201000002000000020046FF672219159362.png" xlink:type="simple" xlink:show="embed" xlink:actuate="onLoad" loext:mime-type="image/png">
            <text:p/>
          </draw:image>
        </draw:frame>
        <draw:custom-shape draw:name="Google Shape;230;p41" draw:style-name="gr63" draw:text-style-name="P3" draw:layer="layout" svg:width="6.091cm" svg:height="2.221cm" svg:x="14.767cm" svg:y="12.818cm">
          <text:p text:style-name="P2"><text:span text:style-name="T7">회원가입이 완료되었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1" draw:style-name="gr64" draw:text-style-name="P17" draw:layer="layout" svg:width="5.82cm" svg:height="0.718cm" svg:x="9.59cm" svg:y="13.88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32;p41" draw:style-name="gr65" draw:text-style-name="P8" draw:layer="layout" svg:width="6.646cm" svg:height="0.797cm" svg:x="2.414cm" svg:y="13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1" draw:style-name="gr66" draw:text-style-name="P25" draw:layer="layout" svg:width="1.493cm" svg:height="0.797cm" svg:x="19.887cm" svg:y="12.519cm">
          <text:p text:style-name="P2"><text:span text:style-name="T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41" draw:style-name="gr67" draw:text-style-name="P33" draw:layer="layout" svg:width="7.545cm" svg:height="0.99cm" svg:x="14.073cm" svg:y="0.142cm">
          <text:p text:style-name="P14"><text:span text:style-name="T4">/user/join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41" draw:style-name="gr62" draw:text-style-name="P17" draw:layer="layout" svg:width="0.589cm" svg:height="0.577cm" svg:x="13.1cm" svg:y="7.949cm">
          <draw:image xlink:href="Pictures/10000000000002670000025AF945FF2F367AD83E.png" xlink:type="simple" xlink:show="embed" xlink:actuate="onLoad" loext:mime-type="image/png">
            <text:p/>
          </draw:image>
        </draw:frame>
        <draw:g draw:name="Google Shape;236;p41">
          <draw:custom-shape draw:name="Google Shape;237;p41" draw:style-name="gr68" draw:text-style-name="P11" draw:layer="layout" svg:width="2.49cm" svg:height="0.49cm" svg:x="23.494cm" svg:y="1.1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8;p41" draw:style-name="gr69" draw:text-style-name="P3" draw:layer="layout" svg:width="2.49cm" svg:height="0.49cm" svg:x="23.494cm" svg:y="1.6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189;p2:notes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p2:notes" draw:style-name="gr16" draw:layer="layout" svg:width="13.999cm" svg:height="11.136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custom-shape draw:name="Google Shape;243;p42" draw:style-name="gr25" draw:text-style-name="P19" draw:layer="layout" svg:width="12.17cm" svg:height="13.042cm" svg:x="2.085cm" svg:y="1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2" draw:style-name="gr26" draw:text-style-name="P4" draw:layer="layout" svg:width="6.189cm" svg:height="15.735cm" svg:x="21.861cm" svg:y="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2" draw:style-name="gr70" draw:text-style-name="P20" draw:layer="layout" svg:width="6.276cm" svg:height="13.042cm" svg:x="21.761cm" svg:y="1.35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21">1. </text:span><text:span text:style-name="T21">이름을 입력 안했을경우 </text:span><text:span text:style-name="T21">alert</text:span><text:span text:style-name="T21">창이 뜬다</text:span><text:span text:style-name="T21">.</text:span></text:p>
          <text:p text:style-name="P6"><text:span text:style-name="T21"/></text:p>
          <text:p text:style-name="P6"><text:span text:style-name="T21">2. -</text:span><text:span text:style-name="T21">아이디를 입력 안했을경우</text:span><text:span text:style-name="T21">,</text:span><text:span text:style-name="T21">아이디가 중복이 될경우 ‘사용 불가능한 아이디입니다’ 문구가 뜬다</text:span><text:span text:style-name="T21">.</text:span></text:p>
          <text:p text:style-name="P6"><text:span text:style-name="T21">-</text:span><text:span text:style-name="T21">아이디 사용이 가능 할경우 ‘사용가능합니다’ <text:s/>문구가 뜬다</text:span><text:span text:style-name="T21">.</text:span></text:p>
          <text:p text:style-name="P6"><text:span text:style-name="T21">-</text:span><text:span text:style-name="T21">아이디를 입력 안했을경우</text:span><text:span text:style-name="T21">, </text:span><text:span text:style-name="T21">아이디가 중복이 될경우 </text:span><text:span text:style-name="T21">alert</text:span><text:span text:style-name="T21">창이 <text:s/>뜬다</text:span><text:span text:style-name="T21">.</text:span></text:p>
          <text:p text:style-name="P6"><text:span text:style-name="T21"/></text:p>
          <text:p text:style-name="P6"><text:span text:style-name="T21">3. </text:span><text:span text:style-name="T21">암호는 </text:span><text:span text:style-name="T21">8</text:span><text:span text:style-name="T21">자이상의 영문</text:span><text:span text:style-name="T21">,</text:span><text:span text:style-name="T21">숫자</text:span><text:span text:style-name="T21">, </text:span><text:span text:style-name="T21">특수문자로 입력한다</text:span><text:span text:style-name="T21">. (</text:span><text:span text:style-name="T21">암호를 입력 안했을경우 </text:span><text:span text:style-name="T21">alert</text:span><text:span text:style-name="T21">창이 뜬다</text:span><text:span text:style-name="T21">.)</text:span></text:p>
          <text:p text:style-name="P6"><text:span text:style-name="T21"/></text:p>
          <text:p text:style-name="P6"><text:span text:style-name="T21">4. </text:span><text:span text:style-name="T21">암호가 같지 않을 경우 </text:span><text:span text:style-name="T21">alert</text:span><text:span text:style-name="T21">창이 뜬다</text:span><text:span text:style-name="T21">.</text:span></text:p>
          <text:p text:style-name="P6"><text:span text:style-name="T21"/></text:p>
          <text:p text:style-name="P6"><text:span text:style-name="T21">5. </text:span><text:span text:style-name="T21">생년월일을 입력하지 않으면 </text:span><text:span text:style-name="T21">alert</text:span><text:span text:style-name="T21">창이 뜬다</text:span><text:span text:style-name="T21">.</text:span></text:p>
          <text:p text:style-name="P6"><text:span text:style-name="T21"/></text:p>
          <text:p text:style-name="P6"><text:span text:style-name="T21">6. </text:span><text:span text:style-name="T21">전화번호를 입력하지 않으면 </text:span><text:span text:style-name="T21">alert</text:span><text:span text:style-name="T21">창이 뜬다</text:span><text:span text:style-name="T21">.</text:span></text:p>
          <text:p text:style-name="P6"><text:span text:style-name="T21"/></text:p>
          <text:p text:style-name="P6"><text:span text:style-name="T21">7. </text:span><text:span text:style-name="T21">이메일을 입력하지 않으면 </text:span><text:span text:style-name="T21">, alert</text:span><text:span text:style-name="T21">창이 뜬다</text:span><text:span text:style-name="T21">.</text:span></text:p>
          <text:p text:style-name="P6"><text:span text:style-name="T21"/></text:p>
          <text:p text:style-name="P6"><text:span text:style-name="T21">8.</text:span><text:span text:style-name="T21">주소를 입력하지 않으면 </text:span><text:span text:style-name="T21">alert</text:span><text:span text:style-name="T21">창이 뜬다</text:span><text:span text:style-name="T2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2" draw:style-name="gr71" draw:text-style-name="P21" draw:layer="layout" svg:width="5.817cm" svg:height="0.989cm" svg:x="21.865cm" svg:y="0.314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2" draw:style-name="gr72" draw:text-style-name="P22" draw:layer="layout" svg:width="21.86cm" svg:height="1.307cm" svg:x="0.001cm" svg:y="0cm">
          <text:p text:style-name="P6"><text:span text:style-name="T4"><text:s/></text:span><text:span text:style-name="T4">USER.01 - </text:span><text:span text:style-name="T4">회원가입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2" draw:style-name="gr73" draw:text-style-name="P12" draw:layer="layout" svg:width="11.385cm" svg:height="0.797cm" svg:x="2.414cm" svg:y="4.357cm">
          <text:p text:style-name="P6"><text:span text:style-name="T6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2" draw:style-name="gr74" draw:text-style-name="P24" draw:layer="layout" svg:width="3.816cm" svg:height="0.718cm" svg:x="6.274cm" svg:y="13.754cm">
          <text:p text:style-name="P23"><text:span text:style-name="T22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2" draw:style-name="gr75" draw:text-style-name="P27" draw:layer="layout" svg:width="11.451cm" svg:height="0.797cm" svg:x="2.414cm" svg:y="3.29cm">
          <text:p text:style-name="P26"><text:span text:style-name="T6">이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2" draw:style-name="gr76" draw:text-style-name="P27" draw:layer="layout" svg:width="11.451cm" svg:height="0.797cm" svg:x="2.414cm" svg:y="6.685cm">
          <text:p text:style-name="P26"><text:span text:style-name="T6">암호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2" draw:style-name="gr77" draw:text-style-name="P27" draw:layer="layout" svg:width="11.451cm" svg:height="0.797cm" svg:x="2.414cm" svg:y="5.517cm">
          <text:p text:style-name="P26"><text:span text:style-name="T7">암호는 영문</text:span><text:span text:style-name="T7">, </text:span><text:span text:style-name="T7">특수문자</text:span><text:span text:style-name="T7">, </text:span><text:span text:style-name="T7">숫자를 포함해 </text:span><text:span text:style-name="T7">8</text:span><text:span text:style-name="T7">자 이상을 적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2" draw:style-name="gr78" draw:text-style-name="P27" draw:layer="layout" svg:width="11.451cm" svg:height="0.797cm" svg:x="2.414cm" svg:y="7.829cm">
          <text:p text:style-name="P26"><text:span text:style-name="T6">생년월일을 입력해 주세요</text:span><text:span text:style-name="T6">. <text:s text:c="4"/></text:span><text:span text:style-name="T6">연도</text:span><text:span text:style-name="T6">-</text:span><text:span text:style-name="T6">월</text:span><text:span text:style-name="T6">-</text:span><text:span text:style-name="T6">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79" draw:text-style-name="P28" draw:layer="layout" svg:width="8.099cm" svg:height="0.797cm" svg:x="2.414cm" svg:y="11.324cm">
          <text:p text:style-name="P26"><text:span text:style-name="T6">주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80" draw:text-style-name="P12" draw:layer="layout" svg:width="11.451cm" svg:height="0.797cm" svg:x="2.414cm" svg:y="8.956cm">
          <text:p text:style-name="P6"><text:span text:style-name="T1">010</text:span><text:span text:style-name="T1">으로 시작하는 휴대폰 번호를 입력해 주세요</text:span><text:span text:style-name="T1">.(-</text:span><text:span text:style-name="T1">포함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42" draw:style-name="gr81" draw:text-style-name="P27" draw:layer="layout" svg:width="11.451cm" svg:height="0.797cm" svg:x="2.414cm" svg:y="12.343cm">
          <text:p text:style-name="P26"><text:span text:style-name="T6">상세주소를 입력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2" draw:style-name="gr82" draw:text-style-name="P29" draw:layer="layout" svg:width="2.607cm" svg:height="0.797cm" svg:x="11.258cm" svg:y="11.224cm">
          <text:p text:style-name="P26"><text:span text:style-name="T1">주소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2" draw:style-name="gr83" draw:text-style-name="P30" draw:layer="layout" svg:width="12.105cm" svg:height="0.914cm" svg:x="2.15cm" svg:y="1.582cm">
          <text:p text:style-name="P23"><text:span text:style-name="T24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2" draw:style-name="gr84" draw:text-style-name="P20" draw:layer="layout" svg:width="11.451cm" svg:height="0.914cm" svg:x="2.362cm" svg:y="2.425cm">
          <text:p text:style-name="P6"><text:span text:style-name="T21">회원가입을 위해 아래의 양식을 작성해주세요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2" draw:style-name="gr85" draw:text-style-name="P30" draw:layer="layout" svg:width="11.451cm" svg:height="0.914cm" svg:x="2.573cm" svg:y="14.687cm">
          <text:p text:style-name="P23"><text:span text:style-name="T12">이미 회원이신가요</text:span><text:span text:style-name="T12">? login</text:span><text:span text:style-name="T12">은 저를 클릭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2" draw:style-name="gr86" draw:text-style-name="P12" draw:layer="layout" svg:width="11.385cm" svg:height="0.797cm" svg:x="2.414cm" svg:y="10.024cm">
          <text:p text:style-name="P6"><text:span text:style-name="T6">E-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2" draw:style-name="gr87" draw:text-style-name="P17" draw:layer="layout" svg:width="1.977cm" svg:height="1.009cm" draw:transform="rotate (-3.14159265358979) translate (14.972cm 3.809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63;p42" draw:style-name="gr88" draw:text-style-name="P3" draw:layer="layout" svg:width="6.091cm" svg:height="1.239cm" svg:x="14.767cm" svg:y="13.8cm">
          <text:p text:style-name="P2"><text:span text:style-name="T6">주소를 입력해주세요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2" draw:style-name="gr65" draw:text-style-name="P8" draw:layer="layout" svg:width="6.646cm" svg:height="0.797cm" svg:x="2.414cm" svg:y="13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2" draw:style-name="gr89" draw:text-style-name="P33" draw:layer="layout" svg:width="7.545cm" svg:height="0.99cm" svg:x="14.073cm" svg:y="0.142cm">
          <text:p text:style-name="P14"><text:span text:style-name="T4">/user/join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42" draw:style-name="gr62" draw:text-style-name="P17" draw:layer="layout" svg:width="0.589cm" svg:height="0.577cm" svg:x="13.1cm" svg:y="7.949cm">
          <draw:image xlink:href="Pictures/10000000000002670000025AF945FF2F367AD83E.png" xlink:type="simple" xlink:show="embed" xlink:actuate="onLoad" loext:mime-type="image/png">
            <text:p/>
          </draw:image>
        </draw:frame>
        <draw:custom-shape draw:name="Google Shape;267;p42" draw:style-name="gr90" draw:text-style-name="P3" draw:layer="layout" svg:width="6.091cm" svg:height="1.239cm" svg:x="14.908cm" svg:y="2cm">
          <text:p text:style-name="P2"><text:span text:style-name="T7">이름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2" draw:style-name="gr91" draw:text-style-name="P3" draw:layer="layout" svg:width="6.091cm" svg:height="1.239cm" svg:x="14.9cm" svg:y="3.6cm">
          <text:p text:style-name="P2"><text:span text:style-name="T7">아이디를 확인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2" draw:style-name="gr92" draw:text-style-name="P34" draw:layer="layout" svg:width="6.091cm" svg:height="1.599cm" svg:x="14.9cm" svg:y="5.2cm">
          <text:p text:style-name="P23"><text:span text:style-name="T7">암호는 </text:span><text:span text:style-name="T7">8</text:span><text:span text:style-name="T7">자이상 </text:span><text:span text:style-name="T7">12</text:span><text:span text:style-name="T7">자이하로 영문</text:span><text:span text:style-name="T7">,</text:span><text:span text:style-name="T7">숫자</text:span><text:span text:style-name="T7">,</text:span><text:span text:style-name="T7">특수문자를 포함하여 사용해주세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2" draw:style-name="gr93" draw:text-style-name="P34" draw:layer="layout" svg:width="6.091cm" svg:height="1.239cm" svg:x="14.808cm" svg:y="7.2cm">
          <text:p text:style-name="P23"><text:span text:style-name="T7">암호가 같지않습니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2" draw:style-name="gr94" draw:text-style-name="P3" draw:layer="layout" svg:width="6.091cm" svg:height="1.239cm" svg:x="14.8cm" svg:y="8.8cm">
          <text:p text:style-name="P2"><text:span text:style-name="T7">생년월일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2" draw:style-name="gr95" draw:text-style-name="P3" draw:layer="layout" svg:width="6.091cm" svg:height="1.239cm" svg:x="14.9cm" svg:y="10.5cm">
          <text:p text:style-name="P2"><text:span text:style-name="T7">전화번호형식이 맞지않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2" draw:style-name="gr96" draw:text-style-name="P3" draw:layer="layout" svg:width="6.091cm" svg:height="0.999cm" svg:x="14.8cm" svg:y="12.2cm">
          <text:p text:style-name="P2"><text:span text:style-name="T7">이메일을 확인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2" draw:style-name="gr97" draw:text-style-name="P17" draw:layer="layout" svg:width="1.685cm" svg:height="0.2cm" draw:transform="rotate (-3.14159265358979) translate (14.88cm 6.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75;p42" draw:style-name="gr98" draw:text-style-name="P17" draw:layer="layout" svg:width="1.7cm" svg:height="0.2cm" draw:transform="rotate (-3.14159265358979) translate (14.9cm 4.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76;p42" draw:style-name="gr99" draw:text-style-name="P17" draw:layer="layout" svg:width="1.807cm" svg:height="0.999cm" svg:x="13.1cm" svg:y="7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77;p42" draw:style-name="gr100" draw:text-style-name="P17" draw:layer="layout" svg:width="2.412cm" svg:height="1.37cm" draw:transform="rotate (0.103323491718064) translate (12.4cm 8.637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78;p42" draw:style-name="gr101" draw:text-style-name="P17" draw:layer="layout" svg:width="1.995cm" svg:height="1.793cm" draw:transform="rotate (0.0680678408277789) translate (12.8cm 9.71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79;p42" draw:style-name="gr102" draw:text-style-name="P17" draw:layer="layout" svg:width="2.022cm" svg:height="1.399cm" svg:x="12.745cm" svg:y="13.28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80;p42" draw:style-name="gr103" draw:text-style-name="P17" draw:layer="layout" svg:width="4.832cm" svg:height="2.291cm" svg:x="11.4cm" svg:y="10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281;p42" draw:style-name="gr104" draw:text-style-name="P25" draw:layer="layout" svg:width="0.989cm" svg:height="0.982cm" draw:transform="rotate (-0.119555053761612) translate (14.379cm 1.491cm)">
          <text:p text:style-name="P2"><text:span text:style-name="T23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;p42" draw:style-name="gr105" draw:text-style-name="P25" draw:layer="layout" svg:width="0.989cm" svg:height="0.989cm" svg:x="14.41cm" svg:y="3.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42" draw:style-name="gr106" draw:text-style-name="P25" draw:layer="layout" svg:width="0.989cm" svg:height="0.989cm" svg:x="14.41cm" svg:y="5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42" draw:style-name="gr107" draw:text-style-name="P25" draw:layer="layout" svg:width="0.989cm" svg:height="0.989cm" svg:x="14.256cm" svg:y="6.81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42" draw:style-name="gr108" draw:text-style-name="P25" draw:layer="layout" svg:width="0.989cm" svg:height="0.989cm" svg:x="14.256cm" svg:y="8.588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6;p42" draw:style-name="gr109" draw:text-style-name="P25" draw:layer="layout" svg:width="0.989cm" svg:height="0.989cm" svg:x="14.41cm" svg:y="10.21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7;p42" draw:style-name="gr110" draw:text-style-name="P25" draw:layer="layout" svg:width="0.989cm" svg:height="0.989cm" svg:x="14.256cm" svg:y="11.829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8;p42" draw:style-name="gr111" draw:text-style-name="P25" draw:layer="layout" svg:width="0.989cm" svg:height="0.989cm" svg:x="14.256cm" svg:y="13.41cm">
          <text:p text:style-name="P2"><text:span text:style-name="T2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9;p42" draw:style-name="gr112" draw:text-style-name="P20" draw:layer="layout" svg:width="8.21cm" svg:height="0.652cm" svg:x="2.389cm" svg:y="5.016cm">
          <text:p text:style-name="P6"><text:span text:style-name="T25">사용 불가능한 아이디입니다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2" draw:style-name="gr113" draw:text-style-name="P20" draw:layer="layout" svg:width="8.21cm" svg:height="0.652cm" svg:x="2.303cm" svg:y="10.8cm">
          <text:p text:style-name="P6"><text:span text:style-name="T25">사용 불가능한 이메일입니다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1;p42">
          <draw:custom-shape draw:name="Google Shape;292;p42" draw:style-name="gr114" draw:text-style-name="P3" draw:layer="layout" svg:width="2.49cm" svg:height="0.49cm" svg:x="23.494cm" svg:y="1.3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42" draw:style-name="gr115" draw:text-style-name="P11" draw:layer="layout" svg:width="2.49cm" svg:height="0.49cm" svg:x="23.494cm" svg:y="1.8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240;p3:notes" presentation:style-name="pr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p3:notes" draw:style-name="gr16" draw:layer="layout" svg:width="13.999cm" svg:height="11.136cm" svg:x="3.5cm" svg:y="2.227cm" draw:page-number="6" presentation:class="page"/>
        </presentation:notes>
      </draw:page>
      <draw:page draw:name="page7" draw:style-name="dp1" draw:master-page-name="기본값">
        <office:forms form:automatic-focus="false" form:apply-design-mode="false"/>
        <draw:custom-shape draw:name="Google Shape;298;p43" draw:style-name="gr116" draw:text-style-name="P4" draw:layer="layout" svg:width="10.855cm" svg:height="11.41cm" svg:x="5.733cm" svg:y="2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3" draw:style-name="gr26" draw:text-style-name="P4" draw:layer="layout" svg:width="6.189cm" svg:height="15.735cm" svg:x="21.837cm" svg:y="0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3" draw:style-name="gr117" draw:text-style-name="P20" draw:layer="layout" svg:width="6.134cm" svg:height="15.602cm" svg:x="21.866cm" svg:y="0.02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ID</text:span><text:span text:style-name="T7">를 입력한다</text:span><text:span text:style-name="T7">.</text:span></text:p>
          <text:p text:style-name="P6"><text:span text:style-name="T7"/></text:p>
          <text:p text:style-name="P6"><text:span text:style-name="T7">2.</text:span><text:span text:style-name="T7">암호를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체크박스에 체크하면 다음 로그인에 자동으로 출력된다</text:span><text:span text:style-name="T7">. </text:span></text:p>
          <text:p text:style-name="P6"><text:span text:style-name="T7"/></text:p>
          <text:p text:style-name="P6"><text:span text:style-name="T7">4.[login] </text:span><text:span text:style-name="T7">버튼을 누르면 </text:span><text:span text:style-name="T7">login</text:span><text:span text:style-name="T7">이 된다</text:span><text:span text:style-name="T7">.</text:span></text:p>
          <text:p text:style-name="P6"><text:span text:style-name="T7"/></text:p>
          <text:p text:style-name="P6"><text:span text:style-name="T7">5. [</text:span><text:span text:style-name="T7">회원가입</text:span><text:span text:style-name="T7">]</text:span><text:span text:style-name="T7">을 누르면 회원가입 폼이 표시된다</text:span><text:span text:style-name="T7">.</text:span></text:p>
          <text:p text:style-name="P6"><text:span text:style-name="T7"/></text:p>
          <text:p text:style-name="P6"><text:span text:style-name="T7">6. </text:span><text:span text:style-name="T7">가입된 </text:span><text:span text:style-name="T7">ID </text:span><text:span text:style-name="T7">혹은 비밀번호를 찾는다</text:span><text:span text:style-name="T7">.</text:span></text:p>
          <text:p text:style-name="P6"><text:span text:style-name="T7"/></text:p>
          <text:p text:style-name="P6"><text:span text:style-name="T7">7.</text:span><text:span text:style-name="T7">아이디와 비밀번호 불일치시 메시지 박스가 나타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3" draw:style-name="gr118" draw:text-style-name="P21" draw:layer="layout" svg:width="5.817cm" svg:height="0.98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3" draw:style-name="gr119" draw:text-style-name="P22" draw:layer="layout" svg:width="21.863cm" svg:height="1.307cm" svg:x="0cm" svg:y="0.001cm">
          <text:p text:style-name="P6"><text:span text:style-name="T4"><text:s/></text:span><text:span text:style-name="T4">USER.02 - </text:span><text:span text:style-name="T4">로그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3" draw:style-name="gr120" draw:text-style-name="P12" draw:layer="layout" svg:width="9.689cm" svg:height="0.989cm" svg:x="6.397cm" svg:y="5.95cm">
          <text:p text:style-name="P6"><text:span text:style-name="T6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43" draw:style-name="gr121" draw:text-style-name="P35" draw:layer="layout" svg:width="0.456cm" svg:height="0.362cm" svg:x="6.397cm" svg:y="8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43" draw:style-name="gr122" draw:text-style-name="P20" draw:layer="layout" svg:width="3.222cm" svg:height="0.598cm" svg:x="7.037cm" svg:y="8.624cm">
          <text:p text:style-name="P6"><text:span text:style-name="T7">ID </text:span><text:span text:style-name="T7">저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43" draw:style-name="gr123" draw:text-style-name="P36" draw:layer="layout" svg:width="9.689cm" svg:height="0.911cm" svg:x="6.397cm" svg:y="9.774cm">
          <text:p text:style-name="P2"><text:span text:style-name="T26">lo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3" draw:style-name="gr124" draw:text-style-name="P12" draw:layer="layout" svg:width="9.689cm" svg:height="0.989cm" svg:x="6.397cm" svg:y="7.237cm">
          <text:p text:style-name="P6"><text:span text:style-name="T6">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43" draw:style-name="gr125" draw:text-style-name="P37" draw:layer="layout" svg:width="9.689cm" svg:height="0.911cm" svg:x="6.397cm" svg:y="11.155cm">
          <text:p text:style-name="P23"><text:span text:style-name="T26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3" draw:style-name="gr126" draw:text-style-name="P21" draw:layer="layout" svg:width="10.855cm" svg:height="0.99cm" svg:x="5.733cm" svg:y="3.814cm">
          <text:p text:style-name="P2"><text:span text:style-name="T4">lo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3" draw:style-name="gr127" draw:text-style-name="P25" draw:layer="layout" svg:width="0.99cm" svg:height="0.99cm" svg:x="5.706cm" svg:y="5.506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1;p43" draw:style-name="gr128" draw:text-style-name="P25" draw:layer="layout" svg:width="0.99cm" svg:height="0.99cm" svg:x="5.708cm" svg:y="7.008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3" draw:style-name="gr129" draw:text-style-name="P25" draw:layer="layout" svg:width="0.99cm" svg:height="0.99cm" svg:x="5.9cm" svg:y="9.7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3;p43" draw:style-name="gr130" draw:text-style-name="P25" draw:layer="layout" svg:width="0.99cm" svg:height="0.99cm" svg:x="8.5cm" svg:y="8.52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4;p43" draw:style-name="gr131" draw:text-style-name="P25" draw:layer="layout" svg:width="0.99cm" svg:height="0.99cm" svg:x="5.906cm" svg:y="11.089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5;p43" draw:style-name="gr132" draw:text-style-name="P20" draw:layer="layout" svg:width="9.798cm" svg:height="0.798cm" svg:x="6.3cm" svg:y="13.3cm">
          <text:p text:style-name="P6"><text:span text:style-name="T7">ID </text:span><text:span text:style-name="T7">찾기 </text:span><text:span text:style-name="T7">| </text:span><text:span text:style-name="T7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43" draw:style-name="gr133" draw:text-style-name="P25" draw:layer="layout" svg:width="0.99cm" svg:height="0.99cm" svg:x="10.523cm" svg:y="13.108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7;p43" draw:style-name="gr134" draw:text-style-name="P17" draw:layer="layout" svg:width="9.598cm" svg:height="0.001cm" draw:transform="rotate (-3.14159265358979) translate (16cm 12.8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18;p43" draw:style-name="gr135" draw:text-style-name="P3" draw:layer="layout" svg:width="4.55cm" svg:height="2.686cm" svg:x="17.022cm" svg:y="7.283cm">
          <text:p text:style-name="P2"><text:span text:style-name="T7">아이디와 비밀번호를 정확히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43" draw:style-name="gr136" draw:text-style-name="P25" draw:layer="layout" svg:width="0.99cm" svg:height="0.99cm" svg:x="16.778cm" svg:y="6.83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0;p43" draw:style-name="gr137" draw:text-style-name="P33" draw:layer="layout" svg:width="7.545cm" svg:height="0.99cm" svg:x="14.074cm" svg:y="0.143cm">
          <text:p text:style-name="P14"><text:span text:style-name="T4">/user/log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95;p4:notes" presentation:style-name="pr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p4:notes" draw:style-name="gr16" draw:layer="layout" svg:width="13.999cm" svg:height="11.136cm" svg:x="3.5cm" svg:y="2.227cm" draw:page-number="7" presentation:class="page"/>
        </presentation:notes>
      </draw:page>
      <draw:page draw:name="page8" draw:style-name="dp1" draw:master-page-name="기본값_20_1">
        <office:forms form:automatic-focus="false" form:apply-design-mode="false"/>
        <draw:custom-shape draw:name="Google Shape;325;p44" draw:style-name="gr138" draw:text-style-name="P19" draw:layer="layout" svg:width="12.166cm" svg:height="14.015cm" svg:x="5.684cm" svg:y="1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4" draw:style-name="gr139" draw:text-style-name="P4" draw:layer="layout" svg:width="6.185cm" svg:height="15.731cm" svg:x="21.762cm" svg:y="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4" draw:style-name="gr140" draw:text-style-name="P20" draw:layer="layout" svg:width="5.913cm" svg:height="12.037cm" svg:x="21.762cm" svg:y="2.355cm">
          <text:p text:style-name="P6"><text:span text:style-name="T7">1.</text:span><text:span text:style-name="T7">사용자 정보를나타내고 입력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2. [</text:span><text:span text:style-name="T7">회원수정</text:span><text:span text:style-name="T7">] </text:span><text:span text:style-name="T7">버튼을 누르면 회원수정 페이지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44" draw:style-name="gr141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4" draw:style-name="gr142" draw:text-style-name="P22" draw:layer="layout" svg:width="21.752cm" svg:height="1.303cm" svg:x="0cm" svg:y="0.001cm">
          <text:p text:style-name="P6"><text:span text:style-name="T4"><text:s/></text:span><text:span text:style-name="T4">USER.03 – </text:span><text:span text:style-name="T4">회원정보 <text:s text:c="51"/></text:span><text:span text:style-name="T4">/user/userInfo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4" draw:style-name="gr143" draw:text-style-name="P38" draw:layer="layout" svg:width="11.394cm" svg:height="0.793cm" svg:x="6.014cm" svg:y="4.1cm">
          <text:p text:style-name="P6"><text:span text:style-name="T6">bbc9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4" draw:style-name="gr144" draw:text-style-name="P24" draw:layer="layout" svg:width="3.812cm" svg:height="0.91cm" svg:x="10.2cm" svg:y="12.948cm">
          <text:p text:style-name="P23"><text:span text:style-name="T14">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4" draw:style-name="gr145" draw:text-style-name="P25" draw:layer="layout" svg:width="1.489cm" svg:height="0.793cm" svg:x="8.704cm" svg:y="13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3;p44" draw:style-name="gr146" draw:text-style-name="P25" draw:layer="layout" svg:width="0.985cm" svg:height="0.985cm" svg:x="5.21cm" svg:y="2.99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4;p44" draw:style-name="gr147" draw:text-style-name="P39" draw:layer="layout" svg:width="11.447cm" svg:height="0.793cm" svg:x="6.053cm" svg:y="5.499cm">
          <text:p text:style-name="P26"><text:span text:style-name="T6">박병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4" draw:style-name="gr148" draw:text-style-name="P40" draw:layer="layout" svg:width="11.447cm" svg:height="0.793cm" svg:x="6.013cm" svg:y="6.83cm">
          <text:p text:style-name="P6"><text:span text:style-name="T6">1994-09-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4" draw:style-name="gr149" draw:text-style-name="P39" draw:layer="layout" svg:width="11.385cm" svg:height="0.793cm" svg:x="6.013cm" svg:y="10.825cm">
          <text:p text:style-name="P26"><text:span text:style-name="T6">서울특별시 마포구 성산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4" draw:style-name="gr150" draw:text-style-name="P40" draw:layer="layout" svg:width="11.447cm" svg:height="0.793cm" svg:x="6.013cm" svg:y="8.157cm">
          <text:p text:style-name="P6"><text:span text:style-name="T6">010-8486-15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44" draw:style-name="gr151" draw:text-style-name="P30" draw:layer="layout" svg:width="12.101cm" svg:height="0.91cm" svg:x="5.749cm" svg:y="1.583cm">
          <text:p text:style-name="P23"><text:span text:style-name="T24">회원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152" draw:text-style-name="P8" draw:layer="layout" svg:width="11.447cm" svg:height="0.91cm" svg:x="5.961cm" svg:y="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153" draw:text-style-name="P40" draw:layer="layout" svg:width="11.382cm" svg:height="0.793cm" svg:x="6.013cm" svg:y="9.525cm">
          <text:p text:style-name="P6"><text:span text:style-name="T6">bbc926@nav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154" draw:text-style-name="P20" draw:layer="layout" svg:width="5.611cm" svg:height="0.821cm" svg:x="6.387cm" svg:y="3.098cm">
          <text:p text:style-name="P6"><text:span text:style-name="T6">회원님의 정보입니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322;p5:notes" presentation:style-name="pr8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3;p5:notes" draw:style-name="gr16" draw:layer="layout" svg:width="13.999cm" svg:height="11.136cm" svg:x="3.5cm" svg:y="2.227cm" draw:page-number="8" presentation:class="page"/>
        </presentation:notes>
      </draw:page>
      <draw:page draw:name="page9" draw:style-name="dp1" draw:master-page-name="기본값_20_1">
        <office:forms form:automatic-focus="false" form:apply-design-mode="false"/>
        <draw:custom-shape draw:name="Google Shape;348;p45" draw:style-name="gr155" draw:text-style-name="P19" draw:layer="layout" svg:width="12.166cm" svg:height="13.815cm" svg:x="0.884cm" svg:y="1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5" draw:style-name="gr139" draw:text-style-name="P4" draw:layer="layout" svg:width="6.185cm" svg:height="15.731cm" svg:x="21.762cm" svg:y="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5" draw:style-name="gr156" draw:text-style-name="P20" draw:layer="layout" svg:width="5.913cm" svg:height="12.037cm" svg:x="21.762cm" svg:y="2.355cm">
          <text:p text:style-name="P6"><text:span text:style-name="T7">1.</text:span><text:span text:style-name="T7">사용자 정보를나타내고 입력한다</text:span><text:span text:style-name="T7">.</text:span></text:p>
          <text:p text:style-name="P6"><text:span text:style-name="T7"/></text:p>
          <text:p text:style-name="P6"><text:span text:style-name="T7">2.</text:span><text:span text:style-name="T7">암호 변경시 새 암호를 입력한다</text:span><text:span text:style-name="T7">.</text:span></text:p>
          <text:p text:style-name="P6"><text:span text:style-name="T7"/></text:p>
          <text:p text:style-name="P6"><text:span text:style-name="T7">3.[</text:span><text:span text:style-name="T7">주소찾기</text:span><text:span text:style-name="T7">]</text:span><text:span text:style-name="T7">를 클릭하여 주소를 검색한다</text:span><text:span text:style-name="T7">.</text:span></text:p>
          <text:p text:style-name="P6"><text:span text:style-name="T7"/></text:p>
          <text:p text:style-name="P6"><text:span text:style-name="T7">4. [</text:span><text:span text:style-name="T7">회원수정</text:span><text:span text:style-name="T7">] </text:span><text:span text:style-name="T7">버튼을 누르면 회원수정이 완료되고 회원정보 화면으로 이동한다</text:span><text:span text:style-name="T7">.</text:span></text:p>
          <text:p text:style-name="P6"><text:span text:style-name="T7"/></text:p>
          <text:p text:style-name="P6"><text:span text:style-name="T7">5. </text:span><text:span text:style-name="T7">기존 비밀번호를 입력 후 </text:span><text:span text:style-name="T7">[</text:span><text:span text:style-name="T7">탈퇴</text:span><text:span text:style-name="T7">]</text:span><text:span text:style-name="T7">를</text:span></text:p>
          <text:p text:style-name="P6"><text:span text:style-name="T7">누르면 탈퇴가 된다</text:span></text:p>
          <text:p text:style-name="P6"><text:span text:style-name="T7"/></text:p>
          <text:p text:style-name="P6"><text:span text:style-name="T7">6. </text:span><text:span text:style-name="T7">기존에 비밀번호랑 입력값이 다르면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7.[</text:span><text:span text:style-name="T7">수정</text:span><text:span text:style-name="T7">]</text:span><text:span text:style-name="T7">버튼을 누르면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8.[</text:span><text:span text:style-name="T7">탈퇴</text:span><text:span text:style-name="T7">]</text:span><text:span text:style-name="T7">성공시 </text:span><text:span text:style-name="T7">alert</text:span><text:span text:style-name="T7">창이 뜬다</text:span><text:span text:style-name="T7">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5" draw:style-name="gr157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45" draw:style-name="gr158" draw:text-style-name="P22" draw:layer="layout" svg:width="21.752cm" svg:height="1.303cm" svg:x="0cm" svg:y="0.001cm">
          <text:p text:style-name="P6"><text:span text:style-name="T4"><text:s/></text:span><text:span text:style-name="T4">USER.04 – </text:span><text:span text:style-name="T4">회원수정</text:span><text:span text:style-name="T4">/</text:span><text:span text:style-name="T4">탈퇴</text:span><text:span text:style-name="T27"> <text:s text:c="40"/></text:span><text:span text:style-name="T4">/user/mod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5" draw:style-name="gr159" draw:text-style-name="P38" draw:layer="layout" svg:width="11.394cm" svg:height="0.793cm" svg:x="1.214cm" svg:y="3.2cm">
          <text:p text:style-name="P6"><text:span text:style-name="T6">bbc9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5" draw:style-name="gr160" draw:text-style-name="P24" draw:layer="layout" svg:width="3.812cm" svg:height="0.91cm" svg:x="2.8cm" svg:y="14.088cm">
          <text:p text:style-name="P23"><text:span text:style-name="T14">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5" draw:style-name="gr161" draw:text-style-name="P25" draw:layer="layout" svg:width="1.489cm" svg:height="0.793cm" svg:x="1.304cm" svg:y="14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6;p45" draw:style-name="gr162" draw:text-style-name="P25" draw:layer="layout" svg:width="0.985cm" svg:height="0.985cm" svg:x="0.41cm" svg:y="2.49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7;p45" draw:style-name="gr163" draw:text-style-name="P39" draw:layer="layout" svg:width="11.447cm" svg:height="0.793cm" svg:x="1.253cm" svg:y="4.399cm">
          <text:p text:style-name="P26"><text:span text:style-name="T6">박병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45" draw:style-name="gr164" draw:text-style-name="P12" draw:layer="layout" svg:width="11.447cm" svg:height="0.793cm" svg:x="1.213cm" svg:y="6.686cm">
          <text:p text:style-name="P6"><text:span text:style-name="T1">영문</text:span><text:span text:style-name="T1">,</text:span><text:span text:style-name="T1">특수문자</text:span><text:span text:style-name="T1">,</text:span><text:span text:style-name="T1">숫자를 포함해 </text:span><text:span text:style-name="T1">8</text:span><text:span text:style-name="T1">자이상을 적어주세요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5" draw:style-name="gr165" draw:text-style-name="P27" draw:layer="layout" svg:width="11.447cm" svg:height="0.793cm" svg:x="1.213cm" svg:y="5.518cm">
          <text:p text:style-name="P26"><text:span text:style-name="T6">기존패스워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45" draw:style-name="gr166" draw:text-style-name="P38" draw:layer="layout" svg:width="11.447cm" svg:height="0.793cm" svg:x="1.213cm" svg:y="8.805cm">
          <text:p text:style-name="P6"><text:span text:style-name="T6">1994-09-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5" draw:style-name="gr167" draw:text-style-name="P27" draw:layer="layout" svg:width="8.095cm" svg:height="0.793cm" svg:x="1.213cm" svg:y="12.005cm">
          <text:p text:style-name="P26"><text:span text:style-name="T6">서울특별시 마포구 성산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45" draw:style-name="gr168" draw:text-style-name="P12" draw:layer="layout" svg:width="11.447cm" svg:height="0.793cm" svg:x="1.2cm" svg:y="10cm">
          <text:p text:style-name="P6"><text:span text:style-name="T6">010-8486-15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5" draw:style-name="gr169" draw:text-style-name="P27" draw:layer="layout" svg:width="11.447cm" svg:height="0.793cm" svg:x="1.151cm" svg:y="13.005cm">
          <text:p text:style-name="P26"><text:span text:style-name="T6">광수빌</text:span><text:span text:style-name="T6">102</text:span><text:span text:style-name="T6">동</text:span><text:span text:style-name="T6">301</text:span><text:span text:style-name="T6">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5" draw:style-name="gr170" draw:text-style-name="P29" draw:layer="layout" svg:width="2.603cm" svg:height="0.793cm" svg:x="9.74cm" svg:y="11.997cm">
          <text:p text:style-name="P26"><text:span text:style-name="T6">주소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5" draw:style-name="gr171" draw:text-style-name="P30" draw:layer="layout" svg:width="12.101cm" svg:height="0.91cm" svg:x="0.949cm" svg:y="1.383cm">
          <text:p text:style-name="P23"><text:span text:style-name="T24">회원수정</text:span><text:span text:style-name="T24">/</text:span><text:span text:style-name="T24">탈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45" draw:style-name="gr152" draw:text-style-name="P8" draw:layer="layout" svg:width="11.447cm" svg:height="0.91cm" svg:x="1.161cm" svg:y="2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45" draw:style-name="gr152" draw:text-style-name="P8" draw:layer="layout" svg:width="11.447cm" svg:height="0.91cm" svg:x="1.3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5" draw:style-name="gr172" draw:text-style-name="P12" draw:layer="layout" svg:width="11.382cm" svg:height="0.793cm" svg:x="1.213cm" svg:y="11.005cm">
          <text:p text:style-name="P6"><text:span text:style-name="T6">bbc926@nav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5" draw:style-name="gr173" draw:text-style-name="P24" draw:layer="layout" svg:width="3.812cm" svg:height="0.91cm" svg:x="7.44cm" svg:y="14.088cm">
          <text:p text:style-name="P23"><text:span text:style-name="T14">탈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5" draw:style-name="gr174" draw:text-style-name="P25" draw:layer="layout" svg:width="0.985cm" svg:height="0.985cm" svg:x="0.4cm" svg:y="6.49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;p45" draw:style-name="gr175" draw:text-style-name="P25" draw:layer="layout" svg:width="0.85cm" svg:height="0.788cm" svg:x="12cm" svg:y="11.997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4;p45" draw:style-name="gr176" draw:text-style-name="P20" draw:layer="layout" svg:width="5.398cm" svg:height="0.821cm" svg:x="1.397cm" svg:y="2.326cm">
          <text:p text:style-name="P6"><text:span text:style-name="T6">회원님의 정보입니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45" draw:style-name="gr177" draw:text-style-name="P12" draw:layer="layout" svg:width="11.447cm" svg:height="0.793cm" svg:x="1.2cm" svg:y="7.8cm">
          <text:p text:style-name="P6"><text:span text:style-name="T1">비밀번호를 한번 더 입력해주세요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6;p45" draw:style-name="standard" draw:layer="layout" svg:width="6.509cm" svg:height="1.601cm" svg:x="14.231cm" svg:y="5.04cm">
          <table:table>
            <table:table-column table:style-name="co17"/>
            <table:table-row table:style-name="ro6">
              <table:table-cell table:style-name="ce12">
                <text:p text:style-name="P18"><text:span text:style-name="T22">수정에 성공했습니다</text:span><text:span text:style-name="T22">. </text:span><text:span text:style-name="T22">메인으로 이동하시겠습니다</text:span><text:span text:style-name="T22">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377;p45" draw:style-name="gr178" draw:text-style-name="P17" draw:layer="layout" svg:width="7.651cm" svg:height="7.945cm" draw:transform="rotate (-3.14159265358979) translate (14.258cm 14.08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78;p45" draw:style-name="gr179" draw:text-style-name="P3" draw:layer="layout" svg:width="6.961cm" svg:height="2.086cm" svg:x="14.238cm" svg:y="1.713cm">
          <text:p text:style-name="P2"><text:span text:style-name="T22">기존비밀번호가 다릅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5" draw:style-name="gr180" draw:text-style-name="P17" draw:layer="layout" svg:width="1.837cm" svg:height="1.999cm" draw:transform="rotate (-3.14159265358979) translate (14.395cm 5.6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80;p45" draw:style-name="gr181" draw:text-style-name="P25" draw:layer="layout" svg:width="0.985cm" svg:height="0.985cm" svg:x="13.8cm" svg:y="1.305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1;p45" draw:style-name="gr182" draw:text-style-name="P25" draw:layer="layout" svg:width="0.985cm" svg:height="0.985cm" svg:x="13.6cm" svg:y="4.414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2;p45" draw:style-name="gr183" draw:text-style-name="P25" draw:layer="layout" svg:width="0.985cm" svg:height="0.985cm" svg:x="11.214cm" svg:y="14.543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45" draw:style-name="gr184" draw:text-style-name="P17" draw:layer="layout" svg:width="5.599cm" svg:height="11.087cm" draw:transform="rotate (-3.14159265358979) translate (16.58cm 14.68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84;p45" draw:style-name="standard" draw:layer="layout" svg:width="6.509cm" svg:height="1.318cm" svg:x="14.181cm" svg:y="8.08cm">
          <table:table>
            <table:table-column table:style-name="co17"/>
            <table:table-row table:style-name="ro7">
              <table:table-cell table:style-name="ce12">
                <text:p text:style-name="P18"><text:span text:style-name="T22">탈퇴를 완료했습니다</text:span><text:span text:style-name="T22">. </text:span><text:span text:style-name="T22">메인으로 이동하시겠습니다</text:span><text:span text:style-name="T22">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385;p45" draw:style-name="gr185" draw:text-style-name="P25" draw:layer="layout" svg:width="1.799cm" svg:height="0.985cm" svg:x="13.6cm" svg:y="7cm">
          <text:p text:style-name="P2"><text:span text:style-name="T2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345;p6:notes" presentation:style-name="pr9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6;p6:notes" draw:style-name="gr16" draw:layer="layout" svg:width="13.999cm" svg:height="11.136cm" svg:x="3.5cm" svg:y="2.227cm" draw:page-number="9" presentation:class="page"/>
        </presentation:notes>
      </draw:page>
      <draw:page draw:name="page10" draw:style-name="dp1" draw:master-page-name="기본값_20_2" presentation:presentation-page-layout-name="AL2T1">
        <office:forms form:automatic-focus="false" form:apply-design-mode="false"/>
        <draw:custom-shape draw:name="Google Shape;390;p46" draw:style-name="gr186" draw:text-style-name="P19" draw:layer="layout" svg:width="12.166cm" svg:height="11.621cm" svg:x="5.684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6" draw:style-name="gr139" draw:text-style-name="P4" draw:layer="layout" svg:width="6.185cm" svg:height="15.731cm" svg:x="21.753cm" svg:y="0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6" draw:style-name="gr187" draw:text-style-name="P20" draw:layer="layout" svg:width="5.913cm" svg:height="12.037cm" svg:x="21.762cm" svg:y="2.355cm">
          <text:p text:style-name="P6"><text:span text:style-name="T7">1. </text:span><text:span text:style-name="T7">버튼을 누를시 원하는 화면으로 이동한다</text:span><text:span text:style-name="T7">.</text:span></text:p>
          <text:p text:style-name="P6"><text:span text:style-name="T7"/></text:p>
          <text:p text:style-name="P6"><text:span text:style-name="T7">2. </text:span><text:span text:style-name="T7">이름과 이메일을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이름과 이메일 입력 후 아이디 찾기를 한다</text:span><text:span text:style-name="T7">.</text:span></text:p>
          <text:p text:style-name="P6"><text:span text:style-name="T7"/></text:p>
          <text:p text:style-name="P6"><text:span text:style-name="T7">4.</text:span><text:span text:style-name="T7">이름과 이메일을 잘못입력시 알림창이 나온다</text:span><text:span text:style-name="T7">. 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6" draw:style-name="gr188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46" draw:style-name="gr189" draw:text-style-name="P22" draw:layer="layout" svg:width="21.752cm" svg:height="1.303cm" svg:x="0cm" svg:y="0.001cm">
          <text:p text:style-name="P6"><text:span text:style-name="T4"><text:s/></text:span><text:span text:style-name="T4">USER.05 - </text:span><text:span text:style-name="T4">아이디 찾기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user/serch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6" draw:style-name="gr190" draw:text-style-name="P38" draw:layer="layout" svg:width="9.848cm" svg:height="0.793cm" svg:x="7.6cm" svg:y="7.199cm">
          <text:p text:style-name="P6"><text:span text:style-name="T6">Enter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6" draw:style-name="gr191" draw:text-style-name="P40" draw:layer="layout" svg:width="9.94cm" svg:height="0.793cm" svg:x="7.6cm" svg:y="8.498cm">
          <text:p text:style-name="P6"><text:span text:style-name="T6">Enter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46" draw:style-name="gr192" draw:text-style-name="P30" draw:layer="layout" svg:width="12.101cm" svg:height="0.91cm" svg:x="5.749cm" svg:y="3.9cm">
          <text:p text:style-name="P23"><text:span text:style-name="T6"/></text:p>
          <text:p text:style-name="P23"><text:span text:style-name="T24">아이디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46" draw:style-name="gr152" draw:text-style-name="P8" draw:layer="layout" svg:width="11.447cm" svg:height="0.91cm" svg:x="6.1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46" draw:style-name="gr193" draw:text-style-name="P24" draw:layer="layout" svg:width="3.812cm" svg:height="0.91cm" svg:x="9.987cm" svg:y="10.089cm">
          <text:p text:style-name="P23"><text:span text:style-name="T14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46" draw:style-name="gr194" draw:text-style-name="P25" draw:layer="layout" svg:width="0.985cm" svg:height="0.985cm" svg:x="9cm" svg:y="10.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;p46" draw:style-name="gr195" draw:text-style-name="P25" draw:layer="layout" svg:width="0.985cm" svg:height="0.985cm" svg:x="11.101cm" svg:y="2.419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;p46" draw:style-name="gr196" draw:text-style-name="P20" draw:layer="layout" svg:width="1.799cm" svg:height="0.822cm" svg:x="6cm" svg:y="7.17cm">
          <text:p text:style-name="P6"><text:span text:style-name="T6">이름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6" draw:style-name="gr197" draw:text-style-name="P20" draw:layer="layout" svg:width="2.115cm" svg:height="1.394cm" svg:x="5.684cm" svg:y="8.469cm">
          <text:p text:style-name="P6"><text:span text:style-name="T6">이메일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6" draw:style-name="gr198" draw:text-style-name="P24" draw:layer="layout" svg:width="2.412cm" svg:height="0.91cm" svg:x="9.187cm" svg:y="3.4cm">
          <text:p text:style-name="P23"><text:span text:style-name="T7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46" draw:style-name="gr199" draw:text-style-name="P24" draw:layer="layout" svg:width="2.599cm" svg:height="0.91cm" svg:x="11.6cm" svg:y="3.4cm">
          <text:p text:style-name="P23"><text:span text:style-name="T7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6" draw:style-name="gr200" draw:text-style-name="P17" draw:layer="layout" svg:width="12.115cm" svg:height="0.001cm" svg:x="5.684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46" draw:style-name="gr201" draw:text-style-name="P25" draw:layer="layout" svg:width="0.985cm" svg:height="0.985cm" svg:x="5.4cm" svg:y="7.483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408;p46" draw:style-name="standard" draw:layer="layout" svg:width="6.509cm" svg:height="1.343cm" svg:x="0.089cm" svg:y="9.453cm">
          <table:table>
            <table:table-column table:style-name="co17"/>
            <table:table-row table:style-name="ro8">
              <table:table-cell table:style-name="ce12">
                <text:p text:style-name="P18"><text:span text:style-name="T22"><text:s/></text:span><text:span text:style-name="T22">이름 혹은 이메일을 다시입력해주세요</text:span><text:span text:style-name="T22">.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409;p46" draw:style-name="gr202" draw:text-style-name="P17" draw:layer="layout" svg:width="3.389cm" svg:height="0.42cm" draw:transform="rotate (-3.14159265358979) translate (9.987cm 10.54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410;p46" draw:style-name="gr203" draw:text-style-name="P25" draw:layer="layout" svg:width="0.985cm" svg:height="0.985cm" svg:x="2cm" svg:y="10.796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411;p46">
          <draw:custom-shape draw:name="Google Shape;412;p46" draw:style-name="gr204" draw:text-style-name="P11" draw:layer="layout" svg:width="2.49cm" svg:height="0.49cm" svg:x="23.494cm" svg:y="1.2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3;p46" draw:style-name="gr205" draw:text-style-name="P3" draw:layer="layout" svg:width="2.49cm" svg:height="0.49cm" svg:x="23.494cm" svg:y="1.7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387;p7:notes" presentation:style-name="pr10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8;p7:notes" draw:style-name="gr16" draw:layer="layout" svg:width="13.999cm" svg:height="11.136cm" svg:x="3.5cm" svg:y="2.227cm" draw:page-number="10" presentation:class="page"/>
        </presentation:notes>
      </draw:page>
      <draw:page draw:name="page11" draw:style-name="dp1" draw:master-page-name="기본값_20_2" presentation:presentation-page-layout-name="AL2T1">
        <office:forms form:automatic-focus="false" form:apply-design-mode="false"/>
        <draw:custom-shape draw:name="Google Shape;418;p47" draw:style-name="gr186" draw:text-style-name="P19" draw:layer="layout" svg:width="12.166cm" svg:height="11.621cm" svg:x="5.684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47" draw:style-name="gr139" draw:text-style-name="P4" draw:layer="layout" svg:width="6.185cm" svg:height="15.731cm" svg:x="21.753cm" svg:y="0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47" draw:style-name="gr206" draw:text-style-name="P20" draw:layer="layout" svg:width="5.913cm" svg:height="12.037cm" svg:x="21.762cm" svg:y="2.355cm">
          <text:p text:style-name="P6"><text:span text:style-name="T7">1. </text:span><text:span text:style-name="T7">회원의 아이디를 알려준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47" draw:style-name="gr207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47" draw:style-name="gr208" draw:text-style-name="P22" draw:layer="layout" svg:width="21.752cm" svg:height="1.303cm" svg:x="0cm" svg:y="0.001cm">
          <text:p text:style-name="P6"><text:span text:style-name="T4"><text:s/></text:span><text:span text:style-name="T4">USER.05 - </text:span><text:span text:style-name="T4">아이디 찾기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user/serch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47" draw:style-name="gr209" draw:text-style-name="P38" draw:layer="layout" svg:width="9.848cm" svg:height="0.793cm" svg:x="7.6cm" svg:y="7.199cm">
          <text:p text:style-name="P6"><text:span text:style-name="T6">Enter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47" draw:style-name="gr210" draw:text-style-name="P40" draw:layer="layout" svg:width="9.94cm" svg:height="0.793cm" svg:x="7.6cm" svg:y="8.498cm">
          <text:p text:style-name="P6"><text:span text:style-name="T6">Enter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47" draw:style-name="gr211" draw:text-style-name="P21" draw:layer="layout" svg:width="12.101cm" svg:height="0.91cm" svg:x="5.749cm" svg:y="3.9cm">
          <text:p text:style-name="P2"><text:span text:style-name="T6"/></text:p>
          <text:p text:style-name="P2"><text:span text:style-name="T24">아이디찾기</text:span></text:p>
          <text:p text:style-name="P2"><text:span text:style-name="T24">당신의 </text:span><text:span text:style-name="T24">id</text:span><text:span text:style-name="T24">는 </text:span><text:span text:style-name="T24">user </text:span><text:span text:style-name="T24">입니다</text:span><text:span text:style-name="T2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7" draw:style-name="gr152" draw:text-style-name="P8" draw:layer="layout" svg:width="11.447cm" svg:height="0.91cm" svg:x="6.1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47" draw:style-name="gr212" draw:text-style-name="P24" draw:layer="layout" svg:width="3.812cm" svg:height="0.91cm" svg:x="9.987cm" svg:y="10.089cm">
          <text:p text:style-name="P23"><text:span text:style-name="T14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47" draw:style-name="gr213" draw:text-style-name="P25" draw:layer="layout" svg:width="0.985cm" svg:height="0.985cm" svg:x="7.3cm" svg:y="5.414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9;p47" draw:style-name="gr214" draw:text-style-name="P20" draw:layer="layout" svg:width="1.799cm" svg:height="0.822cm" svg:x="6cm" svg:y="7.17cm">
          <text:p text:style-name="P6"><text:span text:style-name="T6">이름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47" draw:style-name="gr215" draw:text-style-name="P20" draw:layer="layout" svg:width="2.115cm" svg:height="1.394cm" svg:x="5.684cm" svg:y="8.469cm">
          <text:p text:style-name="P6"><text:span text:style-name="T6">이메일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47" draw:style-name="gr216" draw:text-style-name="P24" draw:layer="layout" svg:width="2.412cm" svg:height="0.91cm" svg:x="9.187cm" svg:y="3.4cm">
          <text:p text:style-name="P23"><text:span text:style-name="T7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47" draw:style-name="gr217" draw:text-style-name="P24" draw:layer="layout" svg:width="2.599cm" svg:height="0.91cm" svg:x="11.6cm" svg:y="3.4cm">
          <text:p text:style-name="P23"><text:span text:style-name="T7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47" draw:style-name="gr200" draw:text-style-name="P17" draw:layer="layout" svg:width="12.115cm" svg:height="0.001cm" svg:x="5.684cm" svg:y="6.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34;p47" draw:style-name="standard" draw:layer="layout" svg:width="6.509cm" svg:height="1.343cm" svg:x="0.089cm" svg:y="9.453cm">
          <table:table>
            <table:table-column table:style-name="co17"/>
            <table:table-row table:style-name="ro8">
              <table:table-cell table:style-name="ce12">
                <text:p text:style-name="P18"><text:span text:style-name="T22"><text:s/></text:span><text:span text:style-name="T22">이름 혹은 이메일을 다시입력해주세요</text:span><text:span text:style-name="T22">.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435;p47" draw:style-name="gr202" draw:text-style-name="P17" draw:layer="layout" svg:width="3.389cm" svg:height="0.42cm" draw:transform="rotate (-3.14159265358979) translate (9.987cm 10.54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oogle Shape;436;p47">
          <draw:custom-shape draw:name="Google Shape;437;p47" draw:style-name="gr218" draw:text-style-name="P3" draw:layer="layout" svg:width="2.49cm" svg:height="0.49cm" svg:x="23.494cm" svg:y="1.2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47" draw:style-name="gr219" draw:text-style-name="P11" draw:layer="layout" svg:width="2.49cm" svg:height="0.49cm" svg:x="23.494cm" svg:y="1.7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Google Shape;415;p8:notes" presentation:style-name="pr1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6;p8:notes" draw:style-name="gr16" draw:layer="layout" svg:width="13.999cm" svg:height="11.136cm" svg:x="3.5cm" svg:y="2.227cm" draw:page-number="11" presentation:class="page"/>
        </presentation:notes>
      </draw:page>
      <draw:page draw:name="page12" draw:style-name="dp1" draw:master-page-name="기본값_20_2" presentation:presentation-page-layout-name="AL2T1">
        <office:forms form:automatic-focus="false" form:apply-design-mode="false"/>
        <draw:custom-shape draw:name="Google Shape;443;p48" draw:style-name="gr220" draw:text-style-name="P19" draw:layer="layout" svg:width="12.566cm" svg:height="11.621cm" svg:x="5.4cm" svg:y="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8" draw:style-name="gr139" draw:text-style-name="P4" draw:layer="layout" svg:width="6.185cm" svg:height="15.731cm" svg:x="21.753cm" svg:y="0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48" draw:style-name="gr221" draw:text-style-name="P20" draw:layer="layout" svg:width="5.913cm" svg:height="12.037cm" svg:x="21.762cm" svg:y="2.355cm">
          <text:p text:style-name="P6"><text:span text:style-name="T6"/></text:p>
          <text:p text:style-name="P6"><text:span text:style-name="T7">1. </text:span><text:span text:style-name="T7">버튼을 누를시 원하는 화면으로 이동한다</text:span><text:span text:style-name="T7">.</text:span></text:p>
          <text:p text:style-name="P6"><text:span text:style-name="T7"/></text:p>
          <text:p text:style-name="P6"><text:span text:style-name="T7">2. </text:span><text:span text:style-name="T7">아이디와 이메일을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이름과 이메일 입력 후 아이디 찾기를 한다</text:span><text:span text:style-name="T7">.</text:span></text:p>
          <text:p text:style-name="P6"><text:span text:style-name="T7"/></text:p>
          <text:p text:style-name="P6"><text:span text:style-name="T7">4.</text:span><text:span text:style-name="T7">버튼을 누르면 잠시만 기다려주는 </text:span><text:span text:style-name="T7">alert</text:span><text:span text:style-name="T7">창이 나온다</text:span><text:span text:style-name="T7">.</text:span></text:p>
          <text:p text:style-name="P6"><text:span text:style-name="T7"/></text:p>
          <text:p text:style-name="P6"><text:span text:style-name="T7">5.</text:span><text:span text:style-name="T7">잘못된 입력시 아이디혹은 이메일을 확인 해달라는 메시지가 출력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48" draw:style-name="gr222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48" draw:style-name="gr223" draw:text-style-name="P22" draw:layer="layout" svg:width="21.752cm" svg:height="1.303cm" svg:x="0cm" svg:y="0.001cm">
          <text:p text:style-name="P6"><text:span text:style-name="T4"><text:s/></text:span><text:span text:style-name="T4">USER.06 - </text:span><text:span text:style-name="T4">비밀번호 찾기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6"/></text:span><text:span text:style-name="T28">/user/serchP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48" draw:style-name="gr224" draw:text-style-name="P38" draw:layer="layout" svg:width="9.848cm" svg:height="0.793cm" svg:x="7.6cm" svg:y="7.199cm">
          <text:p text:style-name="P6"><text:span text:style-name="T6">Enter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48" draw:style-name="gr225" draw:text-style-name="P40" draw:layer="layout" svg:width="9.94cm" svg:height="0.793cm" svg:x="7.6cm" svg:y="8.498cm">
          <text:p text:style-name="P6"><text:span text:style-name="T6">Enter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48" draw:style-name="gr226" draw:text-style-name="P30" draw:layer="layout" svg:width="12.101cm" svg:height="0.91cm" svg:x="5.6cm" svg:y="2.889cm">
          <text:p text:style-name="P23"><text:span text:style-name="T6"/></text:p>
          <text:p text:style-name="P23"><text:span text:style-name="T6"/></text:p>
          <text:p text:style-name="P23"><text:span text:style-name="T24"/></text:p>
          <text:p text:style-name="P23"><text:span text:style-name="T24">비밀번호 찾기</text:span></text:p>
          <text:p text:style-name="P41"><text:span text:style-name="T7">아이디혹은 이메일을 확인해 주세요</text:span></text:p>
          <text:p text:style-name="P2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48" draw:style-name="gr152" draw:text-style-name="P8" draw:layer="layout" svg:width="11.447cm" svg:height="0.91cm" svg:x="6.1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48" draw:style-name="gr227" draw:text-style-name="P24" draw:layer="layout" svg:width="4.621cm" svg:height="0.985cm" svg:x="9.987cm" svg:y="10.089cm">
          <text:p text:style-name="P23"><text:span text:style-name="T14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48" draw:style-name="gr228" draw:text-style-name="P25" draw:layer="layout" svg:width="0.985cm" svg:height="0.985cm" svg:x="9cm" svg:y="10.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4;p48" draw:style-name="gr229" draw:text-style-name="P20" draw:layer="layout" svg:width="2.412cm" svg:height="1.394cm" svg:x="5.387cm" svg:y="7.17cm">
          <text:p text:style-name="P6"><text:span text:style-name="T6">아이디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48" draw:style-name="gr230" draw:text-style-name="P20" draw:layer="layout" svg:width="2.412cm" svg:height="1.394cm" svg:x="5.387cm" svg:y="8.469cm">
          <text:p text:style-name="P6"><text:span text:style-name="T6">이메일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48" draw:style-name="gr231" draw:text-style-name="P24" draw:layer="layout" svg:width="2.412cm" svg:height="0.91cm" svg:x="9.2cm" svg:y="3.6cm">
          <text:p text:style-name="P23"><text:span text:style-name="T7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8" draw:style-name="gr232" draw:text-style-name="P24" draw:layer="layout" svg:width="2.599cm" svg:height="0.91cm" svg:x="11.613cm" svg:y="3.6cm">
          <text:p text:style-name="P23"><text:span text:style-name="T7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48" draw:style-name="gr200" draw:text-style-name="P17" draw:layer="layout" svg:width="12.115cm" svg:height="0.001cm" svg:x="5.684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9;p48" draw:style-name="gr233" draw:text-style-name="P25" draw:layer="layout" svg:width="0.985cm" svg:height="0.985cm" svg:x="4.858cm" svg:y="7.496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0;p48" draw:style-name="gr234" draw:text-style-name="P25" draw:layer="layout" svg:width="0.985cm" svg:height="0.985cm" svg:x="11.2cm" svg:y="2.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461;p48">
          <draw:custom-shape draw:name="Google Shape;462;p48" draw:style-name="gr235" draw:text-style-name="P11" draw:layer="layout" svg:width="2.49cm" svg:height="0.49cm" svg:x="23.494cm" svg:y="1.207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3;p48" draw:style-name="gr236" draw:text-style-name="P3" draw:layer="layout" svg:width="2.49cm" svg:height="0.49cm" svg:x="23.494cm" svg:y="1.707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64;p48" draw:style-name="standard" draw:layer="layout" svg:width="6.509cm" svg:height="1.343cm" svg:x="0.746cm" svg:y="12.178cm">
          <table:table>
            <table:table-column table:style-name="co17"/>
            <table:table-row table:style-name="ro8">
              <table:table-cell table:style-name="ce12">
                <text:p text:style-name="P18"><text:span text:style-name="T22">잠시만 기다려주세요</text:span><text:span text:style-name="T22">.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465;p48" draw:style-name="gr237" draw:text-style-name="P25" draw:layer="layout" svg:width="0.985cm" svg:height="0.985cm" svg:x="6.597cm" svg:y="11.783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6;p48" draw:style-name="gr238" draw:text-style-name="P25" draw:layer="layout" svg:width="0.985cm" svg:height="0.985cm" svg:x="14.213cm" svg:y="5.656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440;p9:notes" presentation:style-name="pr1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1;p9:notes" draw:style-name="gr16" draw:layer="layout" svg:width="13.999cm" svg:height="11.136cm" svg:x="3.5cm" svg:y="2.227cm" draw:page-number="12" presentation:class="page"/>
        </presentation:notes>
      </draw:page>
      <draw:page draw:name="page13" draw:style-name="dp1" draw:master-page-name="기본값_20_2" presentation:presentation-page-layout-name="AL2T1">
        <office:forms form:automatic-focus="false" form:apply-design-mode="false"/>
        <draw:custom-shape draw:name="Google Shape;471;p49" draw:style-name="gr220" draw:text-style-name="P19" draw:layer="layout" svg:width="12.566cm" svg:height="11.621cm" svg:x="5.4cm" svg:y="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49" draw:style-name="gr139" draw:text-style-name="P4" draw:layer="layout" svg:width="6.185cm" svg:height="15.731cm" svg:x="21.753cm" svg:y="0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49" draw:style-name="gr239" draw:text-style-name="P20" draw:layer="layout" svg:width="5.913cm" svg:height="12.037cm" svg:x="21.762cm" svg:y="2.355cm">
          <text:p text:style-name="P6"><text:span text:style-name="T6"/></text:p>
          <text:p text:style-name="P6"><text:span text:style-name="T6"/></text:p>
          <text:p text:style-name="P6"><text:span text:style-name="T7">1.</text:span><text:span text:style-name="T7">올바른 아이디와 이메일 입력시 비밀번호를 이메일로 발송하였다는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49" draw:style-name="gr240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49" draw:style-name="gr241" draw:text-style-name="P22" draw:layer="layout" svg:width="21.752cm" svg:height="1.303cm" svg:x="0cm" svg:y="0.001cm">
          <text:p text:style-name="P6"><text:span text:style-name="T4"><text:s/></text:span><text:span text:style-name="T4">USER.06 - </text:span><text:span text:style-name="T4">비밀번호 찾기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49" draw:style-name="gr242" draw:text-style-name="P38" draw:layer="layout" svg:width="9.848cm" svg:height="0.793cm" svg:x="7.6cm" svg:y="7.199cm">
          <text:p text:style-name="P6"><text:span text:style-name="T6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9" draw:style-name="gr243" draw:text-style-name="P40" draw:layer="layout" svg:width="9.94cm" svg:height="0.793cm" svg:x="7.6cm" svg:y="8.498cm">
          <text:p text:style-name="P6"><text:span text:style-name="T6">han@googl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49" draw:style-name="gr244" draw:text-style-name="P30" draw:layer="layout" svg:width="12.101cm" svg:height="0.91cm" svg:x="5.6cm" svg:y="2.889cm">
          <text:p text:style-name="P23"><text:span text:style-name="T6"/></text:p>
          <text:p text:style-name="P23"><text:span text:style-name="T6"/></text:p>
          <text:p text:style-name="P42"><text:span text:style-name="T24">비밀번호 찾기</text:span></text:p>
          <text:p text:style-name="P2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49" draw:style-name="gr152" draw:text-style-name="P8" draw:layer="layout" svg:width="11.447cm" svg:height="0.91cm" svg:x="6.1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49" draw:style-name="gr245" draw:text-style-name="P24" draw:layer="layout" svg:width="4.261cm" svg:height="0.91cm" svg:x="9.987cm" svg:y="10.089cm">
          <text:p text:style-name="P23"><text:span text:style-name="T14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49" draw:style-name="gr246" draw:text-style-name="P20" draw:layer="layout" svg:width="2.412cm" svg:height="1.394cm" svg:x="5.387cm" svg:y="7.17cm">
          <text:p text:style-name="P6"><text:span text:style-name="T6">아이디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49" draw:style-name="gr247" draw:text-style-name="P20" draw:layer="layout" svg:width="2.412cm" svg:height="1.394cm" svg:x="5.387cm" svg:y="8.469cm">
          <text:p text:style-name="P6"><text:span text:style-name="T6">이메일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49" draw:style-name="gr248" draw:text-style-name="P24" draw:layer="layout" svg:width="2.412cm" svg:height="0.91cm" svg:x="9.236cm" svg:y="3.028cm">
          <text:p text:style-name="P23"><text:span text:style-name="T7">아이디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49" draw:style-name="gr249" draw:text-style-name="P24" draw:layer="layout" svg:width="2.599cm" svg:height="0.91cm" svg:x="11.649cm" svg:y="3.028cm">
          <text:p text:style-name="P23"><text:span text:style-name="T7">비밀번호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49" draw:style-name="gr200" draw:text-style-name="P17" draw:layer="layout" svg:width="12.115cm" svg:height="0.001cm" svg:x="5.684cm" svg:y="6.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86;p49" draw:style-name="standard" draw:layer="layout" svg:width="6.509cm" svg:height="1.343cm" svg:x="0.089cm" svg:y="9.453cm">
          <table:table>
            <table:table-column table:style-name="co17"/>
            <table:table-row table:style-name="ro8">
              <table:table-cell table:style-name="ce12">
                <text:p text:style-name="P43"><text:span text:style-name="T22">비밀번호를 이메일로 발송하였습니다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487;p49" draw:style-name="gr202" draw:text-style-name="P17" draw:layer="layout" svg:width="3.389cm" svg:height="0.42cm" draw:transform="rotate (-3.14159265358979) translate (9.987cm 10.54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488;p49" draw:style-name="gr250" draw:text-style-name="P25" draw:layer="layout" svg:width="0.985cm" svg:height="0.985cm" svg:x="4.414cm" svg:y="8.674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489;p49">
          <draw:custom-shape draw:name="Google Shape;490;p49" draw:style-name="gr251" draw:text-style-name="P3" draw:layer="layout" svg:width="2.49cm" svg:height="0.49cm" svg:x="23.494cm" svg:y="1.2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1;p49" draw:style-name="gr252" draw:text-style-name="P11" draw:layer="layout" svg:width="2.49cm" svg:height="0.49cm" svg:x="23.494cm" svg:y="1.7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92;p49" draw:style-name="standard" draw:layer="layout" svg:width="6.509cm" svg:height="1.343cm" svg:x="0.746cm" svg:y="12.178cm">
          <table:table>
            <table:table-column table:style-name="co17"/>
            <table:table-row table:style-name="ro8">
              <table:table-cell table:style-name="ce12">
                <text:p text:style-name="P18"><text:span text:style-name="T22">잠시만 기다려주세요</text:span><text:span text:style-name="T22">.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493;p49" draw:style-name="gr253" draw:text-style-name="P17" draw:layer="layout" svg:width="2.734cm" svg:height="2.009cm" svg:x="7.252cm" svg:y="10.54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Google Shape;468;p10:notes" presentation:style-name="pr1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9;p10:notes" draw:style-name="gr16" draw:layer="layout" svg:width="13.999cm" svg:height="11.136cm" svg:x="3.5cm" svg:y="2.227cm" draw:page-number="13" presentation:class="page"/>
        </presentation:notes>
      </draw:page>
      <draw:page draw:name="page14" draw:style-name="dp1" draw:master-page-name="기본값_20_2" presentation:presentation-page-layout-name="AL3T0">
        <office:forms form:automatic-focus="false" form:apply-design-mode="false"/>
        <draw:custom-shape draw:name="Google Shape;523;p74" draw:style-name="gr254" draw:text-style-name="P1" draw:layer="layout" svg:width="21.792cm" svg:height="0.992cm" svg:x="0cm" svg:y="1.3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4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74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4" draw:style-name="gr257" draw:text-style-name="P22" draw:layer="layout" svg:width="21.758cm" svg:height="1.309cm" svg:x="0.034cm" svg:y="0.001cm">
          <text:p text:style-name="P6"><text:span text:style-name="T4"><text:s/></text:span><text:span text:style-name="T4">ROOM.01 - </text:span><text:span text:style-name="T4">객실 정보 <text:s text:c="47"/></text:span><text:span text:style-name="T4">/room/room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74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74" draw:style-name="gr259" draw:text-style-name="P3" draw:layer="layout" svg:width="2.381cm" svg:height="0.706cm" svg:x="6.157cm" svg:y="1.6cm">
          <text:p text:style-name="P2"><text:span text:style-name="T7">Ma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74" draw:style-name="gr260" draw:text-style-name="P3" draw:layer="layout" svg:width="3.397cm" svg:height="0.716cm" svg:x="8.541cm" svg:y="1.6cm">
          <text:p text:style-name="P2"><text:span text:style-name="T7">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74" draw:style-name="gr261" draw:text-style-name="P3" draw:layer="layout" svg:width="2.381cm" svg:height="0.716cm" svg:x="11.94cm" svg:y="1.6cm">
          <text:p text:style-name="P2"><text:span text:style-name="T7">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74" draw:style-name="gr261" draw:text-style-name="P3" draw:layer="layout" svg:width="2.381cm" svg:height="0.716cm" svg:x="14.323cm" svg:y="1.6cm">
          <text:p text:style-name="P2"><text:span text:style-name="T7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74" draw:style-name="gr12" draw:text-style-name="P13" draw:layer="layout" svg:width="0.397cm" svg:height="0.342cm" draw:transform="rotate (-3.14159265358979) translate (11.81cm 2.16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533;p74" draw:style-name="gr262" draw:text-style-name="P45" draw:layer="layout" svg:width="5.92cm" svg:height="13.467cm" svg:x="21.866cm" svg:y="2.765cm">
          <text:list text:style-name="L3">
            <text:list-item>
              <text:p text:style-name="P44"><text:span text:style-name="T7">객실 상세 이미지를 보여준다</text:span><text:span text:style-name="T7">.</text:span></text:p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7">[</text:span><text:span text:style-name="T7">예약하기</text:span><text:span text:style-name="T7">] </text:span><text:span text:style-name="T7">버튼을 누르면 예약페이지로 이동한다</text:span><text:span text:style-name="T7">.</text:span></text:p>
            </text:list-item>
          </text:list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74" draw:style-name="gr263" draw:text-style-name="P47" draw:layer="layout" svg:width="11.121cm" svg:height="3.913cm" svg:x="5.51cm" svg:y="4.913cm">
          <text:p text:style-name="P46"><text:span text:style-name="T1">룸 이미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74" draw:style-name="gr264" draw:text-style-name="P49" draw:layer="layout" svg:width="4.414cm" svg:height="1.012cm" svg:x="9.085cm" svg:y="3.487cm">
          <text:p text:style-name="P48"><text:span text:style-name="T24">스탠다드 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36;p74">
          <draw:custom-shape draw:name="Google Shape;537;p74" draw:style-name="gr265" draw:text-style-name="P11" draw:layer="layout" svg:width="2.491cm" svg:height="0.491cm" svg:x="23.494cm" svg:y="1.3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8;p74" draw:style-name="gr266" draw:text-style-name="P3" draw:layer="layout" svg:width="2.491cm" svg:height="0.491cm" svg:x="23.494cm" svg:y="1.8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39;p74" draw:style-name="gr267" draw:text-style-name="P20" draw:layer="layout" svg:width="21.021cm" svg:height="5.239cm" svg:x="0.503cm" svg:y="9.407cm">
          <text:p text:style-name="P6"><text:span text:style-name="T11"><text:s text:c="45"/></text:span><text:span text:style-name="T29"><text:s text:c="15"/></text:span><text:span text:style-name="T12"><text:s text:c="20"/></text:span><text:span text:style-name="T12">[</text:span><text:span text:style-name="T12">스탠다드 룸</text:span><text:span text:style-name="T12">]</text:span></text:p>
          <text:p text:style-name="P6"><text:span text:style-name="T12"/></text:p>
          <text:p text:style-name="P2"><text:span text:style-name="T9"><text:s text:c="13"/></text:span><text:span text:style-name="T9">트래벨 하우스의 스탠다드 룸의 모던하고 심플한 인테리어와 최신 설비는 고객의 편안함과 비즈니스의 성공</text:span><text:span text:style-name="T9">, <text:s text:c="15"/></text:span></text:p>
          <text:p text:style-name="P2"><text:span text:style-name="T9">그리고 레저의 감동을 동시에 만족시킵니다</text:span><text:span text:style-name="T9">.</text:span></text:p>
          <text:p text:style-name="P6"><text:span text:style-name="T9"/></text:p>
          <text:p text:style-name="P6"><text:span text:style-name="T11">개요</text:span><text:span text:style-name="T11"><text:tab/></text:span><text:span text:style-name="T11"><text:tab/></text:span><text:span text:style-name="T11"><text:tab/></text:span><text:span text:style-name="T29">침대타입</text:span><text:span text:style-name="T29"><text:tab/></text:span><text:span text:style-name="T29"><text:tab/></text:span><text:span text:style-name="T29"><text:tab/></text:span><text:span text:style-name="T30">객실면적 </text:span><text:span text:style-name="T29"><text:tab/></text:span><text:span text:style-name="T29"><text:tab/></text:span><text:span text:style-name="T29"><text:tab/></text:span><text:span text:style-name="T30">체크인</text:span><text:span text:style-name="T30">/</text:span><text:span text:style-name="T30">체크아웃</text:span></text:p>
          <text:p text:style-name="P6"><text:span text:style-name="T2"><text:tab/></text:span><text:span text:style-name="T2"><text:tab/></text:span><text:span text:style-name="T2"> <text:s text:c="7"/>● <text:s text:c="3"/></text:span><text:span text:style-name="T2">더블</text:span><text:span text:style-name="T7"> <text:s/></text:span><text:span text:style-name="T15"><text:s/></text:span></text:p>
          <text:p text:style-name="P6"><text:span text:style-name="T7"><text:tab/></text:span><text:span text:style-name="T7"><text:tab/></text:span><text:span text:style-name="T7"><text:tab/>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74" draw:style-name="gr268" draw:text-style-name="P50" draw:layer="layout" svg:width="0.673cm" svg:height="0.673cm" svg:x="4.596cm" svg:y="6.07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1;p74" draw:style-name="gr269" draw:text-style-name="P51" draw:layer="layout" svg:width="3.043cm" svg:height="0.945cm" svg:x="17.002cm" svg:y="9.171cm">
          <text:p text:style-name="P46"><text:span text:style-name="T11">예약하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74" draw:style-name="gr268" draw:text-style-name="P50" draw:layer="layout" svg:width="0.673cm" svg:height="0.673cm" svg:x="16.766cm" svg:y="8.895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3;p74" draw:style-name="gr270" draw:text-style-name="P49" draw:layer="layout" svg:width="4.953cm" svg:height="0.757cm" svg:x="16.839cm" svg:y="1.6cm">
          <text:p text:style-name="P48"><text:span text:style-name="T1">로그아웃 <text:s text:c="3"/>마이페이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74" draw:style-name="gr271" draw:text-style-name="P52" draw:layer="layout" svg:width="1.675cm" svg:height="0.993cm" svg:x="0.525cm" svg:y="1.304cm">
          <text:p text:style-name="P46"><text:span text:style-name="T1">로고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74" draw:style-name="gr272" draw:text-style-name="P20" draw:layer="layout" svg:width="8.806cm" svg:height="0.588cm" svg:x="9.5cm" svg:y="3.069cm">
          <text:p text:style-name="P6"><text:span text:style-name="T15">STANDARD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74" draw:style-name="gr273" draw:text-style-name="P20" draw:layer="layout" svg:width="4.599cm" svg:height="0.902cm" svg:x="0.4cm" svg:y="2.6cm">
          <text:p text:style-name="P6"><text:span text:style-name="T15">Home &gt; Rooms &gt; 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74" draw:style-name="gr274" draw:text-style-name="P20" draw:layer="layout" svg:width="1.912cm" svg:height="0.886cm" svg:x="9.287cm" svg:y="12.8cm">
          <text:p text:style-name="P6"><text:span text:style-name="T15">●</text:span><text:span text:style-name="T31"> <text:s text:c="2"/></text:span><text:span text:style-name="T15"><text:s/></text:span><text:span text:style-name="T15">30m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74" draw:style-name="gr275" draw:text-style-name="P20" draw:layer="layout" svg:width="2.999cm" svg:height="1.204cm" svg:x="14.2cm" svg:y="12.818cm">
          <text:p text:style-name="P6"><text:span text:style-name="T15">●</text:span><text:span text:style-name="T31"> <text:s text:c="2"/></text:span><text:span text:style-name="T15"><text:s/></text:span><text:span text:style-name="T15">15:00 / 12: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276" draw:text-style-name="P49" draw:layer="layout" svg:width="3.033cm" svg:height="0.683cm" svg:x="4.2cm" svg:y="13.2cm">
          <text:p text:style-name="P48"><text:span text:style-name="T30">투숙 인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74" draw:style-name="gr277" draw:text-style-name="P20" draw:layer="layout" svg:width="1.469cm" svg:height="0.581cm" svg:x="3.9cm" svg:y="13.884cm">
          <text:p text:style-name="P6"><text:span text:style-name="T15">● </text:span><text:span text:style-name="T31"><text:s text:c="2"/></text:span><text:span text:style-name="T15"><text:s/></text:span><text:span text:style-name="T15">2</text:span><text:span text:style-name="T15">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74" draw:style-name="gr259" draw:text-style-name="P3" draw:layer="layout" svg:width="2.381cm" svg:height="0.706cm" svg:x="6.157cm" svg:y="1.6cm">
          <text:p text:style-name="P2"><text:span text:style-name="T7">Ma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74" draw:style-name="gr260" draw:text-style-name="P3" draw:layer="layout" svg:width="3.397cm" svg:height="0.716cm" svg:x="8.541cm" svg:y="1.6cm">
          <text:p text:style-name="P2"><text:span text:style-name="T7">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74" draw:style-name="gr261" draw:text-style-name="P3" draw:layer="layout" svg:width="2.381cm" svg:height="0.716cm" svg:x="11.94cm" svg:y="1.6cm">
          <text:p text:style-name="P2"><text:span text:style-name="T7">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74" draw:style-name="gr261" draw:text-style-name="P3" draw:layer="layout" svg:width="2.381cm" svg:height="0.716cm" svg:x="14.323cm" svg:y="1.6cm">
          <text:p text:style-name="P2"><text:span text:style-name="T7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74" draw:style-name="gr12" draw:text-style-name="P13" draw:layer="layout" svg:width="0.397cm" svg:height="0.342cm" draw:transform="rotate (-3.14159265358979) translate (11.81cm 2.16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14" draw:text-style-name="P15" draw:layer="layout" svg:width="3.8cm" svg:height="0.823cm" svg:x="2.4cm" svg:y="1.474cm">
          <draw:text-box>
            <text:p><text:span text:style-name="T13">트래블 하우스</text:span></text:p>
          </draw:text-box>
        </draw:frame>
        <presentation:notes draw:style-name="dp3">
          <draw:frame draw:name="Google Shape;520;p9:notes" presentation:style-name="pr1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1;p9:notes" draw:style-name="gr16" draw:layer="layout" svg:width="13.999cm" svg:height="11.136cm" svg:x="3.5cm" svg:y="2.227cm" draw:page-number="14" presentation:class="page"/>
        </presentation:notes>
      </draw:page>
      <draw:page draw:name="page15" draw:style-name="dp1" draw:master-page-name="기본값_20_2">
        <office:forms form:automatic-focus="false" form:apply-design-mode="false"/>
        <draw:custom-shape draw:name="Google Shape;555;p75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75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75" draw:style-name="gr257" draw:text-style-name="P22" draw:layer="layout" svg:width="21.758cm" svg:height="1.309cm" svg:x="0cm" svg:y="0.001cm">
          <text:p text:style-name="P6"><text:span text:style-name="T32"><text:s/></text:span><text:span text:style-name="T32">ROOM.01 - </text:span><text:span text:style-name="T32">객실 정보</text:span><text:span text:style-name="T33"> <text:s text:c="4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75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59;p75">
          <draw:custom-shape draw:name="Google Shape;560;p75" draw:style-name="gr266" draw:text-style-name="P3" draw:layer="layout" svg:width="2.491cm" svg:height="0.491cm" svg:x="23.494cm" svg:y="1.3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75" draw:style-name="gr278" draw:text-style-name="P53" draw:layer="layout" svg:width="2.491cm" svg:height="0.491cm" svg:x="23.494cm" svg:y="1.8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62;p75" draw:style-name="gr279" draw:text-style-name="P49" draw:layer="layout" svg:width="15.853cm" svg:height="13.396cm" svg:x="0.334cm" svg:y="2.2cm">
          <text:p text:style-name="P48"><text:span text:style-name="T11">어메니티</text:span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21"><text:s/></text:span></text:p>
          <text:p text:style-name="P48"><text:span text:style-name="T21"/></text:p>
          <text:p text:style-name="P48"><text:span text:style-name="T21"/></text:p>
          <text:p text:style-name="P48"><text:span text:style-name="T11">무료제공 서비스</text:span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1">유료제공 서비스</text:span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1">추가정보</text:span></text:p>
          <text:p text:style-name="P48"><text:span text:style-name="T1"/></text:p>
          <text:p text:style-name="P48"><text:span text:style-name="T1"/></text:p>
          <text:p text:style-name="P48"><text:span text:style-name="T1"/></text:p>
          <text:p text:style-name="P4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75" draw:style-name="gr280" draw:text-style-name="P20" draw:layer="layout" svg:width="5.92cm" svg:height="13.467cm" svg:x="21.866cm" svg:y="2.765cm">
          <text:p text:style-name="P6"><text:span text:style-name="T7">1. </text:span><text:span text:style-name="T7">객실에 대한 상세한 내용들을 설명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75" draw:style-name="gr268" draw:text-style-name="P50" draw:layer="layout" svg:width="0.673cm" svg:height="0.673cm" svg:x="0.126cm" svg:y="1.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5;p75" draw:style-name="gr281" draw:text-style-name="P49" draw:layer="layout" svg:width="1.199cm" svg:height="0.986cm" svg:x="5cm" svg:y="2cm">
          <text:p text:style-name="P48"><text:span text:style-name="T30">일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5" draw:style-name="gr281" draw:text-style-name="P49" draw:layer="layout" svg:width="1.199cm" svg:height="0.986cm" svg:x="9.8cm" svg:y="2cm">
          <text:p text:style-name="P48"><text:span text:style-name="T30">욕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75" draw:style-name="gr281" draw:text-style-name="P49" draw:layer="layout" svg:width="1.199cm" svg:height="0.986cm" svg:x="14.6cm" svg:y="2cm">
          <text:p text:style-name="P48"><text:span text:style-name="T30">기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75" draw:style-name="gr282" draw:text-style-name="P20" draw:layer="layout" svg:width="2.999cm" svg:height="4.448cm" svg:x="4.8cm" svg:y="2.8cm">
          <text:p text:style-name="P6"><text:span text:style-name="T15">-</text:span><text:span text:style-name="T15">화장실 </text:span><text:span text:style-name="T15">3</text:span><text:span text:style-name="T15">개</text:span></text:p>
          <text:p text:style-name="P6"><text:span text:style-name="T15">-</text:span><text:span text:style-name="T15">편안한 숙면을 도와주는 최고급사양 침대와 침구류</text:span></text:p>
          <text:p text:style-name="P6"><text:span text:style-name="T15">-79</text:span><text:span text:style-name="T15">인치 </text:span><text:span text:style-name="T15">LED TV</text:span></text:p>
          <text:p text:style-name="P6"><text:span text:style-name="T15">-65</text:span><text:span text:style-name="T15">인치 </text:span><text:span text:style-name="T15">LED TV</text:span></text:p>
          <text:p text:style-name="P6"><text:span text:style-name="T15">-</text:span><text:span text:style-name="T15">에어컨</text:span></text:p>
          <text:p text:style-name="P6"><text:span text:style-name="T15">-</text:span><text:span text:style-name="T15">개인금고</text:span></text:p>
          <text:p text:style-name="P6"><text:span text:style-name="T15">-</text:span><text:span text:style-name="T15">전기포트</text:span></text:p>
          <text:p text:style-name="P6"><text:span text:style-name="T15">-</text:span><text:span text:style-name="T15">미니냉장고</text:span></text:p>
          <text:p text:style-name="P6"><text:span text:style-name="T15">-</text:span><text:span text:style-name="T15">구둣주걱</text:span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75" draw:style-name="gr283" draw:text-style-name="P20" draw:layer="layout" svg:width="3.599cm" svg:height="4.838cm" svg:x="9cm" svg:y="2.8cm">
          <text:p text:style-name="P6"><text:span text:style-name="T15">-</text:span><text:span text:style-name="T15">세면대</text:span><text:span text:style-name="T15">2</text:span><text:span text:style-name="T15">개</text:span></text:p>
          <text:p text:style-name="P6"><text:span text:style-name="T15">-</text:span><text:span text:style-name="T15">욕조</text:span></text:p>
          <text:p text:style-name="P6"><text:span text:style-name="T15">-</text:span><text:span text:style-name="T15">비데</text:span></text:p>
          <text:p text:style-name="P6"><text:span text:style-name="T15">-</text:span><text:span text:style-name="T15">사이즈 별 고급 타올</text:span></text:p>
          <text:p text:style-name="P6"><text:span text:style-name="T15">-Luxury Bath Amenity</text:span></text:p>
          <text:p text:style-name="P6"><text:span text:style-name="T15">-1</text:span><text:span text:style-name="T15">회용 칫솔 및 치약 세트</text:span></text:p>
          <text:p text:style-name="P6"><text:span text:style-name="T15">-</text:span><text:span text:style-name="T15">면도기</text:span></text:p>
          <text:p text:style-name="P6"><text:span text:style-name="T15">-</text:span><text:span text:style-name="T15">객실 슬리퍼</text:span></text:p>
          <text:p text:style-name="P6"><text:span text:style-name="T15">-</text:span><text:span text:style-name="T15">실내가운</text:span></text:p>
          <text:p text:style-name="P6"><text:span text:style-name="T15">-</text:span><text:span text:style-name="T15">헤어 드라이어</text:span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75" draw:style-name="gr283" draw:text-style-name="P20" draw:layer="layout" svg:width="3.599cm" svg:height="4.838cm" svg:x="14cm" svg:y="2.8cm">
          <text:p text:style-name="P6"><text:span text:style-name="T15">-</text:span><text:span text:style-name="T15">케이블 위성 </text:span><text:span text:style-name="T15">TV</text:span><text:span text:style-name="T15">채널</text:span></text:p>
          <text:p text:style-name="P6"><text:span text:style-name="T15">-</text:span><text:span text:style-name="T15">무료생수 </text:span><text:span text:style-name="T15">2</text:span><text:span text:style-name="T15">병 및 티백</text:span></text:p>
          <text:p text:style-name="P6"><text:span text:style-name="T15">-</text:span><text:span text:style-name="T15">무료 일간 신문</text:span></text:p>
          <text:p text:style-name="P6"><text:span text:style-name="T15">-</text:span><text:span text:style-name="T15">셔츠 무료</text:span></text:p>
          <text:p text:style-name="P6"><text:span text:style-name="T15">-</text:span><text:span text:style-name="T15">셔츠 무료 다림질 서비스</text:span></text:p>
          <text:p text:style-name="P6"><text:span text:style-name="T15">-</text:span><text:span text:style-name="T15">구두 광택 서비스</text:span></text:p>
          <text:p text:style-name="P6"><text:span text:style-name="T15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75" draw:style-name="gr284" draw:text-style-name="P20" draw:layer="layout" svg:width="10.26cm" svg:height="3.98cm" svg:x="4.8cm" svg:y="7.003cm">
          <text:p text:style-name="P6"><text:span text:style-name="T21">- </text:span><text:span text:style-name="T21">유</text:span><text:span text:style-name="T21">,</text:span><text:span text:style-name="T21">무선 인터넷</text:span></text:p>
          <text:p text:style-name="P6"><text:span text:style-name="T21">-</text:span><text:span text:style-name="T21">다리미 </text:span><text:span text:style-name="T21">&amp; </text:span><text:span text:style-name="T21">다리미판 대여 </text:span><text:span text:style-name="T21">(</text:span><text:span text:style-name="T21">프런트에 요청 시</text:span><text:span text:style-name="T21">)</text:span></text:p>
          <text:p text:style-name="P6"><text:span text:style-name="T21">- </text:span><text:span text:style-name="T21">우산대여 </text:span><text:span text:style-name="T21">(</text:span><text:span text:style-name="T21">프런트에 요청 시</text:span><text:span text:style-name="T21">)</text:span></text:p>
          <text:p text:style-name="P6"><text:span text:style-name="T21">- Rooftop Track </text:span><text:span text:style-name="T21">무료 이용</text:span></text:p>
          <text:p text:style-name="P6"><text:span text:style-name="T21">- </text:span><text:span text:style-name="T21">한 객실당 차량 </text:span><text:span text:style-name="T21">1</text:span><text:span text:style-name="T21">대 무료</text:span></text:p>
          <text:p text:style-name="P6"><text:span text:style-name="T21">- </text:span><text:span text:style-name="T21">턴 다운 서비스 </text:span><text:span text:style-name="T21">(</text:span><text:span text:style-name="T21">제공시간 </text:span><text:span text:style-name="T21">14:00-17:00 / </text:span><text:span text:style-name="T21">체크아웃 당일 서비스 불가</text:span><text:span text:style-name="T21">)</text:span></text:p>
          <text:p text:style-name="P6"><text:span text:style-name="T21">- wake-up </text:span><text:span text:style-name="T21">서비스</text:span></text:p>
          <text:p text:style-name="P6"><text:span text:style-name="T21">- </text:span><text:span text:style-name="T21">개인 음성 사서함 서비스</text:span></text:p>
          <text:p text:style-name="P6"><text:span text:style-name="T21">-</text:span><text:span text:style-name="T21">신문 서비스</text:span></text:p>
          <text:p text:style-name="P6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75" draw:style-name="gr285" draw:text-style-name="P20" draw:layer="layout" svg:width="10.399cm" svg:height="2.861cm" svg:x="4.8cm" svg:y="10.619cm">
          <text:p text:style-name="P6"><text:span text:style-name="T34">룸서비스</text:span></text:p>
          <text:p text:style-name="P6"><text:span text:style-name="T21"/></text:p>
          <text:p text:style-name="P6"><text:span text:style-name="T21">-</text:span><text:span text:style-name="T21">객실에서 즐기실 수 있는 다양한 룸서비스 메뉴가 준비되어 있습니다</text:span><text:span text:style-name="T21">.</text:span></text:p>
          <text:p text:style-name="P6"><text:span text:style-name="T21">- </text:span><text:span text:style-name="T21">식사 및 음료 </text:span><text:span text:style-name="T21">: 24</text:span><text:span text:style-name="T21">시간 서비스</text:span></text:p>
          <text:p text:style-name="P6"><text:span text:style-name="T21">-</text:span><text:span text:style-name="T21">중식</text:span><text:span text:style-name="T21">, </text:span><text:span text:style-name="T21">일식</text:span><text:span text:style-name="T21">: </text:span><text:span text:style-name="T21">점심 </text:span><text:span text:style-name="T21">12:00~14:00, </text:span><text:span text:style-name="T21">저녁 </text:span><text:span text:style-name="T21">18:00~21:30</text:span></text:p>
          <text:p text:style-name="P6"><text:span text:style-name="T21"/></text:p>
          <text:p text:style-name="P6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75" draw:style-name="gr286" draw:text-style-name="P20" draw:layer="layout" svg:width="10.602cm" svg:height="2.861cm" svg:x="4.674cm" svg:y="13.338cm">
          <text:p text:style-name="P6"><text:span text:style-name="T21">-</text:span><text:span text:style-name="T21">전 객실 금연</text:span></text:p>
          <text:p text:style-name="P6"><text:span text:style-name="T21">-Extra </text:span><text:span text:style-name="T21">침대의 추가 제공은 되지 않습니다</text:span><text:span text:style-name="T21">.</text:span></text:p>
          <text:p text:style-name="P6"><text:span text:style-name="T21">-</text:span><text:span text:style-name="T21">객실 구조 및 인테리어는 객실 위치에 따라 이미지와 다를 수 있습니다</text:span><text:span text:style-name="T21">.</text:span></text:p>
          <text:p text:style-name="P6"><text:span text:style-name="T21">-</text:span><text:span text:style-name="T21">호텔 내 반려동물 동반 입장은 불가합니다</text:span><text:span text:style-name="T21">.</text:span></text:p>
          <text:p text:style-name="P6"><text:span text:style-name="T21">-</text:span><text:span text:style-name="T21">화재의 위험이 있는 양초류의 사용은 불가합니다</text:span><text:span text:style-name="T21">.</text:span></text:p>
          <text:p text:style-name="P6"><text:span text:style-name="T21"/></text:p>
          <text:p text:style-name="P6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552;p10:notes" presentation:style-name="pr1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3;p10:notes" draw:style-name="gr16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office:forms form:automatic-focus="false" form:apply-design-mode="false"/>
        <draw:custom-shape draw:name="Google Shape;264;p66" draw:style-name="gr287" draw:text-style-name="P4" draw:layer="layout" svg:width="6.195cm" svg:height="15.747cm" svg:x="21.8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66" draw:style-name="gr288" draw:text-style-name="P20" draw:layer="layout" svg:width="5.923cm" svg:height="10.26cm" svg:x="21.871cm" svg:y="5.377cm">
          <text:p text:style-name="P6"><text:span text:style-name="T7">1. </text:span><text:span text:style-name="T7">예약정보 내용이다</text:span><text:span text:style-name="T7">. </text:span><text:span text:style-name="T7">고객이 예약한 것에 대한 상세한 정보를 확인할 수 있다</text:span><text:span text:style-name="T7">.</text:span></text:p>
          <text:p text:style-name="P6"><text:span text:style-name="T7"/></text:p>
          <text:p text:style-name="P6"><text:span text:style-name="T7">2. </text:span><text:span text:style-name="T7">고객정보 내용이다</text:span><text:span text:style-name="T7">. </text:span><text:span text:style-name="T7">예약을 한 고객에 대한 정보를 확인할 수 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66" draw:style-name="gr289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66" draw:style-name="gr290" draw:text-style-name="P25" draw:layer="layout" svg:width="0.995cm" svg:height="0.995cm" svg:x="5.503cm" svg:y="3.903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8;p66" draw:style-name="gr291" draw:text-style-name="P22" draw:layer="layout" svg:width="21.768cm" svg:height="1.313cm" svg:x="0.001cm" svg:y="0.001cm">
          <text:p text:style-name="P6"><text:span text:style-name="T4"><text:s/></text:span><text:span text:style-name="T4">RESERVATION.01 – </text:span><text:span text:style-name="T4">예약 신청</text:span><text:span text:style-name="T4"><text:tab/></text:span><text:span text:style-name="T4"><text:tab/></text:span><text:span text:style-name="T4"><text:tab/></text:span><text:span text:style-name="T4"><text:tab/></text:span><text:span text:style-name="T4">/reservation/res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66" draw:style-name="gr292" draw:text-style-name="P20" draw:layer="layout" svg:width="4.301cm" svg:height="1.519cm" svg:x="6.497cm" svg:y="4.099cm">
          <text:p text:style-name="P6"><text:span text:style-name="T2">신청자 성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66" draw:style-name="gr293" draw:text-style-name="P12" draw:layer="layout" svg:width="6.398cm" svg:height="0.781cm" svg:x="10.497cm" svg:y="4.216cm">
          <text:p text:style-name="P6"><text:span text:style-name="T35"><text:s/></text:span><text:span text:style-name="T35">이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66" draw:style-name="gr294" draw:text-style-name="P20" draw:layer="layout" svg:width="2.798cm" svg:height="0.981cm" svg:x="6.497cm" svg:y="11.787cm">
          <text:p text:style-name="P6"><text:span text:style-name="T2">인원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66" draw:style-name="gr295" draw:text-style-name="P12" draw:layer="layout" svg:width="6.498cm" svg:height="0.781cm" svg:x="10.5cm" svg:y="11.817cm">
          <text:p text:style-name="P6"><text:span text:style-name="T35"><text:s/></text:span><text:span text:style-name="T35">인원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66" draw:style-name="gr296" draw:text-style-name="P20" draw:layer="layout" svg:width="2.798cm" svg:height="0.981cm" svg:x="6.497cm" svg:y="5.7cm">
          <text:p text:style-name="P6"><text:span text:style-name="T2">이메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66" draw:style-name="gr297" draw:text-style-name="P12" draw:layer="layout" svg:width="6.398cm" svg:height="0.781cm" svg:x="10.497cm" svg:y="5.783cm">
          <text:p text:style-name="P6"><text:span text:style-name="T35"><text:s/></text:span><text:span text:style-name="T35">E-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66" draw:style-name="gr298" draw:text-style-name="P20" draw:layer="layout" svg:width="2.598cm" svg:height="0.998cm" svg:x="6.497cm" svg:y="7.2cm">
          <text:p text:style-name="P6"><text:span text:style-name="T2">연락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66" draw:style-name="gr299" draw:text-style-name="P12" draw:layer="layout" svg:width="6.398cm" svg:height="0.781cm" svg:x="10.497cm" svg:y="7.283cm">
          <text:p text:style-name="P6"><text:span text:style-name="T35"><text:s/></text:span><text:span text:style-name="T35">전화번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66" draw:style-name="gr62" draw:text-style-name="P17" draw:layer="layout" svg:width="0.589cm" svg:height="0.577cm" svg:x="16.007cm" svg:y="10.487cm">
          <draw:image xlink:href="Pictures/10000000000002670000025AF945FF2F367AD83E.png" xlink:type="simple" xlink:show="embed" xlink:actuate="onLoad" loext:mime-type="image/png">
            <text:p/>
          </draw:image>
        </draw:frame>
        <draw:custom-shape draw:name="Google Shape;278;p66" draw:style-name="gr300" draw:text-style-name="P20" draw:layer="layout" svg:width="3.301cm" svg:height="1.519cm" svg:x="6.497cm" svg:y="10.287cm">
          <text:p text:style-name="P6"><text:span text:style-name="T2">체크아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66" draw:style-name="gr301" draw:text-style-name="P12" draw:layer="layout" svg:width="6.398cm" svg:height="0.781cm" svg:x="10.498cm" svg:y="10.37cm">
          <text:p text:style-name="P6"><text:span text:style-name="T35"><text:s/></text:span><text:span text:style-name="T35">연도</text:span><text:span text:style-name="T35">-</text:span><text:span text:style-name="T35">월</text:span><text:span text:style-name="T35">-</text:span><text:span text:style-name="T35">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66" draw:style-name="gr302" draw:text-style-name="P12" draw:layer="layout" svg:width="6.398cm" svg:height="0.781cm" svg:x="10.498cm" svg:y="8.786cm">
          <text:p text:style-name="P6"><text:span text:style-name="T35"><text:s/></text:span><text:span text:style-name="T35">연도</text:span><text:span text:style-name="T35">-</text:span><text:span text:style-name="T35">월</text:span><text:span text:style-name="T35">-</text:span><text:span text:style-name="T35">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66" draw:style-name="gr303" draw:text-style-name="P20" draw:layer="layout" svg:width="2.798cm" svg:height="0.981cm" svg:x="6.497cm" svg:y="8.686cm">
          <text:p text:style-name="P6"><text:span text:style-name="T2">체크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66" draw:style-name="gr62" draw:text-style-name="P17" draw:layer="layout" svg:width="0.589cm" svg:height="0.577cm" svg:x="16.198cm" svg:y="8.886cm">
          <draw:image xlink:href="Pictures/10000000000002670000025AF945FF2F367AD83E.png" xlink:type="simple" xlink:show="embed" xlink:actuate="onLoad" loext:mime-type="image/png">
            <text:p/>
          </draw:image>
        </draw:frame>
        <draw:frame draw:name="Google Shape;283;p66" draw:style-name="gr62" draw:text-style-name="P17" draw:layer="layout" svg:width="0.589cm" svg:height="0.577cm" svg:x="16.198cm" svg:y="10.487cm">
          <draw:image xlink:href="Pictures/10000000000002670000025AF945FF2F367AD83E.png" xlink:type="simple" xlink:show="embed" xlink:actuate="onLoad" loext:mime-type="image/png">
            <text:p/>
          </draw:image>
        </draw:frame>
        <draw:custom-shape draw:name="Google Shape;284;p66" draw:style-name="gr304" draw:text-style-name="P12" draw:layer="layout" svg:width="6.195cm" svg:height="15.747cm" svg:x="21.8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고객의 성명을 입력한다</text:span><text:span text:style-name="T7">.</text:span></text:p>
          <text:p text:style-name="P6"><text:span text:style-name="T7"/></text:p>
          <text:p text:style-name="P6"><text:span text:style-name="T7">2. </text:span><text:span text:style-name="T7">고객의 이메일을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고객의 연락처를 입력한다</text:span><text:span text:style-name="T7">.</text:span></text:p>
          <text:p text:style-name="P6"><text:span text:style-name="T7"/></text:p>
          <text:p text:style-name="P6"><text:span text:style-name="T7">4. </text:span><text:span text:style-name="T7">고객이 달력을 선택하여 체크인할 날짜를 선택한다</text:span><text:span text:style-name="T7">.</text:span></text:p>
          <text:p text:style-name="P6"><text:span text:style-name="T7"/></text:p>
          <text:p text:style-name="P6"><text:span text:style-name="T7">5. </text:span><text:span text:style-name="T7">고객이 달력을 선택하여 체크아웃할 날짜를 선택한다</text:span><text:span text:style-name="T7">.</text:span></text:p>
          <text:p text:style-name="P6"><text:span text:style-name="T7"/></text:p>
          <text:p text:style-name="P6"><text:span text:style-name="T7">6. </text:span><text:span text:style-name="T7">고객이 객실에 몇명이 숙박할 지를 선택한다</text:span><text:span text:style-name="T7">. </text:span><text:span text:style-name="T7">최소 인원은 </text:span><text:span text:style-name="T7">1</text:span><text:span text:style-name="T7">명이다</text:span><text:span text:style-name="T7">.</text:span></text:p>
          <text:p text:style-name="P6"><text:span text:style-name="T7"/></text:p>
          <text:p text:style-name="P6"><text:span text:style-name="T7">7. </text:span><text:span text:style-name="T7">입력란들을 모두 작성한 후</text:span><text:span text:style-name="T7">, </text:span><text:span text:style-name="T7">예약신청의 다음단계를 진행한다</text:span><text:span text:style-name="T7">.</text:span></text:p>
          <text:p text:style-name="P6"><text:span text:style-name="T7"/></text:p>
          <text:p text:style-name="P6"><text:span text:style-name="T7">8. </text:span><text:span text:style-name="T7">예약신청을 취소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66" draw:style-name="gr305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66" draw:style-name="gr306" draw:text-style-name="P25" draw:layer="layout" svg:width="0.995cm" svg:height="0.995cm" svg:x="5.5cm" svg:y="8.4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7;p66" draw:style-name="gr307" draw:text-style-name="P25" draw:layer="layout" svg:width="0.995cm" svg:height="0.995cm" svg:x="5.5cm" svg:y="6.903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8;p66" draw:style-name="gr308" draw:text-style-name="P25" draw:layer="layout" svg:width="0.995cm" svg:height="0.995cm" svg:x="5.5cm" svg:y="5.403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9;p66" draw:style-name="gr309" draw:text-style-name="P25" draw:layer="layout" svg:width="0.995cm" svg:height="0.995cm" svg:x="5.5cm" svg:y="10.006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0;p66" draw:style-name="gr310" draw:text-style-name="P25" draw:layer="layout" svg:width="0.995cm" svg:height="0.995cm" svg:x="5.497cm" svg:y="11.604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1;p66" draw:style-name="gr311" draw:text-style-name="P3" draw:layer="layout" svg:width="4.498cm" svg:height="1.398cm" svg:x="7cm" svg:y="13.501cm">
          <text:p text:style-name="P2"><text:span text:style-name="T2">예약신청 진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66" draw:style-name="gr312" draw:text-style-name="P25" draw:layer="layout" svg:width="0.995cm" svg:height="0.995cm" svg:x="5.9cm" svg:y="12.904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3;p66" draw:style-name="gr313" draw:text-style-name="P54" draw:layer="layout" svg:width="0.995cm" svg:height="0.995cm" svg:x="11.6cm" svg:y="12.9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4;p66" draw:style-name="gr314" draw:text-style-name="P20" draw:layer="layout" svg:width="1.598cm" svg:height="1.713cm" svg:x="11.5cm" svg:y="12.901cm">
          <text:p text:style-name="P6"><text:span text:style-name="T23"><text:s/></text:span><text:span text:style-name="T2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66" draw:style-name="gr315" draw:text-style-name="P3" draw:layer="layout" svg:width="4.498cm" svg:height="1.398cm" svg:x="12.9cm" svg:y="13.501cm">
          <text:p text:style-name="P2"><text:span text:style-name="T2">예약신청 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66" draw:style-name="gr316" draw:text-style-name="P21" draw:layer="layout" svg:width="5.196cm" svg:height="0.933cm" svg:x="8.602cm" svg:y="2.1cm">
          <text:p text:style-name="P2"><text:span text:style-name="T4">예약 신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1;p16:notes" presentation:style-name="pr1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2;p16:notes" draw:style-name="gr16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office:forms form:automatic-focus="false" form:apply-design-mode="false"/>
        <draw:custom-shape draw:name="Google Shape;301;p67" draw:style-name="gr287" draw:text-style-name="P4" draw:layer="layout" svg:width="6.195cm" svg:height="15.747cm" svg:x="21.804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67" draw:style-name="gr317" draw:text-style-name="P8" draw:layer="layout" svg:width="5.923cm" svg:height="10.26cm" svg:x="21.871cm" svg:y="5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67" draw:style-name="gr318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67" draw:style-name="gr319" draw:text-style-name="P25" draw:layer="layout" svg:width="0.995cm" svg:height="0.995cm" svg:x="5.8cm" svg:y="4.403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5;p67" draw:style-name="gr320" draw:text-style-name="P22" draw:layer="layout" svg:width="21.768cm" svg:height="1.313cm" svg:x="0.001cm" svg:y="0.001cm">
          <text:p text:style-name="P6"><text:span text:style-name="T4"><text:s/></text:span><text:span text:style-name="T4">RESERVATION.02 – </text:span><text:span text:style-name="T4">예약 결제</text:span><text:span text:style-name="T4"><text:tab/></text:span><text:span text:style-name="T4"><text:tab/></text:span><text:span text:style-name="T4"><text:tab/></text:span><text:span text:style-name="T4"><text:tab/></text:span><text:span text:style-name="T4">/reservation/resP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67" draw:style-name="기본값_5f_3" draw:layer="layout" svg:width="8.708cm" svg:height="3.113cm" svg:x="6.907cm" svg:y="5.327cm">
          <table:table>
            <table:table-column table:style-name="co18"/>
            <table:table-column table:style-name="co19"/>
            <table:table-row table:style-name="ro9" table:default-cell-style-name="ce13">
              <table:table-cell>
                <text:p text:style-name="P43"><text:span text:style-name="T29">아이디</text:span></text:p>
              </table:table-cell>
              <table:table-cell>
                <text:p text:style-name="P43"><text:span text:style-name="T9"><text:s/></text:span><text:span text:style-name="T9">yul214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예약자 성명</text:span></text:p>
              </table:table-cell>
              <table:table-cell>
                <text:p text:style-name="P43"><text:span text:style-name="T9"><text:s/></text:span><text:span text:style-name="T9">이율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이메일</text:span></text:p>
              </table:table-cell>
              <table:table-cell>
                <text:p text:style-name="P43"><text:span text:style-name="T9">yul214@naver..com</text:span></text:p>
              </table:table-cell>
            </table:table-row>
            <table:table-row table:style-name="ro10" table:default-cell-style-name="ce13">
              <table:table-cell>
                <text:p text:style-name="P43"><text:span text:style-name="T29">연락처</text:span></text:p>
              </table:table-cell>
              <table:table-cell>
                <text:p text:style-name="P43"><text:span text:style-name="T9"><text:s/></text:span><text:span text:style-name="T9">000-000-0025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307;p67" draw:style-name="gr321" draw:text-style-name="P20" draw:layer="layout" svg:width="5.198cm" svg:height="0.935cm" svg:x="7cm" svg:y="4cm">
          <text:p text:style-name="P6"><text:span text:style-name="T36"><text:s/></text:span><text:span text:style-name="T36">- </text:span><text:span text:style-name="T36">예약자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67" draw:style-name="gr322" draw:text-style-name="P20" draw:layer="layout" svg:width="5.198cm" svg:height="0.935cm" svg:x="7.1cm" svg:y="9.5cm">
          <text:p text:style-name="P6"><text:span text:style-name="T36"><text:s/></text:span><text:span text:style-name="T36">- </text:span><text:span text:style-name="T36">예약상세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67" draw:style-name="기본값_5f_3" draw:layer="layout" svg:width="8.696cm" svg:height="3.832cm" svg:x="6.915cm" svg:y="10.826cm">
          <table:table>
            <table:table-column table:style-name="co20"/>
            <table:table-column table:style-name="co21"/>
            <table:table-row table:style-name="ro11" table:default-cell-style-name="ce13">
              <table:table-cell>
                <text:p text:style-name="P43"><text:span text:style-name="T29">객실번호</text:span></text:p>
              </table:table-cell>
              <table:table-cell>
                <text:p text:style-name="P43"><text:span text:style-name="T9"><text:s/></text:span><text:span text:style-name="T9">301</text:span><text:span text:style-name="T9">호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객실종류</text:span></text:p>
              </table:table-cell>
              <table:table-cell>
                <text:p text:style-name="P43"><text:span text:style-name="T9">스위트룸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인</text:span></text:p>
              </table:table-cell>
              <table:table-cell>
                <text:p text:style-name="P43"><text:span text:style-name="T9"><text:s/></text:span><text:span text:style-name="T9">2020. 07. 19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아웃</text:span></text:p>
              </table:table-cell>
              <table:table-cell>
                <text:p text:style-name="P43"><text:span text:style-name="T9"><text:s/></text:span><text:span text:style-name="T9">2020. 07. 22</text:span></text:p>
              </table:table-cell>
            </table:table-row>
            <table:table-row table:style-name="ro12" table:default-cell-style-name="ce13">
              <table:table-cell>
                <text:p text:style-name="P43"><text:span text:style-name="T29">인원수</text:span></text:p>
              </table:table-cell>
              <table:table-cell>
                <text:p text:style-name="P43"><text:span text:style-name="T9">2</text:span><text:span text:style-name="T9">명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310;p67" draw:style-name="gr323" draw:text-style-name="P17" draw:layer="layout" svg:width="20.799cm" svg:height="0.001cm" svg:x="0.5cm" svg:y="9.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11;p67" draw:style-name="gr324" draw:text-style-name="P25" draw:layer="layout" svg:width="0.995cm" svg:height="0.995cm" svg:x="5.8cm" svg:y="9.603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67" draw:style-name="gr325" draw:text-style-name="P12" draw:layer="layout" svg:width="6.195cm" svg:height="15.747cm" svg:x="21.8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고객에 대한 정보들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고객이 예약한 상세한 정보에 대해서 표시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67" draw:style-name="gr326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4;p67">
          <draw:custom-shape draw:name="Google Shape;315;p67" draw:style-name="gr327" draw:text-style-name="P11" draw:layer="layout" svg:width="2.49cm" svg:height="0.49cm" svg:x="23.494cm" svg:y="1.4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67" draw:style-name="gr328" draw:text-style-name="P3" draw:layer="layout" svg:width="2.49cm" svg:height="0.49cm" svg:x="23.494cm" svg:y="1.9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17;p67" draw:style-name="gr329" draw:text-style-name="P21" draw:layer="layout" svg:width="5.196cm" svg:height="0.933cm" svg:x="8.602cm" svg:y="2.1cm">
          <text:p text:style-name="P2"><text:span text:style-name="T4">예약 결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98;p17:notes" presentation:style-name="pr1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9;p17:notes" draw:style-name="gr16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office:forms form:automatic-focus="false" form:apply-design-mode="false"/>
        <draw:custom-shape draw:name="Google Shape;322;p68" draw:style-name="gr287" draw:text-style-name="P4" draw:layer="layout" svg:width="6.195cm" svg:height="15.747cm" svg:x="21.804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68" draw:style-name="gr317" draw:text-style-name="P8" draw:layer="layout" svg:width="5.923cm" svg:height="10.26cm" svg:x="21.871cm" svg:y="5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68" draw:style-name="gr330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68" draw:style-name="gr331" draw:text-style-name="P25" draw:layer="layout" svg:width="0.995cm" svg:height="0.995cm" svg:x="6.303cm" svg:y="3.803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68" draw:style-name="gr332" draw:text-style-name="P22" draw:layer="layout" svg:width="21.768cm" svg:height="1.313cm" svg:x="0.001cm" svg:y="0.001cm">
          <text:p text:style-name="P6"><text:span text:style-name="T4"><text:s/></text:span><text:span text:style-name="T4">RESERVATION.02 – </text:span><text:span text:style-name="T4">예약 결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68" draw:style-name="gr333" draw:text-style-name="P20" draw:layer="layout" svg:width="4.098cm" svg:height="1.239cm" svg:x="7.2cm" svg:y="6.277cm">
          <text:p text:style-name="P6"><text:span text:style-name="T12">결제방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68" draw:style-name="gr334" draw:text-style-name="P25" draw:layer="layout" svg:width="0.995cm" svg:height="0.995cm" svg:x="5.5cm" svg:y="6.1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9;p68" draw:style-name="gr335" draw:text-style-name="P13" draw:layer="layout" svg:width="0.198cm" svg:height="0.198cm" svg:x="11.4cm" svg:y="6.5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0;p68" draw:style-name="gr336" draw:text-style-name="P20" draw:layer="layout" svg:width="2.098cm" svg:height="0.736cm" svg:x="11.5cm" svg:y="6.362cm">
          <text:p text:style-name="P6"><text:span text:style-name="T7">신용카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68" draw:style-name="gr337" draw:text-style-name="P4" draw:layer="layout" svg:width="0.198cm" svg:height="0.196cm" svg:x="13.7cm" svg:y="6.5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2;p68" draw:style-name="gr338" draw:text-style-name="P20" draw:layer="layout" svg:width="2.598cm" svg:height="0.953cm" svg:x="13.8cm" svg:y="6.345cm">
          <text:p text:style-name="P6"><text:span text:style-name="T7">핸드폰 결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68" draw:style-name="gr339" draw:text-style-name="P3" draw:layer="layout" svg:width="2.698cm" svg:height="0.998cm" svg:x="8.199cm" svg:y="13.001cm">
          <text:p text:style-name="P2"><text:span text:style-name="T6">예약신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68" draw:style-name="gr340" draw:text-style-name="P3" draw:layer="layout" svg:width="2.698cm" svg:height="0.998cm" svg:x="12cm" svg:y="13.001cm">
          <text:p text:style-name="P2"><text:span text:style-name="T6">예약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68" draw:style-name="gr341" draw:text-style-name="P25" draw:layer="layout" svg:width="0.995cm" svg:height="0.995cm" svg:x="11.303cm" svg:y="12.504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6;p68" draw:style-name="gr342" draw:text-style-name="P25" draw:layer="layout" svg:width="0.995cm" svg:height="0.995cm" svg:x="7.499cm" svg:y="12.501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;p68" draw:style-name="gr343" draw:text-style-name="P12" draw:layer="layout" svg:width="6.195cm" svg:height="15.747cm" svg:x="21.8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고객이 예약하려는 내용의 정보들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고객은 신용카드와</text:span><text:span text:style-name="T7">, </text:span><text:span text:style-name="T7">핸드폰 결제 중에서 하나의 결제방식을 선택한다</text:span><text:span text:style-name="T7">.</text:span></text:p>
          <text:p text:style-name="P6"><text:span text:style-name="T7"/></text:p>
          <text:p text:style-name="P6"><text:span text:style-name="T7">3. </text:span><text:span text:style-name="T7">고객이 예약하는 객실의 총 결제금액을 표시한다</text:span><text:span text:style-name="T7">.</text:span></text:p>
          <text:p text:style-name="P6"><text:span text:style-name="T7"/></text:p>
          <text:p text:style-name="P6"><text:span text:style-name="T7">4. </text:span><text:span text:style-name="T7">예약신청을 진행한다</text:span><text:span text:style-name="T7">.</text:span></text:p>
          <text:p text:style-name="P6"><text:span text:style-name="T7"/></text:p>
          <text:p text:style-name="P6"><text:span text:style-name="T7">5. </text:span><text:span text:style-name="T7">예약신청을 취소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68" draw:style-name="gr344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68" draw:style-name="gr345" draw:text-style-name="P20" draw:layer="layout" svg:width="5.198cm" svg:height="0.935cm" svg:x="6.8cm" svg:y="4.801cm">
          <text:p text:style-name="P6"><text:span text:style-name="T36"><text:s/></text:span><text:span text:style-name="T36">- </text:span><text:span text:style-name="T36">예약 결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68" draw:style-name="gr346" draw:text-style-name="P20" draw:layer="layout" svg:width="3.698cm" svg:height="1.239cm" svg:x="7.2cm" svg:y="7.278cm">
          <text:p text:style-name="P6"><text:span text:style-name="T12">총 결제금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68" draw:style-name="gr347" draw:text-style-name="P20" draw:layer="layout" svg:width="2.998cm" svg:height="0.881cm" svg:x="11cm" svg:y="7.317cm">
          <text:p text:style-name="P6"><text:span text:style-name="T12">250,000</text:span><text:span text:style-name="T12">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42;p68">
          <draw:custom-shape draw:name="Google Shape;343;p68" draw:style-name="gr348" draw:text-style-name="P3" draw:layer="layout" svg:width="2.49cm" svg:height="0.49cm" svg:x="23.494cm" svg:y="1.408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4;p68" draw:style-name="gr349" draw:text-style-name="P55" draw:layer="layout" svg:width="2.49cm" svg:height="0.49cm" svg:x="23.494cm" svg:y="1.908cm">
            <text:p text:style-name="P2"><text:span text:style-name="T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5;p68" draw:style-name="gr350" draw:text-style-name="P25" draw:layer="layout" svg:width="0.995cm" svg:height="0.995cm" svg:x="6.203cm" svg:y="7.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6;p68" draw:style-name="gr351" draw:text-style-name="P21" draw:layer="layout" svg:width="5.196cm" svg:height="0.933cm" svg:x="8.602cm" svg:y="1.6cm">
          <text:p text:style-name="P2"><text:span text:style-name="T4">예약 결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319;p18:notes" presentation:style-name="pr18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18:notes" draw:style-name="gr16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office:forms form:automatic-focus="false" form:apply-design-mode="false"/>
        <draw:custom-shape draw:name="Google Shape;351;p69" draw:style-name="gr352" draw:text-style-name="P4" draw:layer="layout" svg:width="6.195cm" svg:height="15.747cm" svg:x="21.804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69" draw:style-name="gr353" draw:text-style-name="P21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69" draw:style-name="gr354" draw:text-style-name="P22" draw:layer="layout" svg:width="21.768cm" svg:height="1.313cm" svg:x="0.001cm" svg:y="0.001cm">
          <text:p text:style-name="P6"><text:span text:style-name="T4"><text:s/></text:span><text:span text:style-name="T4">RESERVATION.03 – </text:span><text:span text:style-name="T4">예약 정보</text:span><text:span text:style-name="T4"><text:tab/></text:span><text:span text:style-name="T4"><text:tab/></text:span><text:span text:style-name="T4"><text:tab/></text:span><text:span text:style-name="T4"> <text:s text:c="12"/></text:span><text:span text:style-name="T4">/reservation/res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69" draw:style-name="standard" draw:layer="layout" svg:width="8.706cm" svg:height="3.113cm" svg:x="7.007cm" svg:y="3.827cm">
          <table:table>
            <table:table-column table:style-name="co22"/>
            <table:table-column table:style-name="co23"/>
            <table:table-row table:style-name="ro9" table:default-cell-style-name="ce13">
              <table:table-cell>
                <text:p text:style-name="P43"><text:span text:style-name="T29">아이디</text:span></text:p>
              </table:table-cell>
              <table:table-cell>
                <text:p text:style-name="P43"><text:span text:style-name="T9"><text:s/></text:span><text:span text:style-name="T9">yul214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예약자 성명</text:span></text:p>
              </table:table-cell>
              <table:table-cell>
                <text:p text:style-name="P43"><text:span text:style-name="T9"><text:s/></text:span><text:span text:style-name="T9">이율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이메일</text:span></text:p>
              </table:table-cell>
              <table:table-cell>
                <text:p text:style-name="P43"><text:span text:style-name="T9">yul214@naver..com</text:span></text:p>
              </table:table-cell>
            </table:table-row>
            <table:table-row table:style-name="ro10" table:default-cell-style-name="ce13">
              <table:table-cell>
                <text:p text:style-name="P43"><text:span text:style-name="T29">연락처</text:span></text:p>
              </table:table-cell>
              <table:table-cell>
                <text:p text:style-name="P43"><text:span text:style-name="T9"><text:s/></text:span><text:span text:style-name="T9">000-000-0025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Google Shape;355;p69" draw:style-name="gr355" draw:text-style-name="P20" draw:layer="layout" svg:width="5.198cm" svg:height="0.888cm" svg:x="7.6cm" svg:y="2.8cm">
          <text:p text:style-name="P6"><text:span text:style-name="T26"><text:s/></text:span><text:span text:style-name="T26">- </text:span><text:span text:style-name="T26">예약자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69" draw:style-name="gr356" draw:text-style-name="P20" draw:layer="layout" svg:width="5.198cm" svg:height="0.888cm" svg:x="7.7cm" svg:y="7.5cm">
          <text:p text:style-name="P6"><text:span text:style-name="T26"><text:s/></text:span><text:span text:style-name="T26">- </text:span><text:span text:style-name="T26">예약 상세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69" draw:style-name="standard" draw:layer="layout" svg:width="8.696cm" svg:height="5.372cm" svg:x="7.015cm" svg:y="8.526cm">
          <table:table>
            <table:table-column table:style-name="co24"/>
            <table:table-column table:style-name="co25"/>
            <table:table-row table:style-name="ro11" table:default-cell-style-name="ce13">
              <table:table-cell>
                <text:p text:style-name="P43"><text:span text:style-name="T29">객실번호</text:span></text:p>
              </table:table-cell>
              <table:table-cell>
                <text:p text:style-name="P43"><text:span text:style-name="T9"><text:s/></text:span><text:span text:style-name="T9">301</text:span><text:span text:style-name="T9">호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객실종류</text:span></text:p>
              </table:table-cell>
              <table:table-cell>
                <text:p text:style-name="P43"><text:span text:style-name="T9"><text:s/></text:span><text:span text:style-name="T9">스위트룸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인</text:span></text:p>
              </table:table-cell>
              <table:table-cell>
                <text:p text:style-name="P43"><text:span text:style-name="T9"><text:s/></text:span><text:span text:style-name="T9">2020 - 07 - 19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아웃</text:span></text:p>
              </table:table-cell>
              <table:table-cell>
                <text:p text:style-name="P43"><text:span text:style-name="T9"><text:s/></text:span><text:span text:style-name="T9">2020 - 07 - 22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인원수</text:span></text:p>
              </table:table-cell>
              <table:table-cell>
                <text:p text:style-name="P43"><text:span text:style-name="T9"><text:s/></text:span><text:span text:style-name="T9">2</text:span><text:span text:style-name="T9">명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결제방식</text:span></text:p>
              </table:table-cell>
              <table:table-cell>
                <text:p text:style-name="P43"><text:span text:style-name="T9"><text:s/></text:span><text:span text:style-name="T9">신용카드</text:span></text:p>
              </table:table-cell>
            </table:table-row>
            <table:table-row table:style-name="ro13" table:default-cell-style-name="ce13">
              <table:table-cell>
                <text:p text:style-name="P43"><text:span text:style-name="T29">총 결제금액</text:span></text:p>
              </table:table-cell>
              <table:table-cell>
                <text:p text:style-name="P43"><text:span text:style-name="T9"><text:s/></text:span><text:span text:style-name="T9">250,,000 </text:span><text:span text:style-name="T9">원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358;p69" draw:style-name="gr357" draw:text-style-name="P3" draw:layer="layout" svg:width="3.798cm" svg:height="0.998cm" svg:x="11.901cm" svg:y="14.501cm">
          <text:p text:style-name="P2"><text:span text:style-name="T37">예약취소 신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69" draw:style-name="gr358" draw:text-style-name="P17" draw:layer="layout" svg:width="20.799cm" svg:height="0.197cm" draw:transform="rotate (-3.14159265358979) translate (21.289cm 7.59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60;p69" draw:style-name="gr359" draw:text-style-name="P20" draw:layer="layout" svg:width="5.923cm" svg:height="14.138cm" svg:x="21.871cm" svg:y="0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고객에 대한 정보들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고객이 예약한 상세한 정보에 대해서 표시한다</text:span><text:span text:style-name="T7">.</text:span></text:p>
          <text:p text:style-name="P6"><text:span text:style-name="T7"/></text:p>
          <text:p text:style-name="P6"><text:span text:style-name="T7">3. </text:span><text:span text:style-name="T7">예약내역 화면으로 이동한다</text:span><text:span text:style-name="T7">.</text:span></text:p>
          <text:p text:style-name="P6"><text:span text:style-name="T7"/></text:p>
          <text:p text:style-name="P6"><text:span text:style-name="T7">4. </text:span><text:span text:style-name="T7">고객이 예약한 내용에 대하여 취소신청을 할 수 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69" draw:style-name="gr360" draw:text-style-name="P3" draw:layer="layout" svg:width="3.798cm" svg:height="0.998cm" svg:x="7.3cm" svg:y="14.5cm">
          <text:p text:style-name="P2"><text:span text:style-name="T37">예약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69" draw:style-name="gr361" draw:text-style-name="P25" draw:layer="layout" svg:width="0.995cm" svg:height="0.995cm" svg:x="6.6cm" svg:y="1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69" draw:style-name="gr362" draw:text-style-name="P25" draw:layer="layout" svg:width="0.995cm" svg:height="0.995cm" svg:x="6.903cm" svg:y="7.36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69" draw:style-name="gr363" draw:text-style-name="P25" draw:layer="layout" svg:width="0.995cm" svg:height="0.995cm" svg:x="6.8cm" svg:y="2.703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5;p69" draw:style-name="gr364" draw:text-style-name="P25" draw:layer="layout" svg:width="0.995cm" svg:height="0.995cm" svg:x="11.2cm" svg:y="14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6;p69" draw:style-name="gr365" draw:text-style-name="P21" draw:layer="layout" svg:width="5.196cm" svg:height="0.933cm" svg:x="8.602cm" svg:y="1.6cm">
          <text:p text:style-name="P2"><text:span text:style-name="T4">예약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348;p19:notes" presentation:style-name="pr19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9;p19:notes" draw:style-name="gr16" draw:layer="layout" svg:width="13.999cm" svg:height="11.136cm" svg:x="3.5cm" svg:y="2.227cm" draw:page-number="19" presentation:class="page"/>
        </presentation:notes>
      </draw:page>
      <draw:page draw:name="page20" draw:style-name="dp1" draw:master-page-name="OBJECT_5f_" presentation:presentation-page-layout-name="AL1T11">
        <office:forms form:automatic-focus="false" form:apply-design-mode="false"/>
        <draw:custom-shape draw:name="Google Shape;371;p70" draw:style-name="gr366" draw:text-style-name="P20" draw:layer="layout" svg:width="4.429cm" svg:height="0.759cm" svg:x="1.369cm" svg:y="5cm">
          <text:p text:style-name="P6"><text:span text:style-name="T16"><text:s/></text:span><text:span text:style-name="T16">예약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70" draw:style-name="standard" draw:layer="layout" svg:width="18.683cm" svg:height="7.271cm" svg:x="1.034cm" svg:y="5.881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4" table:default-cell-style-name="ce2">
              <table:table-cell table:style-name="ce1">
                <text:p text:style-name="P18"><text:span text:style-name="T11">예약 번호 </text:span></text:p>
              </table:table-cell>
              <table:table-cell>
                <text:p text:style-name="P18"><text:span text:style-name="T11">예약 날짜</text:span></text:p>
              </table:table-cell>
              <table:table-cell>
                <text:p text:style-name="P18"><text:span text:style-name="T11">예약 정보</text:span></text:p>
              </table:table-cell>
              <table:table-cell table:style-name="ce7">
                <text:p text:style-name="P18"><text:span text:style-name="T11">결제 상태</text:span></text:p>
              </table:table-cell>
            </table:table-row>
            <table:table-row table:style-name="ro15" table:default-cell-style-name="ce15">
              <table:table-cell table:style-name="ce14">
                <text:p text:style-name="P18"><text:span text:style-name="T15">20475</text:span></text:p>
              </table:table-cell>
              <table:table-cell>
                <text:p text:style-name="P18"><text:span text:style-name="T15">2020-06-17</text:span></text:p>
              </table:table-cell>
              <table:table-cell>
                <text:p text:style-name="P18"><text:span text:style-name="T2"><text:s/></text:span><text:span text:style-name="T11">호수</text:span><text:span text:style-name="T11">: 301</text:span></text:p>
                <text:p text:style-name="P18"><text:span text:style-name="T15">인원 </text:span><text:span text:style-name="T15">: 2</text:span><text:span text:style-name="T15">명 </text:span></text:p>
                <text:p text:style-name="P18"><text:span text:style-name="T15">가격 </text:span><text:span text:style-name="T15">: 300,000 </text:span><text:span text:style-name="T15">원</text:span></text:p>
              </table:table-cell>
              <table:table-cell table:style-name="ce16">
                <text:p text:style-name="P18"><text:span text:style-name="T7">결제 완료</text:span></text:p>
              </table:table-cell>
            </table:table-row>
            <table:table-row table:style-name="ro15" table:default-cell-style-name="ce15">
              <table:table-cell table:style-name="ce14">
                <text:p text:style-name="P18"><text:span text:style-name="T15">20192</text:span></text:p>
              </table:table-cell>
              <table:table-cell>
                <text:p text:style-name="P18"><text:span text:style-name="T15">2020-05-02</text:span></text:p>
              </table:table-cell>
              <table:table-cell>
                <text:p text:style-name="P18"><text:span text:style-name="T11">호수</text:span><text:span text:style-name="T11">: 501</text:span></text:p>
                <text:p text:style-name="P18"><text:span text:style-name="T15">인원 </text:span><text:span text:style-name="T15">: 4</text:span><text:span text:style-name="T15">명 </text:span></text:p>
                <text:p text:style-name="P18"><text:span text:style-name="T15">가격 </text:span><text:span text:style-name="T15">: 420,000 </text:span><text:span text:style-name="T15">원</text:span></text:p>
              </table:table-cell>
              <table:table-cell table:style-name="ce16">
                <text:p text:style-name="P18"><text:span text:style-name="T7">결제 완료</text:span></text:p>
              </table:table-cell>
            </table:table-row>
            <table:table-row table:style-name="ro15" table:default-cell-style-name="ce15">
              <table:table-cell table:style-name="ce14">
                <text:p text:style-name="P18"><text:span text:style-name="T15">20071</text:span></text:p>
              </table:table-cell>
              <table:table-cell>
                <text:p text:style-name="P18"><text:span text:style-name="T15">2020-02-12</text:span></text:p>
              </table:table-cell>
              <table:table-cell>
                <text:p text:style-name="P18"><text:span text:style-name="T2"><text:s/></text:span><text:span text:style-name="T11">호수</text:span><text:span text:style-name="T11">: 401</text:span></text:p>
                <text:p text:style-name="P18"><text:span text:style-name="T15">인원 </text:span><text:span text:style-name="T15">: 2</text:span><text:span text:style-name="T15">명 </text:span></text:p>
                <text:p text:style-name="P18"><text:span text:style-name="T15">가격 </text:span><text:span text:style-name="T15">: 300,000 </text:span><text:span text:style-name="T15">원</text:span></text:p>
              </table:table-cell>
              <table:table-cell table:style-name="ce16">
                <text:p text:style-name="P18"><text:span text:style-name="T7">결제 완료</text:span></text:p>
              </table:table-cell>
            </table:table-row>
            <table:table-row table:style-name="ro16" table:default-cell-style-name="ce18">
              <table:table-cell table:style-name="ce17"/>
              <table:table-cell/>
              <table:table-cell/>
              <table:table-cell table:style-name="ce19"/>
            </table:table-row>
          </table:table>
          <draw:image xlink:href="Pictures/TablePreview16.svm" xlink:type="simple" xlink:show="embed" xlink:actuate="onLoad"/>
        </draw:frame>
        <draw:custom-shape draw:name="Google Shape;373;p70" draw:style-name="gr367" draw:text-style-name="P22" draw:layer="layout" svg:width="21.757cm" svg:height="1.308cm" svg:x="0.001cm" svg:y="0.001cm">
          <text:p text:style-name="P6"><text:span text:style-name="T38"><text:s/></text:span><text:span text:style-name="T4">RESERVATION.04 – </text:span><text:span text:style-name="T4">예약 내역</text:span><text:span text:style-name="T4"><text:tab/></text:span><text:span text:style-name="T4"><text:tab/></text:span><text:span text:style-name="T4"><text:tab/></text:span><text:span text:style-name="T4"> <text:s text:c="12"/></text:span><text:span text:style-name="T4">/reservation/res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70" draw:style-name="gr368" draw:text-style-name="P4" draw:layer="layout" svg:width="6.236cm" svg:height="15.745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70" draw:style-name="gr369" draw:text-style-name="P21" draw:layer="layout" svg:width="5.818cm" svg:height="0.99cm" svg:x="21.865cm" svg:y="0.315cm">
          <text:p text:style-name="P2"><text:span text:style-name="T20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70" draw:style-name="gr370" draw:text-style-name="P20" draw:layer="layout" svg:width="5.919cm" svg:height="14.608cm" svg:x="21.865cm" svg:y="1.623cm">
          <text:p text:style-name="P6"><text:span text:style-name="T7">1. [</text:span><text:span text:style-name="T7">예약 내역</text:span><text:span text:style-name="T7">] </text:span><text:span text:style-name="T7">회원이 이때까지 예약한 예약 내역들이 목록으로 나타난다</text:span><text:span text:style-name="T7">.</text:span></text:p>
          <text:p text:style-name="P6"><text:span text:style-name="T7"/></text:p>
          <text:p text:style-name="P6"><text:span text:style-name="T7">2. [</text:span><text:span text:style-name="T7">예약 내역</text:span><text:span text:style-name="T7">] </text:span><text:span text:style-name="T7">예약 제목 버튼을 누르면 예약 내용 페이지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70" draw:style-name="gr371" draw:text-style-name="P50" draw:layer="layout" svg:width="0.575cm" svg:height="0.575cm" svg:x="0.621cm" svg:y="4.368cm">
          <text:p text:style-name="P2"><text:span text:style-name="T1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8;p70" draw:style-name="gr372" draw:text-style-name="P50" draw:layer="layout" svg:width="0.575cm" svg:height="0.575cm" svg:x="6.298cm" svg:y="6.5cm">
          <text:p text:style-name="P2"><text:span text:style-name="T1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70" draw:style-name="gr373" draw:text-style-name="P20" draw:layer="layout" svg:width="3.741cm" svg:height="0.863cm" svg:x="0.458cm" svg:y="1.862cm">
          <text:p text:style-name="P6"><text:span text:style-name="T39">마이페이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70" draw:style-name="standard" draw:layer="layout" svg:width="20.099cm" svg:height="1.079cm" svg:x="0.598cm" svg:y="2.994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10">
              <table:table-cell table:style-name="ce9">
                <text:p text:style-name="P18"><text:span text:style-name="T6">예약 내역</text:span></text:p>
              </table:table-cell>
              <table:table-cell>
                <text:p text:style-name="P18"><text:span text:style-name="T6">환불 내역</text:span></text:p>
              </table:table-cell>
              <table:table-cell>
                <text:p text:style-name="P18"><text:span text:style-name="T6">후기 내역</text:span></text:p>
              </table:table-cell>
              <table:table-cell>
                <text:p text:style-name="P18"><text:span text:style-name="T6">문의 내역</text:span></text:p>
              </table:table-cell>
              <table:table-cell table:style-name="ce11">
                <text:p text:style-name="P18"><text:span text:style-name="T6">회원 정보 관리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Google Shape;381;p70" draw:style-name="gr374" draw:text-style-name="P56" draw:layer="layout" svg:width="0.803cm" svg:height="0.671cm" svg:x="9.463cm" svg:y="13.091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70" draw:style-name="gr375" draw:text-style-name="P20" draw:layer="layout" svg:width="0.803cm" svg:height="0.671cm" svg:x="10.27cm" svg:y="13.091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70" draw:style-name="gr376" draw:text-style-name="P20" draw:layer="layout" svg:width="0.803cm" svg:height="0.671cm" svg:x="11.08cm" svg:y="13.091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70" draw:style-name="gr377" draw:text-style-name="P20" draw:layer="layout" svg:width="0.803cm" svg:height="0.671cm" svg:x="11.887cm" svg:y="13.091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70" draw:style-name="gr378" draw:text-style-name="P20" draw:layer="layout" svg:width="0.803cm" svg:height="0.671cm" svg:x="12.696cm" svg:y="13.091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70" draw:style-name="gr379" draw:text-style-name="P17" draw:layer="layout" svg:width="0.16cm" svg:height="0.15cm" svg:x="1.338cm" svg:y="5.2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87;p70" draw:style-name="gr379" draw:text-style-name="P17" draw:layer="layout" svg:width="0.16cm" svg:height="0.112cm" draw:transform="rotate (-3.14159265358979) translate (1.478cm 5.61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88;p70" draw:style-name="gr380" draw:text-style-name="P17" draw:layer="layout" svg:width="18.582cm" svg:height="0.001cm" svg:x="1.134cm" svg:y="8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389;p70" draw:style-name="gr380" draw:text-style-name="P17" draw:layer="layout" svg:width="18.582cm" svg:height="0.001cm" svg:x="1.134cm" svg:y="9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Google Shape;368;p20:notes" presentation:style-name="pr20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9;p20:notes" draw:style-name="gr16" draw:layer="layout" svg:width="13.999cm" svg:height="11.136cm" svg:x="3.5cm" svg:y="2.227cm" draw:page-number="20" presentation:class="page"/>
        </presentation:notes>
      </draw:page>
      <draw:page draw:name="page21" draw:style-name="dp1" draw:master-page-name="기본값" presentation:presentation-page-layout-name="AL1T11">
        <office:forms form:automatic-focus="false" form:apply-design-mode="false"/>
        <draw:custom-shape draw:name="Google Shape;394;p71" draw:style-name="gr381" draw:text-style-name="P4" draw:layer="layout" svg:width="6.193cm" svg:height="15.745cm" svg:x="21.803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71" draw:style-name="gr382" draw:text-style-name="P21" draw:layer="layout" svg:width="5.821cm" svg:height="0.993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71" draw:style-name="gr383" draw:text-style-name="P22" draw:layer="layout" svg:width="21.767cm" svg:height="1.311cm" svg:x="0.001cm" svg:y="0.001cm">
          <text:p text:style-name="P6"><text:span text:style-name="T4"><text:s/></text:span><text:span text:style-name="T4">REFUND.01 – </text:span><text:span text:style-name="T4">환불 작성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/refund/refund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71" draw:style-name="기본값_5f_3" draw:layer="layout" svg:width="8.708cm" svg:height="6.447cm" svg:x="1.403cm" svg:y="4.53cm">
          <table:table>
            <table:table-column table:style-name="co22"/>
            <table:table-column table:style-name="co26"/>
            <table:table-row table:style-name="ro17">
              <table:table-cell table:style-name="ce20">
                <text:p text:style-name="P18"><text:span text:style-name="T29">아이디</text:span></text:p>
              </table:table-cell>
              <table:table-cell table:style-name="ce21">
                <text:p text:style-name="P18"><text:span text:style-name="T7"><text:s/></text:span><text:span text:style-name="T41">sejong1443</text:span></text:p>
              </table:table-cell>
            </table:table-row>
            <table:table-row table:style-name="ro17">
              <table:table-cell table:style-name="ce20">
                <text:p text:style-name="P18"><text:span text:style-name="T29">예약자 성명</text:span></text:p>
              </table:table-cell>
              <table:table-cell table:style-name="ce21">
                <text:p text:style-name="P18"><text:span text:style-name="T7"><text:s/></text:span><text:span text:style-name="T41">이도</text:span></text:p>
              </table:table-cell>
            </table:table-row>
            <table:table-row table:style-name="ro17">
              <table:table-cell table:style-name="ce20">
                <text:p text:style-name="P18"><text:span text:style-name="T29">이메일</text:span></text:p>
              </table:table-cell>
              <table:table-cell table:style-name="ce21">
                <text:p text:style-name="P18"><text:span text:style-name="T7">yul214@naver.com</text:span></text:p>
              </table:table-cell>
            </table:table-row>
            <table:table-row table:style-name="ro18">
              <table:table-cell table:style-name="ce20">
                <text:p text:style-name="P18"><text:span text:style-name="T29">연락처</text:span></text:p>
              </table:table-cell>
              <table:table-cell table:style-name="ce21">
                <text:p text:style-name="P18"><text:span text:style-name="T7"><text:s/></text:span><text:span text:style-name="T7">010-1234-5678</text:span></text:p>
              </table:table-cell>
            </table:table-row>
            <table:table-row table:style-name="ro17">
              <table:table-cell table:style-name="ce20"/>
              <table:table-cell table:style-name="ce21"/>
            </table:table-row>
            <table:table-row table:style-name="ro17">
              <table:table-cell table:style-name="ce20"/>
              <table:table-cell table:style-name="ce21"/>
            </table:table-row>
            <table:table-row table:style-name="ro17">
              <table:table-cell table:style-name="ce20"/>
              <table:table-cell table:style-name="ce21"/>
            </table:table-row>
            <table:table-row table:style-name="ro18">
              <table:table-cell table:style-name="ce20"/>
              <table:table-cell table:style-name="ce21"/>
            </table:table-row>
          </table:table>
          <draw:image xlink:href="Pictures/TablePreview18.svm" xlink:type="simple" xlink:show="embed" xlink:actuate="onLoad"/>
        </draw:frame>
        <draw:custom-shape draw:name="Google Shape;398;p71" draw:style-name="gr384" draw:text-style-name="P20" draw:layer="layout" svg:width="5.196cm" svg:height="0.933cm" svg:x="1.5cm" svg:y="3.595cm">
          <text:p text:style-name="P6"><text:span text:style-name="T26"><text:s/></text:span><text:span text:style-name="T26">예약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71" draw:style-name="기본값_5f_3" draw:layer="layout" svg:width="8.694cm" svg:height="5.644cm" svg:x="1.408cm" svg:y="7.759cm">
          <table:table>
            <table:table-column table:style-name="co27"/>
            <table:table-column table:style-name="co25"/>
            <table:table-row table:style-name="ro17">
              <table:table-cell table:style-name="ce22">
                <text:p text:style-name="P18"><text:span text:style-name="T29">객실번호</text:span></text:p>
              </table:table-cell>
              <table:table-cell table:style-name="ce21">
                <text:p text:style-name="P18"><text:span text:style-name="T12"><text:s/></text:span><text:span text:style-name="T12">301</text:span><text:span text:style-name="T12">호</text:span></text:p>
              </table:table-cell>
            </table:table-row>
            <table:table-row table:style-name="ro17">
              <table:table-cell table:style-name="ce22">
                <text:p text:style-name="P18"><text:span text:style-name="T29">객실종류</text:span></text:p>
              </table:table-cell>
              <table:table-cell table:style-name="ce21">
                <text:p text:style-name="P18"><text:span text:style-name="T12">스위트룸</text:span></text:p>
              </table:table-cell>
            </table:table-row>
            <table:table-row table:style-name="ro17">
              <table:table-cell table:style-name="ce22">
                <text:p text:style-name="P18"><text:span text:style-name="T29">체크인</text:span></text:p>
              </table:table-cell>
              <table:table-cell table:style-name="ce21">
                <text:p text:style-name="P18"><text:span text:style-name="T12"><text:s/></text:span><text:span text:style-name="T12">2020. 07. 19</text:span></text:p>
              </table:table-cell>
            </table:table-row>
            <table:table-row table:style-name="ro17">
              <table:table-cell table:style-name="ce22">
                <text:p text:style-name="P18"><text:span text:style-name="T29">체크아웃</text:span></text:p>
              </table:table-cell>
              <table:table-cell table:style-name="ce21">
                <text:p text:style-name="P18"><text:span text:style-name="T12"><text:s/></text:span><text:span text:style-name="T12">2020. 07. 22</text:span></text:p>
              </table:table-cell>
            </table:table-row>
            <table:table-row table:style-name="ro17">
              <table:table-cell table:style-name="ce22">
                <text:p text:style-name="P18"><text:span text:style-name="T29">인원수</text:span></text:p>
              </table:table-cell>
              <table:table-cell table:style-name="ce21">
                <text:p text:style-name="P18"><text:span text:style-name="T12"><text:s/></text:span><text:span text:style-name="T12">2</text:span><text:span text:style-name="T12">명</text:span></text:p>
              </table:table-cell>
            </table:table-row>
            <table:table-row table:style-name="ro17">
              <table:table-cell table:style-name="ce22">
                <text:p text:style-name="P18"><text:span text:style-name="T29">결제방식</text:span></text:p>
              </table:table-cell>
              <table:table-cell table:style-name="ce21">
                <text:p text:style-name="P18"><text:span text:style-name="T12"><text:s/></text:span><text:span text:style-name="T12">신용카드</text:span></text:p>
              </table:table-cell>
            </table:table-row>
            <table:table-row table:style-name="ro18">
              <table:table-cell table:style-name="ce22">
                <text:p text:style-name="P18"><text:span text:style-name="T29">총 환불금액</text:span></text:p>
              </table:table-cell>
              <table:table-cell table:style-name="ce21">
                <text:p text:style-name="P18"><text:span text:style-name="T12"><text:s/></text:span><text:span text:style-name="T12">250,000 </text:span><text:span text:style-name="T12">원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Google Shape;400;p71" draw:style-name="gr385" draw:text-style-name="P12" draw:layer="layout" svg:width="6.193cm" svg:height="15.745cm" svg:x="21.799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21">1. </text:span><text:span text:style-name="T21">예약정보 내용이다</text:span><text:span text:style-name="T21">. </text:span><text:span text:style-name="T21">고객이 환불하기 전의 예약에 대한 내용을 확인할 수 있다</text:span><text:span text:style-name="T21">.</text:span></text:p>
          <text:p text:style-name="P6"><text:span text:style-name="T21"/></text:p>
          <text:p text:style-name="P6"><text:span text:style-name="T21">2. </text:span><text:span text:style-name="T21">고객이 환불에 대한 상세한 정보를 입력할 수 있는 창이다</text:span><text:span text:style-name="T21">.</text:span></text:p>
          <text:p text:style-name="P6"><text:span text:style-name="T21"/></text:p>
          <text:p text:style-name="P6"><text:span text:style-name="T21">3. </text:span><text:span text:style-name="T21">버튼을 클릭하면 환불 신청을 완료하고</text:span><text:span text:style-name="T21">, </text:span><text:span text:style-name="T21">환불 정보 페이지로 이동한다</text:span><text:span text:style-name="T21">.</text:span></text:p>
          <text:p text:style-name="P6"><text:span text:style-name="T21"/></text:p>
          <text:p text:style-name="P6"><text:span text:style-name="T21">4. </text:span><text:span text:style-name="T21">버튼을 클릭하면 환불 취소를 하고</text:span><text:span text:style-name="T21">, </text:span><text:span text:style-name="T21">예약 정보 페이지로 이동한다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71" draw:style-name="gr386" draw:text-style-name="P21" draw:layer="layout" svg:width="5.821cm" svg:height="0.993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71" draw:style-name="gr387" draw:text-style-name="P25" draw:layer="layout" svg:width="0.992cm" svg:height="0.993cm" svg:x="0.6cm" svg:y="3.404cm">
          <text:p text:style-name="P2"><text:span text:style-name="T4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403;p71" draw:style-name="기본값_5f_3" draw:layer="layout" svg:width="8.798cm" svg:height="7.476cm" svg:x="12.013cm" svg:y="4.531cm">
          <table:table>
            <table:table-column table:style-name="co28"/>
            <table:table-column table:style-name="co29"/>
            <table:table-row table:style-name="ro19">
              <table:table-cell table:style-name="ce23">
                <text:p text:style-name="P43"><text:span text:style-name="T29">계</text:span></text:p>
                <text:p text:style-name="P43"><text:span text:style-name="T29">좌</text:span></text:p>
                <text:p text:style-name="P43"><text:span text:style-name="T29">번</text:span></text:p>
                <text:p text:style-name="P43"><text:span text:style-name="T29">호</text:span></text:p>
              </table:table-cell>
              <table:table-cell table:style-name="ce24"/>
            </table:table-row>
            <table:table-row table:style-name="ro20">
              <table:table-cell table:style-name="ce23">
                <text:p text:style-name="P43"><text:span text:style-name="T29">상</text:span></text:p>
                <text:p text:style-name="P43"><text:span text:style-name="T29">세</text:span></text:p>
                <text:p text:style-name="P43"><text:span text:style-name="T29">사</text:span></text:p>
                <text:p text:style-name="P43"><text:span text:style-name="T29">유</text:span></text:p>
              </table:table-cell>
              <table:table-cell table:style-name="ce25">
                <text:p text:style-name="P43"><text:span text:style-name="T7"/></text:p>
                <text:p text:style-name="P43"><text:span text:style-name="T7"/></text:p>
                <text:p text:style-name="P43"><text:span text:style-name="T7"/></text:p>
                <text:p text:style-name="P43"><text:span text:style-name="T7"/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Google Shape;404;p71" draw:style-name="gr388" draw:text-style-name="P4" draw:layer="layout" svg:width="7.176cm" svg:height="0.637cm" svg:x="13.421cm" svg:y="4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71" draw:style-name="gr389" draw:text-style-name="P4" draw:layer="layout" svg:width="7.065cm" svg:height="4.997cm" svg:x="13.421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71" draw:style-name="gr390" draw:text-style-name="P3" draw:layer="layout" svg:width="2.697cm" svg:height="0.997cm" svg:x="13.293cm" svg:y="12.394cm">
          <text:p text:style-name="P2"><text:span text:style-name="T6">환불 신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71" draw:style-name="gr391" draw:text-style-name="P25" draw:layer="layout" svg:width="0.994cm" svg:height="0.994cm" svg:x="12.593cm" svg:y="11.894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8;p71" draw:style-name="gr392" draw:text-style-name="P3" draw:layer="layout" svg:width="2.697cm" svg:height="0.997cm" svg:x="17.5cm" svg:y="12.4cm">
          <text:p text:style-name="P2"><text:span text:style-name="T6">환불 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71" draw:style-name="gr393" draw:text-style-name="P25" draw:layer="layout" svg:width="0.994cm" svg:height="0.994cm" svg:x="16.8cm" svg:y="11.9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0;p71" draw:style-name="gr394" draw:text-style-name="P20" draw:layer="layout" svg:width="4.397cm" svg:height="0.803cm" svg:x="12.4cm" svg:y="3.593cm">
          <text:p text:style-name="P6"><text:span text:style-name="T26"><text:s/></text:span><text:span text:style-name="T26">환불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71" draw:style-name="gr395" draw:text-style-name="P25" draw:layer="layout" svg:width="0.994cm" svg:height="0.994cm" svg:x="11.603cm" svg:y="3.403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;p71" draw:style-name="gr396" draw:text-style-name="P21" draw:layer="layout" svg:width="5.196cm" svg:height="0.933cm" svg:x="8.602cm" svg:y="1.8cm">
          <text:p text:style-name="P2"><text:span text:style-name="T4">환불 작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71" draw:style-name="gr397" draw:text-style-name="P17" draw:layer="layout" svg:width="21.598cm" svg:height="0.001cm" svg:x="0.2cm" svg:y="3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Google Shape;391;p21:notes" presentation:style-name="pr2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2;p21:notes" draw:style-name="gr16" draw:layer="layout" svg:width="13.999cm" svg:height="11.136cm" svg:x="3.5cm" svg:y="2.227cm" draw:page-number="21" presentation:class="page"/>
        </presentation:notes>
      </draw:page>
      <draw:page draw:name="page22" draw:style-name="dp1" draw:master-page-name="기본값_20_1">
        <office:forms form:automatic-focus="false" form:apply-design-mode="false"/>
        <draw:custom-shape draw:name="Google Shape;418;p72" draw:style-name="gr381" draw:text-style-name="P4" draw:layer="layout" svg:width="6.193cm" svg:height="15.745cm" svg:x="21.803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72" draw:style-name="gr398" draw:text-style-name="P21" draw:layer="layout" svg:width="5.821cm" svg:height="0.993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72" draw:style-name="gr399" draw:text-style-name="P25" draw:layer="layout" svg:width="0.992cm" svg:height="0.993cm" svg:x="11.405cm" svg:y="3.469cm">
          <text:p text:style-name="P2"><text:span text:style-name="T4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1;p72" draw:style-name="gr400" draw:text-style-name="P22" draw:layer="layout" svg:width="21.767cm" svg:height="1.311cm" svg:x="0.001cm" svg:y="0.001cm">
          <text:p text:style-name="P6"><text:span text:style-name="T4"><text:s/></text:span><text:span text:style-name="T4">REFUND.02 – </text:span><text:span text:style-name="T4">환불정보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5"/></text:span><text:span text:style-name="T4">/refund/refund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72" draw:style-name="기본값_5f_3" draw:layer="layout" svg:width="8.708cm" svg:height="3.223cm" svg:x="1.403cm" svg:y="4.53cm">
          <table:table>
            <table:table-column table:style-name="co22"/>
            <table:table-column table:style-name="co26"/>
            <table:table-row table:style-name="ro17">
              <table:table-cell table:style-name="ce20">
                <text:p text:style-name="P18"><text:span text:style-name="T29">아이디</text:span></text:p>
              </table:table-cell>
              <table:table-cell table:style-name="ce21">
                <text:p text:style-name="P18"><text:span text:style-name="T7"><text:s/></text:span><text:span text:style-name="T41">sejong1443</text:span></text:p>
              </table:table-cell>
            </table:table-row>
            <table:table-row table:style-name="ro17">
              <table:table-cell table:style-name="ce20">
                <text:p text:style-name="P18"><text:span text:style-name="T29">예약자 성명</text:span></text:p>
              </table:table-cell>
              <table:table-cell table:style-name="ce21">
                <text:p text:style-name="P18"><text:span text:style-name="T7"><text:s/></text:span><text:span text:style-name="T7">이도</text:span></text:p>
              </table:table-cell>
            </table:table-row>
            <table:table-row table:style-name="ro17">
              <table:table-cell table:style-name="ce20">
                <text:p text:style-name="P18"><text:span text:style-name="T29">이메일</text:span></text:p>
              </table:table-cell>
              <table:table-cell table:style-name="ce21">
                <text:p text:style-name="P18"><text:span text:style-name="T7"><text:s/></text:span><text:span text:style-name="T7">onesock@gle.com</text:span></text:p>
              </table:table-cell>
            </table:table-row>
            <table:table-row table:style-name="ro18">
              <table:table-cell table:style-name="ce20">
                <text:p text:style-name="P18"><text:span text:style-name="T29">연락처</text:span></text:p>
              </table:table-cell>
              <table:table-cell table:style-name="ce21">
                <text:p text:style-name="P18"><text:span text:style-name="T7"><text:s/></text:span><text:span text:style-name="T7">010-1234-5678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Google Shape;423;p72" draw:style-name="gr401" draw:text-style-name="P20" draw:layer="layout" svg:width="5.196cm" svg:height="0.933cm" svg:x="1.5cm" svg:y="3.595cm">
          <text:p text:style-name="P6"><text:span text:style-name="T26">예약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72" draw:style-name="gr402" draw:text-style-name="P20" draw:layer="layout" svg:width="5.196cm" svg:height="0.933cm" svg:x="12.037cm" svg:y="3.595cm">
          <text:p text:style-name="P6"><text:span text:style-name="T26"><text:s/></text:span><text:span text:style-name="T26">환불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5;p72" draw:style-name="기본값_5f_3" draw:layer="layout" svg:width="8.694cm" svg:height="5.644cm" svg:x="1.408cm" svg:y="7.759cm">
          <table:table>
            <table:table-column table:style-name="co27"/>
            <table:table-column table:style-name="co25"/>
            <table:table-row table:style-name="ro17">
              <table:table-cell table:style-name="ce22">
                <text:p text:style-name="P18"><text:span text:style-name="T29">객실번호</text:span></text:p>
              </table:table-cell>
              <table:table-cell table:style-name="ce21">
                <text:p text:style-name="P18"><text:span text:style-name="T12"><text:s/></text:span><text:span text:style-name="T12">501</text:span></text:p>
              </table:table-cell>
            </table:table-row>
            <table:table-row table:style-name="ro17">
              <table:table-cell table:style-name="ce22">
                <text:p text:style-name="P18"><text:span text:style-name="T29">객실종류</text:span></text:p>
              </table:table-cell>
              <table:table-cell table:style-name="ce21">
                <text:p text:style-name="P18"><text:span text:style-name="T12"><text:s/></text:span><text:span text:style-name="T12">로열 패밀리</text:span></text:p>
              </table:table-cell>
            </table:table-row>
            <table:table-row table:style-name="ro17">
              <table:table-cell table:style-name="ce22">
                <text:p text:style-name="P18"><text:span text:style-name="T29">체크인</text:span></text:p>
              </table:table-cell>
              <table:table-cell table:style-name="ce21">
                <text:p text:style-name="P18"><text:span text:style-name="T12"><text:s/></text:span><text:span text:style-name="T12">2020. 07. 19</text:span></text:p>
              </table:table-cell>
            </table:table-row>
            <table:table-row table:style-name="ro17">
              <table:table-cell table:style-name="ce22">
                <text:p text:style-name="P18"><text:span text:style-name="T29">체크아웃</text:span></text:p>
              </table:table-cell>
              <table:table-cell table:style-name="ce21">
                <text:p text:style-name="P18"><text:span text:style-name="T12"><text:s/></text:span><text:span text:style-name="T12">2020. 07. 22</text:span></text:p>
              </table:table-cell>
            </table:table-row>
            <table:table-row table:style-name="ro17">
              <table:table-cell table:style-name="ce22">
                <text:p text:style-name="P18"><text:span text:style-name="T29">인원수</text:span></text:p>
              </table:table-cell>
              <table:table-cell table:style-name="ce21">
                <text:p text:style-name="P18"><text:span text:style-name="T12"><text:s/></text:span><text:span text:style-name="T12">4</text:span><text:span text:style-name="T12">명</text:span></text:p>
              </table:table-cell>
            </table:table-row>
            <table:table-row table:style-name="ro17">
              <table:table-cell table:style-name="ce22">
                <text:p text:style-name="P18"><text:span text:style-name="T29">결제방식</text:span></text:p>
              </table:table-cell>
              <table:table-cell table:style-name="ce21">
                <text:p text:style-name="P18"><text:span text:style-name="T12"><text:s/></text:span><text:span text:style-name="T12">신용카드</text:span></text:p>
              </table:table-cell>
            </table:table-row>
            <table:table-row table:style-name="ro18">
              <table:table-cell table:style-name="ce22">
                <text:p text:style-name="P18"><text:span text:style-name="T29">총 환불금액</text:span></text:p>
              </table:table-cell>
              <table:table-cell table:style-name="ce21">
                <text:p text:style-name="P18"><text:span text:style-name="T12"><text:s/></text:span><text:span text:style-name="T12">165,000 </text:span><text:span text:style-name="T12">원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Google Shape;426;p72" draw:style-name="gr403" draw:text-style-name="P12" draw:layer="layout" svg:width="6.193cm" svg:height="15.745cm" svg:x="21.799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21">1. </text:span><text:span text:style-name="T21">예약정보 내용이다</text:span><text:span text:style-name="T21">. </text:span><text:span text:style-name="T21">고객이 환불하기 전의 예약에 대한 내용을 확인할 수 있다</text:span><text:span text:style-name="T21">.</text:span></text:p>
          <text:p text:style-name="P6"><text:span text:style-name="T21"/></text:p>
          <text:p text:style-name="P6"><text:span text:style-name="T21">2. </text:span><text:span text:style-name="T21">환불정보 내용이다</text:span><text:span text:style-name="T21">. </text:span><text:span text:style-name="T21">목록에서 선택한 고객이 환불한 내용에 대한 상세한 정보를 확인할 수 있다</text:span><text:span text:style-name="T21">. </text:span></text:p>
          <text:p text:style-name="P6"><text:span text:style-name="T21"/></text:p>
          <text:p text:style-name="P6"><text:span text:style-name="T21">3. </text:span><text:span text:style-name="T21">버튼을 클릭하면 환불내역 페이지로 이동한다</text:span><text:span text:style-name="T21">.</text:span></text:p>
          <text:p text:style-name="P6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72" draw:style-name="gr404" draw:text-style-name="P21" draw:layer="layout" svg:width="5.821cm" svg:height="0.993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72" draw:style-name="기본값_5f_3" draw:layer="layout" svg:width="8.941cm" svg:height="6.227cm" svg:x="12.128cm" svg:y="4.531cm">
          <table:table>
            <table:table-column table:style-name="co30"/>
            <table:table-column table:style-name="co31"/>
            <table:table-row table:style-name="ro21">
              <table:table-cell table:style-name="ce26">
                <text:p text:style-name="P43"><text:span text:style-name="T29">계좌번호</text:span></text:p>
              </table:table-cell>
              <table:table-cell table:style-name="ce27">
                <text:p text:style-name="P43"><text:span text:style-name="T7">10021351515</text:span></text:p>
              </table:table-cell>
            </table:table-row>
            <table:table-row table:style-name="ro22">
              <table:table-cell table:style-name="ce26">
                <text:p text:style-name="P43"><text:span text:style-name="T43">상세사유</text:span></text:p>
              </table:table-cell>
              <table:table-cell table:style-name="ce27">
                <text:p text:style-name="P43"><text:span text:style-name="T7">갑작스럽게 다른 일이 생겨서 못가게 됐습니다</text:span><text:span text:style-name="T7">.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Google Shape;429;p72" draw:style-name="gr405" draw:text-style-name="P25" draw:layer="layout" svg:width="0.992cm" svg:height="0.993cm" svg:x="0.6cm" svg:y="3.404cm">
          <text:p text:style-name="P2"><text:span text:style-name="T4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0;p72" draw:style-name="gr406" draw:text-style-name="P3" draw:layer="layout" svg:width="2.697cm" svg:height="0.997cm" svg:x="15.4cm" svg:y="12.3cm">
          <text:p text:style-name="P2"><text:span text:style-name="T6">환불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72" draw:style-name="gr407" draw:text-style-name="P25" draw:layer="layout" svg:width="0.994cm" svg:height="0.994cm" svg:x="14.7cm" svg:y="11.8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2;p72" draw:style-name="gr408" draw:text-style-name="P21" draw:layer="layout" svg:width="5.196cm" svg:height="0.933cm" svg:x="8.602cm" svg:y="1.8cm">
          <text:p text:style-name="P2"><text:span text:style-name="T4">환불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72" draw:style-name="gr397" draw:text-style-name="P17" draw:layer="layout" svg:width="21.598cm" svg:height="0.001cm" svg:x="0.2cm" svg:y="3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Google Shape;415;p22:notes" presentation:style-name="pr2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6;p22:notes" draw:style-name="gr16" draw:layer="layout" svg:width="13.999cm" svg:height="11.136cm" svg:x="3.5cm" svg:y="2.227cm" draw:page-number="22" presentation:class="page"/>
        </presentation:notes>
      </draw:page>
      <draw:page draw:name="page23" draw:style-name="dp1" draw:master-page-name="기본값_20_2_5f_">
        <office:forms form:automatic-focus="false" form:apply-design-mode="false"/>
        <draw:custom-shape draw:name="Google Shape;438;p73" draw:style-name="gr409" draw:text-style-name="P20" draw:layer="layout" svg:width="4.428cm" svg:height="0.758cm" svg:x="1.165cm" svg:y="6.282cm">
          <text:p text:style-name="P6"><text:span text:style-name="T16"><text:s/></text:span><text:span text:style-name="T16">환불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73" draw:style-name="gr410" draw:text-style-name="P22" draw:layer="layout" svg:width="21.756cm" svg:height="1.307cm" svg:x="0.001cm" svg:y="0.001cm">
          <text:p text:style-name="P6"><text:span text:style-name="T38"><text:s text:c="2"/></text:span><text:span text:style-name="T4">REFUND.03 – </text:span><text:span text:style-name="T4">환불 내역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</text:span><text:span text:style-name="T4">/refund/refund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73" draw:style-name="gr411" draw:text-style-name="P4" draw:layer="layout" svg:width="6.235cm" svg:height="15.744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73" draw:style-name="gr412" draw:text-style-name="P21" draw:layer="layout" svg:width="5.817cm" svg:height="0.989cm" svg:x="21.865cm" svg:y="0.315cm">
          <text:p text:style-name="P2"><text:span text:style-name="T20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73" draw:style-name="gr413" draw:text-style-name="P20" draw:layer="layout" svg:width="5.918cm" svg:height="14.607cm" svg:x="21.865cm" svg:y="1.623cm">
          <text:p text:style-name="P6"><text:span text:style-name="T7">1. [</text:span><text:span text:style-name="T7">환불 내역</text:span><text:span text:style-name="T7">] </text:span><text:span text:style-name="T7">회원이 올린 모든 환불 목록이 나타난다</text:span><text:span text:style-name="T7">.</text:span></text:p>
          <text:p text:style-name="P6"><text:span text:style-name="T7"/></text:p>
          <text:p text:style-name="P6"><text:span text:style-name="T7">2. [</text:span><text:span text:style-name="T7">환불 번호</text:span><text:span text:style-name="T7">]</text:span><text:span text:style-name="T7">를 누르면 환불 내용 페이지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73" draw:style-name="gr414" draw:text-style-name="P20" draw:layer="layout" svg:width="5.939cm" svg:height="0.862cm" svg:x="0.459cm" svg:y="1.862cm">
          <text:p text:style-name="P6"><text:span text:style-name="T24">마이페이지</text:span><text:span text:style-name="T39"> </text:span><text:span text:style-name="T44">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73" draw:style-name="standard" draw:layer="layout" svg:width="20.099cm" svg:height="1.079cm" svg:x="0.599cm" svg:y="2.9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10">
              <table:table-cell table:style-name="ce9">
                <text:p text:style-name="P18"><text:span text:style-name="T6">예약 내역</text:span></text:p>
              </table:table-cell>
              <table:table-cell>
                <text:p text:style-name="P18"><text:span text:style-name="T6">환불 내역</text:span></text:p>
              </table:table-cell>
              <table:table-cell>
                <text:p text:style-name="P18"><text:span text:style-name="T6">후기 내역</text:span></text:p>
              </table:table-cell>
              <table:table-cell>
                <text:p text:style-name="P18"><text:span text:style-name="T6">문의 내역</text:span></text:p>
              </table:table-cell>
              <table:table-cell table:style-name="ce11">
                <text:p text:style-name="P18"><text:span text:style-name="T6">회원 정보 관리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Google Shape;445;p73" draw:style-name="gr379" draw:text-style-name="P17" draw:layer="layout" svg:width="0.16cm" svg:height="0.15cm" svg:x="0.903cm" svg:y="6.51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446;p73" draw:style-name="gr379" draw:text-style-name="P17" draw:layer="layout" svg:width="0.16cm" svg:height="0.112cm" draw:transform="rotate (-3.14159265358979) translate (1.043cm 6.895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Google Shape;447;p73" draw:style-name="standard" draw:layer="layout" svg:width="19.838cm" svg:height="5.29cm" svg:x="0.714cm" svg:y="7.377cm">
          <table:table>
            <table:table-column table:style-name="co32"/>
            <table:table-column table:style-name="co32"/>
            <table:table-column table:style-name="co32"/>
            <table:table-row table:style-name="ro23">
              <table:table-cell table:style-name="ce28">
                <text:p text:style-name="P57"><text:span text:style-name="T45">환불번호</text:span></text:p>
              </table:table-cell>
              <table:table-cell table:style-name="ce29">
                <text:p text:style-name="P57"><text:span text:style-name="T45">환불 날짜</text:span></text:p>
              </table:table-cell>
              <table:table-cell table:style-name="ce30">
                <text:p text:style-name="P57"><text:span text:style-name="T45">환불 상태</text:span></text:p>
              </table:table-cell>
            </table:table-row>
            <table:table-row table:style-name="ro23">
              <table:table-cell table:style-name="ce31">
                <text:p text:style-name="P57"><text:span text:style-name="T46">4</text:span></text:p>
              </table:table-cell>
              <table:table-cell table:style-name="ce32">
                <text:p text:style-name="P57"><text:span text:style-name="T46">2020 - 07 - 13</text:span></text:p>
              </table:table-cell>
              <table:table-cell table:style-name="ce33">
                <text:p text:style-name="P57"><text:span text:style-name="T46">환불 미완료</text:span></text:p>
              </table:table-cell>
            </table:table-row>
            <table:table-row table:style-name="ro23">
              <table:table-cell table:style-name="ce31">
                <text:p text:style-name="P57"><text:span text:style-name="T46">3</text:span></text:p>
              </table:table-cell>
              <table:table-cell table:style-name="ce32">
                <text:p text:style-name="P57"><text:span text:style-name="T46">2020 - 07 - 12</text:span></text:p>
              </table:table-cell>
              <table:table-cell table:style-name="ce33">
                <text:p text:style-name="P57"><text:span text:style-name="T46">환불 미완료</text:span></text:p>
              </table:table-cell>
            </table:table-row>
            <table:table-row table:style-name="ro23">
              <table:table-cell table:style-name="ce31">
                <text:p text:style-name="P57"><text:span text:style-name="T46">2</text:span></text:p>
              </table:table-cell>
              <table:table-cell table:style-name="ce32">
                <text:p text:style-name="P57"><text:span text:style-name="T46">2020 - 05 - 05</text:span></text:p>
              </table:table-cell>
              <table:table-cell table:style-name="ce33">
                <text:p text:style-name="P57"><text:span text:style-name="T46">환불 완료</text:span></text:p>
              </table:table-cell>
            </table:table-row>
            <table:table-row table:style-name="ro24">
              <table:table-cell table:style-name="ce31">
                <text:p text:style-name="P57"><text:span text:style-name="T46">1</text:span></text:p>
              </table:table-cell>
              <table:table-cell table:style-name="ce32">
                <text:p text:style-name="P57"><text:span text:style-name="T46">2020 - 02 - 14</text:span></text:p>
              </table:table-cell>
              <table:table-cell table:style-name="ce33">
                <text:p text:style-name="P57"><text:span text:style-name="T46">환불 완료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Google Shape;448;p73" draw:style-name="gr415" draw:text-style-name="P50" draw:layer="layout" svg:width="0.989cm" svg:height="0.989cm" svg:x="4.604cm" svg:y="8.695cm">
          <text:p text:style-name="P2"><text:span text:style-name="T1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;p73" draw:style-name="gr416" draw:text-style-name="P50" draw:layer="layout" svg:width="0.989cm" svg:height="0.989cm" svg:x="1.282cm" svg:y="4.683cm">
          <text:p text:style-name="P2"><text:span text:style-name="T1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435;p23:notes" presentation:style-name="pr2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6;p23:notes" draw:style-name="gr16" draw:layer="layout" svg:width="13.999cm" svg:height="11.136cm" svg:x="3.5cm" svg:y="2.227cm" draw:page-number="23" presentation:class="page"/>
        </presentation:notes>
      </draw:page>
      <draw:page draw:name="page24" draw:style-name="dp1" draw:master-page-name="기본값_20_2">
        <office:forms form:automatic-focus="false" form:apply-design-mode="false"/>
        <draw:custom-shape draw:name="Google Shape;770;p84" draw:style-name="gr417" draw:text-style-name="P4" draw:layer="layout" svg:width="6.186cm" svg:height="15.732cm" svg:x="21.776cm" svg:y="0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1;p84" draw:style-name="gr418" draw:text-style-name="P20" draw:layer="layout" svg:width="6.247cm" svg:height="12.399cm" svg:x="21.754cm" svg:y="0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7">1. [</text:span><text:span text:style-name="T7">글쓰기</text:span><text:span text:style-name="T7">] </text:span><text:span text:style-name="T7">버튼을 클릭 시 </text:span><text:span text:style-name="T7">REVIEW.03 </text:span><text:span text:style-name="T7">화면 페이지로 <text:s/>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페이징 번호</text:span><text:span text:style-name="T7">]</text:span><text:span text:style-name="T7">버튼을 클릭 시 후기 게시판 페이지를 이동한다</text:span><text:span text:style-name="T7">.</text:span></text:p>
          <text:p text:style-name="P6"><text:span text:style-name="T7"/></text:p>
          <text:p text:style-name="P6"><text:span text:style-name="T7">3. </text:span><text:span text:style-name="T7">후기 게시물을 검색할 수 있다</text:span><text:span text:style-name="T7">. </text:span></text:p>
          <text:p text:style-name="P6"><text:span text:style-name="T7"/></text:p>
          <text:p text:style-name="P6"><text:span text:style-name="T7">4. </text:span><text:span text:style-name="T7">게시글을 누르면 </text:span><text:span text:style-name="T7">REVIEW.02 </text:span><text:span text:style-name="T7">화면 페이지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84" draw:style-name="gr419" draw:text-style-name="P21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84" draw:style-name="gr420" draw:text-style-name="P22" draw:layer="layout" svg:width="21.753cm" svg:height="1.304cm" svg:x="0cm" svg:y="0.001cm">
          <text:p text:style-name="P6"><text:span text:style-name="T32"><text:s/></text:span><text:span text:style-name="T32">REVIEW.01 – </text:span><text:span text:style-name="T32">후기 목록 <text:s text:c="2"/></text:span><text:span text:style-name="T33"><text:s text:c="36"/></text:span><text:span text:style-name="T4">/review/reviewList </text:span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4;p84" draw:style-name="standard" draw:layer="layout" svg:width="20.397cm" svg:height="4.177cm" svg:x="0.644cm" svg:y="5.546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25" table:default-cell-style-name="ce35">
              <table:table-cell table:style-name="ce34">
                <text:p text:style-name="P58"><text:span text:style-name="T47">번호</text:span></text:p>
              </table:table-cell>
              <table:table-cell>
                <text:p text:style-name="P58"><text:span text:style-name="T47">후기제목</text:span></text:p>
              </table:table-cell>
              <table:table-cell>
                <text:p text:style-name="P58"><text:span text:style-name="T47">작성자</text:span></text:p>
              </table:table-cell>
              <table:table-cell>
                <text:p text:style-name="P58"><text:span text:style-name="T47">등록일자</text:span></text:p>
              </table:table-cell>
              <table:table-cell table:style-name="ce36">
                <text:list text:style-name="L4">
                  <text:list-header>
                    <text:p text:style-name="P59"><text:span text:style-name="T47">조회수</text:span></text:p>
                  </text:list-header>
                </text:list>
              </table:table-cell>
            </table:table-row>
            <table:table-row table:style-name="ro26" table:default-cell-style-name="ce39">
              <table:table-cell table:style-name="ce37">
                <text:p text:style-name="P58"><text:span text:style-name="T47">4</text:span></text:p>
              </table:table-cell>
              <table:table-cell table:style-name="ce38">
                <text:p text:style-name="P60"><text:span text:style-name="T47">2</text:span><text:span text:style-name="T47">월 </text:span><text:span text:style-name="T47">2</text:span><text:span text:style-name="T47">일에 </text:span><text:span text:style-name="T47">502</text:span><text:span text:style-name="T47">호 묵었었어요 </text:span></text:p>
              </table:table-cell>
              <table:table-cell>
                <text:p text:style-name="P58"><text:span text:style-name="T47">이소룡</text:span></text:p>
              </table:table-cell>
              <table:table-cell>
                <text:p text:style-name="P58"><text:span text:style-name="T47">2020-05-12</text:span></text:p>
              </table:table-cell>
              <table:table-cell table:style-name="ce40">
                <text:p text:style-name="P58"><text:span text:style-name="T47">1</text:span></text:p>
              </table:table-cell>
            </table:table-row>
            <table:table-row table:style-name="ro25" table:default-cell-style-name="ce43">
              <table:table-cell table:style-name="ce41">
                <text:p text:style-name="P58"><text:span text:style-name="T47">3</text:span></text:p>
              </table:table-cell>
              <table:table-cell table:style-name="ce42">
                <text:p text:style-name="P60"><text:span text:style-name="T47">최고의 호텔 추천합니다</text:span></text:p>
              </table:table-cell>
              <table:table-cell>
                <text:p text:style-name="P58"><text:span text:style-name="T47">민병관</text:span></text:p>
              </table:table-cell>
              <table:table-cell>
                <text:p text:style-name="P58"><text:span text:style-name="T47">2020-02-01</text:span></text:p>
              </table:table-cell>
              <table:table-cell table:style-name="ce44">
                <text:p text:style-name="P58"><text:span text:style-name="T47">2</text:span></text:p>
              </table:table-cell>
            </table:table-row>
            <table:table-row table:style-name="ro25" table:default-cell-style-name="ce43">
              <table:table-cell table:style-name="ce41">
                <text:p text:style-name="P58"><text:span text:style-name="T47">2</text:span></text:p>
              </table:table-cell>
              <table:table-cell table:style-name="ce42">
                <text:p text:style-name="P60"><text:span text:style-name="T47">안에 바퀴벌레있어요</text:span></text:p>
              </table:table-cell>
              <table:table-cell>
                <text:p text:style-name="P58"><text:span text:style-name="T47">신진필</text:span></text:p>
              </table:table-cell>
              <table:table-cell>
                <text:p text:style-name="P58"><text:span text:style-name="T47">2020-01-19</text:span></text:p>
              </table:table-cell>
              <table:table-cell table:style-name="ce44">
                <text:p text:style-name="P58"><text:span text:style-name="T47">4</text:span></text:p>
              </table:table-cell>
            </table:table-row>
            <table:table-row table:style-name="ro27" table:default-cell-style-name="ce43">
              <table:table-cell table:style-name="ce41">
                <text:p text:style-name="P58"><text:span text:style-name="T47">1</text:span></text:p>
              </table:table-cell>
              <table:table-cell table:style-name="ce42">
                <text:p text:style-name="P60"><text:span text:style-name="T47">모기많음</text:span></text:p>
              </table:table-cell>
              <table:table-cell>
                <text:p text:style-name="P58"><text:span text:style-name="T47">곽두팔</text:span></text:p>
              </table:table-cell>
              <table:table-cell>
                <text:p text:style-name="P58"><text:span text:style-name="T47">2020-01-01</text:span></text:p>
              </table:table-cell>
              <table:table-cell table:style-name="ce44">
                <text:p text:style-name="P58"><text:span text:style-name="T47">6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Google Shape;775;p84" draw:style-name="standard" draw:layer="layout" svg:width="2.442cm" svg:height="1.015cm" svg:x="17.958cm" svg:y="10.434cm">
          <table:table>
            <table:table-column table:style-name="co38"/>
            <table:table-row table:style-name="ro28">
              <table:table-cell table:style-name="ce45">
                <text:p text:style-name="P18"><text:span text:style-name="T2">글쓰기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Google Shape;776;p84" draw:style-name="gr421" draw:text-style-name="P25" draw:layer="layout" svg:width="0.594cm" svg:height="0.587cm" svg:x="17.577cm" svg:y="10.4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7;p84" draw:style-name="gr421" draw:text-style-name="P25" draw:layer="layout" svg:width="0.594cm" svg:height="0.587cm" svg:x="7.2cm" svg:y="8.2cm">
          <text:p text:style-name="P2"><text:span text:style-name="T4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8;p84" draw:style-name="gr422" draw:text-style-name="P56" draw:layer="layout" svg:width="0.8cm" svg:height="0.668cm" svg:x="8.463cm" svg:y="13.391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9;p84" draw:style-name="gr423" draw:text-style-name="P20" draw:layer="layout" svg:width="0.8cm" svg:height="0.668cm" svg:x="9.27cm" svg:y="13.391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0;p84" draw:style-name="gr423" draw:text-style-name="P20" draw:layer="layout" svg:width="0.8cm" svg:height="0.668cm" svg:x="10.08cm" svg:y="13.391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84" draw:style-name="gr423" draw:text-style-name="P20" draw:layer="layout" svg:width="0.8cm" svg:height="0.668cm" svg:x="10.887cm" svg:y="13.391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84" draw:style-name="gr423" draw:text-style-name="P20" draw:layer="layout" svg:width="0.8cm" svg:height="0.668cm" svg:x="11.696cm" svg:y="13.391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84" draw:style-name="gr424" draw:text-style-name="P25" draw:layer="layout" svg:width="0.594cm" svg:height="0.795cm" svg:x="8.201cm" svg:y="12.8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5;p84" draw:style-name="gr425" draw:text-style-name="P47" draw:layer="layout" svg:width="4.194cm" svg:height="0.977cm" svg:x="0.6cm" svg:y="4.023cm">
          <text:p text:style-name="P46"><text:span text:style-name="T2">후기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86;p84">
          <draw:custom-shape draw:name="Google Shape;787;p84" draw:style-name="gr426" draw:text-style-name="P8" draw:layer="layout" svg:width="0.63cm" svg:height="0.91cm" svg:x="14.369cm" svg:y="11.4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8;p84" draw:style-name="gr427" draw:text-style-name="P20" draw:layer="layout" svg:width="6.167cm" svg:height="0.91cm" svg:x="8.139cm" svg:y="11.476cm">
            <text:p text:style-name="P6"><text:span text:style-name="T49"><text:s/></text:span><text:span text:style-name="T49">객실 명을 입력하세요</text:span><text:span text:style-name="T49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89;p84" draw:style-name="gr62" draw:text-style-name="P17" draw:layer="layout" svg:width="0.385cm" svg:height="0.439cm" svg:x="14.472cm" svg:y="11.725cm">
            <draw:image xlink:href="Pictures/1000020100000200000002000495779E5F0A6401.png" xlink:type="simple" xlink:show="embed" xlink:actuate="onLoad" loext:mime-type="image/png">
              <text:p/>
            </draw:image>
          </draw:frame>
        </draw:g>
        <draw:custom-shape draw:name="Google Shape;790;p84" draw:style-name="gr268" draw:text-style-name="P50" draw:layer="layout" svg:width="0.673cm" svg:height="0.673cm" svg:x="7.738cm" svg:y="11.205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767;p19:notes" presentation:style-name="pr2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68;p19:notes" draw:style-name="gr16" draw:layer="layout" svg:width="13.999cm" svg:height="11.136cm" svg:x="3.5cm" svg:y="2.227cm" draw:page-number="24" presentation:class="page"/>
        </presentation:notes>
      </draw:page>
      <draw:page draw:name="page25" draw:style-name="dp1" draw:master-page-name="기본값_20_1">
        <office:forms form:automatic-focus="false" form:apply-design-mode="false"/>
        <draw:custom-shape draw:name="Google Shape;795;p85" draw:style-name="gr417" draw:text-style-name="P4" draw:layer="layout" svg:width="6.186cm" svg:height="15.732cm" svg:x="21.78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85" draw:style-name="gr428" draw:text-style-name="P20" draw:layer="layout" svg:width="5.914cm" svg:height="14.923cm" svg:x="21.912cm" svg:y="0.809cm">
          <text:p text:style-name="P6"><text:span text:style-name="T2"/></text:p>
          <text:p text:style-name="P6"><text:span text:style-name="T7">1. [</text:span><text:span text:style-name="T7">목록</text:span><text:span text:style-name="T7">] </text:span><text:span text:style-name="T7">버튼 클릭 시 </text:span><text:span text:style-name="T7">REVIEW.01 </text:span><text:span text:style-name="T7">화면으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수정</text:span><text:span text:style-name="T7">] </text:span><text:span text:style-name="T7">버튼 클릭 시 </text:span><text:span text:style-name="T7">REVIEW.04 </text:span><text:span text:style-name="T7">화면으로 이동한다</text:span><text:span text:style-name="T7">.</text:span></text:p>
          <text:p text:style-name="P6"><text:span text:style-name="T7"/></text:p>
          <text:p text:style-name="P6"><text:span text:style-name="T7">3. [</text:span><text:span text:style-name="T7">삭제</text:span><text:span text:style-name="T7">] </text:span><text:span text:style-name="T7">버튼 클릭 시 </text:span><text:span text:style-name="T7">REVIEW.01 </text:span><text:span text:style-name="T7">화면으로 이동한다</text:span><text:span text:style-name="T7">.</text:span></text:p>
          <text:p text:style-name="P6"><text:span text:style-name="T7"/></text:p>
          <text:p text:style-name="P6"><text:span text:style-name="T50">4. [</text:span><text:span text:style-name="T50">확인</text:span><text:span text:style-name="T50">] </text:span><text:span text:style-name="T50">버튼 클릭시 게시물을 삭제후 </text:span><text:span text:style-name="T50">REVIEW.01</text:span><text:span text:style-name="T50">으로 이동한다</text:span><text:span text:style-name="T50">.</text:span></text:p>
          <text:p text:style-name="P6"><text:span text:style-name="T7"/></text:p>
          <text:p text:style-name="P6"><text:span text:style-name="T51">5</text:span><text:span text:style-name="T52">.[</text:span><text:span text:style-name="T52">취소</text:span><text:span text:style-name="T52">] </text:span><text:span text:style-name="T52">버튼 클릭시 게시물수정 화면에 머무른다</text:span><text:span text:style-name="T52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85" draw:style-name="gr419" draw:text-style-name="P21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85" draw:style-name="gr420" draw:text-style-name="P22" draw:layer="layout" svg:width="21.753cm" svg:height="1.304cm" svg:x="0cm" svg:y="0.001cm">
          <text:p text:style-name="P6"><text:span text:style-name="T32"><text:s/></text:span><text:span text:style-name="T32">REVIEW.02 – </text:span><text:span text:style-name="T32">후기 내용 </text:span><text:span text:style-name="T33"><text:s text:c="22"/></text:span><text:span text:style-name="T4">/review/reviewContent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9;p85" draw:style-name="standard" draw:layer="layout" svg:width="1.861cm" svg:height="0.979cm" svg:x="18.377cm" svg:y="12.374cm">
          <table:table>
            <table:table-column table:style-name="co39"/>
            <table:table-row table:style-name="ro29">
              <table:table-cell table:style-name="ce46">
                <text:p text:style-name="P43"><text:span text:style-name="T2">목록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Google Shape;800;p85" draw:style-name="standard" draw:layer="layout" svg:width="19.996cm" svg:height="9.149cm" svg:x="0.395cm" svg:y="2.975cm">
          <table:table>
            <table:table-column table:style-name="co40"/>
            <table:table-column table:style-name="co41"/>
            <table:table-row table:style-name="ro30">
              <table:table-cell table:style-name="ce47">
                <text:p text:style-name="P43"><text:span text:style-name="T2"><text:s/></text:span><text:span text:style-name="T2">번호</text:span></text:p>
              </table:table-cell>
              <table:table-cell table:style-name="ce46">
                <text:p text:style-name="P43"><text:span text:style-name="T2">30</text:span></text:p>
              </table:table-cell>
            </table:table-row>
            <table:table-row table:style-name="ro30">
              <table:table-cell table:style-name="ce47">
                <text:p text:style-name="P43"><text:span text:style-name="T2"><text:s/></text:span><text:span text:style-name="T2">작성자</text:span></text:p>
              </table:table-cell>
              <table:table-cell table:style-name="ce46">
                <text:p text:style-name="P43"><text:span text:style-name="T2">user94</text:span></text:p>
              </table:table-cell>
            </table:table-row>
            <table:table-row table:style-name="ro30">
              <table:table-cell table:style-name="ce47">
                <text:p text:style-name="P43"><text:span text:style-name="T2"><text:s/></text:span><text:span text:style-name="T2">제목</text:span></text:p>
              </table:table-cell>
              <table:table-cell table:style-name="ce46">
                <text:p text:style-name="P43"><text:span text:style-name="T2">2</text:span><text:span text:style-name="T2">월</text:span><text:span text:style-name="T2">2</text:span><text:span text:style-name="T2">일에 </text:span><text:span text:style-name="T2">502</text:span><text:span text:style-name="T2">호 묵었었어요</text:span></text:p>
              </table:table-cell>
            </table:table-row>
            <table:table-row table:style-name="ro30">
              <table:table-cell table:style-name="ce47">
                <text:p text:style-name="P43"><text:span text:style-name="T2"><text:s/></text:span><text:span text:style-name="T2">평점</text:span></text:p>
              </table:table-cell>
              <table:table-cell table:style-name="ce46">
                <text:p text:style-name="P43"><text:span text:style-name="T2">5</text:span><text:span text:style-name="T2">점</text:span></text:p>
              </table:table-cell>
            </table:table-row>
            <table:table-row table:style-name="ro30">
              <table:table-cell table:style-name="ce47">
                <text:p text:style-name="P43"><text:span text:style-name="T2"><text:s/></text:span><text:span text:style-name="T2">방타입</text:span></text:p>
              </table:table-cell>
              <table:table-cell table:style-name="ce46">
                <text:p text:style-name="P43"><text:span text:style-name="T2">디럭스</text:span></text:p>
              </table:table-cell>
            </table:table-row>
            <table:table-row table:style-name="ro31">
              <table:table-cell table:style-name="ce47">
                <text:p text:style-name="P43"><text:span text:style-name="T2"><text:s/></text:span><text:span text:style-name="T2">내용</text:span></text:p>
              </table:table-cell>
              <table:table-cell table:style-name="ce46">
                <text:p text:style-name="P43"><text:span text:style-name="T2">호텔도 너무 깨끗하고 좋고</text:span></text:p>
                <text:p text:style-name="P43"><text:span text:style-name="T2">따뜻한물도 잘나오고 ㅎㅎㅎ</text:span></text:p>
                <text:p text:style-name="P43"><text:span text:style-name="T2">늦게 도착해서 룸서비스도 늦게했는데ㅠㅠㅠ</text:span></text:p>
                <text:p text:style-name="P43"><text:span text:style-name="T2">전혀 불편한 기색 없으시고 친절하게 대해주셔서</text:span></text:p>
                <text:p text:style-name="P43"><text:span text:style-name="T2">정말 감사했어요 ㅎㅎㅎㅎ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Google Shape;801;p85" draw:style-name="gr429" draw:text-style-name="P25" draw:layer="layout" svg:width="0.594cm" svg:height="0.547cm" svg:x="9.534cm" svg:y="14.792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02;p85" draw:style-name="standard" draw:layer="layout" svg:width="1.861cm" svg:height="1.016cm" svg:x="0.905cm" svg:y="13.775cm">
          <table:table>
            <table:table-column table:style-name="co39"/>
            <table:table-row table:style-name="ro30">
              <table:table-cell table:style-name="ce48">
                <text:p text:style-name="P43"><text:span text:style-name="T2">수정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Google Shape;803;p85" draw:style-name="gr429" draw:text-style-name="P25" draw:layer="layout" svg:width="0.594cm" svg:height="0.547cm" svg:x="0.54cm" svg:y="13.6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4;p85" draw:style-name="gr425" draw:text-style-name="P47" draw:layer="layout" svg:width="4.194cm" svg:height="0.977cm" svg:x="0.6cm" svg:y="2.023cm">
          <text:p text:style-name="P46"><text:span text:style-name="T2">후기 내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70" draw:style-name="gr430" draw:text-style-name="P51" draw:layer="layout" svg:width="2cm" svg:height="1cm" svg:x="3.334cm" svg:y="13.8cm">
          <text:p text:style-name="P46"><text:span text:style-name="T2">삭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0;p84" draw:style-name="gr268" draw:text-style-name="P50" draw:layer="layout" svg:width="0.673cm" svg:height="0.673cm" svg:x="3.061cm" svg:y="13.6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28" draw:style-name="standard" draw:layer="layout" svg:width="4.825cm" svg:height="3.367cm" svg:x="7.575cm" svg:y="12.3cm">
          <table:table>
            <table:table-column table:style-name="co42"/>
            <table:table-row table:style-name="ro32">
              <table:table-cell table:style-name="ce49">
                <text:p text:style-name="P61"><text:span text:style-name="T53">삭제하시겠습니까</text:span><text:span text:style-name="T53">?</text:span></text:p>
                <text:p text:style-name="P61"><text:span text:style-name="T53"/></text:p>
                <text:p text:style-name="P61"><text:span text:style-name="T53">삭제한 후기는 복구되지 않습니다</text:span></text:p>
              </table:table-cell>
            </table:table-row>
            <table:table-row table:style-name="ro33">
              <table:table-cell table:style-name="ce49"/>
            </table:table-row>
          </table:table>
          <draw:image xlink:href="Pictures/TablePreview31.svm" xlink:type="simple" xlink:show="embed" xlink:actuate="onLoad"/>
        </draw:frame>
        <draw:custom-shape draw:name="CustomShape 29" draw:style-name="gr431" draw:text-style-name="P63" draw:layer="layout" svg:width="1.82cm" svg:height="0.586cm" svg:x="8.259cm" svg:y="14.526cm">
          <text:p text:style-name="P62"><text:span text:style-name="T54">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2" draw:text-style-name="P63" draw:layer="layout" svg:width="1.82cm" svg:height="0.586cm" svg:x="10.482cm" svg:y="14.515cm">
          <text:p text:style-name="P62"><text:span text:style-name="T54">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33" draw:text-style-name="P65" draw:layer="layout" svg:width="0.595cm" svg:height="0.597cm" svg:x="10.482cm" svg:y="14.315cm">
          <text:p text:style-name="P64"><text:span text:style-name="T5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34" draw:text-style-name="P65" draw:layer="layout" svg:width="0.595cm" svg:height="0.597cm" svg:x="7.936cm" svg:y="14.315cm">
          <text:p text:style-name="P64"><text:span text:style-name="T5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0;p70" draw:style-name="gr435" draw:text-style-name="P17" draw:layer="layout" svg:width="3.614cm" svg:height="0.4cm" svg:x="3.961cm" svg:y="1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0;p84" draw:style-name="gr268" draw:text-style-name="P50" draw:layer="layout" svg:width="0.673cm" svg:height="0.673cm" svg:x="17.4cm" svg:y="12.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792;p20:notes" presentation:style-name="pr2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3;p20:notes" draw:style-name="gr16" draw:layer="layout" svg:width="13.999cm" svg:height="11.136cm" svg:x="3.5cm" svg:y="2.227cm" draw:page-number="25" presentation:class="page"/>
        </presentation:notes>
      </draw:page>
      <draw:page draw:name="page26" draw:style-name="dp1" draw:master-page-name="기본값_20_1">
        <office:forms form:automatic-focus="false" form:apply-design-mode="false"/>
        <draw:custom-shape draw:name="Google Shape;809;p86" draw:style-name="gr417" draw:text-style-name="P4" draw:layer="layout" svg:width="6.186cm" svg:height="15.732cm" svg:x="21.794cm" svg:y="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0;p86" draw:style-name="gr436" draw:text-style-name="P20" draw:layer="layout" svg:width="5.914cm" svg:height="10.248cm" svg:x="21.947cm" svg:y="0.809cm">
          <text:p text:style-name="P6"><text:span text:style-name="T2"/></text:p>
          <text:p text:style-name="P6"><text:span text:style-name="T7">1. </text:span><text:span text:style-name="T7">후기 내용을 입력한다</text:span><text:span text:style-name="T7">.</text:span></text:p>
          <text:p text:style-name="P6"><text:span text:style-name="T7"/></text:p>
          <text:p text:style-name="P6"><text:span text:style-name="T7">2. [</text:span><text:span text:style-name="T7">등록</text:span><text:span text:style-name="T7">]</text:span><text:span text:style-name="T7">버튼 클릭시 게시물을 등록후 후기게시판 메인 화면으로 이동한다</text:span><text:span text:style-name="T7">.</text:span></text:p>
          <text:p text:style-name="P6"><text:span text:style-name="T7"/></text:p>
          <text:p text:style-name="P6"><text:span text:style-name="T7">3. [</text:span><text:span text:style-name="T7">취소</text:span><text:span text:style-name="T7">] </text:span><text:span text:style-name="T7">버튼 클릭시 게시물을 등록하지 않고 후기게시판으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50">4.[</text:span><text:span text:style-name="T50">확인</text:span><text:span text:style-name="T50">] </text:span><text:span text:style-name="T50">버튼 클릭시 게시물을 등록후 후기게시판 메인 화면으로 이동한다</text:span><text:span text:style-name="T50">.</text:span></text:p>
          <text:p text:style-name="P6"><text:span text:style-name="T56"/></text:p>
          <text:p text:style-name="P6"><text:span text:style-name="T56">5.[</text:span><text:span text:style-name="T56">확인</text:span><text:span text:style-name="T56">] </text:span><text:span text:style-name="T56">버튼 클릭시 게시물등록 화면에 머무른다</text:span><text:span text:style-name="T56">.</text:span></text:p>
          <text:p text:style-name="P6"><text:span text:style-name="T56"/></text:p>
          <text:p text:style-name="P6"><text:span text:style-name="T56">6.</text:span><text:span text:style-name="T56">제목을 입력하지 않고 </text:span><text:span text:style-name="T56">[</text:span><text:span text:style-name="T56">등록</text:span><text:span text:style-name="T56">]</text:span><text:span text:style-name="T56">버튼을 누를경우 </text:span><text:span text:style-name="T56">alert</text:span><text:span text:style-name="T56">창이 뜬다</text:span><text:span text:style-name="T56">.</text:span></text:p>
          <text:p text:style-name="P6"><text:span text:style-name="T56"/></text:p>
          <text:p text:style-name="P6"><text:span text:style-name="T56">7.</text:span><text:span text:style-name="T56">내용을 입력하지 않고 </text:span><text:span text:style-name="T56">[</text:span><text:span text:style-name="T56">등록</text:span><text:span text:style-name="T56">]</text:span><text:span text:style-name="T56">버튼을 누를경우 </text:span><text:span text:style-name="T56">alert</text:span><text:span text:style-name="T56">창이 뜬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1;p86" draw:style-name="gr419" draw:text-style-name="P21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2;p86" draw:style-name="gr420" draw:text-style-name="P22" draw:layer="layout" svg:width="21.753cm" svg:height="1.304cm" svg:x="0cm" svg:y="0.001cm">
          <text:p text:style-name="P6"><text:span text:style-name="T32"><text:s/></text:span><text:span text:style-name="T32">REVIEW.03 – </text:span><text:span text:style-name="T32">후기 등록 <text:s text:c="9"/></text:span><text:span text:style-name="T33"><text:s text:c="29"/></text:span><text:span text:style-name="T4">/review/review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3;p86" draw:style-name="gr425" draw:text-style-name="P47" draw:layer="layout" svg:width="4.194cm" svg:height="0.977cm" svg:x="0.8cm" svg:y="2.4cm">
          <text:p text:style-name="P46"><text:span text:style-name="T2">후기 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4;p86" draw:style-name="standard" draw:layer="layout" svg:width="3.723cm" svg:height="0.965cm" svg:x="16.853cm" svg:y="13.914cm">
          <table:table>
            <table:table-column table:style-name="co39"/>
            <table:table-column table:style-name="co39"/>
            <table:table-row table:style-name="ro34" table:default-cell-style-name="ce46">
              <table:table-cell>
                <text:p text:style-name="P18"><text:span text:style-name="T2">등록</text:span></text:p>
              </table:table-cell>
              <table:table-cell>
                <text:p text:style-name="P18"><text:span text:style-name="T2">취소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Google Shape;815;p86" draw:style-name="standard" draw:layer="layout" svg:width="19.996cm" svg:height="9.061cm" svg:x="0.803cm" svg:y="3.678cm">
          <table:table>
            <table:table-column table:style-name="co40"/>
            <table:table-column table:style-name="co41"/>
            <table:table-row table:style-name="ro35">
              <table:table-cell table:style-name="ce47">
                <text:p text:style-name="P43"><text:span text:style-name="T2"><text:s/></text:span><text:span text:style-name="T2">제목</text:span></text:p>
              </table:table-cell>
              <table:table-cell table:style-name="ce50"/>
            </table:table-row>
            <table:table-row table:style-name="ro30">
              <table:table-cell table:style-name="ce47">
                <text:p text:style-name="P43"><text:span text:style-name="T2"><text:s/></text:span><text:span text:style-name="T2">평점</text:span></text:p>
              </table:table-cell>
              <table:table-cell table:style-name="ce46"/>
            </table:table-row>
            <table:table-row table:style-name="ro30">
              <table:table-cell table:style-name="ce47">
                <text:p text:style-name="P43"><text:span text:style-name="T2"><text:s/></text:span><text:span text:style-name="T2">방타입</text:span></text:p>
              </table:table-cell>
              <table:table-cell table:style-name="ce50"/>
            </table:table-row>
            <table:table-row table:style-name="ro36">
              <table:table-cell table:style-name="ce47">
                <text:p text:style-name="P43"><text:span text:style-name="T2"><text:s/></text:span><text:span text:style-name="T2">내용</text:span></text:p>
              </table:table-cell>
              <table:table-cell table:style-name="ce50"/>
            </table:table-row>
          </table:table>
          <draw:image xlink:href="Pictures/TablePreview33.svm" xlink:type="simple" xlink:show="embed" xlink:actuate="onLoad"/>
        </draw:frame>
        <draw:custom-shape draw:name="Google Shape;816;p86" draw:style-name="gr429" draw:text-style-name="P25" draw:layer="layout" svg:width="0.594cm" svg:height="0.547cm" svg:x="16.833cm" svg:y="13.709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7;p86" draw:style-name="gr429" draw:text-style-name="P25" draw:layer="layout" svg:width="0.594cm" svg:height="0.547cm" svg:x="0.602cm" svg:y="3.5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8;p86" draw:style-name="gr437" draw:text-style-name="P25" draw:layer="layout" svg:width="0.594cm" svg:height="0.596cm" svg:x="18.8cm" svg:y="13.6cm">
          <text:p text:style-name="P2"><text:span text:style-name="T4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9;p86" draw:style-name="gr438" draw:text-style-name="P66" draw:layer="layout" svg:width="3.199cm" svg:height="0.699cm" svg:x="5cm" svg:y="5.9cm">
          <text:p text:style-name="P48"><text:span text:style-name="T6"><text:s/></text:span><text:span text:style-name="T6">스탠다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379" draw:text-style-name="P17" draw:layer="layout" svg:width="0.299cm" svg:height="0.199cm" svg:x="7.4cm" svg:y="6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7.666cm" svg:y="6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9;p86" draw:style-name="gr439" draw:text-style-name="P12" draw:layer="layout" svg:width="1.8cm" svg:height="0.699cm" svg:x="5cm" svg:y="4.8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379" draw:text-style-name="P17" draw:layer="layout" svg:width="0.299cm" svg:height="0.199cm" svg:x="6cm" svg:y="5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6.266cm" svg:y="5.1cm">
          <text:p/>
          <draw:enhanced-geometry draw:mirror-horizontal="true" draw:mirror-vertical="false" svg:viewBox="0 0 21600 21600" draw:type="mso-spt32" draw:enhanced-path="M 0 0 L 21600 21600 N"/>
        </draw:custom-shape>
        <draw:frame draw:name="Table 21" draw:style-name="standard" draw:layer="layout" svg:width="4.825cm" svg:height="2.562cm" svg:x="11.055cm" svg:y="12.919cm">
          <table:table>
            <table:table-column table:style-name="co42"/>
            <table:table-row table:style-name="ro5">
              <table:table-cell table:style-name="ce49">
                <text:p text:style-name="P61"><text:span text:style-name="T53">등록하시겠습니까</text:span><text:span text:style-name="T53">?</text:span></text:p>
              </table:table-cell>
            </table:table-row>
            <table:table-row table:style-name="ro37">
              <table:table-cell table:style-name="ce49"/>
            </table:table-row>
          </table:table>
          <draw:image xlink:href="Pictures/TablePreview34.svm" xlink:type="simple" xlink:show="embed" xlink:actuate="onLoad"/>
        </draw:frame>
        <draw:custom-shape draw:name="CustomShape 23" draw:style-name="gr440" draw:text-style-name="P63" draw:layer="layout" svg:width="1.82cm" svg:height="0.586cm" svg:x="11.378cm" svg:y="14.412cm">
          <text:p text:style-name="P62"><text:span text:style-name="T54">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41" draw:text-style-name="P63" draw:layer="layout" svg:width="1.82cm" svg:height="0.586cm" svg:x="13.601cm" svg:y="14.401cm">
          <text:p text:style-name="P62"><text:span text:style-name="T54">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42" draw:text-style-name="P65" draw:layer="layout" svg:width="0.595cm" svg:height="0.597cm" svg:x="13.601cm" svg:y="14.201cm">
          <text:p text:style-name="P64"><text:span text:style-name="T5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43" draw:text-style-name="P65" draw:layer="layout" svg:width="0.595cm" svg:height="0.597cm" svg:x="11.055cm" svg:y="14.201cm">
          <text:p text:style-name="P64"><text:span text:style-name="T5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44" draw:text-style-name="P17" draw:layer="layout" svg:width="0.91cm" svg:height="0.001cm" draw:transform="rotate (3.00650416948543) translate (16.771cm 14.40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9;p81" draw:style-name="gr445" draw:text-style-name="P4" draw:layer="layout" svg:width="15.666cm" svg:height="5.498cm" svg:x="4.934cm" svg:y="6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81" draw:style-name="gr446" draw:text-style-name="P4" draw:layer="layout" svg:width="15.8cm" svg:height="0.798cm" svg:x="4.8cm" svg:y="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70" draw:style-name="gr447" draw:text-style-name="P3" draw:layer="layout" svg:width="6.092cm" svg:height="1.24cm" svg:x="7.108cm" svg:y="1.8cm">
          <text:p text:style-name="P2"><text:span text:style-name="T7">제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70" draw:style-name="gr448" draw:text-style-name="P3" draw:layer="layout" svg:width="6.092cm" svg:height="1.24cm" svg:x="1.908cm" svg:y="14cm">
          <text:p text:style-name="P2"><text:span text:style-name="T7">내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55" draw:style-name="gr449" draw:text-style-name="P17" draw:layer="layout" svg:width="0.099cm" svg:height="0.638cm" svg:x="10.577cm" svg:y="3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6" draw:style-name="gr450" draw:text-style-name="P65" draw:layer="layout" svg:width="0.595cm" svg:height="0.597cm" svg:x="6.805cm" svg:y="1.6cm">
          <text:p text:style-name="P64"><text:span text:style-name="T55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1" draw:text-style-name="P65" draw:layer="layout" svg:width="0.595cm" svg:height="0.597cm" svg:x="1.605cm" svg:y="13.803cm">
          <text:p text:style-name="P64"><text:span text:style-name="T55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7;p55" draw:style-name="gr452" draw:text-style-name="P17" draw:layer="layout" svg:width="3cm" svg:height="1.432cm" svg:x="5.8cm" svg:y="12.56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Google Shape;806;p21:notes" presentation:style-name="pr2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07;p21:notes" draw:style-name="gr16" draw:layer="layout" svg:width="13.999cm" svg:height="11.136cm" svg:x="3.5cm" svg:y="2.227cm" draw:page-number="26" presentation:class="page"/>
        </presentation:notes>
      </draw:page>
      <draw:page draw:name="page27" draw:style-name="dp1" draw:master-page-name="기본값_20_1">
        <office:forms form:automatic-focus="false" form:apply-design-mode="false"/>
        <draw:custom-shape draw:name="Google Shape;809;p86" draw:style-name="gr417" draw:text-style-name="P4" draw:layer="layout" svg:width="6.186cm" svg:height="15.732cm" svg:x="21.794cm" svg:y="-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0;p86" draw:style-name="gr436" draw:text-style-name="P20" draw:layer="layout" svg:width="5.914cm" svg:height="10.248cm" svg:x="21.947cm" svg:y="0.809cm">
          <text:p text:style-name="P6"><text:span text:style-name="T2"/></text:p>
          <text:p text:style-name="P6"><text:span text:style-name="T7">1. [</text:span><text:span text:style-name="T7">수정완료</text:span><text:span text:style-name="T7">]</text:span><text:span text:style-name="T7">버튼 클릭시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2. [</text:span><text:span text:style-name="T7">취소</text:span><text:span text:style-name="T7">]</text:span><text:span text:style-name="T7">버튼 클릭시 </text:span><text:span text:style-name="T7">REVIEW.02 </text:span><text:span text:style-name="T7">화면으로 이동한다</text:span><text:span text:style-name="T7">. </text:span></text:p>
          <text:p text:style-name="P6"><text:span text:style-name="T7"/></text:p>
          <text:p text:style-name="P6"><text:span text:style-name="T7">3. [</text:span><text:span text:style-name="T7">확인</text:span><text:span text:style-name="T7">]</text:span><text:span text:style-name="T7">버튼 클릭시 </text:span><text:span text:style-name="T7">REVIEW.02 </text:span><text:span text:style-name="T7">화면으로 이동한다</text:span><text:span text:style-name="T7">. </text:span></text:p>
          <text:p text:style-name="P6"><text:span text:style-name="T7"/></text:p>
          <text:p text:style-name="P6"><text:span text:style-name="T7">4. [</text:span><text:span text:style-name="T7">취소</text:span><text:span text:style-name="T7">] </text:span><text:span text:style-name="T7">버튼 클릭시 화면에 머무른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1;p86" draw:style-name="gr419" draw:text-style-name="P21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2;p86" draw:style-name="gr420" draw:text-style-name="P22" draw:layer="layout" svg:width="21.753cm" svg:height="1.304cm" svg:x="0cm" svg:y="0.001cm">
          <text:p text:style-name="P6"><text:span text:style-name="T32"><text:s/></text:span><text:span text:style-name="T32">REVIEW.04 – </text:span><text:span text:style-name="T32">후기 수정 <text:s text:c="2"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/review/reviewModi</text:span><text:span text:style-name="T33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3;p86" draw:style-name="gr425" draw:text-style-name="P47" draw:layer="layout" svg:width="4.194cm" svg:height="0.977cm" svg:x="0.8cm" svg:y="1.8cm">
          <text:p text:style-name="P46"><text:span text:style-name="T2">후기 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5;p86" draw:style-name="standard" draw:layer="layout" svg:width="19.943cm" svg:height="10.12cm" svg:x="0.8cm" svg:y="2.777cm">
          <table:table>
            <table:table-column table:style-name="co43"/>
            <table:table-column table:style-name="co44"/>
            <table:table-row table:style-name="ro38">
              <table:table-cell table:style-name="ce47">
                <text:p><text:span text:style-name="T2"><text:s/></text:span><text:span text:style-name="T2">번호</text:span></text:p>
              </table:table-cell>
              <table:table-cell table:style-name="ce50">
                <text:p><text:span text:style-name="T2">30</text:span></text:p>
              </table:table-cell>
            </table:table-row>
            <table:table-row table:style-name="ro38">
              <table:table-cell table:style-name="ce47">
                <text:p><text:span text:style-name="T2"><text:s/></text:span><text:span text:style-name="T2">작성자</text:span></text:p>
              </table:table-cell>
              <table:table-cell table:style-name="ce50">
                <text:p><text:span text:style-name="T2">user94</text:span></text:p>
              </table:table-cell>
            </table:table-row>
            <table:table-row table:style-name="ro38">
              <table:table-cell table:style-name="ce47">
                <text:p text:style-name="P43"><text:span text:style-name="T2"><text:s/></text:span><text:span text:style-name="T2">제목</text:span></text:p>
              </table:table-cell>
              <table:table-cell table:style-name="ce50"/>
            </table:table-row>
            <table:table-row table:style-name="ro39">
              <table:table-cell table:style-name="ce47">
                <text:p text:style-name="P43"><text:span text:style-name="T2"><text:s/></text:span><text:span text:style-name="T2">평점</text:span></text:p>
              </table:table-cell>
              <table:table-cell table:style-name="ce46"/>
            </table:table-row>
            <table:table-row table:style-name="ro39">
              <table:table-cell table:style-name="ce47">
                <text:p text:style-name="P43"><text:span text:style-name="T2"><text:s/></text:span><text:span text:style-name="T2">방타입</text:span></text:p>
              </table:table-cell>
              <table:table-cell table:style-name="ce50"/>
            </table:table-row>
            <table:table-row table:style-name="ro40">
              <table:table-cell table:style-name="ce47">
                <text:p text:style-name="P43"><text:span text:style-name="T2"><text:s/></text:span><text:span text:style-name="T2">내용</text:span></text:p>
              </table:table-cell>
              <table:table-cell table:style-name="ce50"/>
            </table:table-row>
          </table:table>
          <draw:image xlink:href="Pictures/TablePreview35.svm" xlink:type="simple" xlink:show="embed" xlink:actuate="onLoad"/>
        </draw:frame>
        <draw:custom-shape draw:name="Google Shape;819;p86" draw:style-name="gr438" draw:text-style-name="P66" draw:layer="layout" svg:width="3.199cm" svg:height="0.699cm" svg:x="4.7cm" svg:y="7.7cm">
          <text:p text:style-name="P48"><text:span text:style-name="T6"><text:s/></text:span><text:span text:style-name="T6">스탠다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379" draw:text-style-name="P17" draw:layer="layout" svg:width="0.299cm" svg:height="0.199cm" svg:x="7.1cm" svg:y="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7.366cm" svg:y="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9;p86" draw:style-name="gr439" draw:text-style-name="P12" draw:layer="layout" svg:width="1.8cm" svg:height="0.699cm" svg:x="4.7cm" svg:y="6.7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379" draw:text-style-name="P17" draw:layer="layout" svg:width="0.299cm" svg:height="0.199cm" svg:x="5.7cm" svg:y="6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5.966cm" svg:y="6.9cm">
          <text:p/>
          <draw:enhanced-geometry draw:mirror-horizontal="true" draw:mirror-vertical="false" svg:viewBox="0 0 21600 21600" draw:type="mso-spt32" draw:enhanced-path="M 0 0 L 21600 21600 N"/>
        </draw:custom-shape>
        <draw:frame draw:name="Table 21" draw:style-name="standard" draw:layer="layout" svg:width="4.825cm" svg:height="2.562cm" svg:x="9.455cm" svg:y="13.119cm">
          <table:table>
            <table:table-column table:style-name="co42"/>
            <table:table-row table:style-name="ro5">
              <table:table-cell table:style-name="ce49">
                <text:p text:style-name="P61"><text:span text:style-name="T53">수정하시겠습니까</text:span><text:span text:style-name="T53">?</text:span></text:p>
              </table:table-cell>
            </table:table-row>
            <table:table-row table:style-name="ro37">
              <table:table-cell table:style-name="ce49"/>
            </table:table-row>
          </table:table>
          <draw:image xlink:href="Pictures/TablePreview36.svm" xlink:type="simple" xlink:show="embed" xlink:actuate="onLoad"/>
        </draw:frame>
        <draw:custom-shape draw:name="CustomShape 23" draw:style-name="gr453" draw:text-style-name="P63" draw:layer="layout" svg:width="1.82cm" svg:height="0.586cm" svg:x="9.778cm" svg:y="14.612cm">
          <text:p text:style-name="P62"><text:span text:style-name="T54">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4" draw:text-style-name="P63" draw:layer="layout" svg:width="1.82cm" svg:height="0.586cm" svg:x="12.001cm" svg:y="14.601cm">
          <text:p text:style-name="P62"><text:span text:style-name="T54">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5" draw:text-style-name="P65" draw:layer="layout" svg:width="0.595cm" svg:height="0.597cm" svg:x="12.001cm" svg:y="14.401cm">
          <text:p text:style-name="P64"><text:span text:style-name="T5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6" draw:text-style-name="P65" draw:layer="layout" svg:width="0.595cm" svg:height="0.597cm" svg:x="9.455cm" svg:y="14.401cm">
          <text:p text:style-name="P64"><text:span text:style-name="T5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14;p86" draw:style-name="standard" draw:layer="layout" svg:width="5.175cm" svg:height="0.806cm" svg:x="15.4cm" svg:y="14.01cm">
          <table:table>
            <table:table-column table:style-name="co45"/>
            <table:table-column table:style-name="co45"/>
            <table:table-row table:style-name="ro17" table:default-cell-style-name="ce51">
              <table:table-cell>
                <text:p text:style-name="P67"><text:span text:style-name="T57">수정완료</text:span></text:p>
              </table:table-cell>
              <table:table-cell>
                <text:p text:style-name="P67"><text:span text:style-name="T57">취소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Google Shape;816;p86" draw:style-name="gr457" draw:text-style-name="P25" draw:layer="layout" svg:width="0.767cm" svg:height="0.656cm" svg:x="15.233cm" svg:y="13.8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6;p86" draw:style-name="gr457" draw:text-style-name="P25" draw:layer="layout" svg:width="0.767cm" svg:height="0.656cm" svg:x="17.633cm" svg:y="13.6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15;p86" draw:style-name="standard" draw:layer="layout" svg:width="15.851cm" svg:height="4.061cm" svg:x="4.748cm" svg:y="8.8cm">
          <table:table>
            <table:table-column table:style-name="co46"/>
            <table:table-row table:style-name="ro41">
              <table:table-cell table:style-name="ce50">
                <text:p text:style-name="P68"><text:span text:style-name="T2">호텔도 너무 깨끗하고 좋고</text:span></text:p>
                <text:p text:style-name="P68"><text:span text:style-name="T2">따뜻한물도 잘나오고 ㅎㅎㅎ</text:span></text:p>
                <text:p text:style-name="P68"><text:span text:style-name="T2">늦게 도착해서 룸서비스도 늦게했는데ㅠㅠㅠ</text:span></text:p>
                <text:p text:style-name="P68"><text:span text:style-name="T2">전혀 불편한 기색 없으시고 친절하게 대해주셔서</text:span></text:p>
                <text:p><text:span text:style-name="T2">정말 감사했어요 ㅎㅎㅎㅎ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name="Google Shape;815;p86" draw:style-name="standard" draw:layer="layout" svg:width="15.946cm" svg:height="1.018cm" svg:x="4.722cm" svg:y="5.37cm">
          <table:table>
            <table:table-column table:style-name="co47"/>
            <table:table-row table:style-name="ro42">
              <table:table-cell table:style-name="ce52">
                <text:p text:style-name="P69"><text:span text:style-name="T57">안녕하세요</text:span><text:span text:style-name="T57">.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name="Google Shape;297;p55" draw:style-name="gr458" draw:text-style-name="P17" draw:layer="layout" svg:width="2.52cm" svg:height="0.632cm" svg:x="14.28cm" svg:y="14.86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Google Shape;806;p21:notes" presentation:style-name="pr2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07;p21:notes" draw:style-name="gr16" draw:layer="layout" svg:width="13.999cm" svg:height="11.136cm" svg:x="3.5cm" svg:y="2.227cm" draw:page-number="27" presentation:class="page"/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custom-shape draw:name="Google Shape;844;p88" draw:style-name="gr459" draw:text-style-name="P49" draw:layer="layout" svg:width="4.43cm" svg:height="0.76cm" svg:x="1.769cm" svg:y="5.5cm">
          <text:p text:style-name="P48"><text:span text:style-name="T16"><text:s/></text:span><text:span text:style-name="T16">후기 내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5;p88" draw:style-name="standard" draw:layer="layout" svg:width="18.683cm" svg:height="4.727cm" svg:x="1.126cm" svg:y="6.36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3" table:default-cell-style-name="ce2">
              <table:table-cell table:style-name="ce1">
                <text:p text:style-name="P18"><text:span text:style-name="T11">후기 번호 </text:span></text:p>
              </table:table-cell>
              <table:table-cell>
                <text:p text:style-name="P18"><text:span text:style-name="T11">후기 날짜</text:span></text:p>
              </table:table-cell>
              <table:table-cell table:number-columns-spanned="2">
                <text:p text:style-name="P18"><text:span text:style-name="T11">후기 제목</text:span></text:p>
              </table:table-cell>
              <table:covered-table-cell table:style-name="standard"/>
            </table:table-row>
            <table:table-row table:style-name="ro43" table:default-cell-style-name="ce15">
              <table:table-cell table:style-name="ce14">
                <text:p text:style-name="P18"><text:span text:style-name="T15">40172</text:span></text:p>
              </table:table-cell>
              <table:table-cell>
                <text:p text:style-name="P18"><text:span text:style-name="T15">2020-06-15</text:span></text:p>
              </table:table-cell>
              <table:table-cell table:number-columns-spanned="2">
                <text:p text:style-name="P18"><text:span text:style-name="T1"><text:s/></text:span><text:span text:style-name="T1">서비스 너무 좋아요</text:span><text:span text:style-name="T1">~</text:span></text:p>
              </table:table-cell>
              <table:covered-table-cell table:style-name="standard"/>
            </table:table-row>
            <table:table-row table:style-name="ro43" table:default-cell-style-name="ce15">
              <table:table-cell table:style-name="ce14">
                <text:p text:style-name="P18"><text:span text:style-name="T15">40091</text:span></text:p>
              </table:table-cell>
              <table:table-cell>
                <text:p text:style-name="P18"><text:span text:style-name="T15">2020-05-06</text:span></text:p>
              </table:table-cell>
              <table:table-cell table:number-columns-spanned="2">
                <text:p text:style-name="P18"><text:span text:style-name="T1"><text:s/></text:span><text:span text:style-name="T1">경치가 좋아요</text:span><text:span text:style-name="T1">.</text:span></text:p>
              </table:table-cell>
              <table:covered-table-cell table:style-name="standard"/>
            </table:table-row>
            <table:table-row table:style-name="ro43" table:default-cell-style-name="ce15">
              <table:table-cell table:style-name="ce14">
                <text:p text:style-name="P18"><text:span text:style-name="T15">40053</text:span></text:p>
              </table:table-cell>
              <table:table-cell>
                <text:p text:style-name="P18"><text:span text:style-name="T15">2020-02-21</text:span></text:p>
              </table:table-cell>
              <table:table-cell table:number-columns-spanned="2">
                <text:p text:style-name="P18"><text:span text:style-name="T1"><text:s/></text:span><text:span text:style-name="T1">여기 처음인데</text:span><text:span text:style-name="T1">, </text:span><text:span text:style-name="T1">괜찮았네요</text:span><text:span text:style-name="T1">.</text:span></text:p>
              </table:table-cell>
              <table:covered-table-cell table:style-name="standard"/>
            </table:table-row>
            <table:table-row table:style-name="ro44" table:default-cell-style-name="ce18">
              <table:table-cell table:style-name="ce17"/>
              <table:table-cell/>
              <table:table-cell/>
              <table:table-cell table:style-name="ce19"/>
            </table:table-row>
          </table:table>
          <draw:image xlink:href="Pictures/TablePreview40.svm" xlink:type="simple" xlink:show="embed" xlink:actuate="onLoad"/>
        </draw:frame>
        <draw:custom-shape draw:name="Google Shape;846;p88" draw:style-name="gr257" draw:text-style-name="P22" draw:layer="layout" svg:width="21.758cm" svg:height="1.309cm" svg:x="0.001cm" svg:y="0.001cm">
          <text:p text:style-name="P6"><text:span text:style-name="T38"><text:s text:c="2"/></text:span><text:span text:style-name="T4">REVIEW.05 – </text:span><text:span text:style-name="T4">후기 내역</text:span><text:span text:style-name="T4"><text:tab/></text:span><text:span text:style-name="T4"><text:tab/></text:span><text:span text:style-name="T4"><text:tab/></text:span><text:span text:style-name="T4"> <text:s text:c="10"/></text:span><text:span text:style-name="T4">/review/review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7;p88" draw:style-name="gr460" draw:text-style-name="P4" draw:layer="layout" svg:width="6.237cm" svg:height="15.746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8;p88" draw:style-name="gr461" draw:text-style-name="P21" draw:layer="layout" svg:width="5.819cm" svg:height="0.991cm" svg:x="21.865cm" svg:y="0.315cm">
          <text:p text:style-name="P2"><text:span text:style-name="T20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9;p88" draw:style-name="gr462" draw:text-style-name="P20" draw:layer="layout" svg:width="5.92cm" svg:height="14.609cm" svg:x="21.865cm" svg:y="1.623cm">
          <text:p text:style-name="P6"><text:span text:style-name="T7">1. [</text:span><text:span text:style-name="T7">후기 내역</text:span><text:span text:style-name="T7">] </text:span><text:span text:style-name="T7">회원이 이때까지 올린 후기 내역들이 목록으로 나타난다</text:span><text:span text:style-name="T7">.</text:span></text:p>
          <text:p text:style-name="P6"><text:span text:style-name="T7"/></text:p>
          <text:p text:style-name="P6"><text:span text:style-name="T7">2. [</text:span><text:span text:style-name="T7">후기 내역</text:span><text:span text:style-name="T7">] </text:span><text:span text:style-name="T7">후기 제목 버튼을 누르면 후기 내용 페이지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0;p88" draw:style-name="gr463" draw:text-style-name="P50" draw:layer="layout" svg:width="0.576cm" svg:height="0.576cm" svg:x="0.721cm" svg:y="4.968cm">
          <text:p text:style-name="P2"><text:span text:style-name="T1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1;p88" draw:style-name="gr463" draw:text-style-name="P50" draw:layer="layout" svg:width="0.576cm" svg:height="0.576cm" svg:x="6.398cm" svg:y="6.2cm">
          <text:p text:style-name="P2"><text:span text:style-name="T1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2;p88" draw:style-name="gr463" draw:text-style-name="P50" draw:layer="layout" svg:width="0.576cm" svg:height="0.576cm" svg:x="0.722cm" svg:y="4.968cm">
          <text:p text:style-name="P2"><text:span text:style-name="T1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3;p88" draw:style-name="gr464" draw:text-style-name="P49" draw:layer="layout" svg:width="3.742cm" svg:height="0.864cm" svg:x="0.459cm" svg:y="1.862cm">
          <text:p text:style-name="P48"><text:span text:style-name="T39">마이페이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4;p88" draw:style-name="standard" draw:layer="layout" svg:width="20.099cm" svg:height="1.079cm" svg:x="0.599cm" svg:y="2.9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10">
              <table:table-cell table:style-name="ce9">
                <text:p text:style-name="P18"><text:span text:style-name="T6">예약 내역</text:span></text:p>
              </table:table-cell>
              <table:table-cell>
                <text:p text:style-name="P18"><text:span text:style-name="T6">환불 내역</text:span></text:p>
              </table:table-cell>
              <table:table-cell>
                <text:p text:style-name="P18"><text:span text:style-name="T6">후기 내역</text:span></text:p>
              </table:table-cell>
              <table:table-cell>
                <text:p text:style-name="P18"><text:span text:style-name="T6">문의 내역</text:span></text:p>
              </table:table-cell>
              <table:table-cell table:style-name="ce11">
                <text:p text:style-name="P18"><text:span text:style-name="T6">회원 정보 관리</text:span>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name="Google Shape;855;p88" draw:style-name="gr379" draw:text-style-name="P17" draw:layer="layout" svg:width="0.161cm" svg:height="0.151cm" svg:x="1.538cm" svg:y="5.7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6;p88" draw:style-name="gr379" draw:text-style-name="P17" draw:layer="layout" svg:width="0.161cm" svg:height="0.113cm" draw:transform="rotate (-3.14159265358979) translate (1.666cm 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7;p88" draw:style-name="gr465" draw:text-style-name="P17" draw:layer="layout" svg:width="18.599cm" svg:height="0.001cm" svg:x="1.21cm" svg:y="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8;p88" draw:style-name="gr465" draw:text-style-name="P17" draw:layer="layout" svg:width="18.599cm" svg:height="0.001cm" svg:x="1.226cm" svg:y="8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9;p88" draw:style-name="gr466" draw:text-style-name="P56" draw:layer="layout" svg:width="0.804cm" svg:height="0.672cm" svg:x="9.462cm" svg:y="13.091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0;p88" draw:style-name="gr467" draw:text-style-name="P20" draw:layer="layout" svg:width="0.804cm" svg:height="0.672cm" svg:x="10.269cm" svg:y="13.091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1;p88" draw:style-name="gr467" draw:text-style-name="P20" draw:layer="layout" svg:width="0.804cm" svg:height="0.672cm" svg:x="11.079cm" svg:y="13.091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2;p88" draw:style-name="gr467" draw:text-style-name="P20" draw:layer="layout" svg:width="0.804cm" svg:height="0.672cm" svg:x="11.886cm" svg:y="13.091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3;p88" draw:style-name="gr467" draw:text-style-name="P20" draw:layer="layout" svg:width="0.804cm" svg:height="0.672cm" svg:x="12.695cm" svg:y="13.091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841;p23:notes" presentation:style-name="pr28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42;p23:notes" draw:style-name="gr16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office:forms form:automatic-focus="false" form:apply-design-mode="false"/>
        <draw:frame draw:name="Google Shape;60;p14" draw:style-name="기본값_5f_5" draw:layer="layout" svg:width="19.665cm" svg:height="6.348cm" svg:x="1.045cm" svg:y="4.835cm">
          <table:table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row table:style-name="ro23" table:default-cell-style-name="ce54">
              <table:table-cell table:style-name="ce53">
                <text:p text:style-name="P57"><text:span text:style-name="T45">번호</text:span></text:p>
              </table:table-cell>
              <table:table-cell>
                <text:p text:style-name="P18"><text:span text:style-name="T45">제목</text:span></text:p>
              </table:table-cell>
              <table:table-cell>
                <text:p text:style-name="P18"><text:span text:style-name="T45">작성자</text:span></text:p>
              </table:table-cell>
              <table:table-cell>
                <text:p text:style-name="P18"><text:span text:style-name="T45">날짜</text:span></text:p>
              </table:table-cell>
              <table:table-cell table:style-name="ce55">
                <text:p text:style-name="P18"><text:span text:style-name="T45">조회수</text:span></text:p>
              </table:table-cell>
            </table:table-row>
            <table:table-row table:style-name="ro23" table:default-cell-style-name="ce32">
              <table:table-cell table:style-name="ce31">
                <text:p text:style-name="P18"><text:span text:style-name="T46">5</text:span></text:p>
              </table:table-cell>
              <table:table-cell>
                <text:p text:style-name="P18"><text:span text:style-name="T46">결제가 안돼요</text:span><text:span text:style-name="T46">..</text:span></text:p>
              </table:table-cell>
              <table:table-cell>
                <text:p text:style-name="P18"><text:span text:style-name="T46">taytay7</text:span></text:p>
              </table:table-cell>
              <table:table-cell>
                <text:p text:style-name="P18"><text:span text:style-name="T46">2020-02-28</text:span></text:p>
              </table:table-cell>
              <table:table-cell table:style-name="ce33">
                <text:p text:style-name="P18"><text:span text:style-name="T46">7</text:span></text:p>
              </table:table-cell>
            </table:table-row>
            <table:table-row table:style-name="ro23" table:default-cell-style-name="ce32">
              <table:table-cell table:style-name="ce31">
                <text:p text:style-name="P18"><text:span text:style-name="T46">4</text:span></text:p>
              </table:table-cell>
              <table:table-cell>
                <text:p text:style-name="P18"><text:span text:style-name="T46">환불 해주세요</text:span></text:p>
              </table:table-cell>
              <table:table-cell>
                <text:p text:style-name="P18"><text:span text:style-name="T46">refund27</text:span></text:p>
              </table:table-cell>
              <table:table-cell>
                <text:p text:style-name="P18"><text:span text:style-name="T46">2020-02-27</text:span></text:p>
              </table:table-cell>
              <table:table-cell table:style-name="ce33">
                <text:p text:style-name="P18"><text:span text:style-name="T46">12</text:span></text:p>
              </table:table-cell>
            </table:table-row>
            <table:table-row table:style-name="ro23" table:default-cell-style-name="ce32">
              <table:table-cell table:style-name="ce31">
                <text:p text:style-name="P18"><text:span text:style-name="T46">3</text:span></text:p>
              </table:table-cell>
              <table:table-cell>
                <text:p text:style-name="P18"><text:span text:style-name="T46">예약변경을 하고 싶은데요</text:span></text:p>
              </table:table-cell>
              <table:table-cell>
                <text:p text:style-name="P18"><text:span text:style-name="T46">valentine2</text:span></text:p>
              </table:table-cell>
              <table:table-cell>
                <text:p text:style-name="P18"><text:span text:style-name="T46">2020-02-14</text:span></text:p>
              </table:table-cell>
              <table:table-cell table:style-name="ce33">
                <text:p text:style-name="P18"><text:span text:style-name="T46">33</text:span></text:p>
              </table:table-cell>
            </table:table-row>
            <table:table-row table:style-name="ro23" table:default-cell-style-name="ce32">
              <table:table-cell table:style-name="ce31">
                <text:p text:style-name="P18"><text:span text:style-name="T46">2</text:span></text:p>
              </table:table-cell>
              <table:table-cell>
                <text:p text:style-name="P18"><text:span text:style-name="T46">위치가 센트럼역에서</text:span></text:p>
              </table:table-cell>
              <table:table-cell>
                <text:p text:style-name="P18"><text:span text:style-name="T46">swait105</text:span></text:p>
              </table:table-cell>
              <table:table-cell>
                <text:p text:style-name="P18"><text:span text:style-name="T46">2020-01-05</text:span></text:p>
              </table:table-cell>
              <table:table-cell table:style-name="ce33">
                <text:p text:style-name="P18"><text:span text:style-name="T46">13</text:span></text:p>
              </table:table-cell>
            </table:table-row>
            <table:table-row table:style-name="ro24" table:default-cell-style-name="ce32">
              <table:table-cell table:style-name="ce31">
                <text:p text:style-name="P18"><text:span text:style-name="T46">1</text:span></text:p>
              </table:table-cell>
              <table:table-cell>
                <text:p text:style-name="P18"><text:span text:style-name="T46">안녕하세요</text:span></text:p>
              </table:table-cell>
              <table:table-cell>
                <text:p text:style-name="P18"><text:span text:style-name="T46">czesc98</text:span></text:p>
              </table:table-cell>
              <table:table-cell>
                <text:p text:style-name="P18"><text:span text:style-name="T46">2020-01-03</text:span></text:p>
              </table:table-cell>
              <table:table-cell table:style-name="ce33">
                <text:p text:style-name="P18"><text:span text:style-name="T46">11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name="Google Shape;61;p14" draw:style-name="gr468" draw:text-style-name="P4" draw:layer="layout" svg:width="6.189cm" svg:height="15.735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69" draw:text-style-name="P20" draw:layer="layout" svg:width="5.917cm" svg:height="15.626cm" svg:x="21.866cm" svg:y="0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제목을 클릭하면 문의글 보기 페이지로 이동한다</text:span><text:span text:style-name="T7">.</text:span></text:p>
          <text:p text:style-name="P6"><text:span text:style-name="T7"/></text:p>
          <text:p text:style-name="P6"><text:span text:style-name="T7">2.[</text:span><text:span text:style-name="T7">글쓰기</text:span><text:span text:style-name="T7">]</text:span><text:span text:style-name="T7">클릭하면 문의글 작성페이지로 이동한다</text:span><text:span text:style-name="T7">.</text:span></text:p>
          <text:p text:style-name="P6"><text:span text:style-name="T7"/></text:p>
          <text:p text:style-name="P6"><text:span text:style-name="T7">3. </text:span><text:span text:style-name="T7">버튼을 클릭하면 해당 페이지 목록을 표시한다</text:span><text:span text:style-name="T7">.</text:span></text:p>
          <text:p text:style-name="P6"><text:span text:style-name="T7"><text:s/></text:span></text:p>
          <text:p text:style-name="P6"><text:span text:style-name="T7">4. </text:span><text:span text:style-name="T7">로그인을 안하고 글을 쓰면 알림창이 나타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470" draw:text-style-name="P21" draw:layer="layout" svg:width="5.817cm" svg:height="0.98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71" draw:text-style-name="P22" draw:layer="layout" svg:width="21.756cm" svg:height="1.307cm" svg:x="0cm" svg:y="0cm">
          <text:p text:style-name="P6"><text:span text:style-name="T4"><text:s/></text:span><text:span text:style-name="T4">QUERY.01 – </text:span><text:span text:style-name="T4">문의 목록 <text:s text:c="43"/></text:span><text:span text:style-name="T4">/query/query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72" draw:text-style-name="P56" draw:layer="layout" svg:width="0.801cm" svg:height="0.669cm" svg:x="9.964cm" svg:y="13.992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73" draw:text-style-name="P20" draw:layer="layout" svg:width="0.801cm" svg:height="0.669cm" svg:x="10.771cm" svg:y="13.992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74" draw:text-style-name="P20" draw:layer="layout" svg:width="0.801cm" svg:height="0.669cm" svg:x="11.581cm" svg:y="13.992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475" draw:text-style-name="P20" draw:layer="layout" svg:width="0.801cm" svg:height="0.669cm" svg:x="12.388cm" svg:y="13.992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76" draw:text-style-name="P20" draw:layer="layout" svg:width="0.801cm" svg:height="0.669cm" svg:x="13.197cm" svg:y="13.992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77" draw:text-style-name="P25" draw:layer="layout" svg:width="0.989cm" svg:height="0.989cm" svg:x="8.9cm" svg:y="13.807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4" draw:style-name="gr478" draw:text-style-name="P21" draw:layer="layout" svg:width="3.681cm" svg:height="0.989cm" svg:x="0.476cm" svg:y="3.227cm">
          <text:p text:style-name="P2"><text:span text:style-name="T2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479" draw:text-style-name="P25" draw:layer="layout" svg:width="0.989cm" svg:height="0.989cm" svg:x="8.902cm" svg:y="5.514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4" draw:style-name="gr480" draw:text-style-name="P3" draw:layer="layout" svg:width="6.09cm" svg:height="1.238cm" svg:x="15.312cm" svg:y="13.807cm">
          <text:p text:style-name="P2"><text:span text:style-name="T7">로그인 후에 글을 쓸 수 있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81" draw:text-style-name="P25" draw:layer="layout" svg:width="0.989cm" svg:height="0.989cm" svg:x="14.813cm" svg:y="14.407cm">
          <text:p text:style-name="P2"><text:span text:style-name="T2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4" draw:style-name="gr482" draw:text-style-name="P70" draw:layer="layout" svg:width="2.473cm" svg:height="0.897cm" svg:x="17.201cm" svg:y="11.79cm">
          <text:p text:style-name="P2"><text:span text:style-name="T1">글쓰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483" draw:text-style-name="P17" draw:layer="layout" svg:width="0.009cm" svg:height="1.561cm" svg:x="18.433cm" svg:y="12.68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gr484" draw:text-style-name="P25" draw:layer="layout" svg:width="0.989cm" svg:height="0.989cm" svg:x="16.682cm" svg:y="11.38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57;p29:notes" presentation:style-name="pr29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;p29:notes" draw:style-name="gr16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office:forms form:automatic-focus="false" form:apply-design-mode="false"/>
        <draw:custom-shape draw:name="Google Shape;82;p15" draw:style-name="gr468" draw:text-style-name="P4" draw:layer="layout" svg:width="6.189cm" svg:height="15.735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85" draw:text-style-name="P20" draw:layer="layout" svg:width="5.917cm" svg:height="15.623cm" svg:x="21.866cm" svg:y="0.00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제목을 입력한다</text:span><text:span text:style-name="T7">.</text:span></text:p>
          <text:p text:style-name="P6"><text:span text:style-name="T7"/></text:p>
          <text:p text:style-name="P6"><text:span text:style-name="T7">2. </text:span><text:span text:style-name="T7">내용을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제목을 작성하지 않고 </text:span><text:span text:style-name="T7">[</text:span><text:span text:style-name="T7">등록</text:span><text:span text:style-name="T7">]</text:span><text:span text:style-name="T7">버튼을 누르면 경고창이 표시된다</text:span><text:span text:style-name="T7">.</text:span></text:p>
          <text:p text:style-name="P6"><text:span text:style-name="T7"/></text:p>
          <text:p text:style-name="P6"><text:span text:style-name="T7">4. </text:span><text:span text:style-name="T7">내용을 작성하지 않고 </text:span><text:span text:style-name="T7">[</text:span><text:span text:style-name="T7">등록</text:span><text:span text:style-name="T7">]</text:span><text:span text:style-name="T7">버튼을 누르면 경고창이 표시된다</text:span><text:span text:style-name="T7">.</text:span></text:p>
          <text:p text:style-name="P6"><text:span text:style-name="T7"/></text:p>
          <text:p text:style-name="P6"><text:span text:style-name="T7">5. [</text:span><text:span text:style-name="T7">취소</text:span><text:span text:style-name="T7">]</text:span><text:span text:style-name="T7">버튼을 클릭시 문의목록 화면으로 이동한다</text:span><text:span text:style-name="T7">.</text:span></text:p>
          <text:p text:style-name="P6"><text:span text:style-name="T7"/></text:p>
          <text:p text:style-name="P6"><text:span text:style-name="T7">6. [</text:span><text:span text:style-name="T7">등록</text:span><text:span text:style-name="T7">]</text:span><text:span text:style-name="T7">버튼을 누르면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7. [</text:span><text:span text:style-name="T7">아니오</text:span><text:span text:style-name="T7">] </text:span><text:span text:style-name="T7">버튼 클릭시 화면에 머무른다</text:span><text:span text:style-name="T7">.</text:span></text:p>
          <text:p text:style-name="P6"><text:span text:style-name="T7"/></text:p>
          <text:p text:style-name="P6"><text:span text:style-name="T7">8.. [</text:span><text:span text:style-name="T7">네</text:span><text:span text:style-name="T7">] </text:span><text:span text:style-name="T7">버튼 클릭시 문의목록 화면으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486" draw:text-style-name="P21" draw:layer="layout" svg:width="5.817cm" svg:height="0.98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487" draw:text-style-name="P22" draw:layer="layout" svg:width="21.756cm" svg:height="1.307cm" svg:x="0.001cm" svg:y="0cm">
          <text:p text:style-name="P6"><text:span text:style-name="T4"><text:s/></text:span><text:span text:style-name="T4">QUERY.02 – <text:s/></text:span><text:span text:style-name="T4">문의 작성</text:span><text:span text:style-name="T4"><text:tab/></text:span><text:span text:style-name="T4"><text:tab/></text:span><text:span text:style-name="T4"> <text:s text:c="35"/></text:span><text:span text:style-name="T4">/query/query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5" draw:style-name="기본값_5f_5" draw:layer="layout" svg:width="16.038cm" svg:height="6.192cm" svg:x="3.284cm" svg:y="4.952cm">
          <table:table>
            <table:table-column table:style-name="co53"/>
            <table:table-column table:style-name="co54"/>
            <table:table-row table:style-name="ro45" table:default-cell-style-name="ce56">
              <table:table-cell>
                <text:p text:style-name="P43"><text:span text:style-name="T7">제목</text:span></text:p>
              </table:table-cell>
              <table:table-cell/>
            </table:table-row>
            <table:table-row table:style-name="ro46" table:default-cell-style-name="ce56">
              <table:table-cell>
                <text:p text:style-name="P43"><text:span text:style-name="T7">내용</text:span></text:p>
              </table:table-cell>
              <table:table-cell/>
            </table:table-row>
          </table:table>
          <draw:image xlink:href="Pictures/TablePreview43.svm" xlink:type="simple" xlink:show="embed" xlink:actuate="onLoad"/>
        </draw:frame>
        <draw:custom-shape draw:name="Google Shape;87;p15" draw:style-name="gr488" draw:text-style-name="P20" draw:layer="layout" svg:width="6.314cm" svg:height="0.636cm" svg:x="6.201cm" svg:y="5.165cm">
          <text:p text:style-name="P6"><text:span text:style-name="T7">제목을 입력하세요</text:span></text:p>
          <draw:enhanced-geometry draw:mirror-horizontal="false" draw:mirror-vertical="false" svg:viewBox="0 0 0 0" draw:text-areas="?f5 ?f5 ?f6 ?f7" draw:type="ooxml-roundRect" draw:modifiers="217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8;p15" draw:style-name="gr489" draw:text-style-name="P20" draw:layer="layout" svg:width="12.302cm" svg:height="4.601cm" svg:x="6.201cm" svg:y="6.217cm">
          <text:p text:style-name="P6"><text:span text:style-name="T7">내용을 입력하세요</text:span></text:p>
          <draw:enhanced-geometry draw:mirror-horizontal="false" draw:mirror-vertical="false" svg:viewBox="0 0 0 0" draw:text-areas="?f5 ?f5 ?f6 ?f7" draw:type="ooxml-roundRect" draw:modifiers="145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9;p15" draw:style-name="gr490" draw:text-style-name="P21" draw:layer="layout" svg:width="1.786cm" svg:height="0.889cm" svg:x="3.402cm" svg:y="11.691cm">
          <text:p text:style-name="P2"><text:span text:style-name="T1">취소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5" draw:style-name="gr491" draw:text-style-name="P21" draw:layer="layout" svg:width="1.786cm" svg:height="0.889cm" svg:x="5.483cm" svg:y="11.691cm">
          <text:p text:style-name="P2"><text:span text:style-name="T1">등록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1;p15" draw:style-name="gr492" draw:text-style-name="P25" draw:layer="layout" svg:width="0.989cm" svg:height="0.989cm" svg:x="9.477cm" svg:y="4.637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5" draw:style-name="gr493" draw:text-style-name="P25" draw:layer="layout" svg:width="0.989cm" svg:height="0.989cm" svg:x="2.746cm" svg:y="12.186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93;p15">
          <draw:custom-shape draw:name="Google Shape;94;p15" draw:style-name="gr494" draw:text-style-name="P3" draw:layer="layout" svg:width="7.51cm" svg:height="2.402cm" svg:x="8.82cm" svg:y="12.186cm">
            <text:p text:style-name="P2"><text:span text:style-name="T6"/></text:p>
            <text:p text:style-name="P2"><text:span text:style-name="T6"/></text:p>
            <text:p text:style-name="P2"><text:span text:style-name="T1">등록하시겠습니까</text:span><text:span text:style-name="T1">?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5" draw:style-name="gr495" draw:text-style-name="P70" draw:layer="layout" svg:width="1.812cm" svg:height="0.547cm" svg:x="10.693cm" svg:y="13.712cm">
            <text:p text:style-name="P2"><text:span text:style-name="T7">아니요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6;p15" draw:style-name="gr496" draw:text-style-name="P70" draw:layer="layout" svg:width="1.812cm" svg:height="0.547cm" svg:x="12.864cm" svg:y="13.712cm">
            <text:p text:style-name="P2"><text:span text:style-name="T7">네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97;p15" draw:style-name="gr497" draw:text-style-name="P3" draw:layer="layout" svg:width="6.09cm" svg:height="1.238cm" svg:x="6.563cm" svg:y="2.683cm">
          <text:p text:style-name="P2"><text:span text:style-name="T7">제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5" draw:style-name="gr498" draw:text-style-name="P3" draw:layer="layout" svg:width="6.09cm" svg:height="1.238cm" svg:x="14.135cm" svg:y="2.683cm">
          <text:p text:style-name="P2"><text:span text:style-name="T7">내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499" draw:text-style-name="P17" draw:layer="layout" svg:width="0.001cm" svg:height="1.698cm" draw:transform="rotate (-3.14159265358979) translate (9.211cm 5.28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00;p15" draw:style-name="gr500" draw:text-style-name="P17" draw:layer="layout" svg:width="0.001cm" svg:height="4.372cm" draw:transform="rotate (-3.14159265358979) translate (17.198cm 7.95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01;p15" draw:style-name="gr501" draw:text-style-name="P17" draw:layer="layout" svg:width="2.496cm" svg:height="1.825cm" svg:x="6.903cm" svg:y="12.3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5" draw:style-name="gr502" draw:text-style-name="P25" draw:layer="layout" svg:width="0.989cm" svg:height="0.989cm" svg:x="6.951cm" svg:y="11.354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503" draw:text-style-name="P25" draw:layer="layout" svg:width="0.989cm" svg:height="0.989cm" svg:x="11.091cm" svg:y="14.413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504" draw:text-style-name="P25" draw:layer="layout" svg:width="0.989cm" svg:height="0.989cm" svg:x="13.27cm" svg:y="14.413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5" draw:style-name="gr505" draw:text-style-name="P25" draw:layer="layout" svg:width="0.989cm" svg:height="0.989cm" svg:x="6.007cm" svg:y="2.06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5" draw:style-name="gr506" draw:text-style-name="P25" draw:layer="layout" svg:width="0.989cm" svg:height="0.989cm" svg:x="13.575cm" svg:y="2.06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5" draw:style-name="gr507" draw:text-style-name="P21" draw:layer="layout" svg:width="2.496cm" svg:height="0.989cm" svg:x="3.284cm" svg:y="3.416cm">
          <text:p text:style-name="P2"><text:span text:style-name="T58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79;g8bca204916_0_1:notes" presentation:style-name="pr30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0;g8bca204916_0_1:notes" draw:style-name="gr16" draw:layer="layout" svg:width="13.999cm" svg:height="11.137cm" svg:x="3.5cm" svg:y="2.227cm" draw:page-number="30" presentation:class="page"/>
        </presentation:notes>
      </draw:page>
      <draw:page draw:name="page31" draw:style-name="dp1" draw:master-page-name="BLANK">
        <office:forms form:automatic-focus="false" form:apply-design-mode="false"/>
        <draw:custom-shape draw:name="Google Shape;112;p16" draw:style-name="gr468" draw:text-style-name="P4" draw:layer="layout" svg:width="6.189cm" svg:height="15.735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508" draw:text-style-name="P20" draw:layer="layout" svg:width="5.917cm" svg:height="15.626cm" svg:x="21.866cm" svg:y="0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문의번호</text:span><text:span text:style-name="T7">, </text:span><text:span text:style-name="T7">작성자</text:span><text:span text:style-name="T7">, </text:span><text:span text:style-name="T7">등록일</text:span><text:span text:style-name="T7">, </text:span><text:span text:style-name="T7">조회수</text:span><text:span text:style-name="T7">, </text:span><text:span text:style-name="T7">제목</text:span><text:span text:style-name="T7">, </text:span><text:span text:style-name="T7">내용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답변을 표시한다</text:span><text:span text:style-name="T7">.</text:span></text:p>
          <text:p text:style-name="P6"><text:span text:style-name="T7"/></text:p>
          <text:p text:style-name="P6"><text:span text:style-name="T7">3. </text:span><text:span text:style-name="T7">답변 미작성시 “답변 미완료” 라고 표시된다</text:span><text:span text:style-name="T7">.</text:span></text:p>
          <text:p text:style-name="P6"><text:span text:style-name="T7"/></text:p>
          <text:p text:style-name="P6"><text:span text:style-name="T7">4. [</text:span><text:span text:style-name="T7">수정</text:span><text:span text:style-name="T7">]</text:span><text:span text:style-name="T7">버튼 클릭시 문의 수정 화면으로 이동한다</text:span><text:span text:style-name="T7">. </text:span></text:p>
          <text:p text:style-name="P6"><text:span text:style-name="T7">PS:</text:span><text:span text:style-name="T7">글 작성자가 아니면 표시되지 않는다</text:span><text:span text:style-name="T7">.</text:span></text:p>
          <text:p text:style-name="P6"><text:span text:style-name="T7"/></text:p>
          <text:p text:style-name="P6"><text:span text:style-name="T7">5. [</text:span><text:span text:style-name="T7">삭제</text:span><text:span text:style-name="T7">]</text:span><text:span text:style-name="T7">버튼 클릭시 </text:span><text:span text:style-name="T7">alert</text:span><text:span text:style-name="T7">창이 뜬다</text:span><text:span text:style-name="T7">.</text:span></text:p>
          <text:p text:style-name="P6"><text:span text:style-name="T7">PS:</text:span><text:span text:style-name="T7">글 작성자가 아니면 표시되지 않는다</text:span><text:span text:style-name="T7">.</text:span></text:p>
          <text:p text:style-name="P6"><text:span text:style-name="T7"/></text:p>
          <text:p text:style-name="P6"><text:span text:style-name="T7">6. [</text:span><text:span text:style-name="T7">아니오</text:span><text:span text:style-name="T7">]</text:span><text:span text:style-name="T7">버튼 클릭시 수정을 하지 않고 화면에 머무른다</text:span><text:span text:style-name="T7">.</text:span></text:p>
          <text:p text:style-name="P6"><text:span text:style-name="T7"/></text:p>
          <text:p text:style-name="P6"><text:span text:style-name="T7">7. [</text:span><text:span text:style-name="T7">예</text:span><text:span text:style-name="T7">] </text:span><text:span text:style-name="T7">버튼 클릭시 알림창이 나타난다</text:span><text:span text:style-name="T7">.</text:span></text:p>
          <text:p text:style-name="P6"><text:span text:style-name="T7"/></text:p>
          <text:p text:style-name="P6"><text:span text:style-name="T7">8. [</text:span><text:span text:style-name="T7">예</text:span><text:span text:style-name="T7">] </text:span><text:span text:style-name="T7">버튼을 클릭 후 알림창이 나타나고 게시물이 삭제된다</text:span><text:span text:style-name="T7">.</text:span></text:p>
          <text:p text:style-name="P6"><text:span text:style-name="T7"/></text:p>
          <text:p text:style-name="P6"><text:span text:style-name="T7">9. [</text:span><text:span text:style-name="T7">목록</text:span><text:span text:style-name="T7">]</text:span><text:span text:style-name="T7">버튼 클릭시 문의 목록 화면으로 이동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509" draw:text-style-name="P21" draw:layer="layout" svg:width="5.817cm" svg:height="0.98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510" draw:text-style-name="P22" draw:layer="layout" svg:width="21.756cm" svg:height="1.307cm" svg:x="0.001cm" svg:y="0cm">
          <text:p text:style-name="P6"><text:span text:style-name="T4"><text:s/></text:span><text:span text:style-name="T4">QUERY.03 – <text:s/></text:span><text:span text:style-name="T4">문의 조회 <text:s text:c="40"/></text:span><text:span text:style-name="T4">/query/queryView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6" draw:style-name="기본값_5f_5" draw:layer="layout" svg:width="16.771cm" svg:height="4.23cm" svg:x="2.774cm" svg:y="3.031cm">
          <table:table>
            <table:table-column table:style-name="co55"/>
            <table:table-row table:style-name="ro47">
              <table:table-cell table:style-name="ce57">
                <text:p text:style-name="P71"><text:span text:style-name="T59">문의번호</text:span><text:span text:style-name="T46"> </text:span><text:span text:style-name="T46">14</text:span></text:p>
              </table:table-cell>
            </table:table-row>
            <table:table-row table:style-name="ro47">
              <table:table-cell table:style-name="ce57">
                <text:p text:style-name="P43"><text:span text:style-name="T59">작성자 </text:span><text:span text:style-name="T59">taytay7</text:span><text:span text:style-name="T59"><text:tab/></text:span><text:span text:style-name="T59"><text:tab/></text:span><text:span text:style-name="T59"><text:tab/></text:span><text:span text:style-name="T59">등록일 </text:span><text:span text:style-name="T59">1989-02-14</text:span><text:span text:style-name="T59"><text:tab/></text:span><text:span text:style-name="T59"><text:tab/></text:span><text:span text:style-name="T59"><text:tab/></text:span><text:span text:style-name="T59">조회수 </text:span><text:span text:style-name="T59">31</text:span></text:p>
              </table:table-cell>
            </table:table-row>
            <table:table-row table:style-name="ro47">
              <table:table-cell table:style-name="ce57">
                <text:p text:style-name="P43"><text:span text:style-name="T59">제목</text:span><text:span text:style-name="T46"> 위치가 어디인가요</text:span><text:span text:style-name="T46">?</text:span></text:p>
              </table:table-cell>
            </table:table-row>
            <table:table-row table:style-name="ro48">
              <table:table-cell table:style-name="ce57">
                <text:p text:style-name="P43"><text:span text:style-name="T46">위치를 알고 싶은데 주소가 어디인지 모르겠어요 </text:span><text:span text:style-name="T46">@.@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name="Google Shape;117;p16" draw:style-name="gr511" draw:text-style-name="P21" draw:layer="layout" svg:width="1.785cm" svg:height="0.888cm" svg:x="2.96cm" svg:y="9.536cm">
          <text:p text:style-name="P2"><text:span text:style-name="T1">수정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16" draw:style-name="gr512" draw:text-style-name="P36" draw:layer="layout" svg:width="1.785cm" svg:height="0.888cm" svg:x="5.041cm" svg:y="9.536cm">
          <text:p text:style-name="P2"><text:span text:style-name="T1">삭제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6" draw:style-name="gr513" draw:text-style-name="P21" draw:layer="layout" svg:width="2.495cm" svg:height="0.988cm" svg:x="3.284cm" svg:y="1.723cm">
          <text:p text:style-name="P2"><text:span text:style-name="T58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6" draw:style-name="gr514" draw:text-style-name="P21" draw:layer="layout" svg:width="1.785cm" svg:height="0.888cm" svg:x="17.449cm" svg:y="10.704cm">
          <text:p text:style-name="P2"><text:span text:style-name="T1">목록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6" draw:style-name="gr515" draw:text-style-name="P25" draw:layer="layout" svg:width="0.988cm" svg:height="0.988cm" svg:x="1.491cm" svg:y="3.22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6" draw:style-name="gr516" draw:text-style-name="P25" draw:layer="layout" svg:width="0.988cm" svg:height="0.988cm" svg:x="1.846cm" svg:y="7.639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23;p16">
          <draw:custom-shape draw:name="Google Shape;124;p16" draw:style-name="gr517" draw:text-style-name="P3" draw:layer="layout" svg:width="7.51cm" svg:height="3.637cm" svg:x="7.9cm" svg:y="9.663cm">
            <text:p text:style-name="P2"><text:span text:style-name="T26">삭제하시겠습니까</text:span><text:span text:style-name="T26">?</text:span></text:p>
            <text:p text:style-name="P2"><text:span text:style-name="T6"/></text:p>
            <text:p text:style-name="P2"><text:span text:style-name="T7">삭제한 후기는 복구되지 않습니다</text:span><text:span text:style-name="T7">.</text:span></text:p>
            <text:p text:style-name="P2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6" draw:style-name="gr518" draw:text-style-name="P70" draw:layer="layout" svg:width="1.812cm" svg:height="0.831cm" svg:x="9.773cm" svg:y="12.324cm">
            <text:p text:style-name="P2"><text:span text:style-name="T7">아니요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26;p16" draw:style-name="gr519" draw:text-style-name="P70" draw:layer="layout" svg:width="1.812cm" svg:height="0.831cm" svg:x="11.944cm" svg:y="12.324cm">
            <text:p text:style-name="P2"><text:span text:style-name="T7">예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27;p16" draw:style-name="gr520" draw:text-style-name="P3" draw:layer="layout" svg:width="5.522cm" svg:height="1.781cm" svg:x="7.961cm" svg:y="13.797cm">
          <text:p text:style-name="P2"><text:span text:style-name="T7">게시물이 삭제되었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521" draw:text-style-name="P17" draw:layer="layout" svg:width="2.165cm" svg:height="1.916cm" svg:x="6.534cm" svg:y="10.1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29;p16" draw:style-name="gr522" draw:text-style-name="P25" draw:layer="layout" svg:width="0.988cm" svg:height="0.988cm" svg:x="2.481cm" svg:y="10.219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6" draw:style-name="gr523" draw:text-style-name="P25" draw:layer="layout" svg:width="0.988cm" svg:height="0.988cm" svg:x="4.873cm" svg:y="10.219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6" draw:style-name="gr524" draw:text-style-name="P25" draw:layer="layout" svg:width="0.988cm" svg:height="0.988cm" svg:x="9.035cm" svg:y="12.585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6" draw:style-name="gr525" draw:text-style-name="P25" draw:layer="layout" svg:width="0.988cm" svg:height="0.988cm" svg:x="13.328cm" svg:y="12.585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6" draw:style-name="gr526" draw:text-style-name="P17" draw:layer="layout" svg:width="0.001cm" svg:height="1.45cm" svg:x="12.496cm" svg:y="12.9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34;p16" draw:style-name="gr527" draw:text-style-name="P25" draw:layer="layout" svg:width="0.988cm" svg:height="0.988cm" svg:x="7.376cm" svg:y="13.575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6" draw:style-name="gr528" draw:text-style-name="P20" draw:layer="layout" svg:width="12.901cm" svg:height="1.307cm" svg:x="2.835cm" svg:y="7.9cm">
          <text:p text:style-name="P6"><text:span text:style-name="T4">답변</text:span><text:span text:style-name="T4">: </text:span><text:span text:style-name="T4">센트럼역에서 </text:span><text:span text:style-name="T4">1</text:span><text:span text:style-name="T4">번 출구입니다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6" draw:style-name="gr529" draw:text-style-name="P3" draw:layer="layout" svg:width="4.372cm" svg:height="1.45cm" svg:x="16.247cm" svg:y="7.783cm">
          <text:p text:style-name="P2"><text:span text:style-name="T4">답변 미완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6" draw:style-name="gr530" draw:text-style-name="P17" draw:layer="layout" svg:width="1.714cm" svg:height="0.001cm" svg:x="14.317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6" draw:style-name="gr531" draw:text-style-name="P25" draw:layer="layout" svg:width="0.988cm" svg:height="0.988cm" svg:x="15.411cm" svg:y="7.391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16" draw:style-name="gr532" draw:text-style-name="P25" draw:layer="layout" svg:width="0.988cm" svg:height="0.988cm" svg:x="16.769cm" svg:y="11.943cm">
          <text:p text:style-name="P2"><text:span text:style-name="T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09;g8c06216eef_0_0:notes" presentation:style-name="pr3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0;g8c06216eef_0_0:notes" draw:style-name="gr16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office:forms form:automatic-focus="false" form:apply-design-mode="false"/>
        <draw:custom-shape draw:name="Google Shape;144;p17" draw:style-name="gr533" draw:text-style-name="P3" draw:layer="layout" svg:width="5.817cm" svg:height="1.698cm" svg:x="8.68cm" svg:y="13.114cm">
          <text:p text:style-name="P2"><text:span text:style-name="T7">수정에 성공하였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26" draw:text-style-name="P4" draw:layer="layout" svg:width="6.189cm" svg:height="15.735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7" draw:style-name="gr534" draw:text-style-name="P20" draw:layer="layout" svg:width="5.917cm" svg:height="15.623cm" svg:x="21.866cm" svg:y="0.00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/></text:p>
          <text:p text:style-name="P6"><text:span text:style-name="T7">1. </text:span><text:span text:style-name="T7">문의 번호가 표시된다</text:span><text:span text:style-name="T7">.</text:span></text:p>
          <text:p text:style-name="P6"><text:span text:style-name="T7"/></text:p>
          <text:p text:style-name="P6"><text:span text:style-name="T7">2. </text:span><text:span text:style-name="T7">제목을 입력한다</text:span><text:span text:style-name="T7">.</text:span></text:p>
          <text:p text:style-name="P6"><text:span text:style-name="T7"/></text:p>
          <text:p text:style-name="P6"><text:span text:style-name="T7">3. </text:span><text:span text:style-name="T7">내용을 입력한다</text:span><text:span text:style-name="T7">.</text:span></text:p>
          <text:p text:style-name="P6"><text:span text:style-name="T7"/></text:p>
          <text:p text:style-name="P6"><text:span text:style-name="T7">4. </text:span><text:span text:style-name="T7">제목을 작성하지 않고 </text:span><text:span text:style-name="T7">[</text:span><text:span text:style-name="T7">등록</text:span><text:span text:style-name="T7">]</text:span><text:span text:style-name="T7">버튼을 누르면 경고창이 표시된다</text:span><text:span text:style-name="T7">.</text:span></text:p>
          <text:p text:style-name="P6"><text:span text:style-name="T7"/></text:p>
          <text:p text:style-name="P6"><text:span text:style-name="T7">5. </text:span><text:span text:style-name="T7">내용을 작성하지 않고 </text:span><text:span text:style-name="T7">[</text:span><text:span text:style-name="T7">등록</text:span><text:span text:style-name="T7">]</text:span><text:span text:style-name="T7">버튼을 누르면 경고창이 표시된다</text:span><text:span text:style-name="T7">.</text:span></text:p>
          <text:p text:style-name="P6"><text:span text:style-name="T7"/></text:p>
          <text:p text:style-name="P6"><text:span text:style-name="T7">6. [</text:span><text:span text:style-name="T7">취소</text:span><text:span text:style-name="T7">]</text:span><text:span text:style-name="T7">버튼을 클릭시 문의조회 화면으로 이동한다</text:span><text:span text:style-name="T7">.</text:span></text:p>
          <text:p text:style-name="P6"><text:span text:style-name="T7"/></text:p>
          <text:p text:style-name="P6"><text:span text:style-name="T7">7. [</text:span><text:span text:style-name="T7">수정</text:span><text:span text:style-name="T7">]</text:span><text:span text:style-name="T7">버튼을 누르면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8. [</text:span><text:span text:style-name="T7">목록</text:span><text:span text:style-name="T7">]</text:span><text:span text:style-name="T7">버튼 클릭시 문의 목록 화면으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535" draw:text-style-name="P21" draw:layer="layout" svg:width="5.817cm" svg:height="0.98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536" draw:text-style-name="P22" draw:layer="layout" svg:width="21.756cm" svg:height="1.307cm" svg:x="0.001cm" svg:y="0cm">
          <text:p text:style-name="P6"><text:span text:style-name="T4"><text:s/></text:span><text:span text:style-name="T4">QUERY.04 – <text:s/></text:span><text:span text:style-name="T4">문의 수정</text:span><text:span text:style-name="T4"><text:tab/></text:span><text:span text:style-name="T4"><text:tab/></text:span><text:span text:style-name="T4"> <text:s text:c="31"/></text:span><text:span text:style-name="T4">/query/queryM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17" draw:style-name="standard" draw:layer="layout" svg:width="16.038cm" svg:height="6.4cm" svg:x="3.284cm" svg:y="4.952cm">
          <table:table>
            <table:table-column table:style-name="co53"/>
            <table:table-column table:style-name="co54"/>
            <table:table-row table:style-name="ro49" table:default-cell-style-name="ce56">
              <table:table-cell>
                <text:p text:style-name="P43"><text:span text:style-name="T7">문의번호</text:span></text:p>
              </table:table-cell>
              <table:table-cell/>
            </table:table-row>
            <table:table-row table:style-name="ro49" table:default-cell-style-name="ce56">
              <table:table-cell>
                <text:p text:style-name="P43"><text:span text:style-name="T7">제목</text:span></text:p>
              </table:table-cell>
              <table:table-cell/>
            </table:table-row>
            <table:table-row table:style-name="ro50" table:default-cell-style-name="ce56">
              <table:table-cell>
                <text:p text:style-name="P43"><text:span text:style-name="T7">내용</text:span></text:p>
              </table:table-cell>
              <table:table-cell/>
            </table:table-row>
          </table:table>
          <draw:image xlink:href="Pictures/TablePreview45.svm" xlink:type="simple" xlink:show="embed" xlink:actuate="onLoad"/>
        </draw:frame>
        <draw:custom-shape draw:name="Google Shape;150;p17" draw:style-name="gr537" draw:text-style-name="P20" draw:layer="layout" svg:width="6.314cm" svg:height="0.636cm" svg:x="6.284cm" svg:y="6.057cm">
          <text:p text:style-name="P6"><text:span text:style-name="T7">제목을 입력하세요</text:span></text:p>
          <draw:enhanced-geometry draw:mirror-horizontal="false" draw:mirror-vertical="false" svg:viewBox="0 0 0 0" draw:text-areas="?f5 ?f5 ?f6 ?f7" draw:type="ooxml-roundRect" draw:modifiers="217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7" draw:style-name="gr538" draw:text-style-name="P20" draw:layer="layout" svg:width="12.302cm" svg:height="4.073cm" svg:x="6.284cm" svg:y="7.036cm">
          <text:p text:style-name="P6"><text:span text:style-name="T7">내용을 입력하세요</text:span></text:p>
          <draw:enhanced-geometry draw:mirror-horizontal="false" draw:mirror-vertical="false" svg:viewBox="0 0 0 0" draw:text-areas="?f5 ?f5 ?f6 ?f7" draw:type="ooxml-roundRect" draw:modifiers="145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2;p17" draw:style-name="gr539" draw:text-style-name="P21" draw:layer="layout" svg:width="1.786cm" svg:height="0.889cm" svg:x="3.402cm" svg:y="11.691cm">
          <text:p text:style-name="P2"><text:span text:style-name="T1">취소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17" draw:style-name="gr540" draw:text-style-name="P21" draw:layer="layout" svg:width="1.786cm" svg:height="0.889cm" svg:x="5.483cm" svg:y="11.691cm">
          <text:p text:style-name="P2"><text:span text:style-name="T1">수정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4;p17" draw:style-name="gr541" draw:text-style-name="P25" draw:layer="layout" svg:width="0.989cm" svg:height="0.989cm" svg:x="2.746cm" svg:y="12.186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17" draw:style-name="gr542" draw:text-style-name="P3" draw:layer="layout" svg:width="6.09cm" svg:height="1.238cm" svg:x="6.563cm" svg:y="2.683cm">
          <text:p text:style-name="P2"><text:span text:style-name="T7">제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7" draw:style-name="gr543" draw:text-style-name="P3" draw:layer="layout" svg:width="6.09cm" svg:height="1.238cm" svg:x="14.135cm" svg:y="2.683cm">
          <text:p text:style-name="P2"><text:span text:style-name="T7">내용을 입력해주세요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544" draw:text-style-name="P17" draw:layer="layout" svg:width="0.001cm" svg:height="1.698cm" draw:transform="rotate (-3.14159265358979) translate (9.211cm 5.28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58;p17" draw:style-name="gr545" draw:text-style-name="P17" draw:layer="layout" svg:width="0.001cm" svg:height="4.372cm" draw:transform="rotate (-3.14159265358979) translate (17.198cm 7.95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59;p17" draw:style-name="gr546" draw:text-style-name="P17" draw:layer="layout" svg:width="2.496cm" svg:height="1.825cm" svg:x="6.903cm" svg:y="12.3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17" draw:style-name="gr547" draw:text-style-name="P25" draw:layer="layout" svg:width="0.989cm" svg:height="0.989cm" svg:x="6.951cm" svg:y="11.354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17" draw:style-name="gr548" draw:text-style-name="P25" draw:layer="layout" svg:width="0.989cm" svg:height="0.989cm" svg:x="6.007cm" svg:y="2.06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17" draw:style-name="gr549" draw:text-style-name="P25" draw:layer="layout" svg:width="0.989cm" svg:height="0.989cm" svg:x="13.575cm" svg:y="2.06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17" draw:style-name="gr550" draw:text-style-name="P21" draw:layer="layout" svg:width="2.496cm" svg:height="0.989cm" svg:x="3.284cm" svg:y="3.416cm">
          <text:p text:style-name="P2"><text:span text:style-name="T58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7" draw:style-name="gr551" draw:text-style-name="P20" draw:layer="layout" svg:width="6.314cm" svg:height="0.636cm" svg:x="6.284cm" svg:y="5.078cm">
          <text:p text:style-name="P6"><text:span text:style-name="T7">22</text:span></text:p>
          <draw:enhanced-geometry draw:mirror-horizontal="false" draw:mirror-vertical="false" svg:viewBox="0 0 0 0" draw:text-areas="?f5 ?f5 ?f6 ?f7" draw:type="ooxml-roundRect" draw:modifiers="217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5;p17" draw:style-name="gr552" draw:text-style-name="P25" draw:layer="layout" svg:width="0.989cm" svg:height="0.989cm" svg:x="9.477cm" svg:y="4.637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17" draw:style-name="gr553" draw:text-style-name="P25" draw:layer="layout" svg:width="0.989cm" svg:height="0.989cm" svg:x="11.941cm" svg:y="6.252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7" draw:style-name="gr554" draw:text-style-name="P25" draw:layer="layout" svg:width="0.989cm" svg:height="0.989cm" svg:x="6.764cm" svg:y="9.7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17" draw:style-name="gr555" draw:text-style-name="P21" draw:layer="layout" svg:width="1.786cm" svg:height="0.889cm" svg:x="17.449cm" svg:y="13.032cm">
          <text:p text:style-name="P2"><text:span text:style-name="T1">목록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9;p17" draw:style-name="gr556" draw:text-style-name="P25" draw:layer="layout" svg:width="0.989cm" svg:height="0.989cm" svg:x="16.743cm" svg:y="12.547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41;g8bca204916_0_168:notes" presentation:style-name="pr3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2;g8bca204916_0_168:notes" draw:style-name="gr16" draw:layer="layout" svg:width="13.999cm" svg:height="11.137cm" svg:x="3.5cm" svg:y="2.227cm" draw:page-number="32" presentation:class="page"/>
        </presentation:notes>
      </draw:page>
      <draw:page draw:name="page33" draw:style-name="dp1" draw:master-page-name="BLANK">
        <office:forms form:automatic-focus="false" form:apply-design-mode="false"/>
        <draw:custom-shape draw:name="Google Shape;174;p18" draw:style-name="gr557" draw:text-style-name="P22" draw:layer="layout" svg:width="21.756cm" svg:height="1.307cm" svg:x="0.001cm" svg:y="0.001cm">
          <text:p text:style-name="P6"><text:span text:style-name="T4"><text:s/></text:span><text:span text:style-name="T4">QUERY.05 – </text:span><text:span text:style-name="T4">문의 목록 마이페이지 <text:s text:c="5"/></text:span><text:span text:style-name="T26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8" draw:style-name="gr411" draw:text-style-name="P4" draw:layer="layout" svg:width="6.235cm" svg:height="15.744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8" draw:style-name="gr558" draw:text-style-name="P21" draw:layer="layout" svg:width="5.817cm" svg:height="0.989cm" svg:x="21.865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8" draw:style-name="gr559" draw:text-style-name="P20" draw:layer="layout" svg:width="5.918cm" svg:height="14.607cm" svg:x="21.865cm" svg:y="1.623cm">
          <text:p text:style-name="P6"><text:span text:style-name="T6"/></text:p>
          <text:p text:style-name="P6"><text:span text:style-name="T7">1.</text:span><text:span text:style-name="T7">각 메뉴들의 마이페이지로 이동한다</text:span><text:span text:style-name="T7">.</text:span></text:p>
          <text:p text:style-name="P6"><text:span text:style-name="T7"/></text:p>
          <text:p text:style-name="P6"><text:span text:style-name="T7">2. </text:span><text:span text:style-name="T7">제목을 클릭하면 내가 작성한 문의글 보기 페이지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8" draw:style-name="gr560" draw:text-style-name="P20" draw:layer="layout" svg:width="5.817cm" svg:height="0.862cm" svg:x="1.032cm" svg:y="1.862cm">
          <text:p text:style-name="P6"><text:span text:style-name="T37">마이페이지</text:span><text:span text:style-name="T39"> </text:span><text:span text:style-name="T60">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18" draw:style-name="standard" draw:layer="layout" svg:width="19.563cm" svg:height="1.079cm" svg:x="1.032cm" svg:y="2.995cm">
          <table:table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0"/>
            <table:table-column table:style-name="co60"/>
            <table:table-column table:style-name="co61"/>
            <table:table-row table:style-name="ro5" table:default-cell-style-name="ce59">
              <table:table-cell table:style-name="ce58">
                <text:p text:style-name="P18"><text:span text:style-name="T34">예약 내역</text:span></text:p>
              </table:table-cell>
              <table:table-cell>
                <text:p text:style-name="P18"><text:span text:style-name="T34">환불 내역</text:span></text:p>
              </table:table-cell>
              <table:table-cell>
                <text:p text:style-name="P18"><text:span text:style-name="T34">후기 내역</text:span></text:p>
              </table:table-cell>
              <table:table-cell>
                <text:p text:style-name="P18"><text:span text:style-name="T34">문의 내역</text:span></text:p>
              </table:table-cell>
              <table:table-cell>
                <text:p text:style-name="P18"><text:span text:style-name="T34">회원 정보 관리</text:span></text:p>
              </table:table-cell>
              <table:table-cell/>
              <table:table-cell/>
              <table:table-cell table:style-name="ce60"/>
            </table:table-row>
          </table:table>
          <draw:image xlink:href="Pictures/TablePreview46.svm" xlink:type="simple" xlink:show="embed" xlink:actuate="onLoad"/>
        </draw:frame>
        <draw:custom-shape draw:name="Google Shape;180;p18" draw:style-name="gr561" draw:text-style-name="P56" draw:layer="layout" svg:width="0.802cm" svg:height="0.67cm" svg:x="9.562cm" svg:y="13.893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8" draw:style-name="gr562" draw:text-style-name="P20" draw:layer="layout" svg:width="0.802cm" svg:height="0.67cm" svg:x="10.369cm" svg:y="13.893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8" draw:style-name="gr563" draw:text-style-name="P20" draw:layer="layout" svg:width="0.802cm" svg:height="0.67cm" svg:x="11.179cm" svg:y="13.893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8" draw:style-name="gr564" draw:text-style-name="P20" draw:layer="layout" svg:width="0.802cm" svg:height="0.67cm" svg:x="11.986cm" svg:y="13.893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8" draw:style-name="gr565" draw:text-style-name="P20" draw:layer="layout" svg:width="0.802cm" svg:height="0.67cm" svg:x="12.795cm" svg:y="13.893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8" draw:style-name="gr566" draw:text-style-name="P20" draw:layer="layout" svg:width="8.332cm" svg:height="1.307cm" svg:x="13.425cm" svg:y="0.001cm">
          <text:p text:style-name="P6"><text:span text:style-name="T4">/query/query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8" draw:style-name="gr567" draw:text-style-name="P21" draw:layer="layout" svg:width="2.496cm" svg:height="0.989cm" svg:x="1.081cm" svg:y="4.753cm">
          <text:p text:style-name="P2"><text:span text:style-name="T58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18" draw:style-name="standard" xml:id="id1" draw:id="id1" draw:layer="layout" svg:width="19.665cm" svg:height="6.348cm" svg:x="1.032cm" svg:y="5.971cm">
          <table:table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row table:style-name="ro23" table:default-cell-style-name="ce54">
              <table:table-cell table:style-name="ce53">
                <text:p text:style-name="P57"><text:span text:style-name="T45">번호</text:span></text:p>
              </table:table-cell>
              <table:table-cell>
                <text:p text:style-name="P57"><text:span text:style-name="T45">제목</text:span></text:p>
              </table:table-cell>
              <table:table-cell>
                <text:p text:style-name="P57"><text:span text:style-name="T45">작성자</text:span></text:p>
              </table:table-cell>
              <table:table-cell>
                <text:p text:style-name="P57"><text:span text:style-name="T45">날짜</text:span></text:p>
              </table:table-cell>
              <table:table-cell table:style-name="ce55">
                <text:p text:style-name="P57"><text:span text:style-name="T45">조회수</text:span></text:p>
              </table:table-cell>
            </table:table-row>
            <table:table-row table:style-name="ro23" table:default-cell-style-name="ce32">
              <table:table-cell table:style-name="ce31">
                <text:p text:style-name="P57"><text:span text:style-name="T46">5</text:span></text:p>
              </table:table-cell>
              <table:table-cell>
                <text:p text:style-name="P57"><text:span text:style-name="T46">결제가 안돼요</text:span><text:span text:style-name="T46">..</text:span></text:p>
              </table:table-cell>
              <table:table-cell>
                <text:p text:style-name="P57"><text:span text:style-name="T46">yul22</text:span></text:p>
              </table:table-cell>
              <table:table-cell>
                <text:p text:style-name="P57"><text:span text:style-name="T46">2020-02-28</text:span></text:p>
              </table:table-cell>
              <table:table-cell table:style-name="ce33">
                <text:p text:style-name="P57"><text:span text:style-name="T46">7</text:span></text:p>
              </table:table-cell>
            </table:table-row>
            <table:table-row table:style-name="ro23" table:default-cell-style-name="ce32">
              <table:table-cell table:style-name="ce31">
                <text:p text:style-name="P57"><text:span text:style-name="T46">4</text:span></text:p>
              </table:table-cell>
              <table:table-cell>
                <text:p text:style-name="P57"><text:span text:style-name="T46">환불 해주세요</text:span></text:p>
              </table:table-cell>
              <table:table-cell>
                <text:p text:style-name="P57"><text:span text:style-name="T46">yul22</text:span></text:p>
              </table:table-cell>
              <table:table-cell>
                <text:p text:style-name="P57"><text:span text:style-name="T46">2020-02-27</text:span></text:p>
              </table:table-cell>
              <table:table-cell table:style-name="ce33">
                <text:p text:style-name="P57"><text:span text:style-name="T46">12</text:span></text:p>
              </table:table-cell>
            </table:table-row>
            <table:table-row table:style-name="ro23" table:default-cell-style-name="ce32">
              <table:table-cell table:style-name="ce31">
                <text:p text:style-name="P57"><text:span text:style-name="T46">3</text:span></text:p>
              </table:table-cell>
              <table:table-cell>
                <text:p text:style-name="P57"><text:span text:style-name="T46">예약변경을 하고 싶은데요</text:span></text:p>
              </table:table-cell>
              <table:table-cell>
                <text:p text:style-name="P57"><text:span text:style-name="T46">yul22</text:span></text:p>
              </table:table-cell>
              <table:table-cell>
                <text:p text:style-name="P57"><text:span text:style-name="T46">2020-02-14</text:span></text:p>
              </table:table-cell>
              <table:table-cell table:style-name="ce33">
                <text:p text:style-name="P57"><text:span text:style-name="T46">33</text:span></text:p>
              </table:table-cell>
            </table:table-row>
            <table:table-row table:style-name="ro23" table:default-cell-style-name="ce32">
              <table:table-cell table:style-name="ce31">
                <text:p text:style-name="P57"><text:span text:style-name="T46">2</text:span></text:p>
              </table:table-cell>
              <table:table-cell>
                <text:p text:style-name="P57"><text:span text:style-name="T46">위치가 센트럼역에서</text:span></text:p>
              </table:table-cell>
              <table:table-cell>
                <text:p text:style-name="P57"><text:span text:style-name="T46">yul22</text:span></text:p>
              </table:table-cell>
              <table:table-cell>
                <text:p text:style-name="P57"><text:span text:style-name="T46">2020-01-05</text:span></text:p>
              </table:table-cell>
              <table:table-cell table:style-name="ce33">
                <text:p text:style-name="P57"><text:span text:style-name="T46">13</text:span></text:p>
              </table:table-cell>
            </table:table-row>
            <table:table-row table:style-name="ro24" table:default-cell-style-name="ce32">
              <table:table-cell table:style-name="ce31">
                <text:p text:style-name="P57"><text:span text:style-name="T46">1</text:span></text:p>
              </table:table-cell>
              <table:table-cell>
                <text:p text:style-name="P57"><text:span text:style-name="T46">안녕하세요</text:span></text:p>
              </table:table-cell>
              <table:table-cell>
                <text:p text:style-name="P57"><text:span text:style-name="T46">yul22</text:span></text:p>
              </table:table-cell>
              <table:table-cell>
                <text:p text:style-name="P57"><text:span text:style-name="T46">2020-01-03</text:span></text:p>
              </table:table-cell>
              <table:table-cell table:style-name="ce33">
                <text:p text:style-name="P57"><text:span text:style-name="T46">11</text:span></text:p>
              </table:table-cell>
            </table:table-row>
          </table:table>
          <draw:image xlink:href="Pictures/TablePreview47.svm" xlink:type="simple" xlink:show="embed" xlink:actuate="onLoad"/>
        </draw:frame>
        <draw:custom-shape draw:name="Google Shape;188;p18" draw:style-name="gr568" draw:text-style-name="P25" draw:layer="layout" svg:width="0.989cm" svg:height="0.989cm" svg:x="4.335cm" svg:y="6.767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1;p18" draw:style-name="gr569" draw:text-style-name="P25" draw:layer="layout" svg:width="0.989cm" svg:height="0.989cm" svg:x="7.01cm" svg:y="2.21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3">
          <draw:frame draw:name="Google Shape;171;g8c05ae7bf5_1_0:notes" presentation:style-name="pr3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g8c05ae7bf5_1_0:notes" draw:style-name="gr16" draw:layer="layout" svg:width="13.999cm" svg:height="11.137cm" svg:x="3.5cm" svg:y="2.227cm" draw:page-number="33" presentation:class="page"/>
        </presentation:notes>
      </draw:page>
      <draw:page draw:name="page34" draw:style-name="dp1" draw:master-page-name="BLANK">
        <office:forms form:automatic-focus="false" form:apply-design-mode="false"/>
        <draw:custom-shape draw:name="Google Shape;196;p19" draw:style-name="gr570" draw:text-style-name="P22" draw:layer="layout" svg:width="21.756cm" svg:height="1.307cm" svg:x="0.001cm" svg:y="0.001cm">
          <text:p text:style-name="P6"><text:span text:style-name="T4"><text:s/></text:span><text:span text:style-name="T4">QUERY.06 – </text:span><text:span text:style-name="T4">문의 내역 <text:s/>마이페이지 <text:s text:c="3"/></text:span><text:span text:style-name="T26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9" draw:style-name="gr411" draw:text-style-name="P4" draw:layer="layout" svg:width="6.235cm" svg:height="15.744cm" svg:x="21.762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9" draw:style-name="gr571" draw:text-style-name="P21" draw:layer="layout" svg:width="5.817cm" svg:height="0.989cm" svg:x="21.865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9" draw:style-name="gr572" draw:text-style-name="P20" draw:layer="layout" svg:width="5.918cm" svg:height="14.607cm" svg:x="21.865cm" svg:y="1.623cm">
          <text:p text:style-name="P6"><text:span text:style-name="T6"/></text:p>
          <text:p text:style-name="P6"><text:span text:style-name="T7">1. </text:span><text:span text:style-name="T7">문의번호</text:span><text:span text:style-name="T7">, </text:span><text:span text:style-name="T7">작성자</text:span><text:span text:style-name="T7">, </text:span><text:span text:style-name="T7">등록일</text:span><text:span text:style-name="T7">, </text:span><text:span text:style-name="T7">조회수</text:span><text:span text:style-name="T7">, </text:span><text:span text:style-name="T7">제목</text:span><text:span text:style-name="T7">, </text:span><text:span text:style-name="T7">내용을 표시한다</text:span><text:span text:style-name="T7">.</text:span></text:p>
          <text:p text:style-name="P6"><text:span text:style-name="T7"/></text:p>
          <text:p text:style-name="P6"><text:span text:style-name="T7">2. [</text:span><text:span text:style-name="T7">목록</text:span><text:span text:style-name="T7">]</text:span><text:span text:style-name="T7">버튼 클릭시 마이페이지 문의 목록 화면으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9" draw:style-name="gr573" draw:text-style-name="P20" draw:layer="layout" svg:width="5.817cm" svg:height="0.862cm" svg:x="1.032cm" svg:y="1.862cm">
          <text:p text:style-name="P6"><text:span text:style-name="T37">마이페이지</text:span><text:span text:style-name="T39"> </text:span><text:span text:style-name="T60">My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19" draw:style-name="standard" draw:layer="layout" svg:width="19.563cm" svg:height="1.079cm" svg:x="1.032cm" svg:y="2.995cm">
          <table:table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0"/>
            <table:table-column table:style-name="co60"/>
            <table:table-column table:style-name="co61"/>
            <table:table-row table:style-name="ro5" table:default-cell-style-name="ce59">
              <table:table-cell table:style-name="ce58">
                <text:p text:style-name="P18"><text:span text:style-name="T34">예약 내역</text:span></text:p>
              </table:table-cell>
              <table:table-cell>
                <text:p text:style-name="P18"><text:span text:style-name="T34">환불 내역</text:span></text:p>
              </table:table-cell>
              <table:table-cell>
                <text:p text:style-name="P18"><text:span text:style-name="T34">후기 내역</text:span></text:p>
              </table:table-cell>
              <table:table-cell>
                <text:p text:style-name="P18"><text:span text:style-name="T34">문의 내역</text:span></text:p>
              </table:table-cell>
              <table:table-cell>
                <text:p text:style-name="P18"><text:span text:style-name="T34">회원 정보 관리</text:span></text:p>
              </table:table-cell>
              <table:table-cell/>
              <table:table-cell/>
              <table:table-cell table:style-name="ce60"/>
            </table:table-row>
          </table:table>
          <draw:image xlink:href="Pictures/TablePreview48.svm" xlink:type="simple" xlink:show="embed" xlink:actuate="onLoad"/>
        </draw:frame>
        <draw:custom-shape draw:name="Google Shape;202;p19" draw:style-name="gr574" draw:text-style-name="P56" draw:layer="layout" svg:width="0.802cm" svg:height="0.67cm" svg:x="9.562cm" svg:y="14.317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9" draw:style-name="gr575" draw:text-style-name="P20" draw:layer="layout" svg:width="0.802cm" svg:height="0.67cm" svg:x="10.369cm" svg:y="14.317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9" draw:style-name="gr576" draw:text-style-name="P20" draw:layer="layout" svg:width="0.802cm" svg:height="0.67cm" svg:x="11.179cm" svg:y="14.317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9" draw:style-name="gr577" draw:text-style-name="P20" draw:layer="layout" svg:width="0.802cm" svg:height="0.67cm" svg:x="11.986cm" svg:y="14.317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9" draw:style-name="gr578" draw:text-style-name="P20" draw:layer="layout" svg:width="0.802cm" svg:height="0.67cm" svg:x="12.795cm" svg:y="14.317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9" draw:style-name="gr579" draw:text-style-name="P20" draw:layer="layout" svg:width="8.332cm" svg:height="1.307cm" svg:x="13.425cm" svg:y="0.001cm">
          <text:p text:style-name="P6"><text:span text:style-name="T4">/query/queryView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19" draw:style-name="standard" draw:layer="layout" svg:width="16.772cm" svg:height="4.231cm" svg:x="2.774cm" svg:y="5.783cm">
          <table:table>
            <table:table-column table:style-name="co62"/>
            <table:table-row table:style-name="ro23">
              <table:table-cell table:style-name="ce61">
                <text:p text:style-name="P71"><text:span text:style-name="T59">문의번호</text:span><text:span text:style-name="T46"> </text:span><text:span text:style-name="T46">14</text:span></text:p>
              </table:table-cell>
            </table:table-row>
            <table:table-row table:style-name="ro23">
              <table:table-cell table:style-name="ce61">
                <text:p text:style-name="P71"><text:span text:style-name="T59">작성자 </text:span><text:span text:style-name="T59">taytay7</text:span><text:span text:style-name="T59"><text:tab/></text:span><text:span text:style-name="T59"><text:tab/></text:span><text:span text:style-name="T59"><text:tab/></text:span><text:span text:style-name="T59">등록일 </text:span><text:span text:style-name="T59">1989-02-14</text:span><text:span text:style-name="T59"><text:tab/></text:span><text:span text:style-name="T59"><text:tab/></text:span><text:span text:style-name="T59"><text:tab/></text:span><text:span text:style-name="T59">조회수 </text:span><text:span text:style-name="T59">31</text:span></text:p>
              </table:table-cell>
            </table:table-row>
            <table:table-row table:style-name="ro23">
              <table:table-cell table:style-name="ce61">
                <text:p text:style-name="P71"><text:span text:style-name="T59">제목</text:span><text:span text:style-name="T59">:</text:span><text:span text:style-name="T46"> </text:span><text:span text:style-name="T46">위치가 어디인가요</text:span><text:span text:style-name="T46">?</text:span></text:p>
              </table:table-cell>
            </table:table-row>
            <table:table-row table:style-name="ro23">
              <table:table-cell table:style-name="ce61">
                <text:p text:style-name="P71"><text:span text:style-name="T46">위치를 알고 싶은데 주소가 어디인지 모르겠어요 </text:span><text:span text:style-name="T46">@.@</text:span></text:p>
              </table:table-cell>
            </table:table-row>
          </table:table>
          <draw:image xlink:href="Pictures/TablePreview49.svm" xlink:type="simple" xlink:show="embed" xlink:actuate="onLoad"/>
        </draw:frame>
        <draw:custom-shape draw:name="Google Shape;209;p19" draw:style-name="gr580" draw:text-style-name="P21" draw:layer="layout" svg:width="1.786cm" svg:height="0.889cm" svg:x="2.96cm" svg:y="10.382cm">
          <text:p text:style-name="P2"><text:span text:style-name="T1">수정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19" draw:style-name="gr581" draw:text-style-name="P36" draw:layer="layout" svg:width="1.786cm" svg:height="0.889cm" svg:x="5.041cm" svg:y="10.382cm">
          <text:p text:style-name="P2"><text:span text:style-name="T1">삭제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1;p19" draw:style-name="gr582" draw:text-style-name="P21" draw:layer="layout" svg:width="2.496cm" svg:height="0.989cm" svg:x="2.774cm" svg:y="4.701cm">
          <text:p text:style-name="P2"><text:span text:style-name="T58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9" draw:style-name="gr583" draw:text-style-name="P21" draw:layer="layout" svg:width="1.786cm" svg:height="0.889cm" svg:x="17.449cm" svg:y="11.55cm">
          <text:p text:style-name="P2"><text:span text:style-name="T1">목록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3;p19" draw:style-name="gr584" draw:text-style-name="P25" draw:layer="layout" svg:width="0.989cm" svg:height="0.989cm" svg:x="1.491cm" svg:y="5.979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4;p19" draw:style-name="gr585" draw:text-style-name="P25" draw:layer="layout" svg:width="0.989cm" svg:height="0.989cm" svg:x="16.743cm" svg:y="11.065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93;g8c05ae7bf5_1_17:notes" presentation:style-name="pr3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4;g8c05ae7bf5_1_17:notes" draw:style-name="gr16" draw:layer="layout" svg:width="13.999cm" svg:height="11.137cm" svg:x="3.5cm" svg:y="2.227cm" draw:page-number="34" presentation:class="page"/>
        </presentation:notes>
      </draw:page>
      <draw:page draw:name="page35" draw:style-name="dp1" draw:master-page-name="BLANK">
        <office:forms form:automatic-focus="false" form:apply-design-mode="false"/>
        <draw:custom-shape draw:name="Google Shape;1000;p94" draw:style-name="gr3" draw:text-style-name="P4" draw:layer="layout" svg:width="6.237cm" svg:height="15.745cm" svg:x="21.76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1;p94" draw:style-name="gr586" draw:text-style-name="P5" draw:layer="layout" svg:width="5.818cm" svg:height="0.989cm" svg:x="21.865cm" svg:y="0.315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2;p94" draw:style-name="gr5" draw:text-style-name="P73" draw:layer="layout" svg:width="21.758cm" svg:height="1.308cm" svg:x="0cm" svg:y="0.001cm">
          <text:p text:style-name="P72"><text:span text:style-name="T32"><text:s/></text:span><text:span text:style-name="T32">MAP.01 – </text:span><text:span text:style-name="T32">길찾기 <text:s text:c="56"/></text:span><text:span text:style-name="T32">/map</text:span><text:span text:style-name="T4">/map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3;p94" draw:style-name="gr6" draw:text-style-name="P8" draw:layer="layout" svg:width="2.967cm" svg:height="1.308cm" svg:x="0.334cm" svg:y="14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4;p94" draw:style-name="gr586" draw:text-style-name="P5" draw:layer="layout" svg:width="5.919cm" svg:height="13.467cm" svg:x="21.865cm" svg:y="2.278cm">
          <text:p text:style-name="P6"><text:span text:style-name="T21">1. </text:span><text:span text:style-name="T21">지도영역이다</text:span><text:span text:style-name="T21">. </text:span><text:span text:style-name="T21">찾아오는 길의 지도 정보를 보여준다</text:span><text:span text:style-name="T21">.</text:span></text:p>
          <text:p text:style-name="P6"><text:span text:style-name="T21"/></text:p>
          <text:p text:style-name="P6"><text:span text:style-name="T21"/></text:p>
          <text:p text:style-name="P6"><text:span text:style-name="T21">2. </text:span><text:span text:style-name="T21">주소와 연락처를 표시해준다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5;p94" draw:style-name="gr587" draw:text-style-name="P9" draw:layer="layout" svg:width="0.673cm" svg:height="0.673cm" svg:x="0.125cm" svg:y="12.673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6;p94" draw:style-name="gr22" draw:text-style-name="P5" draw:layer="layout" svg:width="5.597cm" svg:height="1.549cm" svg:x="1.184cm" svg:y="1.597cm">
          <text:p text:style-name="P74"><text:span text:style-name="T61">찾아 오시는 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7;p94" draw:style-name="gr588" draw:text-style-name="P75" draw:layer="layout" svg:width="11.828cm" svg:height="7.405cm" svg:x="1.03cm" svg:y="3.147cm">
          <text:p text:style-name="P6"><text:span text:style-name="T7">지도 이미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8;p94" draw:style-name="gr22" draw:text-style-name="P5" draw:layer="layout" svg:width="20.166cm" svg:height="4.613cm" svg:x="1.184cm" svg:y="10.795cm">
          <text:p text:style-name="P74"><text:span text:style-name="T61">위치</text:span></text:p>
          <text:p text:style-name="P76"><text:span text:style-name="T62">강북 서울특별시 마포구 월드컵북로 </text:span><text:span text:style-name="T62">21 </text:span><text:span text:style-name="T62">풍성빌딩 </text:span><text:span text:style-name="T62">2, 3, 4,</text:span><text:span text:style-name="T62">층 쌍용강북교육센터</text:span></text:p>
          <text:p text:style-name="P76"><text:span text:style-name="T62">Tel 02)123-5678</text:span><text:span text:style-name="T62"><text:tab/></text:span><text:span text:style-name="T62">|</text:span><text:span text:style-name="T62"><text:tab/></text:span><text:span text:style-name="T62">Fax 02)123-4567</text:span></text:p>
          <text:p text:style-name="P77"><text:span text:style-name="T12"/></text:p>
          <text:p text:style-name="P7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9;p94" draw:style-name="gr587" draw:text-style-name="P9" draw:layer="layout" svg:width="0.673cm" svg:height="0.673cm" svg:x="13.474cm" svg:y="3.902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997;p29:notes" presentation:style-name="pr3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98;p29:notes" draw:style-name="gr16" draw:layer="layout" svg:width="13.999cm" svg:height="11.136cm" svg:x="3.5cm" svg:y="2.227cm" draw:page-number="35" presentation:class="page"/>
        </presentation:notes>
      </draw:page>
      <draw:page draw:name="page36" draw:style-name="dp1" draw:master-page-name="BLANK">
        <office:forms form:automatic-focus="false" form:apply-design-mode="false"/>
        <draw:custom-shape draw:name="Google Shape;1014;p95" draw:style-name="gr3" draw:text-style-name="P4" draw:layer="layout" svg:width="6.19cm" svg:height="15.736cm" svg:x="21.761cm" svg:y="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5;p95" draw:style-name="gr586" draw:text-style-name="P5" draw:layer="layout" svg:width="5.917cm" svg:height="15.617cm" svg:x="21.865cm" svg:y="0.009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21">1. </text:span><text:span text:style-name="T21">메인로고를 클릭하면 메인화면으로 돌아간다</text:span><text:span text:style-name="T21">.</text:span></text:p>
          <text:p text:style-name="P6"><text:span text:style-name="T21"/></text:p>
          <text:p text:style-name="P6"><text:span text:style-name="T21">2. </text:span><text:span text:style-name="T21">카테고리 메뉴들이 표시된다</text:span><text:span text:style-name="T21">.</text:span></text:p>
          <text:p text:style-name="P6"><text:span text:style-name="T21"/></text:p>
          <text:p text:style-name="P6"><text:span text:style-name="T21">3. “</text:span><text:span text:style-name="T21">관리자님 환영합니다</text:span><text:span text:style-name="T21">.” </text:span><text:span text:style-name="T21">라는 문구가 표시된다</text:span><text:span text:style-name="T21">.</text:span></text:p>
          <text:p text:style-name="P6"><text:span text:style-name="T21"/></text:p>
          <text:p text:style-name="P6"><text:span text:style-name="T21">4.</text:span><text:span text:style-name="T21">클릭하면 문의사항화면으로 넘어간다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6;p95" draw:style-name="gr586" draw:text-style-name="P5" draw:layer="layout" svg:width="5.817cm" svg:height="0.988cm" svg:x="21.865cm" svg:y="0.315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7;p95" draw:style-name="gr5" draw:text-style-name="P7" draw:layer="layout" svg:width="21.757cm" svg:height="1.307cm" svg:x="0cm" svg:y="0.008cm">
          <text:p text:style-name="P6"><text:span text:style-name="T24"><text:s/></text:span><text:span text:style-name="T4">ADMIN.MAIN</text:span><text:span text:style-name="T24"> - </text:span><text:span text:style-name="T24">관리자 메인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8;p95" draw:style-name="gr1" draw:text-style-name="P1" draw:layer="layout" svg:width="21.757cm" svg:height="1.077cm" svg:x="0.001cm" svg:y="1.3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9;p95" draw:style-name="gr589" draw:text-style-name="P3" draw:layer="layout" svg:width="1.558cm" svg:height="1.004cm" svg:x="0.242cm" svg:y="1.387cm">
          <text:p text:style-name="P2"><text:span text:style-name="T12">로고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0;p95" draw:style-name="standard" draw:layer="layout" svg:width="16.061cm" svg:height="1.041cm" svg:x="5.602cm" svg:y="1.387cm">
          <table:table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row table:style-name="ro51" table:default-cell-style-name="ce62">
              <table:table-cell>
                <text:p text:style-name="P43"><text:span text:style-name="T14">회원 <text:s text:c="2"/></text:span></text:p>
              </table:table-cell>
              <table:table-cell>
                <text:p text:style-name="P43"><text:span text:style-name="T14">객실 <text:s text:c="2"/></text:span></text:p>
              </table:table-cell>
              <table:table-cell>
                <text:p text:style-name="P43"><text:span text:style-name="T14">예약 <text:s/></text:span></text:p>
              </table:table-cell>
              <table:table-cell>
                <text:p text:style-name="P43"><text:span text:style-name="T14">환불 <text:s/></text:span></text:p>
              </table:table-cell>
              <table:table-cell>
                <text:p text:style-name="P43"><text:span text:style-name="T14">후기 <text:s/></text:span></text:p>
              </table:table-cell>
              <table:table-cell>
                <text:p text:style-name="P43"><text:span text:style-name="T14">문의 <text:s text:c="2"/></text:span></text:p>
              </table:table-cell>
            </table:table-row>
          </table:table>
          <draw:image xlink:href="Pictures/TablePreview50.svm" xlink:type="simple" xlink:show="embed" xlink:actuate="onLoad"/>
        </draw:frame>
        <draw:custom-shape draw:name="Google Shape;1021;p95" draw:style-name="gr12" draw:text-style-name="P13" draw:layer="layout" svg:width="0.394cm" svg:height="0.339cm" draw:transform="rotate (-3.14159265358979) translate (10.195cm 2.1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22;p95" draw:style-name="gr590" draw:text-style-name="P25" draw:layer="layout" svg:width="0.99cm" svg:height="0.99cm" svg:x="2.2cm" svg:y="5.21cm">
          <text:p text:style-name="P2"><text:span text:style-name="T4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4;p95" draw:style-name="gr591" draw:text-style-name="P78" draw:layer="layout" svg:width="0.99cm" svg:height="0.99cm" svg:x="9.752cm" svg:y="0.323cm">
          <text:p text:style-name="P2"><text:span text:style-name="T4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25;p95" draw:style-name="standard" draw:layer="layout" svg:width="6.673cm" svg:height="5.83cm" svg:x="3.069cm" svg:y="5.484cm">
          <table:table>
            <table:table-column table:style-name="co64"/>
            <table:table-column table:style-name="co64"/>
            <table:table-row table:style-name="ro52" table:default-cell-style-name="ce63">
              <table:table-cell>
                <text:p text:style-name="P18"><text:span text:style-name="T7">입금 대기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  <table:table-row table:style-name="ro52" table:default-cell-style-name="ce63">
              <table:table-cell>
                <text:p text:style-name="P18"><text:span text:style-name="T7">결제 완료</text:span></text:p>
              </table:table-cell>
              <table:table-cell>
                <text:p text:style-name="P18"><text:span text:style-name="T7">00 </text:span><text:span text:style-name="T7">명</text:span></text:p>
              </table:table-cell>
            </table:table-row>
            <table:table-row table:style-name="ro52" table:default-cell-style-name="ce63">
              <table:table-cell>
                <text:p text:style-name="P18"><text:span text:style-name="T7">남은 객실 수</text:span></text:p>
              </table:table-cell>
              <table:table-cell>
                <text:p text:style-name="P18"><text:span text:style-name="T7">00 </text:span><text:span text:style-name="T7">명</text:span></text:p>
              </table:table-cell>
            </table:table-row>
            <table:table-row table:style-name="ro52" table:default-cell-style-name="ce63">
              <table:table-cell>
                <text:p text:style-name="P18"><text:span text:style-name="T7">회원 가입 수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  <table:table-row table:style-name="ro52" table:default-cell-style-name="ce63">
              <table:table-cell>
                <text:p text:style-name="P18"><text:span text:style-name="T7">회원 탈퇴 수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  <table:table-row table:style-name="ro53" table:default-cell-style-name="ce63">
              <table:table-cell>
                <text:p text:style-name="P18"><text:span text:style-name="T7">환불 접수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name="Google Shape;1026;p95" draw:style-name="standard" draw:layer="layout" svg:width="6.673cm" svg:height="3.887cm" svg:x="11.738cm" svg:y="5.503cm">
          <table:table>
            <table:table-column table:style-name="co64"/>
            <table:table-column table:style-name="co64"/>
            <table:table-row table:style-name="ro54" table:default-cell-style-name="ce64">
              <table:table-cell>
                <text:p text:style-name="P18"><text:span text:style-name="T7">후기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  <table:table-row table:style-name="ro54" table:default-cell-style-name="ce64">
              <table:table-cell>
                <text:p text:style-name="P18"><text:span text:style-name="T7">환불 문의</text:span></text:p>
              </table:table-cell>
              <table:table-cell>
                <text:p text:style-name="P18"><text:span text:style-name="T7">00 </text:span><text:span text:style-name="T7">명</text:span></text:p>
              </table:table-cell>
            </table:table-row>
            <table:table-row table:style-name="ro54" table:default-cell-style-name="ce64">
              <table:table-cell>
                <text:p text:style-name="P18"><text:span text:style-name="T7">1:1 </text:span><text:span text:style-name="T7">문의</text:span></text:p>
              </table:table-cell>
              <table:table-cell>
                <text:p text:style-name="P18"><text:span text:style-name="T7">00 </text:span><text:span text:style-name="T7">명</text:span></text:p>
              </table:table-cell>
            </table:table-row>
            <table:table-row table:style-name="ro55" table:default-cell-style-name="ce64">
              <table:table-cell>
                <text:p text:style-name="P18"><text:span text:style-name="T21">청소업소 문의</text:span></text:p>
              </table:table-cell>
              <table:table-cell>
                <text:p text:style-name="P18"><text:span text:style-name="T7">00 </text:span><text:span text:style-name="T7">건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name="Google Shape;1027;p95" draw:style-name="standard" draw:layer="layout" svg:width="18.534cm" svg:height="2.966cm" svg:x="1.826cm" svg:y="12.406cm">
          <table:table>
            <table:table-column table:style-name="co65"/>
            <table:table-column table:style-name="co66"/>
            <table:table-column table:style-name="co67"/>
            <table:table-row table:style-name="ro56" table:default-cell-style-name="ce65">
              <table:table-cell>
                <text:p text:style-name="P43"><text:span text:style-name="T7">제목</text:span></text:p>
              </table:table-cell>
              <table:table-cell>
                <text:p text:style-name="P43"><text:span text:style-name="T7">유저명</text:span></text:p>
              </table:table-cell>
              <table:table-cell>
                <text:p text:style-name="P43"><text:span text:style-name="T7">날짜</text:span></text:p>
              </table:table-cell>
            </table:table-row>
            <table:table-row table:style-name="ro56" table:default-cell-style-name="ce65">
              <table:table-cell>
                <text:p text:style-name="P43"><text:span text:style-name="T7">날짜를 변경하고 싶습니다</text:span><text:span text:style-name="T7">.</text:span></text:p>
              </table:table-cell>
              <table:table-cell>
                <text:p text:style-name="P43"><text:span text:style-name="T7">이광수</text:span></text:p>
              </table:table-cell>
              <table:table-cell>
                <text:p text:style-name="P43"><text:span text:style-name="T7">2020-01-01 09:00</text:span></text:p>
              </table:table-cell>
            </table:table-row>
            <table:table-row table:style-name="ro56" table:default-cell-style-name="ce65">
              <table:table-cell>
                <text:p text:style-name="P43"><text:span text:style-name="T7">2</text:span><text:span text:style-name="T7">시간 더 일찍 체크인 하고 싶습니다</text:span><text:span text:style-name="T7">.</text:span></text:p>
              </table:table-cell>
              <table:table-cell>
                <text:p text:style-name="P43"><text:span text:style-name="T7">이현</text:span></text:p>
              </table:table-cell>
              <table:table-cell>
                <text:p text:style-name="P43"><text:span text:style-name="T7">2020-02-01 09:00</text:span></text:p>
              </table:table-cell>
            </table:table-row>
          </table:table>
          <draw:image xlink:href="Pictures/TablePreview53.svm" xlink:type="simple" xlink:show="embed" xlink:actuate="onLoad"/>
        </draw:frame>
        <draw:custom-shape draw:name="Google Shape;1028;p95" draw:style-name="gr22" draw:text-style-name="P5" draw:layer="layout" svg:width="5.817cm" svg:height="0.988cm" svg:x="3.134cm" svg:y="4.494cm">
          <text:p text:style-name="P6"><text:span text:style-name="T6"><text:s/></text:span><text:span text:style-name="T6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9;p95" draw:style-name="gr22" draw:text-style-name="P5" draw:layer="layout" svg:width="5.817cm" svg:height="0.988cm" svg:x="11.73cm" svg:y="4.494cm">
          <text:p text:style-name="P6"><text:span text:style-name="T11"><text:s/></text:span><text:span text:style-name="T11">문의 </text:span><text:span text:style-name="T11">/ </text:span><text:span text:style-name="T11">답변관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0;p95" draw:style-name="gr22" draw:text-style-name="P5" draw:layer="layout" svg:width="5.817cm" svg:height="1.17cm" svg:x="1.734cm" svg:y="11.144cm">
          <text:p text:style-name="P6"><text:span text:style-name="T6"><text:s/></text:span><text:span text:style-name="T6">| </text:span><text:span text:style-name="T6">문의사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1;p95" draw:style-name="gr4" draw:text-style-name="P5" draw:layer="layout" svg:width="3.386cm" svg:height="0.683cm" svg:x="15.583cm" svg:y="0.3cm">
          <text:p text:style-name="P6"><text:span text:style-name="T12">관리자 로그아웃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2;p95" draw:style-name="gr22" draw:text-style-name="P5" draw:layer="layout" svg:width="2.981cm" svg:height="0.683cm" svg:x="12.805cm" svg:y="0.32cm">
          <text:p text:style-name="P6"><text:span text:style-name="T63">관리자님 환영합니다</text:span><text:span text:style-name="T6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3;p95" draw:style-name="gr591" draw:text-style-name="P78" draw:layer="layout" svg:width="0.99cm" svg:height="0.99cm" svg:x="12.01cm" svg:y="0.147cm">
          <text:p text:style-name="P2"><text:span text:style-name="T4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4;p95" draw:style-name="gr13" draw:text-style-name="P5" draw:layer="layout" svg:width="7.546cm" svg:height="0.991cm" svg:x="14.181cm" svg:y="0.184cm">
          <text:p text:style-name="P14"><text:span text:style-name="T4">/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3;p95" draw:style-name="gr591" draw:text-style-name="P78" draw:layer="layout" svg:width="0.99cm" svg:height="0.99cm" svg:x="6.01cm" svg:y="12.8cm">
          <text:p text:style-name="P2"><text:span text:style-name="T4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" draw:text-style-name="P15" draw:layer="layout" svg:width="3.8cm" svg:height="0.823cm" svg:x="2cm" svg:y="1.533cm">
          <draw:text-box>
            <text:p><text:span text:style-name="T13">트래블 하우스</text:span></text:p>
          </draw:text-box>
        </draw:frame>
        <draw:custom-shape draw:name="Google Shape;1028;p95" draw:style-name="gr592" draw:text-style-name="P20" draw:layer="layout" svg:width="5.817cm" svg:height="0.988cm" svg:x="1.2cm" svg:y="2.8cm">
          <text:p text:style-name="P6"><text:span text:style-name="T6"><text:s/></text:span><text:span text:style-name="T6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1" draw:style-name="gr593" draw:text-style-name="P79" draw:layer="layout" svg:width="2.2cm" svg:height="0.763cm" svg:x="4.999cm" svg:y="3.108cm">
          <text:p text:style-name="P46"><text:span text:style-name="T64">파일 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594" draw:text-style-name="P49" draw:layer="layout" svg:width="3.633cm" svg:height="0.683cm" svg:x="7.366cm" svg:y="3.108cm">
          <text:p text:style-name="P48"><text:span text:style-name="T30">선택된 파일 없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5;p101" draw:style-name="gr595" draw:text-style-name="P50" draw:layer="layout" svg:width="0.839cm" svg:height="0.837cm" svg:x="4.4cm" svg:y="2.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0;p67" draw:style-name="gr323" draw:text-style-name="P17" draw:layer="layout" svg:width="20.799cm" svg:height="0.001cm" svg:x="0.5cm" svg:y="2.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011;p30:notes" presentation:style-name="pr3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12;p30:notes" draw:style-name="gr16" draw:layer="layout" svg:width="13.999cm" svg:height="11.136cm" svg:x="3.5cm" svg:y="2.227cm" draw:page-number="36" presentation:class="page"/>
        </presentation:notes>
      </draw:page>
      <draw:page draw:name="page37" draw:style-name="dp1" draw:master-page-name="BLANK" presentation:presentation-page-layout-name="AL3T0">
        <office:forms form:automatic-focus="false" form:apply-design-mode="false"/>
        <draw:custom-shape draw:name="Google Shape;1039;p96" draw:style-name="gr596" draw:text-style-name="P1" draw:layer="layout" svg:width="21.791cm" svg:height="2.224cm" svg:x="-0.017cm" svg:y="1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0;p96" draw:style-name="gr597" draw:text-style-name="P4" draw:layer="layout" svg:width="6.237cm" svg:height="15.745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96" draw:style-name="gr598" draw:text-style-name="P21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2;p96" draw:style-name="gr599" draw:text-style-name="P22" draw:layer="layout" svg:width="21.757cm" svg:height="1.308cm" svg:x="0cm" svg:y="0.001cm">
          <text:p text:style-name="P6"><text:span text:style-name="T4"><text:s/></text:span><text:span text:style-name="T4">ADMIN.COMMON.HEADER - </text:span><text:span text:style-name="T4">관리자 헤더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96" draw:style-name="gr600" draw:text-style-name="P20" draw:layer="layout" svg:width="6.134cm" svg:height="14.171cm" svg:x="21.866cm" svg:y="1.574cm">
          <text:p text:style-name="P6"><text:span text:style-name="T7">1. <text:s/>[</text:span><text:span text:style-name="T7">회원</text:span><text:span text:style-name="T7">] </text:span><text:span text:style-name="T7">버튼을 누르면 회원목록 화면으로 이동한다</text:span><text:span text:style-name="T7">.</text:span></text:p>
          <text:p text:style-name="P6"><text:span text:style-name="T7"/></text:p>
          <text:p text:style-name="P6"><text:span text:style-name="T7">2. <text:s/>[</text:span><text:span text:style-name="T7">객실</text:span><text:span text:style-name="T7">] </text:span><text:span text:style-name="T7">버튼을 누르면 드롭다운 메뉴가 나타난다</text:span><text:span text:style-name="T7">. </text:span><text:span text:style-name="T7">각 룸의 버튼을 누르면 상세 내용 페이지로 이동한다</text:span><text:span text:style-name="T7">.</text:span></text:p>
          <text:p text:style-name="P6"><text:span text:style-name="T7"/></text:p>
          <text:p text:style-name="P6"><text:span text:style-name="T7">3. <text:s/>[</text:span><text:span text:style-name="T7">예약</text:span><text:span text:style-name="T7">] </text:span><text:span text:style-name="T7">버튼을 누르면 예약목록 화면으로 이동한다</text:span><text:span text:style-name="T7">.</text:span></text:p>
          <text:p text:style-name="P6"><text:span text:style-name="T7"/></text:p>
          <text:p text:style-name="P6"><text:span text:style-name="T7">4. <text:s/>[</text:span><text:span text:style-name="T7">환불</text:span><text:span text:style-name="T7">] </text:span><text:span text:style-name="T7">버튼을 누르면 환불목록 화면으로 이동한다</text:span><text:span text:style-name="T7">.</text:span></text:p>
          <text:p text:style-name="P6"><text:span text:style-name="T7"/></text:p>
          <text:p text:style-name="P6"><text:span text:style-name="T7">5. <text:s/>[</text:span><text:span text:style-name="T7">후기</text:span><text:span text:style-name="T7">] </text:span><text:span text:style-name="T7">버튼을 누르면 후기목록 화면으로 이동한다</text:span><text:span text:style-name="T7">.</text:span></text:p>
          <text:p text:style-name="P6"><text:span text:style-name="T7"/></text:p>
          <text:p text:style-name="P6"><text:span text:style-name="T7">6. <text:s/>[</text:span><text:span text:style-name="T7">문의</text:span><text:span text:style-name="T7">] </text:span><text:span text:style-name="T7">버튼을 누르면 문의목록 화면으로 이동한다</text:span><text:span text:style-name="T7">.</text:span></text:p>
          <text:p text:style-name="P6"><text:span text:style-name="T7"/></text:p>
          <text:p text:style-name="P6"><text:span text:style-name="T7">7. </text:span><text:span text:style-name="T7">관리자 계정을 로그아웃 하고</text:span><text:span text:style-name="T7">, </text:span><text:span text:style-name="T7">로그인 전 상태의 메인화면으로 이동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4;p96" draw:style-name="gr601" draw:text-style-name="P50" draw:layer="layout" svg:width="0.672cm" svg:height="0.672cm" svg:x="18.427cm" svg:y="0.227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5;p96" draw:style-name="gr602" draw:text-style-name="P3" draw:layer="layout" svg:width="1.663cm" svg:height="1.226cm" svg:x="0.337cm" svg:y="1.774cm">
          <text:p text:style-name="P2"><text:span text:style-name="T1">로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8;p96" draw:style-name="gr601" draw:text-style-name="P50" draw:layer="layout" svg:width="0.672cm" svg:height="0.672cm" svg:x="5.392cm" svg:y="3.189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기본값_5f_4" draw:layer="layout" svg:width="3.319cm" svg:height="4.432cm" svg:x="7.475cm" svg:y="3.127cm">
          <table:table table:template-name="default" table:use-first-row-styles="true" table:use-banding-rows-styles="true">
            <table:table-column table:style-name="co68"/>
            <table:table-row table:style-name="ro57">
              <table:table-cell table:style-name="ce66">
                <text:p><text:span text:style-name="T65">객실 목록</text:span></text:p>
              </table:table-cell>
            </table:table-row>
            <table:table-row table:style-name="ro58">
              <table:table-cell table:style-name="ce67">
                <text:p><text:span text:style-name="T65">객실 추가</text:span></text:p>
              </table:table-cell>
            </table:table-row>
            <table:table-row table:style-name="ro58">
              <table:table-cell table:style-name="ce67">
                <text:p><text:span text:style-name="T65">-----------------</text:span></text:p>
              </table:table-cell>
            </table:table-row>
            <table:table-row table:style-name="ro58">
              <table:table-cell table:style-name="ce67">
                <text:p><text:span text:style-name="T65">객실 타입 목록</text:span></text:p>
              </table:table-cell>
            </table:table-row>
            <table:table-row table:style-name="ro59">
              <table:table-cell table:style-name="ce68">
                <text:p><text:span text:style-name="T65">객실 타입 추가</text:span></text:p>
              </table:table-cell>
            </table:table-row>
          </table:table>
          <draw:image xlink:href="Pictures/TablePreview54.svm" xlink:type="simple" xlink:show="embed" xlink:actuate="onLoad"/>
        </draw:frame>
        <draw:custom-shape draw:name="Google Shape;1049;p96" draw:style-name="gr601" draw:text-style-name="P80" draw:layer="layout" svg:width="0.672cm" svg:height="0.672cm" svg:x="10.816cm" svg:y="3.191cm">
          <text:p text:style-name="P6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0;p96" draw:style-name="gr601" draw:text-style-name="P50" draw:layer="layout" svg:width="0.672cm" svg:height="0.672cm" svg:x="13.484cm" svg:y="3.191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1;p96" draw:style-name="gr601" draw:text-style-name="P50" draw:layer="layout" svg:width="0.672cm" svg:height="0.672cm" svg:x="16.204cm" svg:y="3.191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2;p96" draw:style-name="gr601" draw:text-style-name="P50" draw:layer="layout" svg:width="0.672cm" svg:height="0.672cm" svg:x="18.823cm" svg:y="3.191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53;p96" draw:style-name="기본값_5f_4" draw:layer="layout" svg:width="16.061cm" svg:height="1.041cm" svg:x="5.403cm" svg:y="2.088cm">
          <table:table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row table:style-name="ro51" table:default-cell-style-name="ce62">
              <table:table-cell>
                <text:p text:style-name="P43"><text:span text:style-name="T14">회원 <text:s text:c="2"/></text:span></text:p>
              </table:table-cell>
              <table:table-cell>
                <text:p text:style-name="P43"><text:span text:style-name="T14">객실 <text:s text:c="2"/></text:span></text:p>
              </table:table-cell>
              <table:table-cell>
                <text:p text:style-name="P43"><text:span text:style-name="T14">예약 <text:s/></text:span></text:p>
              </table:table-cell>
              <table:table-cell>
                <text:p text:style-name="P43"><text:span text:style-name="T14">환불 <text:s/></text:span></text:p>
              </table:table-cell>
              <table:table-cell>
                <text:p text:style-name="P43"><text:span text:style-name="T14">후기 <text:s/></text:span></text:p>
              </table:table-cell>
              <table:table-cell>
                <text:p text:style-name="P43"><text:span text:style-name="T14">문의 <text:s text:c="2"/></text:span></text:p>
              </table:table-cell>
            </table:table-row>
          </table:table>
          <draw:image xlink:href="Pictures/TablePreview55.svm" xlink:type="simple" xlink:show="embed" xlink:actuate="onLoad"/>
        </draw:frame>
        <draw:custom-shape draw:name="Google Shape;1054;p96" draw:style-name="gr603" draw:text-style-name="P13" draw:layer="layout" svg:width="0.394cm" svg:height="0.339cm" draw:transform="rotate (-3.14159265358979) translate (10cm 2.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55;p96" draw:style-name="gr604" draw:text-style-name="P20" draw:layer="layout" svg:width="2.981cm" svg:height="0.683cm" svg:x="15.133cm" svg:y="0.743cm">
          <text:p text:style-name="P6"><text:span text:style-name="T63">관리자님 환영합니다</text:span><text:span text:style-name="T6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6;p96" draw:style-name="gr605" draw:text-style-name="P20" draw:layer="layout" svg:width="3.491cm" svg:height="0.683cm" svg:x="17.903cm" svg:y="0.743cm">
          <text:p text:style-name="P6"><text:span text:style-name="T12">관리자 로그아웃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6" draw:text-style-name="P15" draw:layer="layout" svg:width="3.8cm" svg:height="0.823cm" svg:x="2cm" svg:y="2.1cm">
          <draw:text-box>
            <text:p><text:span text:style-name="T13">트래블 하우스</text:span></text:p>
          </draw:text-box>
        </draw:frame>
        <draw:custom-shape draw:name="Google Shape;1047;p96" draw:style-name="gr601" draw:text-style-name="P50" draw:layer="layout" svg:width="0.672cm" svg:height="0.672cm" svg:x="7.2cm" svg:y="2.8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036;p31:notes" presentation:style-name="pr3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7;p31:notes" draw:style-name="gr16" draw:layer="layout" svg:width="13.999cm" svg:height="11.136cm" svg:x="3.5cm" svg:y="2.227cm" draw:page-number="37" presentation:class="page"/>
        </presentation:notes>
      </draw:page>
      <draw:page draw:name="page38" draw:style-name="dp1" draw:master-page-name="BLANK">
        <office:forms form:automatic-focus="false" form:apply-design-mode="false"/>
        <draw:custom-shape draw:name="Google Shape;1061;p97" draw:style-name="gr3" draw:text-style-name="P4" draw:layer="layout" svg:width="6.237cm" svg:height="15.745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2;p97" draw:style-name="gr4" draw:text-style-name="P5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3;p97" draw:style-name="gr5" draw:text-style-name="P7" draw:layer="layout" svg:width="21.757cm" svg:height="1.308cm" svg:x="0cm" svg:y="0.001cm">
          <text:p text:style-name="P6"><text:span text:style-name="T4"><text:s/></text:span><text:span text:style-name="T4">ADMIN.COMMON.FOOTER – </text:span><text:span text:style-name="T4">관리자 풋터 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4;p97" draw:style-name="gr6" draw:text-style-name="P8" draw:layer="layout" svg:width="2.967cm" svg:height="1.308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5;p97" draw:style-name="gr9" draw:text-style-name="P10" draw:layer="layout" svg:width="21.757cm" svg:height="2.392cm" svg:x="0cm" svg:y="13.4cm">
          <text:p text:style-name="P6"><text:span text:style-name="T9"><text:s text:c="4"/></text:span><text:span text:style-name="T9">트래블 하우스</text:span></text:p>
          <text:p text:style-name="P6"><text:span text:style-name="T9"/></text:p>
          <text:p text:style-name="P6"><text:span text:style-name="T9"><text:s text:c="4"/></text:span><text:span text:style-name="T9">Email: </text:span><text:span text:style-name="T10"><text:a xlink:href="mailto:admin@travelhouse.com" xlink:type="simple">admin@travelhouse.com</text:a></text:span></text:p>
          <text:p text:style-name="P6"><text:span text:style-name="T9"><text:s text:c="4"/></text:span><text:span text:style-name="T9">02-539 ul.kwiatowa 23/92 Warszawa, Polska</text:span></text:p>
          <text:p text:style-name="P6"><text:span text:style-name="T9"><text:s text:c="4"/></text:span><text:span text:style-name="T9">Copyright Travel House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6;p97" draw:style-name="gr4" draw:text-style-name="P5" draw:layer="layout" svg:width="5.919cm" svg:height="13.466cm" svg:x="21.866cm" svg:y="2.279cm">
          <text:p text:style-name="P6"><text:span text:style-name="T7">1. </text:span><text:span text:style-name="T7">풋터 영역이다</text:span><text:span text:style-name="T7">. </text:span><text:span text:style-name="T7">호텔의 정보에 대해서 간략하게 보여준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7;p97" draw:style-name="gr8" draw:text-style-name="P9" draw:layer="layout" svg:width="0.672cm" svg:height="0.672cm" svg:x="0.126cm" svg:y="12.67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1058;p32:notes" presentation:style-name="pr38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59;p32:notes" draw:style-name="gr16" draw:layer="layout" svg:width="13.999cm" svg:height="11.136cm" svg:x="3.5cm" svg:y="2.227cm" draw:page-number="38" presentation:class="page"/>
        </presentation:notes>
      </draw:page>
      <draw:page draw:name="page39" draw:style-name="dp1" draw:master-page-name="기본값">
        <office:forms form:automatic-focus="false" form:apply-design-mode="false"/>
        <draw:custom-shape draw:name="Google Shape;523;p51" draw:style-name="gr139" draw:text-style-name="P4" draw:layer="layout" svg:width="6.185cm" svg:height="15.731cm" svg:x="21.81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51" draw:style-name="gr607" draw:text-style-name="P20" draw:layer="layout" svg:width="5.913cm" svg:height="12.037cm" svg:x="21.762cm" svg:y="2.355cm">
          <text:p text:style-name="P6"><text:span text:style-name="T7">1. </text:span><text:span text:style-name="T7">클릭시 회원의 정보 페이지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51" draw:style-name="gr608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51" draw:style-name="gr609" draw:text-style-name="P22" draw:layer="layout" svg:width="21.752cm" svg:height="1.303cm" svg:x="0cm" svg:y="0.001cm">
          <text:p text:style-name="P6"><text:span text:style-name="T4"><text:s/></text:span><text:span text:style-name="T4">ADMIN.USER.01 – </text:span><text:span text:style-name="T4">회원 목록 <text:s text:c="27"/></text:span><text:span text:style-name="T4">/admin/user/list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51" draw:style-name="gr610" draw:text-style-name="P8" draw:layer="layout" svg:width="2.962cm" svg:height="1.303cm" svg:x="1.983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51" draw:style-name="gr611" draw:text-style-name="P20" draw:layer="layout" svg:width="7.198cm" svg:height="0.804cm" svg:x="3.9cm" svg:y="12.496cm">
          <text:p text:style-name="P6"><text:span text:style-name="T1">회원을 선택하세요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51" draw:style-name="gr612" draw:text-style-name="P8" draw:layer="layout" svg:width="2.967cm" svg:height="1.308cm" svg:x="0.998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51" draw:style-name="standard" draw:layer="layout" svg:width="16.338cm" svg:height="6.694cm" svg:x="4.061cm" svg:y="4.622cm">
          <table:table>
            <table:table-column table:style-name="co69"/>
            <table:table-column table:style-name="co70"/>
            <table:table-column table:style-name="co71"/>
            <table:table-column table:style-name="co72"/>
            <table:table-column table:style-name="co73"/>
            <table:table-row table:style-name="ro60" table:default-cell-style-name="ce70">
              <table:table-cell table:style-name="ce69">
                <text:p text:style-name="P81"><text:span text:style-name="T11">선택</text:span></text:p>
              </table:table-cell>
              <table:table-cell>
                <text:p text:style-name="P82"><text:span text:style-name="T11">회원 </text:span><text:span text:style-name="T11">ID</text:span></text:p>
              </table:table-cell>
              <table:table-cell>
                <text:p text:style-name="P82"><text:span text:style-name="T11">이름</text:span></text:p>
              </table:table-cell>
              <table:table-cell>
                <text:p text:style-name="P82"><text:span text:style-name="T11">생년월일</text:span></text:p>
              </table:table-cell>
              <table:table-cell table:style-name="ce71">
                <text:p text:style-name="P83"><text:span text:style-name="T11">등급</text:span></text:p>
              </table:table-cell>
            </table:table-row>
            <table:table-row table:style-name="ro61" table:default-cell-style-name="ce73">
              <table:table-cell table:style-name="ce72"/>
              <table:table-cell>
                <text:p text:style-name="P82"><text:span text:style-name="T66">admin</text:span></text:p>
              </table:table-cell>
              <table:table-cell>
                <text:p text:style-name="P82"><text:span text:style-name="T66">관리자</text:span></text:p>
              </table:table-cell>
              <table:table-cell>
                <text:p text:style-name="P82"><text:span text:style-name="T66">1990-11-24</text:span></text:p>
              </table:table-cell>
              <table:table-cell table:style-name="ce74">
                <text:p text:style-name="P83"><text:span text:style-name="T66">A</text:span></text:p>
              </table:table-cell>
            </table:table-row>
            <table:table-row table:style-name="ro61" table:default-cell-style-name="ce73">
              <table:table-cell table:style-name="ce72"/>
              <table:table-cell>
                <text:p text:style-name="P82"><text:span text:style-name="T66">ccc1002</text:span></text:p>
              </table:table-cell>
              <table:table-cell>
                <text:p text:style-name="P82"><text:span text:style-name="T66">오나은</text:span></text:p>
              </table:table-cell>
              <table:table-cell>
                <text:p text:style-name="P82"><text:span text:style-name="T66">1990-12-15</text:span></text:p>
              </table:table-cell>
              <table:table-cell table:style-name="ce74">
                <text:p text:style-name="P83"><text:span text:style-name="T66">U</text:span></text:p>
              </table:table-cell>
            </table:table-row>
            <table:table-row table:style-name="ro61" table:default-cell-style-name="ce73">
              <table:table-cell table:style-name="ce72"/>
              <table:table-cell>
                <text:p text:style-name="P82"><text:span text:style-name="T66">doifusu</text:span></text:p>
              </table:table-cell>
              <table:table-cell>
                <text:p text:style-name="P82"><text:span text:style-name="T66">도이프스</text:span></text:p>
              </table:table-cell>
              <table:table-cell>
                <text:p text:style-name="P82"><text:span text:style-name="T66">2001-06-03</text:span></text:p>
              </table:table-cell>
              <table:table-cell table:style-name="ce75">
                <text:p text:style-name="P84"><text:span text:style-name="T66">U</text:span></text:p>
              </table:table-cell>
            </table:table-row>
            <table:table-row table:style-name="ro61" table:default-cell-style-name="ce73">
              <table:table-cell table:style-name="ce72"/>
              <table:table-cell>
                <text:p text:style-name="P82"><text:span text:style-name="T66">park2</text:span></text:p>
              </table:table-cell>
              <table:table-cell>
                <text:p text:style-name="P82"><text:span text:style-name="T66">박정진</text:span></text:p>
              </table:table-cell>
              <table:table-cell table:style-name="ce76">
                <text:p text:style-name="P58"><text:span text:style-name="T47">1997-04-20</text:span></text:p>
              </table:table-cell>
              <table:table-cell table:style-name="ce75">
                <text:p text:style-name="P84"><text:span text:style-name="T66">U</text:span></text:p>
              </table:table-cell>
            </table:table-row>
            <table:table-row table:style-name="ro61" table:default-cell-style-name="ce73">
              <table:table-cell table:style-name="ce72"/>
              <table:table-cell>
                <text:p text:style-name="P82"><text:span text:style-name="T66">test0214</text:span></text:p>
              </table:table-cell>
              <table:table-cell>
                <text:p text:style-name="P82"><text:span text:style-name="T66">이율</text:span></text:p>
              </table:table-cell>
              <table:table-cell>
                <text:p text:style-name="P82"><text:span text:style-name="T66">2001-02-14</text:span></text:p>
              </table:table-cell>
              <table:table-cell table:style-name="ce75">
                <text:p text:style-name="P84"><text:span text:style-name="T66">U</text:span></text:p>
              </table:table-cell>
            </table:table-row>
            <table:table-row table:style-name="ro61" table:default-cell-style-name="ce78">
              <table:table-cell table:style-name="ce77"/>
              <table:table-cell>
                <text:p text:style-name="P82"><text:span text:style-name="T66">user</text:span></text:p>
              </table:table-cell>
              <table:table-cell>
                <text:p text:style-name="P82"><text:span text:style-name="T66">최한석</text:span></text:p>
              </table:table-cell>
              <table:table-cell>
                <text:p text:style-name="P82"><text:span text:style-name="T66">1994-05-27</text:span></text:p>
              </table:table-cell>
              <table:table-cell table:style-name="ce79">
                <text:p text:style-name="P84"><text:span text:style-name="T66">U</text:span></text:p>
              </table:table-cell>
            </table:table-row>
          </table:table>
          <draw:image xlink:href="Pictures/TablePreview56.svm" xlink:type="simple" xlink:show="embed" xlink:actuate="onLoad"/>
        </draw:frame>
        <draw:custom-shape draw:name="Google Shape;531;p51" draw:style-name="gr613" draw:text-style-name="P32" draw:layer="layout" svg:width="5.798cm" svg:height="0.981cm" svg:x="9.8cm" svg:y="2.117cm">
          <text:p text:style-name="P26"><text:span text:style-name="T24">회원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51" draw:style-name="gr614" draw:text-style-name="P25" draw:layer="layout" svg:width="1.198cm" svg:height="0.993cm" svg:x="3.269cm" svg:y="5.206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3;p51" draw:style-name="gr615" draw:text-style-name="P4" draw:layer="layout" svg:width="0.483cm" svg:height="0.483cm" svg:x="4.468cm" svg:y="5.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4;p51" draw:style-name="gr615" draw:text-style-name="P4" draw:layer="layout" svg:width="0.483cm" svg:height="0.483cm" svg:x="4.468cm" svg:y="6.8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5;p51" draw:style-name="gr615" draw:text-style-name="P4" draw:layer="layout" svg:width="0.483cm" svg:height="0.483cm" svg:x="4.468cm" svg:y="7.8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6;p51" draw:style-name="gr615" draw:text-style-name="P4" draw:layer="layout" svg:width="0.483cm" svg:height="0.483cm" svg:x="4.468cm" svg:y="8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7;p51" draw:style-name="gr615" draw:text-style-name="P4" draw:layer="layout" svg:width="0.483cm" svg:height="0.483cm" svg:x="4.5cm" svg:y="9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8;p51" draw:style-name="gr615" draw:text-style-name="P4" draw:layer="layout" svg:width="0.483cm" svg:height="0.483cm" svg:x="4.517cm" svg:y="10.6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520;p14:notes" presentation:style-name="pr39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1;p14:notes" draw:style-name="gr16" draw:layer="layout" svg:width="13.999cm" svg:height="11.136cm" svg:x="3.5cm" svg:y="2.227cm" draw:page-number="39" presentation:class="page"/>
        </presentation:notes>
      </draw:page>
      <draw:page draw:name="page40" draw:style-name="dp1" draw:master-page-name="기본값_20_1">
        <office:forms form:automatic-focus="false" form:apply-design-mode="false"/>
        <draw:custom-shape draw:name="Google Shape;498;p50" draw:style-name="gr616" draw:text-style-name="P19" draw:layer="layout" svg:width="12.166cm" svg:height="13.038cm" svg:x="5.684cm" svg:y="1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50" draw:style-name="gr139" draw:text-style-name="P4" draw:layer="layout" svg:width="6.185cm" svg:height="15.731cm" svg:x="21.762cm" svg:y="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50" draw:style-name="gr617" draw:text-style-name="P20" draw:layer="layout" svg:width="5.913cm" svg:height="12.037cm" svg:x="21.762cm" svg:y="2.355cm">
          <text:p text:style-name="P6"><text:span text:style-name="T7">1.</text:span><text:span text:style-name="T7">사용자에 대한 정보들을 나타낸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2. </text:span><text:span text:style-name="T7">회원목록 버튼을 누르면 회원목록 화면으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50" draw:style-name="gr618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50" draw:style-name="gr619" draw:text-style-name="P22" draw:layer="layout" svg:width="21.752cm" svg:height="1.303cm" svg:x="0cm" svg:y="0.001cm">
          <text:p text:style-name="P6"><text:span text:style-name="T4"><text:s/></text:span><text:span text:style-name="T4">ADMIN.USER.02 – </text:span><text:span text:style-name="T4">회원정보 <text:s text:c="27"/></text:span><text:span text:style-name="T4">/admin/user/use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50" draw:style-name="gr620" draw:text-style-name="P38" draw:layer="layout" svg:width="11.394cm" svg:height="0.793cm" svg:x="6.054cm" svg:y="4.799cm">
          <text:p text:style-name="P6"><text:span text:style-name="T6">bbc9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50" draw:style-name="gr621" draw:text-style-name="P25" draw:layer="layout" svg:width="0.985cm" svg:height="0.985cm" svg:x="5.61cm" svg:y="2.49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05;p50" draw:style-name="gr622" draw:text-style-name="P39" draw:layer="layout" svg:width="11.447cm" svg:height="0.793cm" svg:x="6.093cm" svg:y="6.098cm">
          <text:p text:style-name="P26"><text:span text:style-name="T6">박병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50" draw:style-name="gr623" draw:text-style-name="P40" draw:layer="layout" svg:width="11.447cm" svg:height="0.793cm" svg:x="6.053cm" svg:y="7.429cm">
          <text:p text:style-name="P6"><text:span text:style-name="T6">1994-09-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0" draw:style-name="gr624" draw:text-style-name="P39" draw:layer="layout" svg:width="11.385cm" svg:height="0.793cm" svg:x="6.053cm" svg:y="11.324cm">
          <text:p text:style-name="P26"><text:span text:style-name="T6">서울특별시 마포구 성산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50" draw:style-name="gr625" draw:text-style-name="P40" draw:layer="layout" svg:width="11.447cm" svg:height="0.793cm" svg:x="6.053cm" svg:y="10.056cm">
          <text:p text:style-name="P6"><text:span text:style-name="T6">010-8486-15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50" draw:style-name="gr626" draw:text-style-name="P30" draw:layer="layout" svg:width="12.101cm" svg:height="0.91cm" svg:x="5.749cm" svg:y="1.5cm">
          <text:p text:style-name="P23"><text:span text:style-name="T24">회원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50" draw:style-name="gr152" draw:text-style-name="P8" draw:layer="layout" svg:width="11.447cm" svg:height="0.91cm" svg:x="5.961cm" svg:y="2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50" draw:style-name="gr152" draw:text-style-name="P8" draw:layer="layout" svg:width="11.447cm" svg:height="0.91cm" svg:x="6.1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50" draw:style-name="gr627" draw:text-style-name="P40" draw:layer="layout" svg:width="11.382cm" svg:height="0.793cm" svg:x="6.053cm" svg:y="8.724cm">
          <text:p text:style-name="P6"><text:span text:style-name="T6">bbc926@nav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50" draw:style-name="gr628" draw:text-style-name="P24" draw:layer="layout" svg:width="3.012cm" svg:height="0.91cm" svg:x="8.588cm" svg:y="12.989cm">
          <text:p text:style-name="P23"><text:span text:style-name="T14">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50" draw:style-name="gr629" draw:text-style-name="P25" draw:layer="layout" svg:width="0.985cm" svg:height="0.985cm" svg:x="8.2cm" svg:y="12.415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7;p50" draw:style-name="gr630" draw:text-style-name="P25" draw:layer="layout" svg:width="0.985cm" svg:height="0.985cm" svg:x="5.603cm" svg:y="2.49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18;p50" draw:style-name="gr631" draw:text-style-name="P20" draw:layer="layout" svg:width="6.418cm" svg:height="0.738cm" svg:x="6.797cm" svg:y="2.745cm">
          <text:p text:style-name="P6"><text:span text:style-name="T9">회원님의 정보입니다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50" draw:style-name="gr632" draw:text-style-name="P24" draw:layer="layout" svg:width="3.012cm" svg:height="0.91cm" svg:x="12.088cm" svg:y="13cm">
          <text:p text:style-name="P23"><text:span text:style-name="T14">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495;p13:notes" presentation:style-name="pr40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6;p13:notes" draw:style-name="gr16" draw:layer="layout" svg:width="13.999cm" svg:height="11.136cm" svg:x="3.5cm" svg:y="2.227cm" draw:page-number="40" presentation:class="page"/>
        </presentation:notes>
      </draw:page>
      <draw:page draw:name="page41" draw:style-name="dp1" draw:master-page-name="기본값_20_1">
        <office:forms form:automatic-focus="false" form:apply-design-mode="false"/>
        <draw:custom-shape draw:name="Google Shape;543;p52" draw:style-name="gr155" draw:text-style-name="P19" draw:layer="layout" svg:width="12.166cm" svg:height="13.815cm" svg:x="0.884cm" svg:y="1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52" draw:style-name="gr139" draw:text-style-name="P4" draw:layer="layout" svg:width="6.185cm" svg:height="15.731cm" svg:x="21.762cm" svg:y="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52" draw:style-name="gr633" draw:text-style-name="P20" draw:layer="layout" svg:width="5.913cm" svg:height="12.037cm" svg:x="21.762cm" svg:y="2.355cm">
          <text:p text:style-name="P6"><text:span text:style-name="T7">1.</text:span><text:span text:style-name="T7">사용자 정보를나타내고 입력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2.</text:span><text:span text:style-name="T7">암호 변경시 새 암호를 입력한다</text:span><text:span text:style-name="T7">.</text:span></text:p>
          <text:p text:style-name="P6"><text:span text:style-name="T7"/></text:p>
          <text:p text:style-name="P6"><text:span text:style-name="T7">3.[</text:span><text:span text:style-name="T7">주소찾기</text:span><text:span text:style-name="T7">]</text:span><text:span text:style-name="T7">를 클릭하여 주소를 검색한다</text:span><text:span text:style-name="T7">.</text:span></text:p>
          <text:p text:style-name="P6"><text:span text:style-name="T7"/></text:p>
          <text:p text:style-name="P6"><text:span text:style-name="T7">4. [</text:span><text:span text:style-name="T7">수정</text:span><text:span text:style-name="T7">]</text:span><text:span text:style-name="T7">시 기존비밀번호가 다를경우 </text:span><text:span text:style-name="T7">7</text:span><text:span text:style-name="T7">번 맞을경우 </text:span><text:span text:style-name="T7">8</text:span><text:span text:style-name="T7">번으로 이동한다</text:span><text:span text:style-name="T7">.</text:span></text:p>
          <text:p text:style-name="P6"><text:span text:style-name="T7"/></text:p>
          <text:p text:style-name="P6"><text:span text:style-name="T7">5.[</text:span><text:span text:style-name="T7">탈퇴</text:span><text:span text:style-name="T7">]</text:span><text:span text:style-name="T7">시 기존비밀번호가 다를경우 </text:span><text:span text:style-name="T7">7</text:span><text:span text:style-name="T7">번 맞을경우 </text:span><text:span text:style-name="T7">9</text:span><text:span text:style-name="T7">번으로 이동한다</text:span><text:span text:style-name="T7">.</text:span></text:p>
          <text:p text:style-name="P6"><text:span text:style-name="T7"/></text:p>
          <text:p text:style-name="P6"><text:span text:style-name="T7">6.</text:span><text:span text:style-name="T7">수정 혹은 탈퇴시 기존비밀번호가 다를때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7.</text:span><text:span text:style-name="T7">수정 성공시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8.</text:span><text:span text:style-name="T7">탈퇴 성공시 </text:span><text:span text:style-name="T7">alert</text:span><text:span text:style-name="T7">창이 뜬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52" draw:style-name="gr634" draw:text-style-name="P21" draw:layer="layout" svg:width="5.813cm" svg:height="0.985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52" draw:style-name="gr635" draw:text-style-name="P22" draw:layer="layout" svg:width="21.752cm" svg:height="1.303cm" svg:x="0cm" svg:y="0.001cm">
          <text:p text:style-name="P6"><text:span text:style-name="T4"><text:s/></text:span><text:span text:style-name="T4">ADMIN.USER.03 – </text:span><text:span text:style-name="T4">회원 수정 <text:s/></text:span><text:span text:style-name="T27"><text:s text:c="23"/></text:span><text:span text:style-name="T4">/admin/user/mod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52" draw:style-name="gr636" draw:text-style-name="P38" draw:layer="layout" svg:width="11.394cm" svg:height="0.793cm" svg:x="1.214cm" svg:y="3.2cm">
          <text:p text:style-name="P6"><text:span text:style-name="T6">bbc9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52" draw:style-name="gr637" draw:text-style-name="P24" draw:layer="layout" svg:width="3.812cm" svg:height="0.91cm" svg:x="2.8cm" svg:y="14.088cm">
          <text:p text:style-name="P23"><text:span text:style-name="T14">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52" draw:style-name="gr638" draw:text-style-name="P25" draw:layer="layout" svg:width="1.489cm" svg:height="0.793cm" svg:x="1.304cm" svg:y="14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1;p52" draw:style-name="gr639" draw:text-style-name="P25" draw:layer="layout" svg:width="0.985cm" svg:height="0.985cm" svg:x="0.41cm" svg:y="2.498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2;p52" draw:style-name="gr640" draw:text-style-name="P39" draw:layer="layout" svg:width="11.447cm" svg:height="0.793cm" svg:x="1.253cm" svg:y="4.399cm">
          <text:p text:style-name="P26"><text:span text:style-name="T6">박병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52" draw:style-name="gr641" draw:text-style-name="P12" draw:layer="layout" svg:width="11.447cm" svg:height="0.793cm" svg:x="1.213cm" svg:y="6.686cm">
          <text:p text:style-name="P6"><text:span text:style-name="T1">영문</text:span><text:span text:style-name="T1">,</text:span><text:span text:style-name="T1">특수문자</text:span><text:span text:style-name="T1">,</text:span><text:span text:style-name="T1">숫자를 포함해 </text:span><text:span text:style-name="T1">8</text:span><text:span text:style-name="T1">자이상을 적어주세요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52" draw:style-name="gr642" draw:text-style-name="P27" draw:layer="layout" svg:width="11.447cm" svg:height="0.793cm" svg:x="1.213cm" svg:y="5.518cm">
          <text:p text:style-name="P26"><text:span text:style-name="T6">기존패스워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52" draw:style-name="gr643" draw:text-style-name="P38" draw:layer="layout" svg:width="11.447cm" svg:height="0.793cm" svg:x="1.213cm" svg:y="8.805cm">
          <text:p text:style-name="P6"><text:span text:style-name="T6">1994-09-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52" draw:style-name="gr644" draw:text-style-name="P27" draw:layer="layout" svg:width="8.095cm" svg:height="0.793cm" svg:x="1.213cm" svg:y="12.005cm">
          <text:p text:style-name="P26"><text:span text:style-name="T6">서울특별시 마포구 성산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52" draw:style-name="gr645" draw:text-style-name="P12" draw:layer="layout" svg:width="11.447cm" svg:height="0.793cm" svg:x="1.2cm" svg:y="10cm">
          <text:p text:style-name="P6"><text:span text:style-name="T6">010-8486-15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52" draw:style-name="gr646" draw:text-style-name="P27" draw:layer="layout" svg:width="11.447cm" svg:height="0.793cm" svg:x="1.151cm" svg:y="13.005cm">
          <text:p text:style-name="P26"><text:span text:style-name="T6">광수빌</text:span><text:span text:style-name="T6">102</text:span><text:span text:style-name="T6">동</text:span><text:span text:style-name="T6">301</text:span><text:span text:style-name="T6">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52" draw:style-name="gr647" draw:text-style-name="P29" draw:layer="layout" svg:width="2.603cm" svg:height="0.793cm" svg:x="9.74cm" svg:y="11.997cm">
          <text:p text:style-name="P26"><text:span text:style-name="T6">주소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52" draw:style-name="gr648" draw:text-style-name="P30" draw:layer="layout" svg:width="12.101cm" svg:height="0.91cm" svg:x="0.949cm" svg:y="1.383cm">
          <text:p text:style-name="P23"><text:span text:style-name="T24">회원수정</text:span><text:span text:style-name="T24">/</text:span><text:span text:style-name="T24">탈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52" draw:style-name="gr152" draw:text-style-name="P8" draw:layer="layout" svg:width="11.447cm" svg:height="0.91cm" svg:x="1.161cm" svg:y="2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52" draw:style-name="gr152" draw:text-style-name="P8" draw:layer="layout" svg:width="11.447cm" svg:height="0.91cm" svg:x="1.372cm" svg:y="14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52" draw:style-name="gr649" draw:text-style-name="P12" draw:layer="layout" svg:width="11.382cm" svg:height="0.793cm" svg:x="1.213cm" svg:y="11.005cm">
          <text:p text:style-name="P6"><text:span text:style-name="T6">bbc926@nav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52" draw:style-name="gr650" draw:text-style-name="P24" draw:layer="layout" svg:width="3.812cm" svg:height="0.91cm" svg:x="7.44cm" svg:y="14.088cm">
          <text:p text:style-name="P23"><text:span text:style-name="T14">탈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52" draw:style-name="gr651" draw:text-style-name="P25" draw:layer="layout" svg:width="0.985cm" svg:height="0.985cm" svg:x="0.4cm" svg:y="6.49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8;p52" draw:style-name="gr652" draw:text-style-name="P25" draw:layer="layout" svg:width="0.85cm" svg:height="0.788cm" svg:x="12cm" svg:y="11.997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9;p52" draw:style-name="gr653" draw:text-style-name="P20" draw:layer="layout" svg:width="5.398cm" svg:height="0.821cm" svg:x="1.397cm" svg:y="2.326cm">
          <text:p text:style-name="P6"><text:span text:style-name="T6">회원님의 정보입니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52" draw:style-name="gr654" draw:text-style-name="P12" draw:layer="layout" svg:width="11.447cm" svg:height="0.793cm" svg:x="1.2cm" svg:y="7.8cm">
          <text:p text:style-name="P6"><text:span text:style-name="T1">비밀번호를 한번 더 입력해주세요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1;p52" draw:style-name="standard" draw:layer="layout" svg:width="6.509cm" svg:height="1.601cm" svg:x="14.231cm" svg:y="5.04cm">
          <table:table>
            <table:table-column table:style-name="co17"/>
            <table:table-row table:style-name="ro6">
              <table:table-cell table:style-name="ce12">
                <text:p text:style-name="P18"><text:span text:style-name="T22">수정에 성공했습니다</text:span><text:span text:style-name="T22">. </text:span><text:span text:style-name="T22">메인으로 이동하시겠습니다</text:span><text:span text:style-name="T22">.</text:span></text:p>
              </table:table-cell>
            </table:table-row>
          </table:table>
          <draw:image xlink:href="Pictures/TablePreview57.svm" xlink:type="simple" xlink:show="embed" xlink:actuate="onLoad"/>
        </draw:frame>
        <draw:custom-shape draw:name="Google Shape;572;p52" draw:style-name="gr655" draw:text-style-name="P3" draw:layer="layout" svg:width="6.961cm" svg:height="2.086cm" svg:x="14.238cm" svg:y="1.713cm">
          <text:p text:style-name="P2"><text:span text:style-name="T22">기존비밀번호가 다릅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52" draw:style-name="gr656" draw:text-style-name="P25" draw:layer="layout" svg:width="0.985cm" svg:height="0.985cm" svg:x="13.8cm" svg:y="1.305cm">
          <text:p text:style-name="P2"><text:span text:style-name="T2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4;p52" draw:style-name="gr657" draw:text-style-name="P25" draw:layer="layout" svg:width="0.985cm" svg:height="0.985cm" svg:x="13.6cm" svg:y="4.414cm">
          <text:p text:style-name="P2"><text:span text:style-name="T2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5;p52" draw:style-name="gr658" draw:text-style-name="P3" draw:layer="layout" svg:width="6.961cm" svg:height="1.601cm" svg:x="14.005cm" svg:y="7.396cm">
          <text:p text:style-name="P2"><text:span text:style-name="T22">탈퇴를 완료했습니다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52" draw:style-name="gr659" draw:text-style-name="P25" draw:layer="layout" svg:width="0.985cm" svg:height="0.985cm" svg:x="11.014cm" svg:y="14.013cm">
          <text:p text:style-name="P2"><text:span text:style-name="T2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7;p52" draw:style-name="gr660" draw:text-style-name="P25" draw:layer="layout" svg:width="0.985cm" svg:height="0.985cm" svg:x="13.6cm" svg:y="7.382cm">
          <text:p text:style-name="P2"><text:span text:style-name="T2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8;p52" draw:style-name="gr661" draw:text-style-name="P17" draw:layer="layout" svg:width="2.736cm" svg:height="4.182cm" draw:transform="rotate (-3.14159265358979) translate (14.238cm 6.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9;p52" draw:style-name="gr662" draw:text-style-name="P17" draw:layer="layout" svg:width="8.655cm" svg:height="10.604cm" draw:transform="rotate (-3.14159265358979) translate (14.484cm 14.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0;p52" draw:style-name="gr663" draw:text-style-name="P17" draw:layer="layout" svg:width="8.147cm" svg:height="8.07cm" draw:transform="rotate (-3.14159265358979) translate (14.25cm 14.3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1;p52" draw:style-name="gr664" draw:text-style-name="P17" draw:layer="layout" svg:width="8.524cm" svg:height="11.036cm" draw:transform="rotate (-3.14159265358979) translate (19.539cm 14.506cm)">
          <text:p/>
          <draw:enhanced-geometry draw:mirror-horizontal="true" draw:mirror-vertical="false" svg:viewBox="0 0 0 0" draw:text-areas="0 0 ?f4 ?f5" draw:type="ooxml-bentConnector4" draw:modifiers="53284 2639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582;p52" draw:style-name="gr665" draw:text-style-name="P17" draw:layer="layout" svg:width="7.231cm" svg:height="5.401cm" draw:transform="rotate (-3.14159265358979) translate (17.466cm 14.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Google Shape;540;p15:notes" presentation:style-name="pr4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41;p15:notes" draw:style-name="gr16" draw:layer="layout" svg:width="13.999cm" svg:height="11.136cm" svg:x="3.5cm" svg:y="2.227cm" draw:page-number="41" presentation:class="page"/>
        </presentation:notes>
      </draw:page>
      <draw:page draw:name="page42" draw:style-name="dp1" draw:master-page-name="기본값_20_2">
        <office:forms form:automatic-focus="false" form:apply-design-mode="false"/>
        <draw:custom-shape draw:name="Google Shape;1111;p100" draw:style-name="gr666" draw:text-style-name="P51" draw:layer="layout" svg:width="2.952cm" svg:height="0.999cm" svg:x="17.113cm" svg:y="13.2cm">
          <text:p text:style-name="P46"><text:span text:style-name="T64">객실 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2;p100" draw:style-name="gr667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100" draw:style-name="gr668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4;p100" draw:style-name="gr669" draw:text-style-name="P22" draw:layer="layout" svg:width="21.758cm" svg:height="1.309cm" svg:x="0cm" svg:y="0.001cm">
          <text:p text:style-name="P6"><text:span text:style-name="T4"><text:s/></text:span><text:span text:style-name="T4">ADMIN.ROOM.01 - </text:span><text:span text:style-name="T4">객실 목록 <text:s text:c="22"/></text:span><text:span text:style-name="T4">/admin/room/room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5;p100" draw:style-name="gr670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0;p100" draw:style-name="gr671" draw:text-style-name="P20" draw:layer="layout" svg:width="5.92cm" svg:height="13.467cm" svg:x="21.866cm" svg:y="2.765cm">
          <text:p text:style-name="P6"><text:span text:style-name="T7">1.[</text:span><text:span text:style-name="T7">상세보기</text:span><text:span text:style-name="T7">] </text:span><text:span text:style-name="T7">버튼을 누르면 객실 상세페이지로 이동한다</text:span><text:span text:style-name="T7">.</text:span></text:p>
          <text:p text:style-name="P6"><text:span text:style-name="T7"/></text:p>
          <text:p text:style-name="P6"><text:span text:style-name="T7">2.[</text:span><text:span text:style-name="T7">객실 등록</text:span><text:span text:style-name="T7">] </text:span><text:span text:style-name="T7">버튼을 누르면 객실 등록 페이지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1;p100" draw:style-name="기본값_5f_4" draw:layer="layout" svg:width="17.689cm" svg:height="5.931cm" svg:x="2.311cm" svg:y="6.269cm">
          <table:table>
            <table:table-column table:style-name="co74"/>
            <table:table-column table:style-name="co75"/>
            <table:table-column table:style-name="co76"/>
            <table:table-column table:style-name="co77"/>
            <table:table-column table:style-name="co77"/>
            <table:table-row table:style-name="ro62" table:default-cell-style-name="ce80">
              <table:table-cell>
                <text:p text:style-name="P18"><text:span text:style-name="T11">객실번호</text:span></text:p>
              </table:table-cell>
              <table:table-cell>
                <text:p text:style-name="P18"><text:span text:style-name="T11">객실타입</text:span></text:p>
              </table:table-cell>
              <table:table-cell>
                <text:p text:style-name="P18"><text:span text:style-name="T11">예약 상태</text:span></text:p>
              </table:table-cell>
              <table:table-cell>
                <text:p text:style-name="P18"><text:span text:style-name="T11">운영상태</text:span></text:p>
              </table:table-cell>
              <table:table-cell/>
            </table:table-row>
            <table:table-row table:style-name="ro63" table:default-cell-style-name="ce81">
              <table:table-cell>
                <text:p text:style-name="P18"><text:span text:style-name="T7">201</text:span></text:p>
              </table:table-cell>
              <table:table-cell table:style-name="ce82">
                <text:p text:style-name="P18"><text:span text:style-name="T7">스탠다드</text:span></text:p>
              </table:table-cell>
              <table:table-cell>
                <text:p text:style-name="P18"><text:span text:style-name="T7">사용중</text:span></text:p>
              </table:table-cell>
              <table:table-cell>
                <text:p text:style-name="P18"><text:span text:style-name="T7">운영중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202</text:span></text:p>
              </table:table-cell>
              <table:table-cell table:style-name="ce82">
                <text:p text:style-name="P18"><text:span text:style-name="T7">스탠다드</text:span></text:p>
              </table:table-cell>
              <table:table-cell>
                <text:p text:style-name="P18"><text:span text:style-name="T7">사용가능</text:span></text:p>
              </table:table-cell>
              <table:table-cell>
                <text:p text:style-name="P18"><text:span text:style-name="T7">운영중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203</text:span></text:p>
              </table:table-cell>
              <table:table-cell table:style-name="ce82">
                <text:p text:style-name="P18"><text:span text:style-name="T7">스탠다드</text:span></text:p>
              </table:table-cell>
              <table:table-cell>
                <text:p text:style-name="P18"><text:span text:style-name="T7">사용가능</text:span></text:p>
              </table:table-cell>
              <table:table-cell>
                <text:p text:style-name="P18"><text:span text:style-name="T7">운영중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204</text:span></text:p>
              </table:table-cell>
              <table:table-cell table:style-name="ce82">
                <text:p text:style-name="P18"><text:span text:style-name="T7">스탠다드</text:span></text:p>
              </table:table-cell>
              <table:table-cell>
                <text:p text:style-name="P18"><text:span text:style-name="T7">사용가능</text:span></text:p>
              </table:table-cell>
              <table:table-cell>
                <text:p text:style-name="P18"><text:span text:style-name="T7">운영중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4" table:default-cell-style-name="ce81">
              <table:table-cell>
                <text:p text:style-name="P18"><text:span text:style-name="T7">205</text:span></text:p>
              </table:table-cell>
              <table:table-cell table:style-name="ce82">
                <text:p text:style-name="P18"><text:span text:style-name="T7">스탠다드</text:span></text:p>
              </table:table-cell>
              <table:table-cell>
                <text:p text:style-name="P18"><text:span text:style-name="T7">사용가능</text:span></text:p>
              </table:table-cell>
              <table:table-cell>
                <text:p text:style-name="P18"><text:span text:style-name="T7">운영중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</table:table>
          <draw:image xlink:href="Pictures/TablePreview58.svm" xlink:type="simple" xlink:show="embed" xlink:actuate="onLoad"/>
        </draw:frame>
        <draw:custom-shape draw:name="Google Shape;1122;p100" draw:style-name="gr672" draw:text-style-name="P56" draw:layer="layout" svg:width="0.804cm" svg:height="0.672cm" svg:x="8.972cm" svg:y="13.5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100" draw:style-name="gr673" draw:text-style-name="P20" draw:layer="layout" svg:width="0.804cm" svg:height="0.672cm" svg:x="9.77cm" svg:y="13.5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100" draw:style-name="gr673" draw:text-style-name="P20" draw:layer="layout" svg:width="0.804cm" svg:height="0.672cm" svg:x="10.58cm" svg:y="13.5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5;p100" draw:style-name="gr673" draw:text-style-name="P20" draw:layer="layout" svg:width="0.804cm" svg:height="0.672cm" svg:x="11.387cm" svg:y="13.5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6;p100" draw:style-name="gr673" draw:text-style-name="P20" draw:layer="layout" svg:width="0.804cm" svg:height="0.672cm" svg:x="12.196cm" svg:y="13.5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2;p100" draw:style-name="gr674" draw:text-style-name="P50" draw:layer="layout" svg:width="0.673cm" svg:height="0.673cm" svg:x="17.115cm" svg:y="6.81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4;p100" draw:style-name="gr675" draw:text-style-name="P20" draw:layer="layout" svg:width="5.799cm" svg:height="0.86cm" svg:x="2.2cm" svg:y="5.16cm">
          <text:p text:style-name="P6"><text:span text:style-name="T36">&gt; </text:span><text:span text:style-name="T36">객실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5;p100" draw:style-name="gr676" draw:text-style-name="P47" draw:layer="layout" svg:width="4.194cm" svg:height="0.977cm" svg:x="9.006cm" svg:y="3.4cm">
          <text:p text:style-name="P46"><text:span text:style-name="T2">객실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6;p100" draw:style-name="gr674" draw:text-style-name="P50" draw:layer="layout" svg:width="0.666cm" svg:height="0.673cm" svg:x="16.8cm" svg:y="12.927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108;p35:notes" presentation:style-name="pr4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09;p35:notes" draw:style-name="gr16" draw:layer="layout" svg:width="13.999cm" svg:height="11.136cm" svg:x="3.5cm" svg:y="2.227cm" draw:page-number="42" presentation:class="page"/>
        </presentation:notes>
      </draw:page>
      <draw:page draw:name="page43" draw:style-name="dp1" draw:master-page-name="기본값_20_2">
        <office:forms form:automatic-focus="false" form:apply-design-mode="false"/>
        <draw:custom-shape draw:name="Google Shape;1141;p101" draw:style-name="gr667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1" draw:style-name="gr668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101" draw:style-name="gr669" draw:text-style-name="P22" draw:layer="layout" svg:width="21.758cm" svg:height="1.309cm" svg:x="0cm" svg:y="0.001cm">
          <text:p text:style-name="P6"><text:span text:style-name="T4"><text:s/></text:span><text:span text:style-name="T4">ADMIN.ROOM.02 – </text:span><text:span text:style-name="T4">객실등록 </text:span><text:span text:style-name="T4"><text:tab/></text:span><text:span text:style-name="T4"><text:tab/></text:span><text:span text:style-name="T4"><text:tab/></text:span><text:span text:style-name="T4"><text:tab/></text:span><text:span text:style-name="T4">/</text:span><text:span text:style-name="T28">admin/room/room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1" draw:style-name="gr670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1" draw:style-name="gr677" draw:text-style-name="P20" draw:layer="layout" svg:width="5.92cm" svg:height="14.609cm" svg:x="21.866cm" svg:y="1.623cm">
          <text:p text:style-name="P6"><text:span text:style-name="T7">1. </text:span><text:span text:style-name="T7">객실 번호를 입력한다</text:span><text:span text:style-name="T7">.</text:span></text:p>
          <text:p text:style-name="P6"><text:span text:style-name="T7"/></text:p>
          <text:p text:style-name="P6"><text:span text:style-name="T7">2. [</text:span><text:span text:style-name="T7">중복 확인</text:span><text:span text:style-name="T7">] </text:span><text:span text:style-name="T7">버튼을 눌려서 객실 번호가 중복이 됬는지 확인한다</text:span><text:span text:style-name="T7">. </text:span></text:p>
          <text:p text:style-name="P6"><text:span text:style-name="T7"/></text:p>
          <text:p text:style-name="P6"><text:span text:style-name="T7">3. </text:span><text:span text:style-name="T7">드롭 다운 메뉴를 이용하여 객실 타입을 선택한다</text:span><text:span text:style-name="T7">.</text:span></text:p>
          <text:p text:style-name="P6"><text:span text:style-name="T7"/></text:p>
          <text:p text:style-name="P6"><text:span text:style-name="T7">4. </text:span><text:span text:style-name="T7">객실 상태를 라디오 버튼으로 선택한다</text:span><text:span text:style-name="T7">.</text:span></text:p>
          <text:p text:style-name="P6"><text:span text:style-name="T7"/></text:p>
          <text:p text:style-name="P6"><text:span text:style-name="T7">5. [</text:span><text:span text:style-name="T7">객실 목록</text:span><text:span text:style-name="T7">] </text:span><text:span text:style-name="T7">버튼을 누르면 객실 목록으로 이동한다</text:span><text:span text:style-name="T7">.</text:span></text:p>
          <text:p text:style-name="P6"><text:span text:style-name="T7"/></text:p>
          <text:p text:style-name="P6"><text:span text:style-name="T7">6. [</text:span><text:span text:style-name="T7">객실 등록</text:span><text:span text:style-name="T7">] </text:span><text:span text:style-name="T7">버튼을 누르면 객실 등록이 된다</text:span><text:span text:style-name="T7">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2;p101" draw:style-name="gr678" draw:text-style-name="P66" draw:layer="layout" svg:width="8.615cm" svg:height="0.952cm" svg:x="7.385cm" svg:y="5.541cm">
          <text:p text:style-name="P48"><text:span text:style-name="T67">2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3;p101" draw:style-name="gr679" draw:text-style-name="P79" draw:layer="layout" svg:width="2.927cm" svg:height="0.763cm" svg:x="18.273cm" svg:y="14.037cm">
          <text:p text:style-name="P46"><text:span text:style-name="T64">객실 <text:s/>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3;p101" draw:style-name="gr674" draw:text-style-name="P50" draw:layer="layout" svg:width="0.673cm" svg:height="0.673cm" svg:x="18cm" svg:y="13.673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4;p101" draw:style-name="gr680" draw:text-style-name="P79" draw:layer="layout" svg:width="3.177cm" svg:height="0.763cm" svg:x="2.023cm" svg:y="14.437cm">
          <text:p text:style-name="P46"><text:span text:style-name="T64">객실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2;p101" draw:style-name="gr681" draw:text-style-name="P66" draw:layer="layout" svg:width="8.615cm" svg:height="0.951cm" svg:x="7.385cm" svg:y="6.788cm">
          <text:p text:style-name="P48"><text:span text:style-name="T67">스탠다드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8;p51" draw:style-name="gr682" draw:text-style-name="P4" draw:layer="layout" svg:width="0.483cm" svg:height="0.603cm" svg:x="7.325cm" svg:y="9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9;p74" draw:style-name="gr683" draw:text-style-name="P49" draw:layer="layout" svg:width="1.833cm" svg:height="0.852cm" svg:x="8.152cm" svg:y="9.519cm">
          <text:p text:style-name="P48"><text:span text:style-name="T30">운영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51" draw:style-name="gr682" draw:text-style-name="P4" draw:layer="layout" svg:width="0.483cm" svg:height="0.603cm" svg:x="9.917cm" svg:y="9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9;p74" draw:style-name="gr683" draw:text-style-name="P49" draw:layer="layout" svg:width="1.833cm" svg:height="0.852cm" svg:x="10.744cm" svg:y="9.519cm">
          <text:p text:style-name="P48"><text:span text:style-name="T30">비운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4" draw:text-style-name="P49" draw:layer="layout" svg:width="2.133cm" svg:height="0.852cm" svg:x="4.867cm" svg:y="5.618cm">
          <text:p text:style-name="P48"><text:span text:style-name="T30">객실 번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5" draw:text-style-name="P49" draw:layer="layout" svg:width="2.2cm" svg:height="0.852cm" svg:x="4.8cm" svg:y="6.805cm">
          <text:p text:style-name="P48"><text:span text:style-name="T30">객실 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1" draw:style-name="gr686" draw:text-style-name="P79" draw:layer="layout" svg:width="2.2cm" svg:height="0.831cm" svg:x="16.2cm" svg:y="5.662cm">
          <text:p text:style-name="P46"><text:span text:style-name="T64">중복 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7" draw:text-style-name="P49" draw:layer="layout" svg:width="12cm" svg:height="0.852cm" svg:x="4.6cm" svg:y="8.132cm">
          <text:p text:style-name="P48"><text:span text:style-name="T64">※ </text:span><text:span text:style-name="T64">객실 타입을 선택하시면 객실 타입과 관련한 정보들이 자동으로 추가됩니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8" draw:text-style-name="P49" draw:layer="layout" svg:width="2.033cm" svg:height="0.852cm" svg:x="4.867cm" svg:y="9.548cm">
          <text:p text:style-name="P48"><text:span text:style-name="T30">객실 상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689" draw:text-style-name="P17" draw:layer="layout" svg:width="0.299cm" svg:height="0.199cm" svg:x="15.2cm" svg:y="7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689" draw:text-style-name="P17" draw:layer="layout" svg:width="0.299cm" svg:height="0.199cm" svg:x="15.462cm" svg:y="7.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4;p100" draw:style-name="gr675" draw:text-style-name="P20" draw:layer="layout" svg:width="5.799cm" svg:height="0.86cm" svg:x="1.2cm" svg:y="4.3cm">
          <text:p text:style-name="P6"><text:span text:style-name="T36">&gt; </text:span><text:span text:style-name="T36">객실 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3;p101" draw:style-name="gr674" draw:text-style-name="P50" draw:layer="layout" svg:width="0.673cm" svg:height="0.673cm" svg:x="7cm" svg:y="5.2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101" draw:style-name="gr674" draw:text-style-name="P50" draw:layer="layout" svg:width="0.673cm" svg:height="0.673cm" svg:x="7cm" svg:y="6.6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101" draw:style-name="gr674" draw:text-style-name="P50" draw:layer="layout" svg:width="0.673cm" svg:height="0.673cm" svg:x="15.8cm" svg:y="5.327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101" draw:style-name="gr674" draw:text-style-name="P50" draw:layer="layout" svg:width="0.673cm" svg:height="0.673cm" svg:x="6.9cm" svg:y="9.2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101" draw:style-name="gr674" draw:text-style-name="P50" draw:layer="layout" svg:width="0.673cm" svg:height="0.673cm" svg:x="1.727cm" svg:y="14.1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138;p36:notes" presentation:style-name="pr4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9;p36:notes" draw:style-name="gr16" draw:layer="layout" svg:width="13.999cm" svg:height="11.136cm" svg:x="3.5cm" svg:y="2.227cm" draw:page-number="43" presentation:class="page"/>
        </presentation:notes>
      </draw:page>
      <draw:page draw:name="page44" draw:style-name="dp1" draw:master-page-name="기본값_20_2">
        <office:forms form:automatic-focus="false" form:apply-design-mode="false"/>
        <draw:custom-shape draw:name="Google Shape;1203;p102" draw:style-name="gr667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4;p102" draw:style-name="gr668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5;p102" draw:style-name="gr669" draw:text-style-name="P22" draw:layer="layout" svg:width="21.758cm" svg:height="1.309cm" svg:x="0cm" svg:y="0.001cm">
          <text:p text:style-name="P6"><text:span text:style-name="T4"><text:s/></text:span><text:span text:style-name="T4">ADMIN.ROOM.03 – </text:span><text:span text:style-name="T4">객실정보 <text:s text:c="19"/></text:span><text:span text:style-name="T28">/admin/room/room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6;p102" draw:style-name="gr670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7;p102" draw:style-name="gr677" draw:text-style-name="P20" draw:layer="layout" svg:width="5.92cm" svg:height="14.609cm" svg:x="21.866cm" svg:y="1.623cm">
          <text:p text:style-name="P6"><text:span text:style-name="T7">1. [</text:span><text:span text:style-name="T7">객실 목록</text:span><text:span text:style-name="T7">] </text:span><text:span text:style-name="T7">버튼을 누르면 객실 목록 페이지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객실 수정</text:span><text:span text:style-name="T7">] </text:span><text:span text:style-name="T7">버튼을 누르면 객실 정보 수정 페이지로 이동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2;p102" draw:style-name="기본값_5f_4" draw:layer="layout" svg:width="16.768cm" svg:height="5.938cm" svg:x="2.432cm" svg:y="6.262cm">
          <table:table>
            <table:table-column table:style-name="co78"/>
            <table:table-column table:style-name="co79"/>
            <table:table-row table:style-name="ro65">
              <table:table-cell table:style-name="ce84">
                <text:p text:style-name="P43"><text:span text:style-name="T64"><text:s/></text:span><text:span text:style-name="T64">객실 번호</text:span></text:p>
              </table:table-cell>
              <table:table-cell table:style-name="ce85"/>
            </table:table-row>
            <table:table-row table:style-name="ro65">
              <table:table-cell table:style-name="ce84">
                <text:p text:style-name="P43"><text:span text:style-name="T64"><text:s/></text:span><text:span text:style-name="T64">객실 타입</text:span></text:p>
              </table:table-cell>
              <table:table-cell table:style-name="ce85"/>
            </table:table-row>
            <table:table-row table:style-name="ro66">
              <table:table-cell table:style-name="ce84">
                <text:p text:style-name="P43"><text:span text:style-name="T64"><text:s/></text:span><text:span text:style-name="T64">객실 안내</text:span></text:p>
              </table:table-cell>
              <table:table-cell table:style-name="ce85"/>
            </table:table-row>
            <table:table-row table:style-name="ro65">
              <table:table-cell table:style-name="ce84">
                <text:p text:style-name="P43"><text:span text:style-name="T64"><text:s/></text:span><text:span text:style-name="T64">침대 타입</text:span></text:p>
              </table:table-cell>
              <table:table-cell table:style-name="ce85"/>
            </table:table-row>
            <table:table-row table:style-name="ro65">
              <table:table-cell table:style-name="ce84">
                <text:p text:style-name="P43"><text:span text:style-name="T64"><text:s/></text:span><text:span text:style-name="T64">인원 수</text:span></text:p>
              </table:table-cell>
              <table:table-cell table:style-name="ce85"/>
            </table:table-row>
            <table:table-row table:style-name="ro67">
              <table:table-cell table:style-name="ce84">
                <text:p text:style-name="P43"><text:span text:style-name="T64"><text:s/></text:span><text:span text:style-name="T64">가격</text:span></text:p>
              </table:table-cell>
              <table:table-cell table:style-name="ce85"/>
            </table:table-row>
          </table:table>
          <draw:image xlink:href="Pictures/TablePreview59.svm" xlink:type="simple" xlink:show="embed" xlink:actuate="onLoad"/>
        </draw:frame>
        <draw:custom-shape draw:name="Google Shape;1213;p102" draw:style-name="gr690" draw:text-style-name="P22" draw:layer="layout" svg:width="11.6cm" svg:height="0.763cm" svg:x="5.553cm" svg:y="6.306cm">
          <text:p text:style-name="P6"><text:span text:style-name="T21">2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3;p102" draw:style-name="gr691" draw:text-style-name="P22" draw:layer="layout" svg:width="11.6cm" svg:height="1.278cm" svg:x="5.553cm" svg:y="8.15cm">
          <text:p text:style-name="P6"><text:span text:style-name="T68">트래블 하우스의 스탠다드 룸의 모던하고 심플한 인테리어와 최신 설비는 고객의 편안함과 비즈니스의 성공</text:span><text:span text:style-name="T68">, </text:span><text:span text:style-name="T68">그리고 레저의 감동을 동시에 만족시킵니다</text:span><text:span text:style-name="T68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4;p102" draw:style-name="gr690" draw:text-style-name="P22" draw:layer="layout" svg:width="11.6cm" svg:height="0.763cm" svg:x="5.553cm" svg:y="11.413cm">
          <text:p text:style-name="P6"><text:span text:style-name="T7">165,00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5;p102" draw:style-name="gr692" draw:text-style-name="P79" draw:layer="layout" svg:width="2.2cm" svg:height="0.763cm" svg:x="16.002cm" svg:y="14.037cm">
          <text:p text:style-name="P46"><text:span text:style-name="T64">객실 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102" draw:style-name="gr690" draw:text-style-name="P22" draw:layer="layout" svg:width="11.6cm" svg:height="0.763cm" svg:x="5.553cm" svg:y="9.614cm">
          <text:p text:style-name="P6"><text:span text:style-name="T21">더블</text:span><text:span text:style-name="T21">*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8;p102" draw:style-name="gr674" draw:text-style-name="P50" draw:layer="layout" svg:width="0.673cm" svg:height="0.673cm" svg:x="15.6cm" svg:y="13.636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0;p102" draw:style-name="gr692" draw:text-style-name="P79" draw:layer="layout" svg:width="2.2cm" svg:height="0.763cm" svg:x="2.517cm" svg:y="14.037cm">
          <text:p text:style-name="P46"><text:span text:style-name="T64">객실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102" draw:style-name="gr674" draw:text-style-name="P50" draw:layer="layout" svg:width="0.673cm" svg:height="0.673cm" svg:x="2.2cm" svg:y="13.636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2;p102" draw:style-name="gr675" draw:text-style-name="P20" draw:layer="layout" svg:width="5.799cm" svg:height="0.86cm" svg:x="2.215cm" svg:y="3.94cm">
          <text:p text:style-name="P6"><text:span text:style-name="T36">&gt; </text:span><text:span text:style-name="T36">객실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3;p102" draw:style-name="gr690" draw:text-style-name="P86" draw:layer="layout" svg:width="11.6cm" svg:height="0.763cm" svg:x="5.553cm" svg:y="7.206cm">
          <text:p text:style-name="P48"><text:span text:style-name="T21">스탠다드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3;p102" draw:style-name="gr690" draw:text-style-name="P22" draw:layer="layout" svg:width="11.6cm" svg:height="0.763cm" svg:x="5.554cm" svg:y="10.506cm">
          <text:p text:style-name="P6"><text:span text:style-name="T21">1~2</text:span><text:span text:style-name="T21">명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frame draw:name="Google Shape;1200;p37:notes" presentation:style-name="pr4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1;p37:notes" draw:style-name="gr16" draw:layer="layout" svg:width="13.999cm" svg:height="11.136cm" svg:x="3.5cm" svg:y="2.227cm" draw:page-number="44" presentation:class="page"/>
        </presentation:notes>
      </draw:page>
      <draw:page draw:name="page45" draw:style-name="dp1" draw:master-page-name="기본값_20_2">
        <office:forms form:automatic-focus="false" form:apply-design-mode="false"/>
        <draw:custom-shape draw:name="Google Shape;1141;p101" draw:style-name="gr693" draw:text-style-name="P10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1" draw:style-name="gr668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1" draw:style-name="gr694" draw:text-style-name="P8" draw:layer="layout" svg:width="3.05cm" svg:height="1.309cm" svg:x="0.2cm" svg:y="1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1" draw:style-name="gr677" draw:text-style-name="P20" draw:layer="layout" svg:width="5.92cm" svg:height="14.609cm" svg:x="21.866cm" svg:y="1.623cm">
          <text:p text:style-name="P6"><text:span text:style-name="T7">1. [</text:span><text:span text:style-name="T7">객실 수정</text:span><text:span text:style-name="T7">] </text:span><text:span text:style-name="T7">버튼을 눌러 수정을한다</text:span><text:span text:style-name="T7">.</text:span></text:p>
          <text:p text:style-name="P6"><text:span text:style-name="T7"/></text:p>
          <text:p text:style-name="P6"><text:span text:style-name="T7">2. [</text:span><text:span text:style-name="T7">객실 목록</text:span><text:span text:style-name="T7">] </text:span><text:span text:style-name="T7">버튼을 누르면 </text:span></text:p>
          <text:p text:style-name="P6"><text:span text:style-name="T7">객실 목록으로 이동한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2;p101" draw:style-name="gr678" draw:text-style-name="P66" draw:layer="layout" svg:width="8.615cm" svg:height="0.952cm" svg:x="7.385cm" svg:y="5.541cm">
          <text:p text:style-name="P48"><text:span text:style-name="T67">20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3;p101" draw:style-name="gr679" draw:text-style-name="P79" draw:layer="layout" svg:width="2.927cm" svg:height="0.763cm" svg:x="18.273cm" svg:y="14.037cm">
          <text:p text:style-name="P46"><text:span text:style-name="T64">객실 <text:s/>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3;p101" draw:style-name="gr674" draw:text-style-name="P50" draw:layer="layout" svg:width="0.673cm" svg:height="0.673cm" svg:x="18cm" svg:y="13.673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4;p101" draw:style-name="gr695" draw:text-style-name="P79" draw:layer="layout" svg:width="3.264cm" svg:height="0.763cm" svg:x="1.936cm" svg:y="13.937cm">
          <text:p text:style-name="P46"><text:span text:style-name="T64">객실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95;p101">
          <draw:custom-shape draw:name="Google Shape;1196;p101" draw:style-name="gr696" draw:text-style-name="P87" draw:layer="layout" svg:width="0.692cm" svg:height="0.591cm" svg:x="1.595cm" svg:y="13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97;p101" draw:style-name="gr697" draw:text-style-name="P20" draw:layer="layout" svg:width="0.914cm" svg:height="0.554cm" svg:x="1.501cm" svg:y="13.623cm">
            <text:p text:style-name="P6"><text:span text:style-name="T6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52;p101" draw:style-name="gr681" draw:text-style-name="P66" draw:layer="layout" svg:width="8.615cm" svg:height="0.951cm" svg:x="7.385cm" svg:y="6.788cm">
          <text:p text:style-name="P48"><text:span text:style-name="T67">스탠다드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8;p51" draw:style-name="gr682" draw:text-style-name="P4" draw:layer="layout" svg:width="0.483cm" svg:height="0.603cm" svg:x="7.325cm" svg:y="8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9;p74" draw:style-name="gr683" draw:text-style-name="P49" draw:layer="layout" svg:width="1.833cm" svg:height="0.852cm" svg:x="8.152cm" svg:y="8.219cm">
          <text:p text:style-name="P48"><text:span text:style-name="T30">운영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51" draw:style-name="gr682" draw:text-style-name="P4" draw:layer="layout" svg:width="0.483cm" svg:height="0.603cm" svg:x="9.917cm" svg:y="8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9;p74" draw:style-name="gr683" draw:text-style-name="P49" draw:layer="layout" svg:width="1.833cm" svg:height="0.852cm" svg:x="10.744cm" svg:y="8.219cm">
          <text:p text:style-name="P48"><text:span text:style-name="T30">비운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5" draw:text-style-name="P49" draw:layer="layout" svg:width="2.2cm" svg:height="0.852cm" svg:x="4.9cm" svg:y="6.805cm">
          <text:p text:style-name="P48"><text:span text:style-name="T30">객실 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1" draw:style-name="gr686" draw:text-style-name="P79" draw:layer="layout" svg:width="2.2cm" svg:height="0.831cm" svg:x="16.2cm" svg:y="5.662cm">
          <text:p text:style-name="P46"><text:span text:style-name="T64">중복 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8" draw:text-style-name="P49" draw:layer="layout" svg:width="2.033cm" svg:height="0.852cm" svg:x="4.867cm" svg:y="8.248cm">
          <text:p text:style-name="P48"><text:span text:style-name="T30">객실 상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86" draw:style-name="gr689" draw:text-style-name="P17" draw:layer="layout" svg:width="0.299cm" svg:height="0.199cm" svg:x="15.2cm" svg:y="7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689" draw:text-style-name="P17" draw:layer="layout" svg:width="0.299cm" svg:height="0.199cm" svg:x="15.462cm" svg:y="7.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4;p100" draw:style-name="gr675" draw:text-style-name="P20" draw:layer="layout" svg:width="5.799cm" svg:height="0.86cm" svg:x="1.2cm" svg:y="4.3cm">
          <text:p text:style-name="P6"><text:span text:style-name="T36">&gt; </text:span><text:span text:style-name="T36">객실 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9;p103" draw:style-name="gr669" draw:text-style-name="P22" draw:layer="layout" svg:width="21.758cm" svg:height="1.309cm" svg:x="0cm" svg:y="0.001cm">
          <text:p text:style-name="P6"><text:span text:style-name="T4"><text:s/></text:span><text:span text:style-name="T4">ADMIN.ROOM.04 – </text:span><text:span text:style-name="T4">객실수정 <text:s text:c="16"/></text:span><text:span text:style-name="T4">/admin/room/room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684" draw:text-style-name="P49" draw:layer="layout" svg:width="2.133cm" svg:height="0.852cm" svg:x="4.867cm" svg:y="5.648cm">
          <text:p text:style-name="P48"><text:span text:style-name="T30">객실 번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138;p36:notes" presentation:style-name="pr4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9;p36:notes" draw:style-name="gr16" draw:layer="layout" svg:width="13.999cm" svg:height="11.136cm" svg:x="3.5cm" svg:y="2.227cm" draw:page-number="45" presentation:class="page"/>
        </presentation:notes>
      </draw:page>
      <draw:page draw:name="page46" draw:style-name="dp1" draw:master-page-name="기본값_20_2">
        <office:forms form:automatic-focus="false" form:apply-design-mode="false"/>
        <draw:custom-shape draw:name="Google Shape;1111;p100" draw:style-name="gr698" draw:text-style-name="P51" draw:layer="layout" svg:width="2.952cm" svg:height="0.999cm" svg:x="17.647cm" svg:y="13.2cm">
          <text:p text:style-name="P46"><text:span text:style-name="T64">객실 타입 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2;p100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100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4;p100" draw:style-name="gr257" draw:text-style-name="P22" draw:layer="layout" svg:width="21.758cm" svg:height="1.309cm" svg:x="0cm" svg:y="0.001cm">
          <text:p text:style-name="P6"><text:span text:style-name="T4"><text:s/></text:span><text:span text:style-name="T4">ADMIN.ROOM.05 – </text:span><text:span text:style-name="T4">객실타입 목록 <text:s text:c="7"/></text:span><text:span text:style-name="T4">/admin/room/roomType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5;p100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0;p100" draw:style-name="gr280" draw:text-style-name="P20" draw:layer="layout" svg:width="5.92cm" svg:height="13.467cm" svg:x="21.866cm" svg:y="2.765cm">
          <text:p text:style-name="P6"><text:span text:style-name="T7">1.[</text:span><text:span text:style-name="T7">상세보기</text:span><text:span text:style-name="T7">] </text:span><text:span text:style-name="T7">버튼을 누르면 객실 상세페이지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객실 타입 등록</text:span><text:span text:style-name="T7">] </text:span><text:span text:style-name="T7">버튼을 누르면 객실 등록 페이지로 이동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1;p100" draw:style-name="standard" draw:layer="layout" svg:width="18.603cm" svg:height="4.908cm" svg:x="1.196cm" svg:y="6.778cm">
          <table:table>
            <table:table-column table:style-name="co80"/>
            <table:table-column table:style-name="co81"/>
            <table:table-row table:style-name="ro62" table:default-cell-style-name="ce80">
              <table:table-cell>
                <text:p text:style-name="P18"><text:span text:style-name="T11">객실타입</text:span></text:p>
              </table:table-cell>
              <table:table-cell/>
            </table:table-row>
            <table:table-row table:style-name="ro63">
              <table:table-cell table:style-name="ce82">
                <text:p text:style-name="P18"><text:span text:style-name="T7">스탠다드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>
              <table:table-cell table:style-name="ce82">
                <text:p text:style-name="P18"><text:span text:style-name="T7">디럭스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>
              <table:table-cell table:style-name="ce82">
                <text:p text:style-name="P18"><text:span text:style-name="T7">스위트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  <table:table-row table:style-name="ro63">
              <table:table-cell table:style-name="ce82">
                <text:p text:style-name="P18"><text:span text:style-name="T7">로열패밀리</text:span></text:p>
              </table:table-cell>
              <table:table-cell table:style-name="ce83">
                <text:p text:style-name="P85"><text:span text:style-name="T7">상세보기</text:span></text:p>
              </table:table-cell>
            </table:table-row>
          </table:table>
          <draw:image xlink:href="Pictures/TablePreview60.svm" xlink:type="simple" xlink:show="embed" xlink:actuate="onLoad"/>
        </draw:frame>
        <draw:custom-shape draw:name="Google Shape;1122;p100" draw:style-name="gr466" draw:text-style-name="P56" draw:layer="layout" svg:width="0.804cm" svg:height="0.672cm" svg:x="9cm" svg:y="13.528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100" draw:style-name="gr467" draw:text-style-name="P20" draw:layer="layout" svg:width="0.804cm" svg:height="0.672cm" svg:x="9.798cm" svg:y="13.528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100" draw:style-name="gr467" draw:text-style-name="P20" draw:layer="layout" svg:width="0.804cm" svg:height="0.672cm" svg:x="10.608cm" svg:y="13.528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5;p100" draw:style-name="gr467" draw:text-style-name="P20" draw:layer="layout" svg:width="0.804cm" svg:height="0.672cm" svg:x="11.415cm" svg:y="13.528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6;p100" draw:style-name="gr467" draw:text-style-name="P20" draw:layer="layout" svg:width="0.804cm" svg:height="0.672cm" svg:x="12.224cm" svg:y="13.528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3;p100" draw:style-name="gr268" draw:text-style-name="P50" draw:layer="layout" svg:width="0.666cm" svg:height="0.673cm" svg:x="17.164cm" svg:y="12.926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4;p100" draw:style-name="gr699" draw:text-style-name="P20" draw:layer="layout" svg:width="5.799cm" svg:height="0.86cm" svg:x="1.2cm" svg:y="4.3cm">
          <text:p text:style-name="P6"><text:span text:style-name="T36">&gt; </text:span><text:span text:style-name="T36">객실타입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5;p100" draw:style-name="gr700" draw:text-style-name="P47" draw:layer="layout" svg:width="6.1cm" svg:height="0.977cm" svg:x="8.2cm" svg:y="2cm">
          <text:p text:style-name="P46"><text:span text:style-name="T2">객실타입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6;p100" draw:style-name="gr268" draw:text-style-name="P50" draw:layer="layout" svg:width="0.666cm" svg:height="0.673cm" svg:x="16.134cm" svg:y="7.627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Google Shape;1108;p35:notes" presentation:style-name="pr4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09;p35:notes" draw:style-name="gr16" draw:layer="layout" svg:width="13.999cm" svg:height="11.136cm" svg:x="3.5cm" svg:y="2.227cm" draw:page-number="46" presentation:class="page"/>
        </presentation:notes>
      </draw:page>
      <draw:page draw:name="page47" draw:style-name="dp1" draw:master-page-name="기본값_20_2">
        <office:forms form:automatic-focus="false" form:apply-design-mode="false"/>
        <draw:custom-shape draw:name="Google Shape;1141;p101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1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101" draw:style-name="gr257" draw:text-style-name="P22" draw:layer="layout" svg:width="21.758cm" svg:height="1.309cm" svg:x="0cm" svg:y="0.001cm">
          <text:p text:style-name="P6"><text:span text:style-name="T4"><text:s/></text:span><text:span text:style-name="T4">ADMIN.ROOM.06 – </text:span><text:span text:style-name="T4">객실타입 추가</text:span><text:span text:style-name="T4"><text:tab/></text:span><text:span text:style-name="T4"> <text:s text:c="4"/></text:span><text:span text:style-name="T4">/admin/room/roomType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1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1" draw:style-name="gr701" draw:text-style-name="P20" draw:layer="layout" svg:width="5.92cm" svg:height="14.609cm" svg:x="21.866cm" svg:y="1.623cm">
          <text:p text:style-name="P6"><text:span text:style-name="T7">1. [</text:span><text:span text:style-name="T7">파일 선택</text:span><text:span text:style-name="T7">] </text:span><text:span text:style-name="T7">버튼을 누르면 객실 사진을 등록 가능하다</text:span><text:span text:style-name="T7">.</text:span></text:p>
          <text:p text:style-name="P6"><text:span text:style-name="T7"/></text:p>
          <text:p text:style-name="P6"><text:span text:style-name="T7">2. </text:span><text:span text:style-name="T7">등록할 객실 명을 입력한다</text:span><text:span text:style-name="T7">.</text:span></text:p>
          <text:p text:style-name="P6"><text:span text:style-name="T7"/></text:p>
          <text:p text:style-name="P6"><text:span text:style-name="T7">3. [</text:span><text:span text:style-name="T7">중복 확인</text:span><text:span text:style-name="T7">] </text:span><text:span text:style-name="T7">버튼을 눌러 객실 명을 중복 확인한다</text:span><text:span text:style-name="T7">.</text:span></text:p>
          <text:p text:style-name="P6"><text:span text:style-name="T7"/></text:p>
          <text:p text:style-name="P6"><text:span text:style-name="T7">4. </text:span><text:span text:style-name="T7">객실 타입을 선택한다</text:span><text:span text:style-name="T7">.</text:span></text:p>
          <text:p text:style-name="P6"><text:span text:style-name="T7"/></text:p>
          <text:p text:style-name="P6"><text:span text:style-name="T7">5. </text:span><text:span text:style-name="T7">객실 안내를 입력한다</text:span><text:span text:style-name="T7">.</text:span></text:p>
          <text:p text:style-name="P6"><text:span text:style-name="T7"/></text:p>
          <text:p text:style-name="P6"><text:span text:style-name="T7">6. </text:span><text:span text:style-name="T7">침대 타입을 입력한다</text:span><text:span text:style-name="T7">.</text:span></text:p>
          <text:p text:style-name="P6"><text:span text:style-name="T7"/></text:p>
          <text:p text:style-name="P6"><text:span text:style-name="T7">7. </text:span><text:span text:style-name="T7">객실의 수용 가능한 인원 수를 선택한다</text:span><text:span text:style-name="T7">.</text:span></text:p>
          <text:p text:style-name="P6"><text:span text:style-name="T7"/></text:p>
          <text:p text:style-name="P6"><text:span text:style-name="T7">8. </text:span><text:span text:style-name="T7">가격을 입력한다</text:span><text:span text:style-name="T7">.</text:span></text:p>
          <text:p text:style-name="P6"><text:span text:style-name="T7"/></text:p>
          <text:p text:style-name="P6"><text:span text:style-name="T7">9. [</text:span><text:span text:style-name="T7">객실타입등록</text:span><text:span text:style-name="T7">] </text:span><text:span text:style-name="T7">버튼을 누르면 </text:span><text:span text:style-name="T7">alert </text:span><text:span text:style-name="T7">창을 띄운다</text:span></text:p>
          <text:p text:style-name="P6"><text:span text:style-name="T7"/></text:p>
          <text:p text:style-name="P6"><text:span text:style-name="T7">10. [</text:span><text:span text:style-name="T7">객실타입 목록</text:span><text:span text:style-name="T7">]</text:span><text:span text:style-name="T7">버튼을 누르면 객실 타입 목록페이지로 이동한다</text:span><text:span text:style-name="T7">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46;p101">
          <draw:custom-shape draw:name="Google Shape;1147;p101" draw:style-name="gr702" draw:text-style-name="P21" draw:layer="layout" svg:width="5.81cm" svg:height="3.4cm" svg:x="1.59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7;p101" draw:style-name="gr703" draw:text-style-name="P21" draw:layer="layout" svg:width="6.2cm" svg:height="3.4cm" svg:x="8.2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7;p101" draw:style-name="gr703" draw:text-style-name="P21" draw:layer="layout" svg:width="6.2cm" svg:height="3.4cm" svg:x="15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9;p74" draw:style-name="gr594" draw:text-style-name="P49" draw:layer="layout" svg:width="3.633cm" svg:height="0.683cm" svg:x="1.8cm" svg:y="1.6cm">
            <text:p text:style-name="P48"><text:span text:style-name="T30">객실 타입 등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51;p101" draw:style-name="standard" draw:layer="layout" svg:width="16.768cm" svg:height="5.878cm" svg:x="2.479cm" svg:y="8.234cm">
          <table:table>
            <table:table-column table:style-name="co78"/>
            <table:table-column table:style-name="co79"/>
            <table:table-row table:style-name="ro68">
              <table:table-cell table:style-name="ce84">
                <text:p text:style-name="P18"><text:span text:style-name="T64">객실타입</text:span></text:p>
              </table:table-cell>
              <table:table-cell table:style-name="ce86"/>
            </table:table-row>
            <table:table-row table:style-name="ro68">
              <table:table-cell table:style-name="ce84">
                <text:p text:style-name="P18"><text:span text:style-name="T64">객실 안내</text:span></text:p>
              </table:table-cell>
              <table:table-cell table:style-name="ce86"/>
            </table:table-row>
            <table:table-row table:style-name="ro69">
              <table:table-cell table:style-name="ce84"/>
              <table:table-cell table:style-name="ce86"/>
            </table:table-row>
            <table:table-row table:style-name="ro68">
              <table:table-cell table:style-name="ce84">
                <text:p text:style-name="P18"><text:span text:style-name="T64">침대 타입</text:span></text:p>
              </table:table-cell>
              <table:table-cell table:style-name="ce86"/>
            </table:table-row>
            <table:table-row table:style-name="ro68">
              <table:table-cell table:style-name="ce84">
                <text:p text:style-name="P18"><text:span text:style-name="T64">인원 수</text:span></text:p>
              </table:table-cell>
              <table:table-cell table:style-name="ce86"/>
            </table:table-row>
            <table:table-row table:style-name="ro70">
              <table:table-cell table:style-name="ce84">
                <text:p text:style-name="P18"><text:span text:style-name="T64">가격</text:span></text:p>
              </table:table-cell>
              <table:table-cell table:style-name="ce86"/>
            </table:table-row>
          </table:table>
          <draw:image xlink:href="Pictures/TablePreview61.svm" xlink:type="simple" xlink:show="embed" xlink:actuate="onLoad"/>
        </draw:frame>
        <draw:custom-shape draw:name="Google Shape;1152;p101" draw:style-name="gr704" draw:text-style-name="P66" draw:layer="layout" svg:width="8.615cm" svg:height="0.763cm" svg:x="7.003cm" svg:y="8.178cm">
          <text:p text:style-name="P48"><text:span text:style-name="T67">객실 타입 명을 한글로만 입력해주세요</text:span><text:span text:style-name="T67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3;p101" draw:style-name="gr593" draw:text-style-name="P79" draw:layer="layout" svg:width="2.2cm" svg:height="0.763cm" svg:x="15.835cm" svg:y="8.178cm">
          <text:p text:style-name="P46"><text:span text:style-name="T64">중복 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2;p101" draw:style-name="gr705" draw:text-style-name="P66" draw:layer="layout" svg:width="10.998cm" svg:height="1.6cm" svg:x="7.002cm" svg:y="9.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2;p101" draw:style-name="gr706" draw:text-style-name="P66" draw:layer="layout" svg:width="10.997cm" svg:height="0.763cm" svg:x="7.003cm" svg:y="12.91cm">
          <text:p text:style-name="P48"><text:span text:style-name="T67">(</text:span><text:span text:style-name="T67">원</text:span><text:span text:style-name="T67">)</text:span><text:span text:style-name="T67">을 제외한 숫자만 입력해주세요</text:span><text:span text:style-name="T67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3;p101" draw:style-name="gr707" draw:text-style-name="P79" draw:layer="layout" svg:width="2.927cm" svg:height="0.763cm" svg:x="18.273cm" svg:y="14.037cm">
          <text:p text:style-name="P46"><text:span text:style-name="T64">객실 타입 등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4;p101" draw:style-name="gr706" draw:text-style-name="P66" draw:layer="layout" svg:width="10.997cm" svg:height="0.763cm" svg:x="7.003cm" svg:y="11.086cm">
          <text:p text:style-name="P48"><text:span text:style-name="T67">침대타입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6;p101" draw:style-name="gr268" draw:text-style-name="P50" draw:layer="layout" svg:width="0.673cm" svg:height="0.673cm" svg:x="6.6cm" svg:y="7.8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8;p101" draw:style-name="gr268" draw:text-style-name="P50" draw:layer="layout" svg:width="0.673cm" svg:height="0.673cm" svg:x="6.6cm" svg:y="9.127cm">
          <text:p text:style-name="P2"><text:span text:style-name="T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9;p101" draw:style-name="gr268" draw:text-style-name="P50" draw:layer="layout" svg:width="0.673cm" svg:height="0.673cm" svg:x="6.6cm" svg:y="10.8cm">
          <text:p text:style-name="P2"><text:span text:style-name="T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1;p101" draw:style-name="gr268" draw:text-style-name="P50" draw:layer="layout" svg:width="0.673cm" svg:height="0.673cm" svg:x="6.4cm" svg:y="12.8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2;p101" draw:style-name="gr268" draw:text-style-name="P50" draw:layer="layout" svg:width="0.673cm" svg:height="0.673cm" svg:x="15.457cm" svg:y="7.948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101" draw:style-name="gr268" draw:text-style-name="P50" draw:layer="layout" svg:width="0.673cm" svg:height="0.673cm" svg:x="18cm" svg:y="13.673cm">
          <text:p text:style-name="P2"><text:span text:style-name="T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84;p101" draw:style-name="standard" draw:layer="layout" svg:width="4.798cm" svg:height="1.531cm" svg:x="11.8cm" svg:y="14cm">
          <table:table>
            <table:table-column table:style-name="co82"/>
            <table:table-row table:style-name="ro71">
              <table:table-cell table:style-name="ce12">
                <text:p text:style-name="P18"><text:span text:style-name="T7"/></text:p>
                <text:p text:style-name="P18"><text:span text:style-name="T7">객실 타입이 등록되었습니다</text:span><text:span text:style-name="T7">.</text:span></text:p>
              </table:table-cell>
            </table:table-row>
          </table:table>
          <draw:image xlink:href="Pictures/TablePreview62.svm" xlink:type="simple" xlink:show="embed" xlink:actuate="onLoad"/>
        </draw:frame>
        <draw:custom-shape draw:name="Google Shape;1194;p101" draw:style-name="gr708" draw:text-style-name="P79" draw:layer="layout" svg:width="3.177cm" svg:height="0.763cm" svg:x="2.023cm" svg:y="14.437cm">
          <text:p text:style-name="P46"><text:span text:style-name="T64">객실 타입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95;p101">
          <draw:custom-shape draw:name="Google Shape;1196;p101" draw:style-name="gr709" draw:text-style-name="P87" draw:layer="layout" svg:width="0.673cm" svg:height="0.591cm" svg:x="1.692cm" svg:y="14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97;p101" draw:style-name="gr710" draw:text-style-name="P20" draw:layer="layout" svg:width="0.89cm" svg:height="0.554cm" svg:x="1.6cm" svg:y="14.123cm">
            <text:p text:style-name="P6"><text:span text:style-name="T69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53;p101" draw:style-name="gr593" draw:text-style-name="P79" draw:layer="layout" svg:width="2.2cm" svg:height="0.763cm" svg:x="1.6cm" svg:y="6.4cm">
          <text:p text:style-name="P46"><text:span text:style-name="T64">파일 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594" draw:text-style-name="P49" draw:layer="layout" svg:width="3.633cm" svg:height="0.683cm" svg:x="3.967cm" svg:y="6.4cm">
          <text:p text:style-name="P48"><text:span text:style-name="T30">선택된 파일 없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1" draw:style-name="gr593" draw:text-style-name="P79" draw:layer="layout" svg:width="2.2cm" svg:height="0.763cm" svg:x="8.291cm" svg:y="6.4cm">
          <text:p text:style-name="P46"><text:span text:style-name="T64">파일 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594" draw:text-style-name="P49" draw:layer="layout" svg:width="3.633cm" svg:height="0.683cm" svg:x="10.658cm" svg:y="6.4cm">
          <text:p text:style-name="P48"><text:span text:style-name="T30">선택된 파일 없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1" draw:style-name="gr593" draw:text-style-name="P79" draw:layer="layout" svg:width="2.2cm" svg:height="0.763cm" svg:x="14.991cm" svg:y="6.4cm">
          <text:p text:style-name="P46"><text:span text:style-name="T64">파일 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4" draw:style-name="gr594" draw:text-style-name="P49" draw:layer="layout" svg:width="3.633cm" svg:height="0.683cm" svg:x="17.358cm" svg:y="6.4cm">
          <text:p text:style-name="P48"><text:span text:style-name="T30">선택된 파일 없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4;p101" draw:style-name="gr711" draw:text-style-name="P66" draw:layer="layout" svg:width="10.996cm" svg:height="0.763cm" svg:x="7.004cm" svg:y="11.986cm">
          <text:p text:style-name="P48"><text:span text:style-name="T67">1~2</text:span><text:span text:style-name="T67">명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4;p16" draw:style-name="gr712" draw:text-style-name="P17" draw:layer="layout" svg:width="1.834cm" svg:height="0.4cm" svg:x="16.6cm" svg:y="1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175;p101" draw:style-name="gr595" draw:text-style-name="P50" draw:layer="layout" svg:width="0.839cm" svg:height="0.837cm" svg:x="1.161cm" svg:y="5.963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0;p101" draw:style-name="gr268" draw:text-style-name="P50" draw:layer="layout" svg:width="0.673cm" svg:height="0.673cm" svg:x="6.527cm" svg:y="11.849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0;p86" draw:style-name="gr379" draw:text-style-name="P17" draw:layer="layout" svg:width="0.299cm" svg:height="0.199cm" svg:x="17.2cm" svg:y="11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17.462cm" svg:y="11.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0;p86" draw:style-name="gr379" draw:text-style-name="P17" draw:layer="layout" svg:width="0.299cm" svg:height="0.199cm" svg:x="17.2cm" svg:y="12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86" draw:style-name="gr379" draw:text-style-name="P17" draw:layer="layout" svg:width="0.299cm" svg:height="0.199cm" svg:x="17.462cm" svg:y="12.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frame draw:name="Google Shape;1138;p36:notes" presentation:style-name="pr4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9;p36:notes" draw:style-name="gr16" draw:layer="layout" svg:width="13.999cm" svg:height="11.136cm" svg:x="3.5cm" svg:y="2.227cm" draw:page-number="47" presentation:class="page"/>
        </presentation:notes>
      </draw:page>
      <draw:page draw:name="page48" draw:style-name="dp1" draw:master-page-name="기본값_20_2">
        <office:forms form:automatic-focus="false" form:apply-design-mode="false"/>
        <draw:custom-shape draw:name="Google Shape;1141;p101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1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101" draw:style-name="gr257" draw:text-style-name="P22" draw:layer="layout" svg:width="21.758cm" svg:height="1.309cm" svg:x="0cm" svg:y="0.001cm">
          <text:p text:style-name="P6"><text:span text:style-name="T4"><text:s/></text:span><text:span text:style-name="T4">ADMIN.ROOM.07 – </text:span><text:span text:style-name="T4">객실타입 정보 <text:s/></text:span><text:span text:style-name="T4">/admin/room/roomType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1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1" draw:style-name="gr701" draw:text-style-name="P20" draw:layer="layout" svg:width="5.92cm" svg:height="14.609cm" svg:x="21.866cm" svg:y="1.623cm">
          <text:p text:style-name="P6"><text:span text:style-name="T7">1. [</text:span><text:span text:style-name="T7">객실 타입 목록</text:span><text:span text:style-name="T7">] </text:span><text:span text:style-name="T7">버튼을 누르면 객실 타입 목록 페이지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객실 타입 수정</text:span><text:span text:style-name="T7">] </text:span><text:span text:style-name="T7">버튼을 누르면 객실타입 <text:s/>수정 페이지로 이동한다</text:span><text:span text:style-name="T7">.</text:span></text:p>
          <text:p text:style-name="P6"><text:span text:style-name="T7"/></text:p>
          <text:p text:style-name="P6"><text:span text:style-name="T7">3. [</text:span><text:span text:style-name="T7">객실 타입 삭제</text:span><text:span text:style-name="T7">] </text:span><text:span text:style-name="T7">버튼을 누르면 </text:span><text:span text:style-name="T7">alert</text:span><text:span text:style-name="T7">창이 뜨고 삭제한다</text:span><text:span text:style-name="T7">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46;p101">
          <draw:custom-shape draw:name="Google Shape;1147;p101" draw:style-name="gr702" draw:text-style-name="P21" draw:layer="layout" svg:width="5.81cm" svg:height="3.4cm" svg:x="1.59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7;p101" draw:style-name="gr703" draw:text-style-name="P21" draw:layer="layout" svg:width="6.2cm" svg:height="3.4cm" svg:x="8.2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7;p101" draw:style-name="gr703" draw:text-style-name="P21" draw:layer="layout" svg:width="6.2cm" svg:height="3.4cm" svg:x="15cm" svg:y="2.6cm">
            <text:p text:style-name="P2"><text:span text:style-name="T11">룸 이미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9;p74" draw:style-name="gr594" draw:text-style-name="P49" draw:layer="layout" svg:width="3.633cm" svg:height="0.683cm" svg:x="1.8cm" svg:y="1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12;p102" draw:style-name="standard" draw:layer="layout" svg:width="2.912cm" svg:height="5.033cm" svg:x="2.487cm" svg:y="8.243cm">
          <table:table>
            <table:table-column table:style-name="co83"/>
            <table:table-row table:style-name="ro65">
              <table:table-cell table:style-name="ce84">
                <text:p text:style-name="P43"><text:span text:style-name="T64"><text:s/></text:span><text:span text:style-name="T64">객실 타입</text:span></text:p>
              </table:table-cell>
            </table:table-row>
            <table:table-row table:style-name="ro66">
              <table:table-cell table:style-name="ce84">
                <text:p text:style-name="P43"><text:span text:style-name="T64"><text:s/></text:span><text:span text:style-name="T64">객실 안내</text:span></text:p>
              </table:table-cell>
            </table:table-row>
            <table:table-row table:style-name="ro65">
              <table:table-cell table:style-name="ce84">
                <text:p text:style-name="P43"><text:span text:style-name="T64"><text:s/></text:span><text:span text:style-name="T64">침대 타입</text:span></text:p>
              </table:table-cell>
            </table:table-row>
            <table:table-row table:style-name="ro65">
              <table:table-cell table:style-name="ce84">
                <text:p text:style-name="P43"><text:span text:style-name="T64"><text:s/></text:span><text:span text:style-name="T64">인원 수</text:span></text:p>
              </table:table-cell>
            </table:table-row>
            <table:table-row table:style-name="ro67">
              <table:table-cell table:style-name="ce84">
                <text:p text:style-name="P43"><text:span text:style-name="T64"><text:s/></text:span><text:span text:style-name="T64">가격</text:span></text:p>
              </table:table-cell>
            </table:table-row>
          </table:table>
          <draw:image xlink:href="Pictures/TablePreview63.svm" xlink:type="simple" xlink:show="embed" xlink:actuate="onLoad"/>
        </draw:frame>
        <draw:custom-shape draw:name="Google Shape;1223;p102" draw:style-name="gr713" draw:text-style-name="P22" draw:layer="layout" svg:width="11.6cm" svg:height="1.278cm" svg:x="5.508cm" svg:y="9.031cm">
          <text:p text:style-name="P6"><text:span text:style-name="T68">트래블 하우스의 스탠다드 룸의 모던하고 심플한 인테리어와 최신 설비는 고객의 편안함과 비즈니스의 성공</text:span><text:span text:style-name="T68">, </text:span><text:span text:style-name="T68">그리고 레저의 감동을 동시에 만족시킵니다</text:span><text:span text:style-name="T68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4;p102" draw:style-name="gr714" draw:text-style-name="P22" draw:layer="layout" svg:width="11.6cm" svg:height="0.763cm" svg:x="5.508cm" svg:y="12.294cm">
          <text:p text:style-name="P6"><text:span text:style-name="T7">165,00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5;p102" draw:style-name="gr715" draw:text-style-name="P79" draw:layer="layout" svg:width="2.868cm" svg:height="0.763cm" svg:x="14cm" svg:y="14.655cm">
          <text:p text:style-name="P46"><text:span text:style-name="T64">객실 타입 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6;p102" draw:style-name="gr716" draw:text-style-name="P79" draw:layer="layout" svg:width="3.109cm" svg:height="0.763cm" svg:x="17.291cm" svg:y="14.655cm">
          <text:p text:style-name="P46"><text:span text:style-name="T64">객실 타입 삭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102" draw:style-name="gr714" draw:text-style-name="P22" draw:layer="layout" svg:width="11.6cm" svg:height="0.763cm" svg:x="5.508cm" svg:y="10.495cm">
          <text:p text:style-name="P6"><text:span text:style-name="T21">더블</text:span><text:span text:style-name="T21">*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8;p102" draw:style-name="gr268" draw:text-style-name="P50" draw:layer="layout" svg:width="0.673cm" svg:height="0.673cm" svg:x="13.654cm" svg:y="14.327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9;p102" draw:style-name="gr268" draw:text-style-name="P50" draw:layer="layout" svg:width="0.673cm" svg:height="0.673cm" svg:x="16.927cm" svg:y="14.2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0;p102" draw:style-name="gr717" draw:text-style-name="P79" draw:layer="layout" svg:width="2.99cm" svg:height="0.763cm" svg:x="2.41cm" svg:y="14.655cm">
          <text:p text:style-name="P46"><text:span text:style-name="T64">객실 타입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102" draw:style-name="gr268" draw:text-style-name="P50" draw:layer="layout" svg:width="0.673cm" svg:height="0.673cm" svg:x="2.093cm" svg:y="14.254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2;p102" draw:style-name="gr699" draw:text-style-name="P20" draw:layer="layout" svg:width="5.799cm" svg:height="0.86cm" svg:x="2.208cm" svg:y="6.682cm">
          <text:p text:style-name="P6"><text:span text:style-name="T36">&gt; </text:span><text:span text:style-name="T36">객실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3;p102" draw:style-name="gr714" draw:text-style-name="P86" draw:layer="layout" svg:width="11.6cm" svg:height="0.763cm" svg:x="5.508cm" svg:y="8.087cm">
          <text:p text:style-name="P48"><text:span text:style-name="T21">스탠다드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3;p102" draw:style-name="gr714" draw:text-style-name="P22" draw:layer="layout" svg:width="11.6cm" svg:height="0.763cm" svg:x="5.509cm" svg:y="11.387cm">
          <text:p text:style-name="P6"><text:span text:style-name="T21">1~2</text:span><text:span text:style-name="T21">명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4;p101" draw:style-name="standard" draw:layer="layout" svg:width="4.798cm" svg:height="1.531cm" svg:x="16.79cm" svg:y="11.257cm">
          <table:table>
            <table:table-column table:style-name="co82"/>
            <table:table-row table:style-name="ro71">
              <table:table-cell table:style-name="ce12">
                <text:p text:style-name="P18"><text:span text:style-name="T7"/></text:p>
                <text:p text:style-name="P18"><text:span text:style-name="T7">객실 타입이 삭제되었습니다</text:span><text:span text:style-name="T7">.</text:span></text:p>
              </table:table-cell>
            </table:table-row>
          </table:table>
          <draw:image xlink:href="Pictures/TablePreview64.svm" xlink:type="simple" xlink:show="embed" xlink:actuate="onLoad"/>
        </draw:frame>
        <draw:custom-shape draw:name="Google Shape;134;p16" draw:style-name="gr718" draw:text-style-name="P17" draw:layer="layout" svg:width="0.4cm" svg:height="1.867cm" svg:x="19.4cm" svg:y="12.7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Google Shape;1138;p36:notes" presentation:style-name="pr48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9;p36:notes" draw:style-name="gr16" draw:layer="layout" svg:width="13.999cm" svg:height="11.136cm" svg:x="3.5cm" svg:y="2.227cm" draw:page-number="48" presentation:class="page"/>
        </presentation:notes>
      </draw:page>
      <draw:page draw:name="page49" draw:style-name="dp1" draw:master-page-name="기본값_20_2">
        <office:forms form:automatic-focus="false" form:apply-design-mode="false"/>
        <draw:custom-shape draw:name="Google Shape;1141;p101_0" draw:style-name="gr255" draw:text-style-name="P4" draw:layer="layout" svg:width="6.238cm" svg:height="15.746cm" svg:x="21.7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1_1" draw:style-name="gr256" draw:text-style-name="P21" draw:layer="layout" svg:width="5.819cm" svg:height="0.991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101_1" draw:style-name="gr257" draw:text-style-name="P22" draw:layer="layout" svg:width="21.758cm" svg:height="1.309cm" svg:x="0cm" svg:y="0.001cm">
          <text:p text:style-name="P6"><text:span text:style-name="T4"><text:s/></text:span><text:span text:style-name="T4">ADMIN.ROOM.08 – </text:span><text:span text:style-name="T4">객실타입 수정 </text:span><text:span text:style-name="T4">/admin/room/roomType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1_1" draw:style-name="gr258" draw:text-style-name="P8" draw:layer="layout" svg:width="2.968cm" svg:height="1.309cm" svg:x="0.334cm" svg:y="14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1_1" draw:style-name="gr701" draw:text-style-name="P20" draw:layer="layout" svg:width="5.92cm" svg:height="14.609cm" svg:x="21.866cm" svg:y="1.623cm">
          <text:p text:style-name="P6"><text:span text:style-name="T7">1. [</text:span><text:span text:style-name="T7">객실 타입 목록</text:span><text:span text:style-name="T7">] </text:span><text:span text:style-name="T7">버튼을 누르면 객실 타입 목록 페이지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객실 타입 수정</text:span><text:span text:style-name="T7">] </text:span><text:span text:style-name="T7">버튼을 누르면 객실타입 <text:s/>수정 완료 </text:span><text:span text:style-name="T7">alert</text:span><text:span text:style-name="T7">창을 띄운다</text:span><text:span text:style-name="T7">.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2;p102_1" draw:style-name="standard" draw:layer="layout" svg:width="2.912cm" svg:height="5.033cm" svg:x="3.778cm" svg:y="5.161cm">
          <table:table>
            <table:table-column table:style-name="co83"/>
            <table:table-row table:style-name="ro65">
              <table:table-cell table:style-name="ce84">
                <text:p text:style-name="P43"><text:span text:style-name="T64"><text:s/></text:span><text:span text:style-name="T64">객실 타입</text:span></text:p>
              </table:table-cell>
            </table:table-row>
            <table:table-row table:style-name="ro66">
              <table:table-cell table:style-name="ce84">
                <text:p text:style-name="P43"><text:span text:style-name="T64"><text:s/></text:span><text:span text:style-name="T64">객실 안내</text:span></text:p>
              </table:table-cell>
            </table:table-row>
            <table:table-row table:style-name="ro65">
              <table:table-cell table:style-name="ce84">
                <text:p text:style-name="P43"><text:span text:style-name="T64"><text:s/></text:span><text:span text:style-name="T64">침대 타입</text:span></text:p>
              </table:table-cell>
            </table:table-row>
            <table:table-row table:style-name="ro65">
              <table:table-cell table:style-name="ce84">
                <text:p text:style-name="P43"><text:span text:style-name="T64"><text:s/></text:span><text:span text:style-name="T64">인원 수</text:span></text:p>
              </table:table-cell>
            </table:table-row>
            <table:table-row table:style-name="ro67">
              <table:table-cell table:style-name="ce84">
                <text:p text:style-name="P43"><text:span text:style-name="T64"><text:s/></text:span><text:span text:style-name="T64">가격</text:span></text:p>
              </table:table-cell>
            </table:table-row>
          </table:table>
          <draw:image xlink:href="Pictures/TablePreview65.svm" xlink:type="simple" xlink:show="embed" xlink:actuate="onLoad"/>
        </draw:frame>
        <draw:custom-shape draw:name="Google Shape;1223;p102_1" draw:style-name="gr719" draw:text-style-name="P12" draw:layer="layout" svg:width="11.6cm" svg:height="1.278cm" svg:x="6.799cm" svg:y="5.949cm">
          <text:p text:style-name="P6"><text:span text:style-name="T68">트래블 하우스의 스탠다드 룸의 모던하고 심플한 인테리어와 최신 설비는 고객의 편안함과 비즈니스의 성공</text:span><text:span text:style-name="T68">, </text:span><text:span text:style-name="T68">그리고 레저의 감동을 동시에 만족시킵니다</text:span><text:span text:style-name="T68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4;p102_1" draw:style-name="gr720" draw:text-style-name="P12" draw:layer="layout" svg:width="11.6cm" svg:height="0.763cm" svg:x="6.799cm" svg:y="9.212cm">
          <text:p text:style-name="P6"><text:span text:style-name="T7">165,00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5;p102_1" draw:style-name="gr715" draw:text-style-name="P79" draw:layer="layout" svg:width="2.868cm" svg:height="0.763cm" svg:x="16.332cm" svg:y="13.237cm">
          <text:p text:style-name="P46"><text:span text:style-name="T64">객실 타입 수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102_1" draw:style-name="gr714" draw:text-style-name="P22" draw:layer="layout" svg:width="11.6cm" svg:height="0.763cm" svg:x="6.799cm" svg:y="7.413cm">
          <text:p text:style-name="P6"><text:span text:style-name="T21">더블</text:span><text:span text:style-name="T21">*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8;p102_1" draw:style-name="gr268" draw:text-style-name="P50" draw:layer="layout" svg:width="0.673cm" svg:height="0.673cm" svg:x="15.986cm" svg:y="12.909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0;p102_1" draw:style-name="gr717" draw:text-style-name="P79" draw:layer="layout" svg:width="2.99cm" svg:height="0.763cm" svg:x="2.61cm" svg:y="13.037cm">
          <text:p text:style-name="P46"><text:span text:style-name="T64">객실 타입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102_1" draw:style-name="gr268" draw:text-style-name="P50" draw:layer="layout" svg:width="0.673cm" svg:height="0.673cm" svg:x="2.293cm" svg:y="12.636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2;p102_1" draw:style-name="gr699" draw:text-style-name="P20" draw:layer="layout" svg:width="5.799cm" svg:height="0.86cm" svg:x="3.499cm" svg:y="3.6cm">
          <text:p text:style-name="P6"><text:span text:style-name="T36">&gt; </text:span><text:span text:style-name="T36">객실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3;p102_2" draw:style-name="gr714" draw:text-style-name="P86" draw:layer="layout" svg:width="11.6cm" svg:height="0.763cm" svg:x="6.799cm" svg:y="5.005cm">
          <text:p text:style-name="P48"><text:span text:style-name="T21">스탠다드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3;p102_3" draw:style-name="gr714" draw:text-style-name="P22" draw:layer="layout" svg:width="11.6cm" svg:height="0.763cm" svg:x="6.8cm" svg:y="8.305cm">
          <text:p text:style-name="P6"><text:span text:style-name="T21">1~2</text:span><text:span text:style-name="T21">명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4;p101" draw:style-name="standard" draw:layer="layout" svg:width="4.798cm" svg:height="1.531cm" svg:x="9.953cm" svg:y="12.784cm">
          <table:table>
            <table:table-column table:style-name="co82"/>
            <table:table-row table:style-name="ro71">
              <table:table-cell table:style-name="ce12">
                <text:p text:style-name="P18"><text:span text:style-name="T7"/></text:p>
                <text:p text:style-name="P18"><text:span text:style-name="T7">객실 타입이 수정되었습니다</text:span><text:span text:style-name="T7">.</text:span></text:p>
              </table:table-cell>
            </table:table-row>
          </table:table>
          <draw:image xlink:href="Pictures/TablePreview66.svm" xlink:type="simple" xlink:show="embed" xlink:actuate="onLoad"/>
        </draw:frame>
        <draw:custom-shape draw:name="Google Shape;134;p16" draw:style-name="gr721" draw:text-style-name="P17" draw:layer="layout" svg:width="1.581cm" svg:height="0.6cm" svg:x="14.744cm" svg:y="13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Google Shape;1138;p36:notes_0" presentation:style-name="pr49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9;p36:notes_1" draw:style-name="gr16" draw:layer="layout" svg:width="13.999cm" svg:height="11.136cm" svg:x="3.5cm" svg:y="2.227cm" draw:page-number="49" presentation:class="page"/>
        </presentation:notes>
      </draw:page>
      <draw:page draw:name="page50" draw:style-name="dp1" draw:master-page-name="기본값_20_4" presentation:presentation-page-layout-name="AL2T1">
        <office:forms form:automatic-focus="false" form:apply-design-mode="false"/>
        <draw:custom-shape draw:name="Google Shape;1291;p104" draw:style-name="gr722" draw:text-style-name="P10" draw:layer="layout" svg:width="6.196cm" svg:height="15.748cm" svg:x="21.8cm" svg:y="0.001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7">1. </text:span><text:span text:style-name="T7">고객들이 예약한 예약목록들을 <text:s text:c="5"/>보여준다</text:span><text:span text:style-name="T7">.</text:span></text:p>
          <text:p text:style-name="P6"><text:span text:style-name="T7"/></text:p>
          <text:p text:style-name="P6"><text:span text:style-name="T7">2. </text:span><text:span text:style-name="T7">고객의 성명을 클릭해서 해당 고객이 예약한 상세한 내용을 확인할 수 있다</text:span><text:span text:style-name="T7">.</text:span></text:p>
          <text:p text:style-name="P6"><text:span text:style-name="T7"/></text:p>
          <text:p text:style-name="P6"><text:span text:style-name="T7">3.[</text:span><text:span text:style-name="T7">이름 검색</text:span><text:span text:style-name="T7">]</text:span><text:span text:style-name="T7">고객의 이름을 입력하여 해당 고객의 예약에 대해서 검색이 가능하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2;p104" draw:style-name="gr6" draw:text-style-name="P8" draw:layer="layout" svg:width="5.924cm" svg:height="14.439cm" svg:x="21.871cm" svg:y="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3;p104" draw:style-name="gr4" draw:text-style-name="P5" draw:layer="layout" svg:width="5.824cm" svg:height="0.996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4;p104" draw:style-name="gr5" draw:text-style-name="P7" draw:layer="layout" svg:width="21.769cm" svg:height="1.314cm" svg:x="0cm" svg:y="0.001cm">
          <text:p text:style-name="P6"><text:span text:style-name="T4"><text:s/></text:span><text:span text:style-name="T4">ADMIN.RESERVATION.01 – </text:span><text:span text:style-name="T4">예약목록</text:span><text:span text:style-name="T4"><text:tab/></text:span><text:span text:style-name="T4"><text:tab/></text:span><text:span text:style-name="T4"> <text:s text:c="4"/></text:span><text:span text:style-name="T4">/reservation/res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5;p104" draw:style-name="gr723" draw:text-style-name="P78" draw:layer="layout" svg:width="0.996cm" svg:height="0.996cm" svg:x="0.9cm" svg:y="4.2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6;p104" draw:style-name="gr723" draw:text-style-name="P78" draw:layer="layout" svg:width="0.996cm" svg:height="0.996cm" svg:x="10.203cm" svg:y="5.8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97;p104" draw:style-name="standard" draw:layer="layout" svg:width="19.667cm" svg:height="6.37cm" svg:x="1.38cm" svg:y="5.442cm">
          <table:table>
            <table:table-column table:style-name="co84"/>
            <table:table-column table:style-name="co85"/>
            <table:table-column table:style-name="co86"/>
            <table:table-column table:style-name="co87"/>
            <table:table-column table:style-name="co88"/>
            <table:table-row table:style-name="ro72" table:default-cell-style-name="ce80">
              <table:table-cell>
                <text:p text:style-name="P18"><text:span text:style-name="T11">예약번호</text:span></text:p>
              </table:table-cell>
              <table:table-cell>
                <text:p text:style-name="P18"><text:span text:style-name="T11">객실번호</text:span></text:p>
              </table:table-cell>
              <table:table-cell>
                <text:p text:style-name="P18"><text:span text:style-name="T11">객실 타입</text:span></text:p>
              </table:table-cell>
              <table:table-cell>
                <text:p text:style-name="P18"><text:span text:style-name="T11">성명</text:span></text:p>
              </table:table-cell>
              <table:table-cell>
                <text:p text:style-name="P18"><text:span text:style-name="T11">예약일자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5</text:span></text:p>
              </table:table-cell>
              <table:table-cell>
                <text:p text:style-name="P18"><text:span text:style-name="T7">501</text:span></text:p>
              </table:table-cell>
              <table:table-cell>
                <text:p text:style-name="P18"><text:span text:style-name="T7">로열 패밀리</text:span></text:p>
              </table:table-cell>
              <table:table-cell>
                <text:p text:style-name="P18"><text:span text:style-name="T12">최한석</text:span></text:p>
              </table:table-cell>
              <table:table-cell>
                <text:p text:style-name="P18"><text:span text:style-name="T7">2020-07-19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4</text:span></text:p>
              </table:table-cell>
              <table:table-cell>
                <text:p text:style-name="P18"><text:span text:style-name="T7">401</text:span></text:p>
              </table:table-cell>
              <table:table-cell>
                <text:p text:style-name="P18"><text:span text:style-name="T7">디럭스</text:span></text:p>
              </table:table-cell>
              <table:table-cell>
                <text:p text:style-name="P18"><text:span text:style-name="T12">양승일</text:span></text:p>
              </table:table-cell>
              <table:table-cell>
                <text:p text:style-name="P18"><text:span text:style-name="T7">2020-07-20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3</text:span></text:p>
              </table:table-cell>
              <table:table-cell>
                <text:p text:style-name="P18"><text:span text:style-name="T7">301</text:span></text:p>
              </table:table-cell>
              <table:table-cell>
                <text:p text:style-name="P18"><text:span text:style-name="T7">스위트</text:span></text:p>
              </table:table-cell>
              <table:table-cell>
                <text:p text:style-name="P18"><text:span text:style-name="T12">한아름</text:span></text:p>
              </table:table-cell>
              <table:table-cell>
                <text:p text:style-name="P18"><text:span text:style-name="T7">2020-07-25</text:span></text:p>
              </table:table-cell>
            </table:table-row>
            <table:table-row table:style-name="ro63" table:default-cell-style-name="ce81">
              <table:table-cell>
                <text:p text:style-name="P18"><text:span text:style-name="T7">2</text:span></text:p>
              </table:table-cell>
              <table:table-cell>
                <text:p text:style-name="P18"><text:span text:style-name="T7">202</text:span></text:p>
              </table:table-cell>
              <table:table-cell>
                <text:p text:style-name="P18"><text:span text:style-name="T7">스탠다드</text:span></text:p>
              </table:table-cell>
              <table:table-cell>
                <text:p text:style-name="P18"><text:span text:style-name="T12">박민서</text:span></text:p>
              </table:table-cell>
              <table:table-cell>
                <text:p text:style-name="P18"><text:span text:style-name="T7">2020-07-29</text:span></text:p>
              </table:table-cell>
            </table:table-row>
            <table:table-row table:style-name="ro35" table:default-cell-style-name="ce81">
              <table:table-cell>
                <text:p text:style-name="P18"><text:span text:style-name="T7">1</text:span></text:p>
              </table:table-cell>
              <table:table-cell>
                <text:p text:style-name="P18"><text:span text:style-name="T7">201</text:span></text:p>
              </table:table-cell>
              <table:table-cell>
                <text:p text:style-name="P18"><text:span text:style-name="T7">스탠다드</text:span></text:p>
              </table:table-cell>
              <table:table-cell>
                <text:p text:style-name="P18"><text:span text:style-name="T12">이승민</text:span></text:p>
              </table:table-cell>
              <table:table-cell>
                <text:p text:style-name="P18"><text:span text:style-name="T7">2020-08-02</text:span></text:p>
              </table:table-cell>
            </table:table-row>
          </table:table>
          <draw:image xlink:href="Pictures/TablePreview67.svm" xlink:type="simple" xlink:show="embed" xlink:actuate="onLoad"/>
        </draw:frame>
        <draw:custom-shape draw:name="Google Shape;1298;p104" draw:style-name="gr723" draw:text-style-name="P78" draw:layer="layout" svg:width="0.996cm" svg:height="0.996cm" svg:x="10.202cm" svg:y="5.8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299;p104">
          <draw:custom-shape draw:name="Google Shape;1300;p104" draw:style-name="gr724" draw:text-style-name="P8" draw:layer="layout" svg:width="0.63cm" svg:height="0.91cm" svg:x="15.269cm" svg:y="4.0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1;p104" draw:style-name="gr725" draw:text-style-name="P5" draw:layer="layout" svg:width="6.167cm" svg:height="0.91cm" svg:x="9.039cm" svg:y="4.064cm">
            <text:p text:style-name="P6"><text:span text:style-name="T49">이름을 입력하세요</text:span><text:span text:style-name="T49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02;p104" draw:style-name="gr62" draw:text-style-name="P17" draw:layer="layout" svg:width="0.385cm" svg:height="0.439cm" svg:x="15.372cm" svg:y="4.313cm">
            <draw:image xlink:href="Pictures/1000020100000200000002000495779E5F0A6401.png" xlink:type="simple" xlink:show="embed" xlink:actuate="onLoad" loext:mime-type="image/png">
              <text:p/>
            </draw:image>
          </draw:frame>
        </draw:g>
        <draw:custom-shape draw:name="Google Shape;1303;p104" draw:style-name="gr8" draw:text-style-name="P9" draw:layer="layout" svg:width="0.673cm" svg:height="0.673cm" svg:x="8.701cm" svg:y="3.714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4;p104" draw:style-name="gr726" draw:text-style-name="P88" draw:layer="layout" svg:width="0.804cm" svg:height="0.672cm" svg:x="9.119cm" svg:y="13.2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5;p104" draw:style-name="gr727" draw:text-style-name="P5" draw:layer="layout" svg:width="0.804cm" svg:height="0.672cm" svg:x="9.917cm" svg:y="13.2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6;p104" draw:style-name="gr727" draw:text-style-name="P5" draw:layer="layout" svg:width="0.804cm" svg:height="0.672cm" svg:x="10.727cm" svg:y="13.2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7;p104" draw:style-name="gr727" draw:text-style-name="P5" draw:layer="layout" svg:width="0.804cm" svg:height="0.672cm" svg:x="11.534cm" svg:y="13.2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8;p104" draw:style-name="gr727" draw:text-style-name="P5" draw:layer="layout" svg:width="0.804cm" svg:height="0.672cm" svg:x="12.343cm" svg:y="13.2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9;p104" draw:style-name="gr4" draw:text-style-name="P5" draw:layer="layout" svg:width="4.43cm" svg:height="0.76cm" svg:x="1.869cm" svg:y="4.339cm">
          <text:p text:style-name="P6"><text:span text:style-name="T16">▶ </text:span><text:span text:style-name="T16">예약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0;p104" draw:style-name="gr4" draw:text-style-name="P5" draw:layer="layout" svg:width="4.194cm" svg:height="0.977cm" svg:x="9.1cm" svg:y="2.5cm">
          <text:p text:style-name="P2"><text:span text:style-name="T2">예약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8;p39:notes" presentation:style-name="pr50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89;p39:notes" draw:style-name="gr16" draw:layer="layout" svg:width="13.999cm" svg:height="11.136cm" svg:x="3.5cm" svg:y="2.227cm" draw:page-number="50" presentation:class="page"/>
        </presentation:notes>
      </draw:page>
      <draw:page draw:name="page51" draw:style-name="dp1" draw:master-page-name="기본값_20_2">
        <office:forms form:automatic-focus="false" form:apply-design-mode="false"/>
        <draw:custom-shape draw:name="Google Shape;1315;p105" draw:style-name="gr3" draw:text-style-name="P4" draw:layer="layout" svg:width="6.196cm" svg:height="15.748cm" svg:x="21.804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6;p105" draw:style-name="gr4" draw:text-style-name="P5" draw:layer="layout" svg:width="5.824cm" svg:height="0.996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7;p105" draw:style-name="gr5" draw:text-style-name="P7" draw:layer="layout" svg:width="21.769cm" svg:height="1.314cm" svg:x="0.001cm" svg:y="0.001cm">
          <text:p text:style-name="P6"><text:span text:style-name="T4"><text:s/></text:span><text:span text:style-name="T4">ADMIN.RESERVATION.02 – </text:span><text:span text:style-name="T4">예약정보</text:span><text:span text:style-name="T4"><text:tab/></text:span><text:span text:style-name="T4"><text:tab/></text:span><text:span text:style-name="T4"> <text:s text:c="4"/></text:span><text:span text:style-name="T4">/reservation/res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8;p105" draw:style-name="standard" draw:layer="layout" svg:width="8.707cm" svg:height="3.114cm" svg:x="7.007cm" svg:y="3.827cm">
          <table:table>
            <table:table-column table:style-name="co22"/>
            <table:table-column table:style-name="co89"/>
            <table:table-row table:style-name="ro9" table:default-cell-style-name="ce13">
              <table:table-cell>
                <text:p text:style-name="P43"><text:span text:style-name="T29">아이디</text:span></text:p>
              </table:table-cell>
              <table:table-cell>
                <text:p text:style-name="P43"><text:span text:style-name="T9"><text:s/></text:span><text:span text:style-name="T9">onesock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예약자 성명</text:span></text:p>
              </table:table-cell>
              <table:table-cell>
                <text:p text:style-name="P43"><text:span text:style-name="T9"><text:s/></text:span><text:span text:style-name="T9">최한석</text:span></text:p>
              </table:table-cell>
            </table:table-row>
            <table:table-row table:style-name="ro9" table:default-cell-style-name="ce13">
              <table:table-cell>
                <text:p text:style-name="P43"><text:span text:style-name="T29">이메일</text:span></text:p>
              </table:table-cell>
              <table:table-cell>
                <text:p text:style-name="P43"><text:span text:style-name="T9"><text:s/></text:span><text:span text:style-name="T9">onesock@gle.com</text:span></text:p>
              </table:table-cell>
            </table:table-row>
            <table:table-row table:style-name="ro73" table:default-cell-style-name="ce13">
              <table:table-cell>
                <text:p text:style-name="P43"><text:span text:style-name="T29">연락처</text:span></text:p>
              </table:table-cell>
              <table:table-cell>
                <text:p text:style-name="P43"><text:span text:style-name="T9"><text:s/></text:span><text:span text:style-name="T9">000-000-0025</text:span></text:p>
              </table:table-cell>
            </table:table-row>
          </table:table>
          <draw:image xlink:href="Pictures/TablePreview68.svm" xlink:type="simple" xlink:show="embed" xlink:actuate="onLoad"/>
        </draw:frame>
        <draw:custom-shape draw:name="Google Shape;1319;p105" draw:style-name="gr4" draw:text-style-name="P5" draw:layer="layout" svg:width="5.199cm" svg:height="0.936cm" svg:x="7.6cm" svg:y="2.8cm">
          <text:p text:style-name="P6"><text:span text:style-name="T36"><text:s/></text:span><text:span text:style-name="T36">- </text:span><text:span text:style-name="T36">예약자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0;p105" draw:style-name="gr4" draw:text-style-name="P5" draw:layer="layout" svg:width="5.199cm" svg:height="0.936cm" svg:x="7.7cm" svg:y="7.5cm">
          <text:p text:style-name="P6"><text:span text:style-name="T36"><text:s/></text:span><text:span text:style-name="T36">- </text:span><text:span text:style-name="T36">예약 상세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1;p105" draw:style-name="standard" draw:layer="layout" svg:width="8.696cm" svg:height="5.373cm" svg:x="7.015cm" svg:y="8.526cm">
          <table:table>
            <table:table-column table:style-name="co24"/>
            <table:table-column table:style-name="co25"/>
            <table:table-row table:style-name="ro11" table:default-cell-style-name="ce13">
              <table:table-cell>
                <text:p text:style-name="P43"><text:span text:style-name="T29">객실번호</text:span></text:p>
              </table:table-cell>
              <table:table-cell>
                <text:p text:style-name="P43"><text:span text:style-name="T9"><text:s/></text:span><text:span text:style-name="T9">501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객실종류</text:span></text:p>
              </table:table-cell>
              <table:table-cell>
                <text:p text:style-name="P43"><text:span text:style-name="T9"><text:s/></text:span><text:span text:style-name="T9">로열 패밀리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인</text:span></text:p>
              </table:table-cell>
              <table:table-cell>
                <text:p text:style-name="P43"><text:span text:style-name="T9"><text:s/></text:span><text:span text:style-name="T9">2020. 07. 19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체크아웃</text:span></text:p>
              </table:table-cell>
              <table:table-cell>
                <text:p text:style-name="P43"><text:span text:style-name="T9"><text:s/></text:span><text:span text:style-name="T9">2020. 07. 22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인원수</text:span></text:p>
              </table:table-cell>
              <table:table-cell>
                <text:p text:style-name="P43"><text:span text:style-name="T9"><text:s/></text:span><text:span text:style-name="T9">4</text:span><text:span text:style-name="T9">명</text:span></text:p>
              </table:table-cell>
            </table:table-row>
            <table:table-row table:style-name="ro11" table:default-cell-style-name="ce13">
              <table:table-cell>
                <text:p text:style-name="P43"><text:span text:style-name="T29">결제방식</text:span></text:p>
              </table:table-cell>
              <table:table-cell>
                <text:p text:style-name="P43"><text:span text:style-name="T9"><text:s/></text:span><text:span text:style-name="T9">신용카드</text:span></text:p>
              </table:table-cell>
            </table:table-row>
            <table:table-row table:style-name="ro74" table:default-cell-style-name="ce13">
              <table:table-cell>
                <text:p text:style-name="P43"><text:span text:style-name="T29">총 결제금액</text:span></text:p>
              </table:table-cell>
              <table:table-cell>
                <text:p text:style-name="P43"><text:span text:style-name="T9"><text:s/></text:span><text:span text:style-name="T9">165,000 </text:span><text:span text:style-name="T9">원</text:span></text:p>
              </table:table-cell>
            </table:table-row>
          </table:table>
          <draw:image xlink:href="Pictures/TablePreview69.svm" xlink:type="simple" xlink:show="embed" xlink:actuate="onLoad"/>
        </draw:frame>
        <draw:custom-shape draw:name="Google Shape;1322;p105" draw:style-name="gr728" draw:text-style-name="P17" draw:layer="layout" svg:width="20.8cm" svg:height="0.198cm" draw:transform="rotate (-3.14159265358979) translate (21.301cm 7.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3;p105" draw:style-name="gr4" draw:text-style-name="P5" draw:layer="layout" svg:width="5.924cm" svg:height="14.139cm" svg:x="21.871cm" svg:y="0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7">1. </text:span><text:span text:style-name="T7">고객에 대한 정보들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고객이 예약한 상세한 정보에 대해서 표시한다</text:span><text:span text:style-name="T7">.</text:span></text:p>
          <text:p text:style-name="P6"><text:span text:style-name="T7"/></text:p>
          <text:p text:style-name="P6"><text:span text:style-name="T7">3. </text:span><text:span text:style-name="T7">예약목록 화면으로 이동한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4;p105" draw:style-name="gr723" draw:text-style-name="P78" draw:layer="layout" svg:width="0.996cm" svg:height="0.996cm" svg:x="6.903cm" svg:y="7.364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5;p105" draw:style-name="gr723" draw:text-style-name="P78" draw:layer="layout" svg:width="0.996cm" svg:height="0.996cm" svg:x="6.8cm" svg:y="2.703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6;p105" draw:style-name="gr723" draw:text-style-name="P78" draw:layer="layout" svg:width="0.996cm" svg:height="0.996cm" svg:x="8.703cm" svg:y="14.2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7;p105" draw:style-name="gr9" draw:text-style-name="P10" draw:layer="layout" svg:width="3.799cm" svg:height="0.999cm" svg:x="9.9cm" svg:y="14.4cm">
          <text:p text:style-name="P2"><text:span text:style-name="T37">예약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8;p105" draw:style-name="gr4" draw:text-style-name="P5" draw:layer="layout" svg:width="4.194cm" svg:height="0.977cm" svg:x="9.3cm" svg:y="1.7cm">
          <text:p text:style-name="P2"><text:span text:style-name="T2">예약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2;p40:notes" presentation:style-name="pr51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3;p40:notes" draw:style-name="gr16" draw:layer="layout" svg:width="13.999cm" svg:height="11.136cm" svg:x="3.5cm" svg:y="2.227cm" draw:page-number="51" presentation:class="page"/>
        </presentation:notes>
      </draw:page>
      <draw:page draw:name="page52" draw:style-name="dp1" draw:master-page-name="기본값" presentation:presentation-page-layout-name="AL1T11">
        <office:forms form:automatic-focus="false" form:apply-design-mode="false"/>
        <draw:custom-shape draw:name="Google Shape;1333;p106" draw:style-name="gr722" draw:text-style-name="P10" draw:layer="layout" svg:width="6.195cm" svg:height="15.747cm" svg:x="21.8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고객들이 신청한 환불목록들을 <text:s text:c="5"/>보여준다</text:span><text:span text:style-name="T7">.</text:span></text:p>
          <text:p text:style-name="P6"><text:span text:style-name="T7"/></text:p>
          <text:p text:style-name="P6"><text:span text:style-name="T7">2. </text:span><text:span text:style-name="T7">환불정보를 클릭해서 해당 고객이 신청한 환불에 대한 상세한 내용을 확인할 수 있다</text:span><text:span text:style-name="T7">.</text:span></text:p>
          <text:p text:style-name="P6"><text:span text:style-name="T7"/></text:p>
          <text:p text:style-name="P6"><text:span text:style-name="T7">3..[</text:span><text:span text:style-name="T7">이름 검색</text:span><text:span text:style-name="T7">]</text:span><text:span text:style-name="T7">고객의 이름을 입력하여 해당 고객의 환불에 대해서 검색이 가능하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4;p106" draw:style-name="gr6" draw:text-style-name="P8" draw:layer="layout" svg:width="5.923cm" svg:height="14.438cm" svg:x="21.871cm" svg:y="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5;p106" draw:style-name="gr4" draw:text-style-name="P5" draw:layer="layout" svg:width="5.823cm" svg:height="0.995cm" svg:x="21.871cm" svg:y="0.317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6;p106" draw:style-name="gr5" draw:text-style-name="P7" draw:layer="layout" svg:width="21.768cm" svg:height="1.313cm" svg:x="0cm" svg:y="0.001cm">
          <text:p text:style-name="P6"><text:span text:style-name="T4"><text:s/></text:span><text:span text:style-name="T4">ADMIN.REFUND.01 – </text:span><text:span text:style-name="T4">환불목록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/refund/refund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7;p106" draw:style-name="gr723" draw:text-style-name="P78" draw:layer="layout" svg:width="0.995cm" svg:height="0.995cm" svg:x="0.477cm" svg:y="4.835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338;p106" draw:style-name="standard" draw:layer="layout" svg:width="20.019cm" svg:height="6.571cm" svg:x="1.38cm" svg:y="5.442cm">
          <table:table>
            <table:table-column table:style-name="co90"/>
            <table:table-column table:style-name="co91"/>
            <table:table-column table:style-name="co92"/>
            <table:table-column table:style-name="co93"/>
            <table:table-column table:style-name="co94"/>
            <table:table-column table:style-name="co95"/>
            <table:table-column table:style-name="co96"/>
            <table:table-column table:style-name="co97"/>
            <table:table-row table:style-name="ro75" table:default-cell-style-name="ce80">
              <table:table-cell>
                <text:p text:style-name="P18"><text:span text:style-name="T11">번호</text:span></text:p>
              </table:table-cell>
              <table:table-cell>
                <text:p text:style-name="P18"><text:span text:style-name="T11">객실번호</text:span></text:p>
              </table:table-cell>
              <table:table-cell>
                <text:p text:style-name="P18"><text:span text:style-name="T11">객실 타입</text:span></text:p>
              </table:table-cell>
              <table:table-cell>
                <text:p text:style-name="P18"><text:span text:style-name="T11">성명</text:span></text:p>
              </table:table-cell>
              <table:table-cell>
                <text:p text:style-name="P18"><text:span text:style-name="T11">예약일자</text:span></text:p>
              </table:table-cell>
              <table:table-cell>
                <text:p text:style-name="P89"><text:span text:style-name="T11">가격</text:span></text:p>
              </table:table-cell>
              <table:table-cell>
                <text:p text:style-name="P18"><text:span text:style-name="T11">환불상태</text:span></text:p>
              </table:table-cell>
              <table:table-cell>
                <text:p text:style-name="P18"><text:span text:style-name="T11">환불정보</text:span></text:p>
              </table:table-cell>
            </table:table-row>
            <table:table-row table:style-name="ro76" table:default-cell-style-name="ce81">
              <table:table-cell>
                <text:p text:style-name="P18"><text:span text:style-name="T7">5</text:span></text:p>
              </table:table-cell>
              <table:table-cell>
                <text:p text:style-name="P18"><text:span text:style-name="T7">501</text:span></text:p>
              </table:table-cell>
              <table:table-cell>
                <text:p text:style-name="P18"><text:span text:style-name="T7">로열 패밀리</text:span></text:p>
              </table:table-cell>
              <table:table-cell>
                <text:p text:style-name="P18"><text:span text:style-name="T12">이도</text:span></text:p>
              </table:table-cell>
              <table:table-cell>
                <text:p text:style-name="P18"><text:span text:style-name="T7">2020-07-19</text:span></text:p>
              </table:table-cell>
              <table:table-cell>
                <text:p text:style-name="P18"><text:span text:style-name="T12">165,000</text:span><text:span text:style-name="T12">원</text:span></text:p>
              </table:table-cell>
              <table:table-cell>
                <text:p text:style-name="P18"><text:span text:style-name="T12">환불 진행 중</text:span></text:p>
              </table:table-cell>
              <table:table-cell>
                <text:list text:style-name="L8">
                  <text:list-item>
                    <text:p text:style-name="P90"><text:span text:style-name="T12">환불정보</text:span></text:p>
                  </text:list-item>
                </text:list>
              </table:table-cell>
            </table:table-row>
            <table:table-row table:style-name="ro76" table:default-cell-style-name="ce81">
              <table:table-cell>
                <text:p text:style-name="P18"><text:span text:style-name="T7">4</text:span></text:p>
              </table:table-cell>
              <table:table-cell>
                <text:p text:style-name="P18"><text:span text:style-name="T7">401</text:span></text:p>
              </table:table-cell>
              <table:table-cell>
                <text:p text:style-name="P18"><text:span text:style-name="T7">디럭스</text:span></text:p>
              </table:table-cell>
              <table:table-cell>
                <text:p text:style-name="P18"><text:span text:style-name="T12">양승일</text:span></text:p>
              </table:table-cell>
              <table:table-cell>
                <text:p text:style-name="P18"><text:span text:style-name="T7">2020-07-20</text:span></text:p>
              </table:table-cell>
              <table:table-cell>
                <text:p text:style-name="P18"><text:span text:style-name="T12">150,000</text:span><text:span text:style-name="T12">원</text:span></text:p>
              </table:table-cell>
              <table:table-cell>
                <text:p text:style-name="P18"><text:span text:style-name="T12">환불 진행 중</text:span></text:p>
              </table:table-cell>
              <table:table-cell>
                <text:p text:style-name="P18"><text:span text:style-name="T12">환불정보</text:span></text:p>
              </table:table-cell>
            </table:table-row>
            <table:table-row table:style-name="ro76" table:default-cell-style-name="ce81">
              <table:table-cell>
                <text:p text:style-name="P18"><text:span text:style-name="T7">3</text:span></text:p>
              </table:table-cell>
              <table:table-cell>
                <text:p text:style-name="P18"><text:span text:style-name="T7">301</text:span></text:p>
              </table:table-cell>
              <table:table-cell>
                <text:p text:style-name="P18"><text:span text:style-name="T7">스위트</text:span></text:p>
              </table:table-cell>
              <table:table-cell>
                <text:p text:style-name="P18"><text:span text:style-name="T12">한아름</text:span></text:p>
              </table:table-cell>
              <table:table-cell>
                <text:p text:style-name="P18"><text:span text:style-name="T7">2020-07-25</text:span></text:p>
              </table:table-cell>
              <table:table-cell>
                <text:p text:style-name="P18"><text:span text:style-name="T12">130,000</text:span><text:span text:style-name="T12">원</text:span></text:p>
              </table:table-cell>
              <table:table-cell>
                <text:p text:style-name="P18"><text:span text:style-name="T12">환불 완료</text:span></text:p>
              </table:table-cell>
              <table:table-cell>
                <text:p text:style-name="P18"><text:span text:style-name="T12">환불정보</text:span></text:p>
              </table:table-cell>
            </table:table-row>
            <table:table-row table:style-name="ro76" table:default-cell-style-name="ce81">
              <table:table-cell>
                <text:p text:style-name="P18"><text:span text:style-name="T7">2</text:span></text:p>
              </table:table-cell>
              <table:table-cell>
                <text:p text:style-name="P18"><text:span text:style-name="T7">202</text:span></text:p>
              </table:table-cell>
              <table:table-cell>
                <text:p text:style-name="P18"><text:span text:style-name="T7">스탠다드</text:span></text:p>
              </table:table-cell>
              <table:table-cell>
                <text:p text:style-name="P18"><text:span text:style-name="T12">박민서</text:span></text:p>
              </table:table-cell>
              <table:table-cell>
                <text:p text:style-name="P18"><text:span text:style-name="T7">2020-07-29</text:span></text:p>
              </table:table-cell>
              <table:table-cell>
                <text:p text:style-name="P18"><text:span text:style-name="T12">100,000</text:span><text:span text:style-name="T12">원</text:span></text:p>
              </table:table-cell>
              <table:table-cell>
                <text:p text:style-name="P18"><text:span text:style-name="T12">환불 완료</text:span></text:p>
              </table:table-cell>
              <table:table-cell>
                <text:p text:style-name="P18"><text:span text:style-name="T12">환불정보</text:span></text:p>
              </table:table-cell>
            </table:table-row>
            <table:table-row table:style-name="ro77" table:default-cell-style-name="ce81">
              <table:table-cell>
                <text:p text:style-name="P18"><text:span text:style-name="T7">1</text:span></text:p>
              </table:table-cell>
              <table:table-cell>
                <text:p text:style-name="P18"><text:span text:style-name="T7">201</text:span></text:p>
              </table:table-cell>
              <table:table-cell>
                <text:p text:style-name="P18"><text:span text:style-name="T7">스탠다드</text:span></text:p>
              </table:table-cell>
              <table:table-cell>
                <text:p text:style-name="P18"><text:span text:style-name="T12">이승민</text:span></text:p>
              </table:table-cell>
              <table:table-cell>
                <text:p text:style-name="P18"><text:span text:style-name="T7">2020-08-02</text:span></text:p>
              </table:table-cell>
              <table:table-cell>
                <text:p text:style-name="P18"><text:span text:style-name="T12">100,000</text:span><text:span text:style-name="T12">원</text:span></text:p>
              </table:table-cell>
              <table:table-cell>
                <text:p text:style-name="P18"><text:span text:style-name="T12">환불 완료</text:span></text:p>
              </table:table-cell>
              <table:table-cell>
                <text:p text:style-name="P18"><text:span text:style-name="T12">환불정보</text:span></text:p>
              </table:table-cell>
            </table:table-row>
          </table:table>
          <draw:image xlink:href="Pictures/TablePreview70.svm" xlink:type="simple" xlink:show="embed" xlink:actuate="onLoad"/>
        </draw:frame>
        <draw:custom-shape draw:name="Google Shape;1339;p106" draw:style-name="gr723" draw:text-style-name="P78" draw:layer="layout" svg:width="0.995cm" svg:height="0.995cm" svg:x="17.404cm" svg:y="6.2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340;p106">
          <draw:custom-shape draw:name="Google Shape;1341;p106" draw:style-name="gr724" draw:text-style-name="P8" draw:layer="layout" svg:width="0.629cm" svg:height="0.909cm" svg:x="20.345cm" svg:y="3.9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2;p106" draw:style-name="gr725" draw:text-style-name="P5" draw:layer="layout" svg:width="6.166cm" svg:height="0.909cm" svg:x="14.115cm" svg:y="3.983cm">
            <text:p text:style-name="P6"><text:span text:style-name="T49">고객명을 입력하세요</text:span><text:span text:style-name="T49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43;p106" draw:style-name="gr62" draw:text-style-name="P17" draw:layer="layout" svg:width="0.384cm" svg:height="0.438cm" svg:x="20.448cm" svg:y="4.232cm">
            <draw:image xlink:href="Pictures/1000020100000200000002000495779E5F0A6401.png" xlink:type="simple" xlink:show="embed" xlink:actuate="onLoad" loext:mime-type="image/png">
              <text:p/>
            </draw:image>
          </draw:frame>
        </draw:g>
        <draw:custom-shape draw:name="Google Shape;1344;p106" draw:style-name="gr8" draw:text-style-name="P9" draw:layer="layout" svg:width="0.672cm" svg:height="0.672cm" svg:x="13.777cm" svg:y="3.633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5;p106" draw:style-name="gr726" draw:text-style-name="P88" draw:layer="layout" svg:width="0.803cm" svg:height="0.671cm" svg:x="9.119cm" svg:y="13.2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6;p106" draw:style-name="gr727" draw:text-style-name="P5" draw:layer="layout" svg:width="0.803cm" svg:height="0.671cm" svg:x="9.917cm" svg:y="13.2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7;p106" draw:style-name="gr727" draw:text-style-name="P5" draw:layer="layout" svg:width="0.803cm" svg:height="0.671cm" svg:x="10.727cm" svg:y="13.2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8;p106" draw:style-name="gr727" draw:text-style-name="P5" draw:layer="layout" svg:width="0.803cm" svg:height="0.671cm" svg:x="11.534cm" svg:y="13.2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9;p106" draw:style-name="gr727" draw:text-style-name="P5" draw:layer="layout" svg:width="0.803cm" svg:height="0.671cm" svg:x="12.343cm" svg:y="13.2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0;p106" draw:style-name="gr22" draw:text-style-name="P5" draw:layer="layout" svg:width="3.697cm" svg:height="0.968cm" svg:x="1.686cm" svg:y="4.287cm">
          <text:p text:style-name="P6"><text:span text:style-name="T6">&gt; </text:span><text:span text:style-name="T6">환불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1;p106" draw:style-name="gr586" draw:text-style-name="P5" draw:layer="layout" svg:width="5.197cm" svg:height="0.934cm" svg:x="8.602cm" svg:y="1.8cm">
          <text:p text:style-name="P2"><text:span text:style-name="T4">환불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2;p106" draw:style-name="gr729" draw:text-style-name="P17" draw:layer="layout" svg:width="21.599cm" svg:height="0.001cm" svg:x="0.2cm" svg:y="3.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30;p41:notes" presentation:style-name="pr52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1;p41:notes" draw:style-name="gr16" draw:layer="layout" svg:width="13.999cm" svg:height="11.136cm" svg:x="3.5cm" svg:y="2.227cm" draw:page-number="52" presentation:class="page"/>
        </presentation:notes>
      </draw:page>
      <draw:page draw:name="page53" draw:style-name="dp1" draw:master-page-name="BLANK">
        <office:forms form:automatic-focus="false" form:apply-design-mode="false"/>
        <draw:custom-shape draw:name="Google Shape;1357;p107" draw:style-name="gr3" draw:text-style-name="P4" draw:layer="layout" svg:width="6.194cm" svg:height="15.746cm" svg:x="21.803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8;p107" draw:style-name="gr586" draw:text-style-name="P5" draw:layer="layout" svg:width="5.822cm" svg:height="0.994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9;p107" draw:style-name="gr730" draw:text-style-name="P78" draw:layer="layout" svg:width="0.993cm" svg:height="0.994cm" svg:x="11.405cm" svg:y="3.469cm">
          <text:p text:style-name="P2"><text:span text:style-name="T4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0;p107" draw:style-name="gr5" draw:text-style-name="P7" draw:layer="layout" svg:width="21.768cm" svg:height="1.312cm" svg:x="0.001cm" svg:y="0.001cm">
          <text:p text:style-name="P6"><text:span text:style-name="T4"><text:s/></text:span><text:span text:style-name="T4">ADMIN.REFUND.02 – </text:span><text:span text:style-name="T4">환불정보</text:span><text:span text:style-name="T4"><text:tab/></text:span><text:span text:style-name="T4"><text:tab/></text:span><text:span text:style-name="T4"><text:tab/></text:span><text:span text:style-name="T4"> <text:s text:c="7"/></text:span><text:span text:style-name="T4">/refund/refund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1;p107" draw:style-name="standard" draw:layer="layout" svg:width="8.708cm" svg:height="3.224cm" svg:x="1.403cm" svg:y="4.53cm">
          <table:table>
            <table:table-column table:style-name="co22"/>
            <table:table-column table:style-name="co26"/>
            <table:table-row table:style-name="ro17">
              <table:table-cell table:style-name="ce20">
                <text:p text:style-name="P43"><text:span text:style-name="T29">아이디</text:span></text:p>
              </table:table-cell>
              <table:table-cell table:style-name="ce21">
                <text:p text:style-name="P43"><text:span text:style-name="T7"><text:s/></text:span><text:span text:style-name="T41">sejong1443</text:span></text:p>
              </table:table-cell>
            </table:table-row>
            <table:table-row table:style-name="ro17">
              <table:table-cell table:style-name="ce20">
                <text:p text:style-name="P43"><text:span text:style-name="T29">예약자 성명</text:span></text:p>
              </table:table-cell>
              <table:table-cell table:style-name="ce21">
                <text:p text:style-name="P43"><text:span text:style-name="T7"><text:s/></text:span><text:span text:style-name="T7">이도</text:span></text:p>
              </table:table-cell>
            </table:table-row>
            <table:table-row table:style-name="ro17">
              <table:table-cell table:style-name="ce20">
                <text:p text:style-name="P43"><text:span text:style-name="T29">이메일</text:span></text:p>
              </table:table-cell>
              <table:table-cell table:style-name="ce21">
                <text:p text:style-name="P43"><text:span text:style-name="T7"><text:s/></text:span><text:span text:style-name="T7">onesock@gle.com</text:span></text:p>
              </table:table-cell>
            </table:table-row>
            <table:table-row table:style-name="ro78">
              <table:table-cell table:style-name="ce20">
                <text:p text:style-name="P43"><text:span text:style-name="T29">연락처</text:span></text:p>
              </table:table-cell>
              <table:table-cell table:style-name="ce21">
                <text:p text:style-name="P43"><text:span text:style-name="T7"><text:s/></text:span><text:span text:style-name="T7">010-1234-5678</text:span></text:p>
              </table:table-cell>
            </table:table-row>
          </table:table>
          <draw:image xlink:href="Pictures/TablePreview71.svm" xlink:type="simple" xlink:show="embed" xlink:actuate="onLoad"/>
        </draw:frame>
        <draw:custom-shape draw:name="Google Shape;1362;p107" draw:style-name="gr586" draw:text-style-name="P5" draw:layer="layout" svg:width="5.197cm" svg:height="0.934cm" svg:x="1.5cm" svg:y="3.595cm">
          <text:p text:style-name="P6"><text:span text:style-name="T26"><text:s/></text:span><text:span text:style-name="T26">예약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3;p107" draw:style-name="gr586" draw:text-style-name="P5" draw:layer="layout" svg:width="5.197cm" svg:height="0.934cm" svg:x="12.037cm" svg:y="3.595cm">
          <text:p text:style-name="P6"><text:span text:style-name="T26"><text:s/></text:span><text:span text:style-name="T26">환불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4;p107" draw:style-name="standard" draw:layer="layout" svg:width="8.694cm" svg:height="5.645cm" svg:x="1.408cm" svg:y="7.759cm">
          <table:table>
            <table:table-column table:style-name="co27"/>
            <table:table-column table:style-name="co25"/>
            <table:table-row table:style-name="ro17">
              <table:table-cell table:style-name="ce22">
                <text:p text:style-name="P43"><text:span text:style-name="T29">객실번호</text:span></text:p>
              </table:table-cell>
              <table:table-cell table:style-name="ce21">
                <text:p text:style-name="P43"><text:span text:style-name="T12"><text:s/></text:span><text:span text:style-name="T12">501</text:span></text:p>
              </table:table-cell>
            </table:table-row>
            <table:table-row table:style-name="ro17">
              <table:table-cell table:style-name="ce22">
                <text:p text:style-name="P43"><text:span text:style-name="T29">객실종류</text:span></text:p>
              </table:table-cell>
              <table:table-cell table:style-name="ce21">
                <text:p text:style-name="P43"><text:span text:style-name="T12"><text:s/></text:span><text:span text:style-name="T12">로열 패밀리</text:span></text:p>
              </table:table-cell>
            </table:table-row>
            <table:table-row table:style-name="ro17">
              <table:table-cell table:style-name="ce22">
                <text:p text:style-name="P43"><text:span text:style-name="T29">체크인</text:span></text:p>
              </table:table-cell>
              <table:table-cell table:style-name="ce21">
                <text:p text:style-name="P43"><text:span text:style-name="T12"><text:s/></text:span><text:span text:style-name="T12">2020. 07. 19</text:span></text:p>
              </table:table-cell>
            </table:table-row>
            <table:table-row table:style-name="ro17">
              <table:table-cell table:style-name="ce22">
                <text:p text:style-name="P43"><text:span text:style-name="T29">체크아웃</text:span></text:p>
              </table:table-cell>
              <table:table-cell table:style-name="ce21">
                <text:p text:style-name="P43"><text:span text:style-name="T12"><text:s/></text:span><text:span text:style-name="T12">2020. 07. 22</text:span></text:p>
              </table:table-cell>
            </table:table-row>
            <table:table-row table:style-name="ro17">
              <table:table-cell table:style-name="ce22">
                <text:p text:style-name="P43"><text:span text:style-name="T29">인원수</text:span></text:p>
              </table:table-cell>
              <table:table-cell table:style-name="ce21">
                <text:p text:style-name="P43"><text:span text:style-name="T12"><text:s/></text:span><text:span text:style-name="T12">4</text:span><text:span text:style-name="T12">명</text:span></text:p>
              </table:table-cell>
            </table:table-row>
            <table:table-row table:style-name="ro17">
              <table:table-cell table:style-name="ce22">
                <text:p text:style-name="P43"><text:span text:style-name="T29">결제방식</text:span></text:p>
              </table:table-cell>
              <table:table-cell table:style-name="ce21">
                <text:p text:style-name="P43"><text:span text:style-name="T12"><text:s/></text:span><text:span text:style-name="T12">신용카드</text:span></text:p>
              </table:table-cell>
            </table:table-row>
            <table:table-row table:style-name="ro78">
              <table:table-cell table:style-name="ce22">
                <text:p text:style-name="P43"><text:span text:style-name="T29">총 환불금액</text:span></text:p>
              </table:table-cell>
              <table:table-cell table:style-name="ce21">
                <text:p text:style-name="P43"><text:span text:style-name="T12"><text:s/></text:span><text:span text:style-name="T12">165,000 </text:span><text:span text:style-name="T12">원</text:span></text:p>
              </table:table-cell>
            </table:table-row>
          </table:table>
          <draw:image xlink:href="Pictures/TablePreview72.svm" xlink:type="simple" xlink:show="embed" xlink:actuate="onLoad"/>
        </draw:frame>
        <draw:custom-shape draw:name="Google Shape;1365;p107" draw:style-name="gr731" draw:text-style-name="P10" draw:layer="layout" svg:width="6.194cm" svg:height="15.746cm" svg:x="21.799cm" svg:y="0.001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21">1. </text:span><text:span text:style-name="T21">예약정보 내용이다</text:span><text:span text:style-name="T21">. </text:span><text:span text:style-name="T21">고객이 환불하기 전의 예약에 대한 내용을 확인할 수 있다</text:span><text:span text:style-name="T21">.</text:span></text:p>
          <text:p text:style-name="P6"><text:span text:style-name="T21"/></text:p>
          <text:p text:style-name="P6"><text:span text:style-name="T21">2. </text:span><text:span text:style-name="T21">환불정보 내용이다</text:span><text:span text:style-name="T21">. </text:span><text:span text:style-name="T21">목록에서 선택한 고객이 환불한 내용에 대한 상세한 정보를 확인할 수 있다</text:span><text:span text:style-name="T21">. </text:span></text:p>
          <text:p text:style-name="P6"><text:span text:style-name="T21"/></text:p>
          <text:p text:style-name="P6"><text:span text:style-name="T21">3. </text:span><text:span text:style-name="T21">버튼을 클릭하면 환불목록 페이지로 이동한다</text:span><text:span text:style-name="T21">.</text:span></text:p>
          <text:p text:style-name="P6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6;p107" draw:style-name="gr586" draw:text-style-name="P5" draw:layer="layout" svg:width="5.822cm" svg:height="0.994cm" svg:x="21.871cm" svg:y="0.317cm">
          <text:p text:style-name="P2"><text:span text:style-name="T36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7;p107" draw:style-name="standard" draw:layer="layout" svg:width="8.941cm" svg:height="6.228cm" svg:x="12.128cm" svg:y="4.531cm">
          <table:table>
            <table:table-column table:style-name="co30"/>
            <table:table-column table:style-name="co31"/>
            <table:table-row table:style-name="ro21">
              <table:table-cell table:style-name="ce26">
                <text:p text:style-name="P43"><text:span text:style-name="T29">계좌번호</text:span></text:p>
              </table:table-cell>
              <table:table-cell table:style-name="ce27">
                <text:p text:style-name="P43"><text:span text:style-name="T7">10021351515</text:span></text:p>
              </table:table-cell>
            </table:table-row>
            <table:table-row table:style-name="ro79">
              <table:table-cell table:style-name="ce26">
                <text:p text:style-name="P43"><text:span text:style-name="T43">상세사유</text:span></text:p>
              </table:table-cell>
              <table:table-cell table:style-name="ce27">
                <text:p text:style-name="P43"><text:span text:style-name="T7">갑작스럽게 다른 일이 생겨서 못가게 됐습니다</text:span><text:span text:style-name="T7">.</text:span></text:p>
              </table:table-cell>
            </table:table-row>
          </table:table>
          <draw:image xlink:href="Pictures/TablePreview73.svm" xlink:type="simple" xlink:show="embed" xlink:actuate="onLoad"/>
        </draw:frame>
        <draw:custom-shape draw:name="Google Shape;1368;p107" draw:style-name="gr730" draw:text-style-name="P78" draw:layer="layout" svg:width="0.993cm" svg:height="0.994cm" svg:x="0.6cm" svg:y="3.404cm">
          <text:p text:style-name="P2"><text:span text:style-name="T4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9;p107" draw:style-name="gr9" draw:text-style-name="P10" draw:layer="layout" svg:width="2.698cm" svg:height="0.998cm" svg:x="15.4cm" svg:y="12.3cm">
          <text:p text:style-name="P2"><text:span text:style-name="T6">환불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0;p107" draw:style-name="gr723" draw:text-style-name="P78" draw:layer="layout" svg:width="0.995cm" svg:height="0.995cm" svg:x="14.7cm" svg:y="11.8cm">
          <text:p text:style-name="P2"><text:span text:style-name="T2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1;p107" draw:style-name="gr586" draw:text-style-name="P5" draw:layer="layout" svg:width="5.197cm" svg:height="0.934cm" svg:x="8.602cm" svg:y="1.8cm">
          <text:p text:style-name="P2"><text:span text:style-name="T4">환불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2;p107" draw:style-name="gr732" draw:text-style-name="P17" draw:layer="layout" svg:width="21.599cm" svg:height="0.001cm" svg:x="0.2cm" svg:y="3.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54;p42:notes" presentation:style-name="pr53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5;p42:notes" draw:style-name="gr16" draw:layer="layout" svg:width="13.999cm" svg:height="11.136cm" svg:x="3.5cm" svg:y="2.227cm" draw:page-number="53" presentation:class="page"/>
        </presentation:notes>
      </draw:page>
      <draw:page draw:name="page54" draw:style-name="dp1" draw:master-page-name="기본값_20_2">
        <office:forms form:automatic-focus="false" form:apply-design-mode="false"/>
        <draw:custom-shape draw:name="Google Shape;1377;p108" draw:style-name="gr3" draw:text-style-name="P4" draw:layer="layout" svg:width="6.186cm" svg:height="15.732cm" svg:x="21.776cm" svg:y="0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8;p108" draw:style-name="gr4" draw:text-style-name="P5" draw:layer="layout" svg:width="6.124cm" svg:height="11.39cm" svg:x="21.838cm" svg:y="0.009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7">1. [</text:span><text:span text:style-name="T7">페이징 번호</text:span><text:span text:style-name="T7">]</text:span><text:span text:style-name="T7">버튼을 클릭 시 후기 게시판 페이지를 이동한다</text:span><text:span text:style-name="T7">.</text:span></text:p>
          <text:p text:style-name="P6"><text:span text:style-name="T7"/></text:p>
          <text:p text:style-name="P6"><text:span text:style-name="T7">2. </text:span><text:span text:style-name="T7">게시글을 누르면 일반회원들이 작성한 후기 게시물을 볼 수 있다</text:span><text:span text:style-name="T7">.</text:span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9;p108" draw:style-name="gr4" draw:text-style-name="P5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0;p108" draw:style-name="gr5" draw:text-style-name="P7" draw:layer="layout" svg:width="21.753cm" svg:height="1.304cm" svg:x="0cm" svg:y="0.001cm">
          <text:p text:style-name="P6"><text:span text:style-name="T4"><text:s/></text:span><text:span text:style-name="T4">ADMIN.REVIEW.01 – </text:span><text:span text:style-name="T4">후기 목록</text:span><text:span text:style-name="T4"><text:tab/></text:span><text:span text:style-name="T4"><text:tab/></text:span><text:span text:style-name="T4"><text:tab/></text:span><text:span text:style-name="T4"> <text:s text:c="7"/></text:span><text:span text:style-name="T4">/review/review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1;p108" draw:style-name="standard" draw:layer="layout" svg:width="20.397cm" svg:height="4.813cm" svg:x="0.928cm" svg:y="5.513cm">
          <table:table>
            <table:table-column table:style-name="co98"/>
            <table:table-column table:style-name="co99"/>
            <table:table-column table:style-name="co35"/>
            <table:table-column table:style-name="co36"/>
            <table:table-column table:style-name="co37"/>
            <table:table-row table:style-name="ro80" table:default-cell-style-name="ce87">
              <table:table-cell>
                <text:p text:style-name="P18"><text:span text:style-name="T6">번호</text:span></text:p>
              </table:table-cell>
              <table:table-cell>
                <text:p text:style-name="P18"><text:span text:style-name="T6">후기제목</text:span></text:p>
              </table:table-cell>
              <table:table-cell>
                <text:p text:style-name="P18"><text:span text:style-name="T6">작성자</text:span></text:p>
              </table:table-cell>
              <table:table-cell>
                <text:p text:style-name="P18"><text:span text:style-name="T6">등록일자</text:span></text:p>
              </table:table-cell>
              <table:table-cell>
                <text:list text:style-name="L4">
                  <text:list-header>
                    <text:p text:style-name="P91"><text:span text:style-name="T6">조회수</text:span></text:p>
                  </text:list-header>
                </text:list>
              </table:table-cell>
            </table:table-row>
            <table:table-row table:style-name="ro81" table:default-cell-style-name="ce88">
              <table:table-cell>
                <text:p text:style-name="P18"><text:span text:style-name="T6">1</text:span></text:p>
              </table:table-cell>
              <table:table-cell>
                <text:p text:style-name="P43"><text:span text:style-name="T6">2</text:span><text:span text:style-name="T6">월 </text:span><text:span text:style-name="T6">2</text:span><text:span text:style-name="T6">일에 </text:span><text:span text:style-name="T6">502</text:span><text:span text:style-name="T6">호 묵었었어요 </text:span></text:p>
              </table:table-cell>
              <table:table-cell>
                <text:p text:style-name="P18"><text:span text:style-name="T6">이소룡</text:span></text:p>
              </table:table-cell>
              <table:table-cell>
                <text:p text:style-name="P18"><text:span text:style-name="T6">2020-05-12</text:span></text:p>
              </table:table-cell>
              <table:table-cell>
                <text:p text:style-name="P18"><text:span text:style-name="T6">1</text:span></text:p>
              </table:table-cell>
            </table:table-row>
            <table:table-row table:style-name="ro82" table:default-cell-style-name="ce88">
              <table:table-cell>
                <text:p text:style-name="P18"><text:span text:style-name="T6">2</text:span></text:p>
              </table:table-cell>
              <table:table-cell>
                <text:p text:style-name="P43"><text:span text:style-name="T6">최고의 호텔 추천합니다</text:span></text:p>
              </table:table-cell>
              <table:table-cell>
                <text:p text:style-name="P18"><text:span text:style-name="T6">민병관</text:span></text:p>
              </table:table-cell>
              <table:table-cell>
                <text:p text:style-name="P18"><text:span text:style-name="T6">2020-02-01</text:span></text:p>
              </table:table-cell>
              <table:table-cell>
                <text:p text:style-name="P18"><text:span text:style-name="T6">2</text:span></text:p>
              </table:table-cell>
            </table:table-row>
            <table:table-row table:style-name="ro82" table:default-cell-style-name="ce88">
              <table:table-cell>
                <text:p text:style-name="P18"><text:span text:style-name="T6">3</text:span></text:p>
              </table:table-cell>
              <table:table-cell>
                <text:p text:style-name="P43"><text:span text:style-name="T6">안에 바퀴벌레있어요</text:span></text:p>
              </table:table-cell>
              <table:table-cell>
                <text:p text:style-name="P18"><text:span text:style-name="T6">신진필</text:span></text:p>
              </table:table-cell>
              <table:table-cell>
                <text:p text:style-name="P18"><text:span text:style-name="T6">2020-01-19</text:span></text:p>
              </table:table-cell>
              <table:table-cell>
                <text:p text:style-name="P18"><text:span text:style-name="T6">4</text:span></text:p>
              </table:table-cell>
            </table:table-row>
            <table:table-row table:style-name="ro43" table:default-cell-style-name="ce88">
              <table:table-cell>
                <text:p text:style-name="P18"><text:span text:style-name="T6">4</text:span></text:p>
              </table:table-cell>
              <table:table-cell>
                <text:p text:style-name="P43"><text:span text:style-name="T6">모기많음</text:span></text:p>
              </table:table-cell>
              <table:table-cell>
                <text:p text:style-name="P18"><text:span text:style-name="T6">곽두팔</text:span></text:p>
              </table:table-cell>
              <table:table-cell>
                <text:p text:style-name="P18"><text:span text:style-name="T6">2020-01-01</text:span></text:p>
              </table:table-cell>
              <table:table-cell>
                <text:p text:style-name="P18"><text:span text:style-name="T6">6</text:span></text:p>
              </table:table-cell>
            </table:table-row>
          </table:table>
          <draw:image xlink:href="Pictures/TablePreview74.svm" xlink:type="simple" xlink:show="embed" xlink:actuate="onLoad"/>
        </draw:frame>
        <draw:custom-shape draw:name="Google Shape;1382;p108" draw:style-name="gr733" draw:text-style-name="P78" draw:layer="layout" svg:width="0.594cm" svg:height="0.587cm" svg:x="9.4cm" svg:y="7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3;p108" draw:style-name="gr734" draw:text-style-name="P88" draw:layer="layout" svg:width="0.8cm" svg:height="0.668cm" svg:x="10cm" svg:y="12.8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4;p108" draw:style-name="gr735" draw:text-style-name="P5" draw:layer="layout" svg:width="0.8cm" svg:height="0.668cm" svg:x="10.807cm" svg:y="12.8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5;p108" draw:style-name="gr735" draw:text-style-name="P5" draw:layer="layout" svg:width="0.8cm" svg:height="0.668cm" svg:x="11.617cm" svg:y="12.8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6;p108" draw:style-name="gr735" draw:text-style-name="P5" draw:layer="layout" svg:width="0.8cm" svg:height="0.668cm" svg:x="12.424cm" svg:y="12.8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7;p108" draw:style-name="gr735" draw:text-style-name="P5" draw:layer="layout" svg:width="0.8cm" svg:height="0.668cm" svg:x="13.233cm" svg:y="12.8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8;p108" draw:style-name="gr733" draw:text-style-name="P78" draw:layer="layout" svg:width="0.594cm" svg:height="0.795cm" svg:x="9.607cm" svg:y="12.3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9;p108" draw:style-name="gr22" draw:text-style-name="P5" draw:layer="layout" svg:width="3.697cm" svg:height="0.968cm" svg:x="1.286cm" svg:y="4.387cm">
          <text:p text:style-name="P6"><text:span text:style-name="T6">&gt; </text:span><text:span text:style-name="T6">후기 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0;p108" draw:style-name="gr4" draw:text-style-name="P5" draw:layer="layout" svg:width="4.194cm" svg:height="0.977cm" svg:x="9.2cm" svg:y="2.317cm">
          <text:p text:style-name="P2"><text:span text:style-name="T2">후기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4;p43:notes" presentation:style-name="pr54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5;p43:notes" draw:style-name="gr16" draw:layer="layout" svg:width="13.999cm" svg:height="11.136cm" svg:x="3.5cm" svg:y="2.227cm" draw:page-number="54" presentation:class="page"/>
        </presentation:notes>
      </draw:page>
      <draw:page draw:name="page55" draw:style-name="dp1" draw:master-page-name="기본값_20_1">
        <office:forms form:automatic-focus="false" form:apply-design-mode="false"/>
        <draw:custom-shape draw:name="Google Shape;1395;p109" draw:style-name="gr3" draw:text-style-name="P4" draw:layer="layout" svg:width="6.186cm" svg:height="15.732cm" svg:x="21.78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6;p109" draw:style-name="gr4" draw:text-style-name="P5" draw:layer="layout" svg:width="5.914cm" svg:height="10.248cm" svg:x="21.912cm" svg:y="0.809cm">
          <text:p text:style-name="P6"><text:span text:style-name="T2"/></text:p>
          <text:p text:style-name="P6"><text:span text:style-name="T7">1. [</text:span><text:span text:style-name="T7">목록</text:span><text:span text:style-name="T7">] </text:span><text:span text:style-name="T7">버튼 클릭 시 후기 게시판 화면으로 이동한다</text:span><text:span text:style-name="T7">.</text:span></text:p>
          <text:p text:style-name="P6"><text:span text:style-name="T7"/></text:p>
          <text:p text:style-name="P6"><text:span text:style-name="T7">2. [</text:span><text:span text:style-name="T7">삭제</text:span><text:span text:style-name="T7">] </text:span><text:span text:style-name="T7">버튼 클릭 시 </text:span><text:span text:style-name="T7">alert </text:span><text:span text:style-name="T7">창이 뜬다</text:span><text:span text:style-name="T7">.</text:span></text:p>
          <text:p text:style-name="P6"><text:span text:style-name="T7"/></text:p>
          <text:p text:style-name="P6"><text:span text:style-name="T7">3. [</text:span><text:span text:style-name="T7">확인</text:span><text:span text:style-name="T7">] </text:span><text:span text:style-name="T7">버튼 클릭 시 후기내용이 삭제가 되고 후기 목록으로 이동한다</text:span><text:span text:style-name="T7">.</text:span></text:p>
          <text:p text:style-name="P6"><text:span text:style-name="T7"/></text:p>
          <text:p text:style-name="P6"><text:span text:style-name="T7">4. [</text:span><text:span text:style-name="T7">취소</text:span><text:span text:style-name="T7">] </text:span><text:span text:style-name="T7">버튼 클릭 시 페이지에 남아있는다</text:span><text:span text:style-name="T7">. </text:span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7;p109" draw:style-name="gr4" draw:text-style-name="P5" draw:layer="layout" svg:width="5.814cm" svg:height="0.986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8;p109" draw:style-name="gr5" draw:text-style-name="P7" draw:layer="layout" svg:width="21.753cm" svg:height="1.304cm" svg:x="0cm" svg:y="0.001cm">
          <text:p text:style-name="P6"><text:span text:style-name="T4"><text:s/></text:span><text:span text:style-name="T4">ADMIN.REVIEW.02 – </text:span><text:span text:style-name="T4">후기 내용</text:span><text:span text:style-name="T4"><text:tab/></text:span><text:span text:style-name="T4"><text:tab/></text:span><text:span text:style-name="T4">/review/reviewContent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9;p109" draw:style-name="gr4" draw:text-style-name="P5" draw:layer="layout" svg:width="4.194cm" svg:height="0.977cm" svg:x="9.405cm" svg:y="2.6cm">
          <text:p text:style-name="P2"><text:span text:style-name="T2">후기내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0;p109" draw:style-name="standard" draw:layer="layout" svg:width="1.861cm" svg:height="1.015cm" svg:x="18.516cm" svg:y="14.309cm">
          <table:table>
            <table:table-column table:style-name="co39"/>
            <table:table-row table:style-name="ro28">
              <table:table-cell table:style-name="ce48">
                <text:p text:style-name="P43"><text:span text:style-name="T2">목록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name="Google Shape;1401;p109" draw:style-name="standard" draw:layer="layout" svg:width="19.996cm" svg:height="9.061cm" svg:x="0.803cm" svg:y="4.778cm">
          <table:table>
            <table:table-column table:style-name="co40"/>
            <table:table-column table:style-name="co41"/>
            <table:table-row table:style-name="ro83">
              <table:table-cell table:style-name="ce47">
                <text:p text:style-name="P43"><text:span text:style-name="T2"><text:s/></text:span><text:span text:style-name="T2">제목</text:span></text:p>
              </table:table-cell>
              <table:table-cell table:style-name="ce46">
                <text:p text:style-name="P43"><text:span text:style-name="T2">2</text:span><text:span text:style-name="T2">월</text:span><text:span text:style-name="T2">2</text:span><text:span text:style-name="T2">일에 </text:span><text:span text:style-name="T2">502</text:span><text:span text:style-name="T2">호 묵었었어요</text:span></text:p>
              </table:table-cell>
            </table:table-row>
            <table:table-row table:style-name="ro84">
              <table:table-cell table:style-name="ce47">
                <text:p text:style-name="P43"><text:span text:style-name="T2"><text:s/></text:span><text:span text:style-name="T2">평점</text:span></text:p>
              </table:table-cell>
              <table:table-cell table:style-name="ce46">
                <text:p text:style-name="P43"><text:span text:style-name="T2">5</text:span><text:span text:style-name="T2">점</text:span></text:p>
              </table:table-cell>
            </table:table-row>
            <table:table-row table:style-name="ro84">
              <table:table-cell table:style-name="ce47">
                <text:p text:style-name="P43"><text:span text:style-name="T2"><text:s/></text:span><text:span text:style-name="T2">방타입</text:span></text:p>
              </table:table-cell>
              <table:table-cell table:style-name="ce46">
                <text:p text:style-name="P43"><text:span text:style-name="T2">디럭스</text:span></text:p>
              </table:table-cell>
            </table:table-row>
            <table:table-row table:style-name="ro85">
              <table:table-cell table:style-name="ce47">
                <text:p text:style-name="P43"><text:span text:style-name="T2"><text:s/></text:span><text:span text:style-name="T2">내용</text:span></text:p>
              </table:table-cell>
              <table:table-cell table:style-name="ce46">
                <text:p text:style-name="P43"><text:span text:style-name="T2">호텔도 너무 깨끗하고 좋고</text:span></text:p>
                <text:p text:style-name="P43"><text:span text:style-name="T2">따뜻한물도 잘나오고 ㅎㅎㅎ</text:span></text:p>
                <text:p text:style-name="P43"><text:span text:style-name="T2">늦게 도착해서 룸서비스도 늦게했는데ㅠㅠㅠ</text:span></text:p>
                <text:p text:style-name="P43"><text:span text:style-name="T2">전혀 불편한 기색 없으시고 친절하게 대해주셔서</text:span></text:p>
                <text:p text:style-name="P43"><text:span text:style-name="T2">정말 감사했어요 ㅎㅎㅎㅎ</text:span></text:p>
              </table:table-cell>
            </table:table-row>
          </table:table>
          <draw:image xlink:href="Pictures/TablePreview76.svm" xlink:type="simple" xlink:show="embed" xlink:actuate="onLoad"/>
        </draw:frame>
        <draw:custom-shape draw:name="Google Shape;1402;p109" draw:style-name="gr733" draw:text-style-name="P78" draw:layer="layout" svg:width="0.594cm" svg:height="0.547cm" svg:x="18.403cm" svg:y="14.05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400;p109" draw:style-name="standard" draw:layer="layout" svg:width="1.861cm" svg:height="1.011cm" svg:x="1.731cm" svg:y="14.32cm">
          <table:table>
            <table:table-column table:style-name="co39"/>
            <table:table-row table:style-name="ro86">
              <table:table-cell table:style-name="ce89">
                <text:p text:style-name="P43"><text:span text:style-name="T2">삭제</text:span></text:p>
              </table:table-cell>
            </table:table-row>
          </table:table>
          <draw:image xlink:href="Pictures/TablePreview77.svm" xlink:type="simple" xlink:show="embed" xlink:actuate="onLoad"/>
        </draw:frame>
        <draw:custom-shape draw:name="Google Shape;1402;p109" draw:style-name="gr429" draw:text-style-name="P25" draw:layer="layout" svg:width="0.594cm" svg:height="0.547cm" svg:x="1.406cm" svg:y="14.053cm">
          <text:p text:style-name="P2"><text:span text:style-name="T4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1;p85" draw:style-name="gr429" draw:text-style-name="P25" draw:layer="layout" svg:width="0.594cm" svg:height="0.547cm" svg:x="9.535cm" svg:y="14.793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28" draw:style-name="standard" draw:layer="layout" svg:width="4.825cm" svg:height="3.367cm" svg:x="7.576cm" svg:y="12.301cm">
          <table:table>
            <table:table-column table:style-name="co42"/>
            <table:table-row table:style-name="ro32">
              <table:table-cell table:style-name="ce49">
                <text:p text:style-name="P61"><text:span text:style-name="T53">삭제하시겠습니까</text:span><text:span text:style-name="T53">?</text:span></text:p>
                <text:p text:style-name="P61"><text:span text:style-name="T53"/></text:p>
                <text:p text:style-name="P61"><text:span text:style-name="T53">삭제한 후기는 복구되지 않습니다</text:span></text:p>
              </table:table-cell>
            </table:table-row>
            <table:table-row table:style-name="ro33">
              <table:table-cell table:style-name="ce49"/>
            </table:table-row>
          </table:table>
          <draw:image xlink:href="Pictures/TablePreview78.svm" xlink:type="simple" xlink:show="embed" xlink:actuate="onLoad"/>
        </draw:frame>
        <draw:custom-shape draw:name="CustomShape 29" draw:style-name="gr736" draw:text-style-name="P63" draw:layer="layout" svg:width="1.82cm" svg:height="0.586cm" svg:x="8.26cm" svg:y="14.527cm">
          <text:p text:style-name="P62"><text:span text:style-name="T54">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37" draw:text-style-name="P63" draw:layer="layout" svg:width="1.82cm" svg:height="0.586cm" svg:x="10.483cm" svg:y="14.516cm">
          <text:p text:style-name="P62"><text:span text:style-name="T54">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38" draw:text-style-name="P65" draw:layer="layout" svg:width="0.595cm" svg:height="0.597cm" svg:x="10.483cm" svg:y="14.316cm">
          <text:p text:style-name="P64"><text:span text:style-name="T5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739" draw:text-style-name="P65" draw:layer="layout" svg:width="0.595cm" svg:height="0.597cm" svg:x="7.937cm" svg:y="14.316cm">
          <text:p text:style-name="P64"><text:span text:style-name="T5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6" draw:style-name="gr740" draw:text-style-name="P17" draw:layer="layout" svg:width="3.984cm" svg:height="0.113cm" svg:x="3.592cm" svg:y="14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392;p44:notes" presentation:style-name="pr5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3;p44:notes" draw:style-name="gr16" draw:layer="layout" svg:width="13.999cm" svg:height="11.136cm" svg:x="3.5cm" svg:y="2.227cm" draw:page-number="55" presentation:class="page"/>
        </presentation:notes>
      </draw:page>
      <draw:page draw:name="page56" draw:style-name="dp1" draw:master-page-name="BLANK">
        <office:forms form:automatic-focus="false" form:apply-design-mode="false"/>
        <draw:custom-shape draw:name="Google Shape;219;p20" draw:style-name="gr741" draw:text-style-name="P4" draw:layer="layout" svg:width="6.19cm" svg:height="15.736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0" draw:style-name="gr742" draw:text-style-name="P20" draw:layer="layout" svg:width="5.918cm" svg:height="15.627cm" svg:x="21.866cm" svg:y="0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회원들이 올린 문의글들의 목록이다</text:span><text:span text:style-name="T7">. </text:span><text:span text:style-name="T7">제목을 클릭하여 내용을 확인할 수 있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2. </text:span><text:span text:style-name="T7">버튼을 클릭하면 해당 페이지 목록을 표시한다</text:span><text:span text:style-name="T7">.</text:span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0" draw:style-name="gr743" draw:text-style-name="P21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0" draw:style-name="gr744" draw:text-style-name="P22" draw:layer="layout" svg:width="21.757cm" svg:height="1.308cm" svg:x="0.001cm" svg:y="0cm">
          <text:p text:style-name="P6"><text:span text:style-name="T4"><text:s/></text:span><text:span text:style-name="T4">ADMIN.QUERY.01 – </text:span><text:span text:style-name="T4">문의 목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7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0" draw:style-name="gr745" draw:text-style-name="P56" draw:layer="layout" svg:width="0.802cm" svg:height="0.67cm" svg:x="8.764cm" svg:y="12.792cm">
          <text:p text:style-name="P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0" draw:style-name="gr746" draw:text-style-name="P20" draw:layer="layout" svg:width="0.802cm" svg:height="0.67cm" svg:x="9.571cm" svg:y="12.792cm">
          <text:p text:style-name="P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0" draw:style-name="gr747" draw:text-style-name="P20" draw:layer="layout" svg:width="0.802cm" svg:height="0.67cm" svg:x="10.381cm" svg:y="12.792cm">
          <text:p text:style-name="P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0" draw:style-name="gr748" draw:text-style-name="P20" draw:layer="layout" svg:width="0.802cm" svg:height="0.67cm" svg:x="11.188cm" svg:y="12.792cm">
          <text:p text:style-name="P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0" draw:style-name="gr749" draw:text-style-name="P20" draw:layer="layout" svg:width="0.802cm" svg:height="0.67cm" svg:x="11.997cm" svg:y="12.792cm">
          <text:p text:style-name="P6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0" draw:style-name="gr750" draw:text-style-name="P25" draw:layer="layout" svg:width="0.99cm" svg:height="0.99cm" svg:x="12.551cm" svg:y="13.31cm">
          <text:p text:style-name="P2"><text:span text:style-name="T2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20" draw:style-name="기본값_5f_5" draw:layer="layout" svg:width="19.529cm" svg:height="6.179cm" svg:x="0.898cm" svg:y="4.982cm">
          <table:table>
            <table:table-column table:style-name="co100"/>
            <table:table-column table:style-name="co101"/>
            <table:table-column table:style-name="co102"/>
            <table:table-column table:style-name="co103"/>
            <table:table-column table:style-name="co104"/>
            <table:table-row table:style-name="ro87" table:default-cell-style-name="ce90">
              <table:table-cell>
                <text:p text:style-name="P18"><text:span text:style-name="T26">번호</text:span></text:p>
              </table:table-cell>
              <table:table-cell>
                <text:p text:style-name="P18"><text:span text:style-name="T26">제목</text:span></text:p>
              </table:table-cell>
              <table:table-cell>
                <text:p text:style-name="P18"><text:span text:style-name="T26">작성자</text:span></text:p>
              </table:table-cell>
              <table:table-cell>
                <text:p text:style-name="P18"><text:span text:style-name="T26">날짜</text:span></text:p>
              </table:table-cell>
              <table:table-cell>
                <text:p text:style-name="P18"><text:span text:style-name="T26">조회수</text:span></text:p>
              </table:table-cell>
            </table:table-row>
            <table:table-row table:style-name="ro87" table:default-cell-style-name="ce90">
              <table:table-cell>
                <text:p text:style-name="P18"><text:span text:style-name="T1">5</text:span></text:p>
              </table:table-cell>
              <table:table-cell>
                <text:p text:style-name="P18"><text:span text:style-name="T1">결제가 안돼요</text:span><text:span text:style-name="T1">[1]</text:span></text:p>
              </table:table-cell>
              <table:table-cell>
                <text:p text:style-name="P18"><text:span text:style-name="T1">yul214</text:span></text:p>
              </table:table-cell>
              <table:table-cell>
                <text:p text:style-name="P18"><text:span text:style-name="T1">2020-06-12</text:span></text:p>
              </table:table-cell>
              <table:table-cell>
                <text:p text:style-name="P18"><text:span text:style-name="T1">11</text:span></text:p>
              </table:table-cell>
            </table:table-row>
            <table:table-row table:style-name="ro87" table:default-cell-style-name="ce90">
              <table:table-cell>
                <text:p text:style-name="P18"><text:span text:style-name="T1">4</text:span></text:p>
              </table:table-cell>
              <table:table-cell>
                <text:p text:style-name="P18"><text:span text:style-name="T1">환불해주세요</text:span><text:span text:style-name="T1">[1]</text:span></text:p>
              </table:table-cell>
              <table:table-cell>
                <text:p text:style-name="P18"><text:span text:style-name="T1">haxockd</text:span></text:p>
              </table:table-cell>
              <table:table-cell>
                <text:p text:style-name="P18"><text:span text:style-name="T1">2020-06-12</text:span></text:p>
              </table:table-cell>
              <table:table-cell>
                <text:p text:style-name="P18"><text:span text:style-name="T1">22</text:span></text:p>
              </table:table-cell>
            </table:table-row>
            <table:table-row table:style-name="ro87" table:default-cell-style-name="ce90">
              <table:table-cell>
                <text:p text:style-name="P18"><text:span text:style-name="T1">3</text:span></text:p>
              </table:table-cell>
              <table:table-cell>
                <text:p text:style-name="P18"><text:span text:style-name="T1">예약변경을 하고 싶은데요</text:span><text:span text:style-name="T1">.[1]</text:span></text:p>
              </table:table-cell>
              <table:table-cell>
                <text:p text:style-name="P18"><text:span text:style-name="T1">yun45</text:span></text:p>
              </table:table-cell>
              <table:table-cell>
                <text:p text:style-name="P18"><text:span text:style-name="T1">2020-06-12</text:span></text:p>
              </table:table-cell>
              <table:table-cell>
                <text:p text:style-name="P18"><text:span text:style-name="T1">12</text:span></text:p>
              </table:table-cell>
            </table:table-row>
            <table:table-row table:style-name="ro87" table:default-cell-style-name="ce90">
              <table:table-cell>
                <text:p text:style-name="P18"><text:span text:style-name="T1">2</text:span></text:p>
              </table:table-cell>
              <table:table-cell>
                <text:p text:style-name="P18"><text:span text:style-name="T1">예약이 안돼요</text:span><text:span text:style-name="T1">.[1]</text:span></text:p>
              </table:table-cell>
              <table:table-cell>
                <text:p text:style-name="P18"><text:span text:style-name="T1">reserver14</text:span></text:p>
              </table:table-cell>
              <table:table-cell>
                <text:p text:style-name="P18"><text:span text:style-name="T1">2020-06-12</text:span></text:p>
              </table:table-cell>
              <table:table-cell>
                <text:p text:style-name="P18"><text:span text:style-name="T1">14</text:span></text:p>
              </table:table-cell>
            </table:table-row>
            <table:table-row table:style-name="ro87" table:default-cell-style-name="ce90">
              <table:table-cell>
                <text:p text:style-name="P18"><text:span text:style-name="T1">1</text:span></text:p>
              </table:table-cell>
              <table:table-cell>
                <text:p text:style-name="P18"><text:span text:style-name="T1">안녕하세요</text:span><text:span text:style-name="T1">.[1]</text:span></text:p>
              </table:table-cell>
              <table:table-cell>
                <text:p text:style-name="P18"><text:span text:style-name="T1">czesc21</text:span></text:p>
              </table:table-cell>
              <table:table-cell>
                <text:p text:style-name="P18"><text:span text:style-name="T1">2020-06-12</text:span></text:p>
              </table:table-cell>
              <table:table-cell>
                <text:p text:style-name="P18"><text:span text:style-name="T1">21</text:span></text:p>
              </table:table-cell>
            </table:table-row>
          </table:table>
          <draw:image xlink:href="Pictures/TablePreview79.svm" xlink:type="simple" xlink:show="embed" xlink:actuate="onLoad"/>
        </draw:frame>
        <draw:custom-shape draw:name="Google Shape;230;p20" draw:style-name="gr751" draw:text-style-name="P25" draw:layer="layout" svg:width="0.99cm" svg:height="0.99cm" svg:x="9.943cm" svg:y="4.42cm">
          <text:p text:style-name="P2"><text:span text:style-name="T2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20" draw:style-name="gr752" draw:text-style-name="P20" draw:layer="layout" svg:width="4.428cm" svg:height="0.88cm" svg:x="1.369cm" svg:y="3.539cm">
          <text:p text:style-name="P6"><text:span text:style-name="T36">▶ </text:span><text:span text:style-name="T3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0" draw:style-name="gr753" draw:text-style-name="P21" draw:layer="layout" svg:width="4.192cm" svg:height="0.975cm" svg:x="9.3cm" svg:y="1.817cm">
          <text:p text:style-name="P2"><text:span text:style-name="T2">문의목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0" draw:style-name="gr754" draw:text-style-name="P33" draw:layer="layout" svg:width="9.882cm" svg:height="1.307cm" svg:x="11.876cm" svg:y="0cm">
          <text:p text:style-name="P14"><text:span text:style-name="T4">admin/query/query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16;g8c06216eef_0_82:notes" presentation:style-name="pr56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7;g8c06216eef_0_82:notes" draw:style-name="gr16" draw:layer="layout" svg:width="13.999cm" svg:height="11.137cm" svg:x="3.5cm" svg:y="2.227cm" draw:page-number="56" presentation:class="page"/>
        </presentation:notes>
      </draw:page>
      <draw:page draw:name="page57" draw:style-name="dp1" draw:master-page-name="BLANK">
        <office:forms form:automatic-focus="false" form:apply-design-mode="false"/>
        <draw:custom-shape draw:name="Google Shape;238;p21" draw:style-name="gr755" draw:text-style-name="P4" draw:layer="layout" svg:width="6.19cm" svg:height="15.736cm" svg:x="21.795cm" svg:y="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1" draw:style-name="gr756" draw:text-style-name="P20" draw:layer="layout" svg:width="5.918cm" svg:height="15.627cm" svg:x="21.866cm" svg:y="0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1. </text:span><text:span text:style-name="T7">문의번호</text:span><text:span text:style-name="T7">, </text:span><text:span text:style-name="T7">작성자</text:span><text:span text:style-name="T7">, </text:span><text:span text:style-name="T7">등록일</text:span><text:span text:style-name="T7">, </text:span><text:span text:style-name="T7">조회수</text:span><text:span text:style-name="T7">, </text:span><text:span text:style-name="T7">제목</text:span><text:span text:style-name="T7">, </text:span><text:span text:style-name="T7">내용을 표시한다</text:span><text:span text:style-name="T7">.</text:span></text:p>
          <text:p text:style-name="P6"><text:span text:style-name="T7"/></text:p>
          <text:p text:style-name="P6"><text:span text:style-name="T7">2. </text:span><text:span text:style-name="T7">답변을 표시한다</text:span><text:span text:style-name="T7">.</text:span></text:p>
          <text:p text:style-name="P6"><text:span text:style-name="T7"/></text:p>
          <text:p text:style-name="P6"><text:span text:style-name="T7">3. </text:span><text:span text:style-name="T7">답변 미작성시 “답변 미완료” 라고 표시된다</text:span><text:span text:style-name="T7">.</text:span></text:p>
          <text:p text:style-name="P6"><text:span text:style-name="T7"/></text:p>
          <text:p text:style-name="P6"><text:span text:style-name="T7">4. [</text:span><text:span text:style-name="T7">삭제</text:span><text:span text:style-name="T7">]</text:span><text:span text:style-name="T7">버튼클릭시 </text:span><text:span text:style-name="T7">alert</text:span><text:span text:style-name="T7">창이 뜬다</text:span><text:span text:style-name="T7">.</text:span></text:p>
          <text:p text:style-name="P6"><text:span text:style-name="T7"/></text:p>
          <text:p text:style-name="P6"><text:span text:style-name="T7">5. [</text:span><text:span text:style-name="T7">확인</text:span><text:span text:style-name="T7">]</text:span><text:span text:style-name="T7">버튼 클릭시 삭제가 되고 문의 목록으로 페이지 이동한다</text:span><text:span text:style-name="T7">.</text:span></text:p>
          <text:p text:style-name="P6"><text:span text:style-name="T7"/></text:p>
          <text:p text:style-name="P6"><text:span text:style-name="T7">6. [</text:span><text:span text:style-name="T7">취소</text:span><text:span text:style-name="T7">]</text:span><text:span text:style-name="T7">버튼 클릭시 현재 페이지에 머무른다</text:span><text:span text:style-name="T7">.</text:span></text:p>
          <text:p text:style-name="P6"><text:span text:style-name="T7"/></text:p>
          <text:p text:style-name="P6"><text:span text:style-name="T7">7. [</text:span><text:span text:style-name="T7">목록</text:span><text:span text:style-name="T7">]</text:span><text:span text:style-name="T7">버튼 클릭시 문의 목록 화면으로 이동한다</text:span><text:span text:style-name="T7">.</text:span></text:p>
          <text:p text:style-name="P6"><text:span text:style-name="T7"/></text:p>
          <text:p text:style-name="P6"><text:span text:style-name="T7">8. </text:span><text:span text:style-name="T7">댓글 내용을 작성한다 </text:span></text:p>
          <text:p text:style-name="P6"><text:span text:style-name="T7"/></text:p>
          <text:p text:style-name="P6"><text:span text:style-name="T7">9. [</text:span><text:span text:style-name="T7">답변하기</text:span><text:span text:style-name="T7">]</text:span><text:span text:style-name="T7">버튼 클릭 시 </text:span><text:span text:style-name="T7">alert</text:span><text:span text:style-name="T7">창이 뜨고 답변한다</text:span><text:span text:style-name="T7">.</text:span></text:p>
          <text:p text:style-name="P6"><text:span text:style-name="T7"/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1" draw:style-name="gr757" draw:text-style-name="P21" draw:layer="layout" svg:width="5.818cm" svg:height="0.99cm" svg:x="21.866cm" svg:y="0.315cm">
          <text:p text:style-name="P2"><text:span text:style-name="T3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1" draw:style-name="gr758" draw:text-style-name="P22" draw:layer="layout" svg:width="21.757cm" svg:height="1.308cm" svg:x="0.001cm" svg:y="0cm">
          <text:p text:style-name="P6"><text:span text:style-name="T4"><text:s/></text:span><text:span text:style-name="T4">ADMIN.QUERY.02 – <text:s/></text:span><text:span text:style-name="T4">답글</text:span><text:span text:style-name="T4"><text:tab/></text:span><text:span text:style-name="T4">달기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7"> 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1" draw:style-name="gr759" draw:text-style-name="P33" draw:layer="layout" svg:width="9.882cm" svg:height="1.307cm" svg:x="11.876cm" svg:y="0cm">
          <text:p text:style-name="P14"><text:span text:style-name="T4">admin/query/query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1" draw:style-name="standard" draw:layer="layout" svg:width="16.771cm" svg:height="4.23cm" svg:x="2.774cm" svg:y="3.031cm">
          <table:table>
            <table:table-column table:style-name="co55"/>
            <table:table-row table:style-name="ro47">
              <table:table-cell table:style-name="ce57">
                <text:p text:style-name="P71"><text:span text:style-name="T59">문의번호</text:span><text:span text:style-name="T46"> </text:span><text:span text:style-name="T46">14</text:span></text:p>
              </table:table-cell>
            </table:table-row>
            <table:table-row table:style-name="ro47">
              <table:table-cell table:style-name="ce57">
                <text:p text:style-name="P71"><text:span text:style-name="T59">작성자 </text:span><text:span text:style-name="T59">taytay7</text:span><text:span text:style-name="T59"><text:tab/></text:span><text:span text:style-name="T59"><text:tab/></text:span><text:span text:style-name="T59"><text:tab/></text:span><text:span text:style-name="T59">등록일 </text:span><text:span text:style-name="T59">1989-02-14</text:span><text:span text:style-name="T59"><text:tab/></text:span><text:span text:style-name="T59"><text:tab/></text:span><text:span text:style-name="T59"><text:tab/></text:span><text:span text:style-name="T59">조회수 </text:span><text:span text:style-name="T59">31</text:span></text:p>
              </table:table-cell>
            </table:table-row>
            <table:table-row table:style-name="ro47">
              <table:table-cell table:style-name="ce57">
                <text:p text:style-name="P71"><text:span text:style-name="T59">제목</text:span><text:span text:style-name="T46"> 위치가 어디인가요</text:span><text:span text:style-name="T46">?</text:span></text:p>
              </table:table-cell>
            </table:table-row>
            <table:table-row table:style-name="ro48">
              <table:table-cell table:style-name="ce57">
                <text:p text:style-name="P71"><text:span text:style-name="T46">위치를 알고 싶은데 주소가 어디인지 모르겠어요 </text:span><text:span text:style-name="T46">@.@</text:span></text:p>
              </table:table-cell>
            </table:table-row>
          </table:table>
          <draw:image xlink:href="Pictures/TablePreview80.svm" xlink:type="simple" xlink:show="embed" xlink:actuate="onLoad"/>
        </draw:frame>
        <draw:custom-shape draw:name="Google Shape;244;p21" draw:style-name="gr760" draw:text-style-name="P36" draw:layer="layout" svg:width="1.785cm" svg:height="0.888cm" svg:x="3.002cm" svg:y="9.202cm">
          <text:p text:style-name="P2"><text:span text:style-name="T1">삭제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5;p21" draw:style-name="gr761" draw:text-style-name="P21" draw:layer="layout" svg:width="1.785cm" svg:height="0.888cm" svg:x="17.513cm" svg:y="10.466cm">
          <text:p text:style-name="P2"><text:span text:style-name="T1">목록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6;p21" draw:style-name="gr762" draw:text-style-name="P20" draw:layer="layout" svg:width="12.901cm" svg:height="1.307cm" svg:x="2.835cm" svg:y="7.9cm">
          <text:p text:style-name="P6"><text:span text:style-name="T4">답변</text:span><text:span text:style-name="T4">: </text:span><text:span text:style-name="T4">센트럼역에서 </text:span><text:span text:style-name="T4">1</text:span><text:span text:style-name="T4">번 출구입니다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1" draw:style-name="gr763" draw:text-style-name="P3" draw:layer="layout" svg:width="4.372cm" svg:height="1.45cm" svg:x="16.247cm" svg:y="7.783cm">
          <text:p text:style-name="P2"><text:span text:style-name="T4">답변 미완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1" draw:style-name="gr764" draw:text-style-name="P17" draw:layer="layout" svg:width="1.714cm" svg:height="0.001cm" svg:x="14.317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21" draw:style-name="gr765" draw:text-style-name="P25" draw:layer="layout" svg:width="0.988cm" svg:height="0.988cm" svg:x="15.411cm" svg:y="7.391cm">
          <text:p text:style-name="P2"><text:span text:style-name="T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0;p21" draw:style-name="gr766" draw:text-style-name="P20" draw:layer="layout" svg:width="16.072cm" svg:height="1.946cm" svg:x="3.002cm" svg:y="12.03cm">
          <text:p text:style-name="P6"><text:span text:style-name="T7">답변을 입력하세요</text:span><text:span text:style-name="T7">.</text:span></text:p>
          <draw:enhanced-geometry draw:mirror-horizontal="false" draw:mirror-vertical="false" svg:viewBox="0 0 0 0" draw:text-areas="?f5 ?f5 ?f6 ?f7" draw:type="ooxml-roundRect" draw:modifiers="100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1;p21" draw:style-name="gr767" draw:text-style-name="P21" draw:layer="layout" svg:width="2.753cm" svg:height="0.888cm" svg:x="3.002cm" svg:y="14.32cm">
          <text:p text:style-name="P2"><text:span text:style-name="T1">답변하기</text:span></text:p>
          <draw:enhanced-geometry draw:mirror-horizontal="false" draw:mirror-vertical="false" svg:viewBox="0 0 0 0" draw:text-areas="?f5 ?f5 ?f6 ?f7" draw:type="ooxml-roundRect" draw:modifiers="92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2;p21" draw:style-name="gr768" draw:text-style-name="P25" draw:layer="layout" svg:width="0.988cm" svg:height="0.988cm" svg:x="1.491cm" svg:y="3.228cm">
          <text:p text:style-name="P2"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21" draw:style-name="gr769" draw:text-style-name="P25" draw:layer="layout" svg:width="0.988cm" svg:height="0.988cm" svg:x="2.013cm" svg:y="7.523cm">
          <text:p text:style-name="P2"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4;p21" draw:style-name="gr770" draw:text-style-name="P25" draw:layer="layout" svg:width="0.988cm" svg:height="0.988cm" svg:x="1.846cm" svg:y="8.984cm">
          <text:p text:style-name="P2"><text:span text:style-name="T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21" draw:style-name="gr771" draw:text-style-name="P25" draw:layer="layout" svg:width="0.988cm" svg:height="0.988cm" svg:x="16.323cm" svg:y="10.137cm">
          <text:p text:style-name="P2"><text:span text:style-name="T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;p21" draw:style-name="gr772" draw:text-style-name="P25" draw:layer="layout" svg:width="0.988cm" svg:height="0.988cm" svg:x="6.935cm" svg:y="11.802cm">
          <text:p text:style-name="P2"><text:span text:style-name="T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8;p21" draw:style-name="gr773" draw:text-style-name="P25" draw:layer="layout" svg:width="0.988cm" svg:height="0.988cm" svg:x="5.378cm" svg:y="14.639cm">
          <text:p text:style-name="P2"><text:span text:style-name="T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1;p85" draw:style-name="gr774" draw:text-style-name="P25" draw:layer="layout" svg:width="0.468cm" svg:height="0.484cm" svg:x="9.543cm" svg:y="11.412cm">
          <text:p text:style-name="P2"><text:span text:style-name="T4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28" draw:style-name="standard" draw:layer="layout" svg:width="3.799cm" svg:height="3cm" svg:x="8cm" svg:y="9.207cm">
          <table:table>
            <table:table-column table:style-name="co40"/>
            <table:table-row table:style-name="ro88">
              <table:table-cell table:style-name="ce49">
                <text:p text:style-name="P61"><text:span text:style-name="T53">삭제하시겠습니까</text:span><text:span text:style-name="T53">?</text:span></text:p>
                <text:p text:style-name="P61"><text:span text:style-name="T53"/></text:p>
                <text:p text:style-name="P61"><text:span text:style-name="T53">삭제한 후기는 복구되지 않습니다</text:span></text:p>
              </table:table-cell>
            </table:table-row>
            <table:table-row table:style-name="ro89">
              <table:table-cell table:style-name="ce49"/>
            </table:table-row>
          </table:table>
          <draw:image xlink:href="Pictures/TablePreview81.svm" xlink:type="simple" xlink:show="embed" xlink:actuate="onLoad"/>
        </draw:frame>
        <draw:custom-shape draw:name="CustomShape 29" draw:style-name="gr775" draw:text-style-name="P63" draw:layer="layout" svg:width="1.433cm" svg:height="0.519cm" svg:x="8.539cm" svg:y="11.176cm">
          <text:p text:style-name="P62"><text:span text:style-name="T54">확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76" draw:text-style-name="P63" draw:layer="layout" svg:width="1.434cm" svg:height="0.518cm" svg:x="10.289cm" svg:y="11.167cm">
          <text:p text:style-name="P62"><text:span text:style-name="T54">취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77" draw:text-style-name="P65" draw:layer="layout" svg:width="0.469cm" svg:height="0.528cm" svg:x="10.289cm" svg:y="10.99cm">
          <text:p text:style-name="P64"><text:span text:style-name="T55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778" draw:text-style-name="P65" draw:layer="layout" svg:width="0.469cm" svg:height="0.528cm" svg:x="8.284cm" svg:y="10.99cm">
          <text:p text:style-name="P64"><text:span text:style-name="T5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84;p101" draw:style-name="standard" draw:layer="layout" svg:width="4.798cm" svg:height="1.531cm" svg:x="8.6cm" svg:y="14.069cm">
          <table:table>
            <table:table-column table:style-name="co82"/>
            <table:table-row table:style-name="ro71">
              <table:table-cell table:style-name="ce12">
                <text:p text:style-name="P18"><text:span text:style-name="T7"/></text:p>
                <text:p text:style-name="P18"><text:span text:style-name="T7">답변 완료</text:span></text:p>
              </table:table-cell>
            </table:table-row>
          </table:table>
          <draw:image xlink:href="Pictures/TablePreview82.svm" xlink:type="simple" xlink:show="embed" xlink:actuate="onLoad"/>
        </draw:frame>
        <draw:custom-shape draw:name="Google Shape;248;p21" draw:style-name="gr779" draw:text-style-name="P17" draw:layer="layout" svg:width="2.845cm" svg:height="0.2cm" svg:x="5.755cm" svg:y="14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;p21" draw:style-name="gr780" draw:text-style-name="P17" draw:layer="layout" svg:width="3.213cm" svg:height="0.6cm" svg:x="4.787cm" svg:y="9.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frame draw:name="Google Shape;235;g8c06216eef_0_99:notes" presentation:style-name="pr57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6;g8c06216eef_0_99:notes" draw:style-name="gr16" draw:layer="layout" svg:width="13.999cm" svg:height="11.137cm" svg:x="3.5cm" svg:y="2.227cm" draw:page-number="5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haroni" svg:font-family="Aharoni"/>
    <style:font-face style:name="Arial1" svg:font-family="Arial"/>
    <style:font-face style:name="DejaVu Sans1" svg:font-family="'DejaVu Sans'"/>
    <style:font-face style:name="Malgun Gothic" svg:font-family="'Malgun Gothic'"/>
    <style:font-face style:name="나눔고딕2" svg:font-family="나눔고딕"/>
    <style:font-face style:name="Aharoni1" svg:font-family="Aharoni" style:font-pitch="variable"/>
    <style:font-face style:name="Arial" svg:font-family="Arial" style:font-pitch="variable"/>
    <style:font-face style:name="DejaVu Sans" svg:font-family="'DejaVu Sans'" style:font-pitch="variable"/>
    <style:font-face style:name="Malgun Gothic1" svg:font-family="'Malgun Gothic'" style:font-pitch="variable"/>
    <style:font-face style:name="나눔고딕1" svg:font-family="나눔고딕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  <style:font-face style:name="나눔고딕3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35cm" draw:dots2="1" draw:dots2-length="0.14cm" draw:distance="0.105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나눔고딕3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0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0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2" style:display-name="기본값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2" style:display-name="기본값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3" style:display-name="기본값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3" style:display-name="기본값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4" style:display-name="기본값_4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4" style:display-name="기본값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0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0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5" style:display-name="기본값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5" style:display-name="기본값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나눔고딕" fo:font-family="나눔고딕" style:font-family-generic="roman" style:font-pitch="variable" fo:font-size="18pt" style:letter-kerning="true" style:font-name-asian="나눔고딕3" style:font-family-asian="나눔고딕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-outline3" style:family="presentation" style:parent-style-name="기본값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-outline4" style:family="presentation" style:parent-style-name="기본값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1-background" style:display-name="기본값 1-background" style:family="presentation">
      <style:graphic-properties draw:stroke="none" draw:fill="none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 draw:auto-grow-height="false" draw:fit-to-size="shrink-to-fit" style:shrink-to-fit="tru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1-outline2" style:display-name="기본값 1-outline2" style:family="presentation" style:parent-style-name="기본값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1-outline3" style:display-name="기본값 1-outline3" style:family="presentation" style:parent-style-name="기본값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1-outline4" style:display-name="기본값 1-outline4" style:family="presentation" style:parent-style-name="기본값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1-outline5" style:display-name="기본값 1-outline5" style:family="presentation" style:parent-style-name="기본값_20_1-outline4">
      <style:paragraph-properties fo:margin-top="0.1cm" fo:margin-bottom="0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.1cm" fo:margin-bottom="0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.1cm" fo:margin-bottom="0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.1cm" fo:margin-bottom="0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.1cm" fo:margin-bottom="0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 draw:auto-grow-height="false" draw:fit-to-size="shrink-to-fit" style:shrink-to-fit="tru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2-outline2" style:display-name="기본값 2-outline2" style:family="presentation" style:parent-style-name="기본값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-outline3" style:display-name="기본값 2-outline3" style:family="presentation" style:parent-style-name="기본값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-outline4" style:display-name="기본값 2-outline4" style:family="presentation" style:parent-style-name="기본값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-outline5" style:display-name="기본값 2-outline5" style:family="presentation" style:parent-style-name="기본값_20_2-outline4">
      <style:paragraph-properties fo:margin-top="0.1cm" fo:margin-bottom="0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.1cm" fo:margin-bottom="0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.1cm" fo:margin-bottom="0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.1cm" fo:margin-bottom="0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.1cm" fo:margin-bottom="0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 draw:auto-grow-height="false" draw:fit-to-size="shrink-to-fit" style:shrink-to-fit="tru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3-outline2" style:display-name="기본값 3-outline2" style:family="presentation" style:parent-style-name="기본값_20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3-outline3" style:display-name="기본값 3-outline3" style:family="presentation" style:parent-style-name="기본값_20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3-outline4" style:display-name="기본값 3-outline4" style:family="presentation" style:parent-style-name="기본값_20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3-outline5" style:display-name="기본값 3-outline5" style:family="presentation" style:parent-style-name="기본값_20_3-outline4">
      <style:paragraph-properties fo:margin-top="0.1cm" fo:margin-bottom="0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.1cm" fo:margin-bottom="0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.1cm" fo:margin-bottom="0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.1cm" fo:margin-bottom="0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.1cm" fo:margin-bottom="0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 draw:auto-grow-height="false" draw:fit-to-size="shrink-to-fit" style:shrink-to-fit="tru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4-outline2" style:display-name="기본값 4-outline2" style:family="presentation" style:parent-style-name="기본값_20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4-outline3" style:display-name="기본값 4-outline3" style:family="presentation" style:parent-style-name="기본값_20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4-outline4" style:display-name="기본값 4-outline4" style:family="presentation" style:parent-style-name="기본값_20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4-outline5" style:display-name="기본값 4-outline5" style:family="presentation" style:parent-style-name="기본값_20_4-outline4">
      <style:paragraph-properties fo:margin-top="0.1cm" fo:margin-bottom="0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.1cm" fo:margin-bottom="0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.1cm" fo:margin-bottom="0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.1cm" fo:margin-bottom="0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.1cm" fo:margin-bottom="0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2_5f_-background" style:display-name="기본값 2_-background" style:family="presentation">
      <style:graphic-properties draw:stroke="none" draw:fill="solid" draw:fill-color="#ffffff"/>
      <style:text-properties style:letter-kerning="true"/>
    </style:style>
    <style:style style:name="기본값_20_2_5f_-backgroundobjects" style:display-name="기본값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_5f_-notes" style:display-name="기본값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_5f_-outline1" style:display-name="기본값 2_-outline1" style:family="presentation">
      <style:graphic-properties draw:stroke="none" draw:fill="none" draw:auto-grow-height="false" draw:fit-to-size="shrink-to-fit" style:shrink-to-fit="true">
        <text:list-style style:name="기본값_20_2_5f_-outline1" style:display-name="기본값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기본값_20_2_5f_-outline2" style:display-name="기본값 2_-outline2" style:family="presentation" style:parent-style-name="기본값_20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_5f_-outline3" style:display-name="기본값 2_-outline3" style:family="presentation" style:parent-style-name="기본값_20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_5f_-outline4" style:display-name="기본값 2_-outline4" style:family="presentation" style:parent-style-name="기본값_20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기본값_20_2_5f_-outline5" style:display-name="기본값 2_-outline5" style:family="presentation" style:parent-style-name="기본값_20_2_5f_-outline4">
      <style:paragraph-properties fo:margin-top="0.1cm" fo:margin-bottom="0cm"/>
      <style:text-properties fo:font-size="20pt" style:font-size-asian="20pt" style:font-size-complex="20pt"/>
    </style:style>
    <style:style style:name="기본값_20_2_5f_-outline6" style:display-name="기본값 2_-outline6" style:family="presentation" style:parent-style-name="기본값_20_2_5f_-outline5">
      <style:paragraph-properties fo:margin-top="0.1cm" fo:margin-bottom="0cm"/>
      <style:text-properties fo:font-size="20pt" style:font-size-asian="20pt" style:font-size-complex="20pt"/>
    </style:style>
    <style:style style:name="기본값_20_2_5f_-outline7" style:display-name="기본값 2_-outline7" style:family="presentation" style:parent-style-name="기본값_20_2_5f_-outline6">
      <style:paragraph-properties fo:margin-top="0.1cm" fo:margin-bottom="0cm"/>
      <style:text-properties fo:font-size="20pt" style:font-size-asian="20pt" style:font-size-complex="20pt"/>
    </style:style>
    <style:style style:name="기본값_20_2_5f_-outline8" style:display-name="기본값 2_-outline8" style:family="presentation" style:parent-style-name="기본값_20_2_5f_-outline7">
      <style:paragraph-properties fo:margin-top="0.1cm" fo:margin-bottom="0cm"/>
      <style:text-properties fo:font-size="20pt" style:font-size-asian="20pt" style:font-size-complex="20pt"/>
    </style:style>
    <style:style style:name="기본값_20_2_5f_-outline9" style:display-name="기본값 2_-outline9" style:family="presentation" style:parent-style-name="기본값_20_2_5f_-outline8">
      <style:paragraph-properties fo:margin-top="0.1cm" fo:margin-bottom="0cm"/>
      <style:text-properties fo:font-size="20pt" style:font-size-asian="20pt" style:font-size-complex="20pt"/>
    </style:style>
    <style:style style:name="기본값_20_2_5f_-subtitle" style:display-name="기본값 2_-subtitle" style:family="presentation">
      <style:graphic-properties draw:stroke="none" draw:fill="none" draw:textarea-vertical-align="middle">
        <text:list-style style:name="기본값_20_2_5f_-subtitle" style:display-name="기본값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_5f_-title" style:display-name="기본값 2_-title" style:family="presentation">
      <style:graphic-properties draw:stroke="none" draw:fill="none" draw:textarea-vertical-align="middle">
        <text:list-style style:name="기본값_20_2_5f_-title" style:display-name="기본값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기본값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기본값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9" style:family="presentation" style:parent-style-name="기본값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0" style:family="presentation" style:parent-style-name="기본값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3" style:family="presentation" style:parent-style-name="기본값_20_3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4" style:family="presentation" style:parent-style-name="기본값_20_3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5" style:family="presentation" style:parent-style-name="기본값_20_4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6" style:family="presentation" style:parent-style-name="기본값_20_4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7" style:family="presentation" style:parent-style-name="OBJECT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8" style:family="presentation" style:parent-style-name="OBJECT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9" style:family="presentation" style:parent-style-name="기본값_20_2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20" style:family="presentation" style:parent-style-name="기본값_20_2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OBJECT" style:page-layout-name="PM1" draw:style-name="Mdp1">
      <draw:frame draw:name="Google Shape;9;p2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0;p2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2">
      <draw:frame draw:name="Google Shape;112;p28" presentation:style-name="기본값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13;p28" presentation:style-name="기본값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기본값-title" draw:layer="backgroundobjects" svg:width="19.797cm" svg:height="11.136cm" svg:x="0.6cm" svg:y="2.257cm" presentation:class="page"/>
        <draw:frame presentation:style-name="기본값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2">
      <draw:frame presentation:style-name="기본값_20_1-title" draw:layer="backgroundobjects" svg:width="25.2cm" svg:height="2.629cm" svg:x="1.4cm" svg:y="0.628cm" presentation:class="title" presentation:placeholder="true">
        <draw:text-box/>
      </draw:frame>
      <draw:frame presentation:style-name="기본값_20_1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9.797cm" svg:height="11.136cm" svg:x="0.6cm" svg:y="2.257cm" presentation:class="page"/>
        <draw:frame presentation:style-name="기본값_20_1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presentation:style-name="기본값_20_2-title" draw:layer="backgroundobjects" svg:width="25.2cm" svg:height="2.629cm" svg:x="1.4cm" svg:y="0.628cm" presentation:class="title" presentation:placeholder="true">
        <draw:text-box/>
      </draw:frame>
      <draw:frame presentation:style-name="기본값_20_2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기본값_20_2-title" draw:layer="backgroundobjects" svg:width="19.797cm" svg:height="11.136cm" svg:x="0.6cm" svg:y="2.257cm" presentation:class="page"/>
        <draw:frame presentation:style-name="기본값_20_2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7;p54" presentation:style-name="TITLE_5f_AND_5f_BODY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7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_20_3" style:display-name="기본값 3" style:page-layout-name="PM1" draw:style-name="Mdp1">
      <draw:frame draw:name="Google Shape;62;p16" presentation:style-name="기본값_20_3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기본값_20_3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기본값_20_3-title" draw:layer="backgroundobjects" svg:width="19.797cm" svg:height="11.136cm" svg:x="0.6cm" svg:y="2.257cm" presentation:class="page"/>
        <draw:frame presentation:style-name="기본값_20_3-notes" draw:layer="backgroundobjects" svg:width="16.798cm" svg:height="13.363cm" svg:x="2.099cm" svg:y="14.107cm" presentation:class="notes" presentation:placeholder="true">
          <draw:text-box/>
        </draw:frame>
        <draw:frame presentation:style-name="Mpr1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_20_4" style:display-name="기본값 4" style:page-layout-name="PM1" draw:style-name="Mdp1">
      <draw:frame draw:name="Google Shape;164;p42" presentation:style-name="기본값_20_4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기본값_20_4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기본값_20_4-title" draw:layer="backgroundobjects" svg:width="19.797cm" svg:height="11.136cm" svg:x="0.6cm" svg:y="2.257cm" presentation:class="page"/>
        <draw:frame presentation:style-name="기본값_20_4-notes" draw:layer="backgroundobjects" svg:width="16.798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11;p28" presentation:style-name="OBJECT_5f_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12;p28" presentation:style-name="OBJECT_5f_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_5f_-title" draw:layer="backgroundobjects" svg:width="19.797cm" svg:height="11.136cm" svg:x="0.6cm" svg:y="2.257cm" presentation:class="page"/>
        <draw:frame presentation:style-name="OBJECT_5f_-notes" draw:layer="backgroundobjects" svg:width="16.798cm" svg:height="13.363cm" svg:x="2.099cm" svg:y="14.107cm" presentation:class="notes" presentation:placeholder="true">
          <draw:text-box/>
        </draw:frame>
        <draw:frame presentation:style-name="Mp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_20_2_5f_" style:display-name="기본값 2_" style:page-layout-name="PM1" draw:style-name="Mdp1">
      <draw:frame presentation:style-name="기본값_20_2_5f_-title" draw:layer="backgroundobjects" svg:width="25.2cm" svg:height="2.629cm" svg:x="1.4cm" svg:y="0.628cm" presentation:class="title" presentation:placeholder="true">
        <draw:text-box/>
      </draw:frame>
      <draw:frame presentation:style-name="기본값_20_2_5f_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기본값_20_2_5f_-title" draw:layer="backgroundobjects" svg:width="19.797cm" svg:height="11.136cm" svg:x="0.6cm" svg:y="2.257cm" presentation:class="page"/>
        <draw:frame presentation:style-name="기본값_20_2_5f_-notes" draw:layer="backgroundobjects" svg:width="16.798cm" svg:height="13.363cm" svg:x="2.099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date>2020-07-15T15:25:36.587000000</dc:date>
    <meta:editing-duration>PT9H5M34S</meta:editing-duration>
    <meta:editing-cycles>67</meta:editing-cycles>
    <meta:document-statistic meta:object-count="1477"/>
  </office:meta>
</office:document-meta>
</file>